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2.54pt"/>
    </style:style>
    <style:style style:name="co2" style:family="table-column">
      <style:table-column-properties fo:break-before="auto" style:column-width="47.2pt"/>
    </style:style>
    <style:style style:name="co3" style:family="table-column">
      <style:table-column-properties fo:break-before="auto" style:column-width="53.94pt"/>
    </style:style>
    <style:style style:name="co4" style:family="table-column">
      <style:table-column-properties fo:break-before="auto" style:column-width="49.01pt"/>
    </style:style>
    <style:style style:name="co5" style:family="table-column">
      <style:table-column-properties fo:break-before="auto" style:column-width="27.3pt"/>
    </style:style>
    <style:style style:name="co6" style:family="table-column">
      <style:table-column-properties fo:break-before="auto" style:column-width="212.2pt"/>
    </style:style>
    <style:style style:name="co7" style:family="table-column">
      <style:table-column-properties fo:break-before="auto" style:column-width="31.61pt"/>
    </style:style>
    <style:style style:name="co8" style:family="table-column">
      <style:table-column-properties fo:break-before="auto" style:column-width="67.01pt"/>
    </style:style>
    <style:style style:name="co9" style:family="table-column">
      <style:table-column-properties fo:break-before="auto" style:column-width="233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52.7pt"/>
    </style:style>
    <style:style style:name="co12" style:family="table-column">
      <style:table-column-properties fo:break-before="auto" style:column-width="143.94pt"/>
    </style:style>
    <style:style style:name="co13" style:family="table-column">
      <style:table-column-properties fo:break-before="auto" style:column-width="230.85pt"/>
    </style:style>
    <style:style style:name="co14" style:family="table-column">
      <style:table-column-properties fo:break-before="auto" style:column-width="192.36pt"/>
    </style:style>
    <style:style style:name="co15" style:family="table-column">
      <style:table-column-properties fo:break-before="auto" style:column-width="192.39pt"/>
    </style:style>
    <style:style style:name="co16" style:family="table-column">
      <style:table-column-properties fo:break-before="auto" style:column-width="60.24pt"/>
    </style:style>
    <style:style style:name="co17" style:family="table-column">
      <style:table-column-properties fo:break-before="auto" style:column-width="79.4pt"/>
    </style:style>
    <style:style style:name="co18" style:family="table-column">
      <style:table-column-properties fo:break-before="auto" style:column-width="141.56pt"/>
    </style:style>
    <style:style style:name="co19" style:family="table-column">
      <style:table-column-properties fo:break-before="auto" style:column-width="213.51pt"/>
    </style:style>
    <style:style style:name="co20" style:family="table-column">
      <style:table-column-properties fo:break-before="auto" style:column-width="202.34pt"/>
    </style:style>
    <style:style style:name="co21" style:family="table-column">
      <style:table-column-properties fo:break-before="auto" style:column-width="210.95pt"/>
    </style:style>
    <style:style style:name="co22" style:family="table-column">
      <style:table-column-properties fo:break-before="auto" style:column-width="56.49pt"/>
    </style:style>
    <style:style style:name="co23" style:family="table-column">
      <style:table-column-properties fo:break-before="auto" style:column-width="89.4pt"/>
    </style:style>
    <style:style style:name="co24" style:family="table-column">
      <style:table-column-properties fo:break-before="auto" style:column-width="135.95pt"/>
    </style:style>
    <style:style style:name="co25" style:family="table-column">
      <style:table-column-properties fo:break-before="auto" style:column-width="108pt"/>
    </style:style>
    <style:style style:name="co26" style:family="table-column">
      <style:table-column-properties fo:break-before="auto" style:column-width="78.24pt"/>
    </style:style>
    <style:style style:name="co27" style:family="table-column">
      <style:table-column-properties fo:break-before="auto" style:column-width="94.99pt"/>
    </style:style>
    <style:style style:name="co28" style:family="table-column">
      <style:table-column-properties fo:break-before="auto" style:column-width="54.6pt"/>
    </style:style>
    <style:style style:name="co29" style:family="table-column">
      <style:table-column-properties fo:break-before="auto" style:column-width="36.06pt"/>
    </style:style>
    <style:style style:name="co30" style:family="table-column">
      <style:table-column-properties fo:break-before="auto" style:column-width="181.19pt"/>
    </style:style>
    <style:style style:name="co31" style:family="table-column">
      <style:table-column-properties fo:break-before="auto" style:column-width="58.31pt"/>
    </style:style>
    <style:style style:name="co32" style:family="table-column">
      <style:table-column-properties fo:break-before="auto" style:column-width="57.71pt"/>
    </style:style>
    <style:style style:name="co33" style:family="table-column">
      <style:table-column-properties fo:break-before="auto" style:column-width="86.26pt"/>
    </style:style>
    <style:style style:name="co34" style:family="table-column">
      <style:table-column-properties fo:break-before="auto" style:column-width="89.35pt"/>
    </style:style>
    <style:style style:name="co35" style:family="table-column">
      <style:table-column-properties fo:break-before="auto" style:column-width="56.44pt"/>
    </style:style>
    <style:style style:name="co36" style:family="table-column">
      <style:table-column-properties fo:break-before="auto" style:column-width="47.14pt"/>
    </style:style>
    <style:style style:name="co37" style:family="table-column">
      <style:table-column-properties fo:break-before="auto" style:column-width="58.96pt"/>
    </style:style>
    <style:style style:name="co38" style:family="table-column">
      <style:table-column-properties fo:break-before="auto" style:column-width="47.79pt"/>
    </style:style>
    <style:style style:name="co39" style:family="table-column">
      <style:table-column-properties fo:break-before="auto" style:column-width="87.56pt"/>
    </style:style>
    <style:style style:name="co40" style:family="table-column">
      <style:table-column-properties fo:break-before="auto" style:column-width="101.76pt"/>
    </style:style>
    <style:style style:name="co41" style:family="table-column">
      <style:table-column-properties fo:break-before="auto" style:column-width="85.69pt"/>
    </style:style>
    <style:style style:name="co42" style:family="table-column">
      <style:table-column-properties fo:break-before="auto" style:column-width="83.76pt"/>
    </style:style>
    <style:style style:name="co43" style:family="table-column">
      <style:table-column-properties fo:break-before="auto" style:column-width="93.71pt"/>
    </style:style>
    <style:style style:name="co44" style:family="table-column">
      <style:table-column-properties fo:break-before="auto" style:column-width="91.9pt"/>
    </style:style>
    <style:style style:name="co45" style:family="table-column">
      <style:table-column-properties fo:break-before="auto" style:column-width="158.2pt"/>
    </style:style>
    <style:style style:name="co46" style:family="table-column">
      <style:table-column-properties fo:break-before="auto" style:column-width="166.9pt"/>
    </style:style>
    <style:style style:name="co47" style:family="table-column">
      <style:table-column-properties fo:break-before="auto" style:column-width="53.4pt"/>
    </style:style>
    <style:style style:name="co48" style:family="table-column">
      <style:table-column-properties fo:break-before="auto" style:column-width="181.25pt"/>
    </style:style>
    <style:style style:name="co49" style:family="table-column">
      <style:table-column-properties fo:break-before="auto" style:column-width="33.56pt"/>
    </style:style>
    <style:style style:name="co50" style:family="table-column">
      <style:table-column-properties fo:break-before="auto" style:column-width="92.44pt"/>
    </style:style>
    <style:style style:name="co51" style:family="table-column">
      <style:table-column-properties fo:break-before="auto" style:column-width="12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fo:border="0.06pt solid #000000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 style:data-style-name="N3">
      <style:table-cell-properties fo:background-color="#808080" fo:border="0.06pt solid #000000"/>
    </style:style>
    <style:style style:name="ce10" style:family="table-cell" style:parent-style-name="Default" style:data-style-name="N3"/>
    <style:style style:name="ce1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eeeee" fo:border="0.06pt solid #000000"/>
    </style:style>
    <style:style style:name="ce14" style:family="table-cell" style:parent-style-name="Default" style:data-style-name="N3">
      <style:table-cell-properties fo:background-color="#eeeeee" style:text-align-source="fix" style:repeat-content="false" fo:border="0.06pt solid #00000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eeeeee"/>
    </style:style>
    <style:style style:name="ce1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fo:border="0.06pt solid #000000"/>
    </style:style>
    <style:style style:name="ce18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fo:background-color="#808080" fo:border="0.06pt solid #000000"/>
    </style:style>
    <style:style style:name="ce20" style:family="table-cell" style:parent-style-name="Default">
      <style:table-cell-properties fo:background-color="#666666"/>
    </style:style>
    <style:style style:name="ce21" style:family="table-cell" style:parent-style-name="Default" style:data-style-name="N3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2" style:family="table-cell" style:parent-style-name="Default" style:data-style-name="N12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124"/>
    <style:style style:name="ce25" style:family="table-cell" style:parent-style-name="Default" style:data-style-name="N124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6" style:family="table-cell" style:parent-style-name="Default" style:data-style-name="N2"/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 style:data-style-name="N3">
      <style:table-cell-properties fo:background-color="#eeeeee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 style:data-style-name="N124">
      <style:table-cell-properties fo:background-color="#eeeee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 style:data-style-name="N126"/>
    <style:style style:name="ce33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cc00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 style:data-style-name="N0"/>
    <style:style style:name="ce37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9" style:family="table-cell" style:parent-style-name="Default" style:data-style-name="N3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1" style:family="table-cell" style:parent-style-name="Default" style:data-style-name="N3">
      <style:table-cell-properties fo:background-color="transparent" fo:border="0.06pt solid #000000"/>
      <style:map style:condition="is-true-formula(NOT([.$U3]))" style:apply-style-name="RedFont" style:base-cell-address="'Python - mult_big_vector_no_out_hot '.M3"/>
    </style:style>
    <style:style style:name="ce42" style:family="table-cell" style:parent-style-name="Default" style:data-style-name="N3">
      <style:table-cell-properties fo:background-color="transparent" fo:border="0.06pt solid #000000"/>
      <style:map style:condition="is-true-formula(NOT([.$U4]))" style:apply-style-name="RedFont" style:base-cell-address="'Python - mult_big_vector_no_out_hot '.M4"/>
    </style:style>
    <style:style style:name="ce43" style:family="table-cell" style:parent-style-name="Default" style:data-style-name="N3">
      <style:table-cell-properties fo:background-color="transparent" fo:border="0.06pt solid #000000"/>
      <style:map style:condition="is-true-formula(NOT([.$U5]))" style:apply-style-name="RedFont" style:base-cell-address="'Python - mult_big_vector_no_out_hot '.M5"/>
    </style:style>
    <style:style style:name="ce44" style:family="table-cell" style:parent-style-name="Default" style:data-style-name="N3">
      <style:table-cell-properties fo:background-color="transparent" fo:border="0.06pt solid #000000"/>
      <style:map style:condition="is-true-formula(NOT([.$U6]))" style:apply-style-name="RedFont" style:base-cell-address="'Python - mult_big_vector_no_out_hot '.M6"/>
    </style:style>
    <style:style style:name="ce45" style:family="table-cell" style:parent-style-name="Default" style:data-style-name="N3">
      <style:table-cell-properties fo:background-color="transparent" fo:border="0.06pt solid #000000"/>
      <style:map style:condition="is-true-formula(NOT([.$U7]))" style:apply-style-name="RedFont" style:base-cell-address="'Python - mult_big_vector_no_out_hot '.M7"/>
    </style:style>
    <style:style style:name="ce46" style:family="table-cell" style:parent-style-name="Default" style:data-style-name="N3">
      <style:table-cell-properties fo:background-color="transparent" fo:border="0.06pt solid #000000"/>
      <style:map style:condition="is-true-formula(NOT([.$U8]))" style:apply-style-name="RedFont" style:base-cell-address="'Python - mult_big_vector_no_out_hot '.M8"/>
    </style:style>
    <style:style style:name="ce47" style:family="table-cell" style:parent-style-name="Default" style:data-style-name="N3">
      <style:table-cell-properties fo:background-color="transparent" fo:border="0.06pt solid #000000"/>
      <style:map style:condition="is-true-formula(NOT([.$U9]))" style:apply-style-name="RedFont" style:base-cell-address="'Python - mult_big_vector_no_out_hot '.M9"/>
    </style:style>
    <style:style style:name="ce48" style:family="table-cell" style:parent-style-name="Default" style:data-style-name="N3">
      <style:table-cell-properties fo:background-color="transparent" fo:border="0.06pt solid #000000"/>
      <style:map style:condition="is-true-formula(NOT([.$U10]))" style:apply-style-name="RedFont" style:base-cell-address="'Python - mult_big_vector_no_out_hot '.M10"/>
    </style:style>
    <style:style style:name="ce49" style:family="table-cell" style:parent-style-name="Default" style:data-style-name="N3">
      <style:table-cell-properties fo:background-color="transparent" fo:border="0.06pt solid #000000"/>
      <style:map style:condition="is-true-formula(NOT([.$U11]))" style:apply-style-name="RedFont" style:base-cell-address="'Python - mult_big_vector_no_out_hot '.M11"/>
    </style:style>
    <style:style style:name="ce50" style:family="table-cell" style:parent-style-name="Default" style:data-style-name="N3">
      <style:table-cell-properties fo:background-color="transparent" fo:border="0.06pt solid #000000"/>
      <style:map style:condition="is-true-formula(NOT([.$U12]))" style:apply-style-name="RedFont" style:base-cell-address="'Python - mult_big_vector_no_out_hot '.M12"/>
    </style:style>
    <style:style style:name="ce51" style:family="table-cell" style:parent-style-name="Default" style:data-style-name="N3">
      <style:table-cell-properties fo:background-color="#b2b2b2" fo:border="0.06pt solid #000000"/>
    </style:style>
    <style:style style:name="ce52" style:family="table-cell" style:parent-style-name="Default" style:data-style-name="N3">
      <style:table-cell-properties fo:background-color="transparent" fo:border="0.06pt solid #000000"/>
      <style:map style:condition="is-true-formula(NOT([.$U16]))" style:apply-style-name="RedFont" style:base-cell-address="'Python - mult_big_vector_no_out_hot '.M16"/>
    </style:style>
    <style:style style:name="ce53" style:family="table-cell" style:parent-style-name="Default" style:data-style-name="N3">
      <style:table-cell-properties fo:background-color="transparent" fo:border="0.06pt solid #000000"/>
      <style:map style:condition="is-true-formula(NOT([.$U17]))" style:apply-style-name="RedFont" style:base-cell-address="'Python - mult_big_vector_no_out_hot '.M17"/>
    </style:style>
    <style:style style:name="ce54" style:family="table-cell" style:parent-style-name="Default" style:data-style-name="N3">
      <style:table-cell-properties fo:background-color="transparent" fo:border="0.06pt solid #000000"/>
      <style:map style:condition="is-true-formula(NOT([.$U18]))" style:apply-style-name="RedFont" style:base-cell-address="'Python - mult_big_vector_no_out_hot '.M18"/>
    </style:style>
    <style:style style:name="ce55" style:family="table-cell" style:parent-style-name="Default" style:data-style-name="N3">
      <style:table-cell-properties fo:background-color="transparent" fo:border="0.06pt solid #000000"/>
      <style:map style:condition="is-true-formula(NOT([.$U19]))" style:apply-style-name="RedFont" style:base-cell-address="'Python - mult_big_vector_no_out_hot '.M19"/>
    </style:style>
    <style:style style:name="ce56" style:family="table-cell" style:parent-style-name="Default" style:data-style-name="N3">
      <style:table-cell-properties fo:background-color="transparent" fo:border="0.06pt solid #000000"/>
      <style:map style:condition="is-true-formula(NOT([.$U20]))" style:apply-style-name="RedFont" style:base-cell-address="'Python - mult_big_vector_no_out_hot '.M20"/>
    </style:style>
    <style:style style:name="ce57" style:family="table-cell" style:parent-style-name="Default" style:data-style-name="N3">
      <style:table-cell-properties fo:background-color="transparent" fo:border="0.06pt solid #000000"/>
      <style:map style:condition="is-true-formula(NOT([.$U21]))" style:apply-style-name="RedFont" style:base-cell-address="'Python - mult_big_vector_no_out_hot '.M21"/>
    </style:style>
    <style:style style:name="ce58" style:family="table-cell" style:parent-style-name="Default" style:data-style-name="N3">
      <style:table-cell-properties fo:background-color="transparent" fo:border="0.06pt solid #000000"/>
      <style:map style:condition="is-true-formula(NOT([.$U22]))" style:apply-style-name="RedFont" style:base-cell-address="'Python - mult_big_vector_no_out_hot '.M22"/>
    </style:style>
    <style:style style:name="ce59" style:family="table-cell" style:parent-style-name="Default" style:data-style-name="N3">
      <style:table-cell-properties fo:background-color="transparent" fo:border="0.06pt solid #000000"/>
      <style:map style:condition="is-true-formula(NOT([.$U23]))" style:apply-style-name="RedFont" style:base-cell-address="'Python - mult_big_vector_no_out_hot '.M23"/>
    </style:style>
    <style:style style:name="ce60" style:family="table-cell" style:parent-style-name="Default" style:data-style-name="N3">
      <style:table-cell-properties fo:background-color="transparent" fo:border="0.06pt solid #000000"/>
      <style:map style:condition="is-true-formula(NOT([.$U24]))" style:apply-style-name="RedFont" style:base-cell-address="'Python - mult_big_vector_no_out_hot '.M24"/>
    </style:style>
    <style:style style:name="ce61" style:family="table-cell" style:parent-style-name="Default" style:data-style-name="N3">
      <style:table-cell-properties fo:background-color="transparent" fo:border="0.06pt solid #000000"/>
      <style:map style:condition="is-true-formula(NOT([.$U25]))" style:apply-style-name="RedFont" style:base-cell-address="'Python - mult_big_vector_no_out_hot '.M25"/>
    </style:style>
    <style:style style:name="ce62" style:family="table-cell" style:parent-style-name="Default" style:data-style-name="N3">
      <style:table-cell-properties fo:background-color="transparent" fo:border="0.06pt solid #000000"/>
      <style:map style:condition="is-true-formula(NOT([.$U29]))" style:apply-style-name="RedFont" style:base-cell-address="'Python - mult_big_vector_no_out_hot '.M29"/>
    </style:style>
    <style:style style:name="ce63" style:family="table-cell" style:parent-style-name="Default" style:data-style-name="N3">
      <style:table-cell-properties fo:background-color="transparent" fo:border="0.06pt solid #000000"/>
      <style:map style:condition="is-true-formula(NOT([.$U30]))" style:apply-style-name="RedFont" style:base-cell-address="'Python - mult_big_vector_no_out_hot '.M30"/>
    </style:style>
    <style:style style:name="ce64" style:family="table-cell" style:parent-style-name="Default" style:data-style-name="N3">
      <style:table-cell-properties fo:background-color="transparent" fo:border="0.06pt solid #000000"/>
      <style:map style:condition="is-true-formula(NOT([.$U31]))" style:apply-style-name="RedFont" style:base-cell-address="'Python - mult_big_vector_no_out_hot '.M31"/>
    </style:style>
    <style:style style:name="ce65" style:family="table-cell" style:parent-style-name="Default" style:data-style-name="N3">
      <style:table-cell-properties fo:background-color="transparent" fo:border="0.06pt solid #000000"/>
      <style:map style:condition="is-true-formula(NOT([.$U32]))" style:apply-style-name="RedFont" style:base-cell-address="'Python - mult_big_vector_no_out_hot '.M32"/>
    </style:style>
    <style:style style:name="ce66" style:family="table-cell" style:parent-style-name="Default" style:data-style-name="N3">
      <style:table-cell-properties fo:background-color="transparent" fo:border="0.06pt solid #000000"/>
      <style:map style:condition="is-true-formula(NOT([.$U33]))" style:apply-style-name="RedFont" style:base-cell-address="'Python - mult_big_vector_no_out_hot '.M33"/>
    </style:style>
    <style:style style:name="ce67" style:family="table-cell" style:parent-style-name="Default" style:data-style-name="N3">
      <style:table-cell-properties fo:background-color="transparent" fo:border="0.06pt solid #000000"/>
      <style:map style:condition="is-true-formula(NOT([.$U34]))" style:apply-style-name="RedFont" style:base-cell-address="'Python - mult_big_vector_no_out_hot '.M34"/>
    </style:style>
    <style:style style:name="ce68" style:family="table-cell" style:parent-style-name="Default" style:data-style-name="N3">
      <style:table-cell-properties fo:background-color="transparent" fo:border="0.06pt solid #000000"/>
      <style:map style:condition="is-true-formula(NOT([.$U35]))" style:apply-style-name="RedFont" style:base-cell-address="'Python - mult_big_vector_no_out_hot '.M35"/>
    </style:style>
    <style:style style:name="ce69" style:family="table-cell" style:parent-style-name="Default" style:data-style-name="N3">
      <style:table-cell-properties fo:background-color="transparent" fo:border="0.06pt solid #000000"/>
      <style:map style:condition="is-true-formula(NOT([.$U36]))" style:apply-style-name="RedFont" style:base-cell-address="'Python - mult_big_vector_no_out_hot '.M36"/>
    </style:style>
    <style:style style:name="ce70" style:family="table-cell" style:parent-style-name="Default" style:data-style-name="N3">
      <style:table-cell-properties fo:background-color="transparent" fo:border="0.06pt solid #000000"/>
      <style:map style:condition="is-true-formula(NOT([.$U37]))" style:apply-style-name="RedFont" style:base-cell-address="'Python - mult_big_vector_no_out_hot '.M37"/>
    </style:style>
    <style:style style:name="ce71" style:family="table-cell" style:parent-style-name="Default" style:data-style-name="N3">
      <style:table-cell-properties fo:background-color="transparent" fo:border="0.06pt solid #000000"/>
      <style:map style:condition="is-true-formula(NOT([.$U38]))" style:apply-style-name="RedFont" style:base-cell-address="'Python - mult_big_vector_no_out_hot '.M38"/>
    </style:style>
    <style:style style:name="ce72" style:family="table-cell" style:parent-style-name="Default" style:data-style-name="N3">
      <style:table-cell-properties fo:background-color="transparent" fo:border="0.06pt solid #000000"/>
      <style:map style:condition="is-true-formula(NOT([.$U42]))" style:apply-style-name="RedFont" style:base-cell-address="'Python - mult_big_vector_no_out_hot '.M42"/>
    </style:style>
    <style:style style:name="ce73" style:family="table-cell" style:parent-style-name="Default" style:data-style-name="N3">
      <style:table-cell-properties fo:background-color="transparent" fo:border="0.06pt solid #000000"/>
      <style:map style:condition="is-true-formula(NOT([.$U43]))" style:apply-style-name="RedFont" style:base-cell-address="'Python - mult_big_vector_no_out_hot '.M43"/>
    </style:style>
    <style:style style:name="ce74" style:family="table-cell" style:parent-style-name="Default" style:data-style-name="N3">
      <style:table-cell-properties fo:background-color="transparent" fo:border="0.06pt solid #000000"/>
      <style:map style:condition="is-true-formula(NOT([.$U44]))" style:apply-style-name="RedFont" style:base-cell-address="'Python - mult_big_vector_no_out_hot '.M44"/>
    </style:style>
    <style:style style:name="ce75" style:family="table-cell" style:parent-style-name="Default" style:data-style-name="N3">
      <style:table-cell-properties fo:background-color="transparent" fo:border="0.06pt solid #000000"/>
      <style:map style:condition="is-true-formula(NOT([.$U45]))" style:apply-style-name="RedFont" style:base-cell-address="'Python - mult_big_vector_no_out_hot '.M45"/>
    </style:style>
    <style:style style:name="ce76" style:family="table-cell" style:parent-style-name="Default" style:data-style-name="N3">
      <style:table-cell-properties fo:background-color="transparent" fo:border="0.06pt solid #000000"/>
      <style:map style:condition="is-true-formula(NOT([.$U46]))" style:apply-style-name="RedFont" style:base-cell-address="'Python - mult_big_vector_no_out_hot '.M46"/>
    </style:style>
    <style:style style:name="ce77" style:family="table-cell" style:parent-style-name="Default" style:data-style-name="N3">
      <style:table-cell-properties fo:background-color="transparent" fo:border="0.06pt solid #000000"/>
      <style:map style:condition="is-true-formula(NOT([.$U47]))" style:apply-style-name="RedFont" style:base-cell-address="'Python - mult_big_vector_no_out_hot '.M47"/>
    </style:style>
    <style:style style:name="ce78" style:family="table-cell" style:parent-style-name="Default" style:data-style-name="N3">
      <style:table-cell-properties fo:background-color="transparent" fo:border="0.06pt solid #000000"/>
      <style:map style:condition="is-true-formula(NOT([.$U48]))" style:apply-style-name="RedFont" style:base-cell-address="'Python - mult_big_vector_no_out_hot '.M48"/>
    </style:style>
    <style:style style:name="ce79" style:family="table-cell" style:parent-style-name="Default" style:data-style-name="N3">
      <style:table-cell-properties fo:background-color="transparent" fo:border="0.06pt solid #000000"/>
      <style:map style:condition="is-true-formula(NOT([.$U49]))" style:apply-style-name="RedFont" style:base-cell-address="'Python - mult_big_vector_no_out_hot '.M49"/>
    </style:style>
    <style:style style:name="ce80" style:family="table-cell" style:parent-style-name="Default" style:data-style-name="N3">
      <style:table-cell-properties fo:background-color="transparent" fo:border="0.06pt solid #000000"/>
      <style:map style:condition="is-true-formula(NOT([.$U50]))" style:apply-style-name="RedFont" style:base-cell-address="'Python - mult_big_vector_no_out_hot '.M50"/>
    </style:style>
    <style:style style:name="ce81" style:family="table-cell" style:parent-style-name="Default" style:data-style-name="N3">
      <style:table-cell-properties fo:background-color="transparent" fo:border="0.06pt solid #000000"/>
      <style:map style:condition="is-true-formula(NOT([.$U51]))" style:apply-style-name="RedFont" style:base-cell-address="'Python - mult_big_vector_no_out_hot '.M51"/>
    </style:style>
    <style:style style:name="ce82" style:family="table-cell" style:parent-style-name="Default" style:data-style-name="N3">
      <style:table-cell-properties fo:background-color="transparent" fo:border="0.06pt solid #000000"/>
      <style:map style:condition="is-true-formula(NOT([.$U3]))" style:apply-style-name="RedFont" style:base-cell-address="'Python - mult_big_vector_no_out_hot '.N3"/>
    </style:style>
    <style:style style:name="ce83" style:family="table-cell" style:parent-style-name="Default" style:data-style-name="N3">
      <style:table-cell-properties fo:background-color="transparent" fo:border="0.06pt solid #000000"/>
      <style:map style:condition="is-true-formula(NOT([.$U4]))" style:apply-style-name="RedFont" style:base-cell-address="'Python - mult_big_vector_no_out_hot '.N4"/>
    </style:style>
    <style:style style:name="ce84" style:family="table-cell" style:parent-style-name="Default" style:data-style-name="N3">
      <style:table-cell-properties fo:background-color="transparent" fo:border="0.06pt solid #000000"/>
      <style:map style:condition="is-true-formula(NOT([.$U5]))" style:apply-style-name="RedFont" style:base-cell-address="'Python - mult_big_vector_no_out_hot '.N5"/>
    </style:style>
    <style:style style:name="ce85" style:family="table-cell" style:parent-style-name="Default" style:data-style-name="N3">
      <style:table-cell-properties fo:background-color="transparent" fo:border="0.06pt solid #000000"/>
      <style:map style:condition="is-true-formula(NOT([.$U6]))" style:apply-style-name="RedFont" style:base-cell-address="'Python - mult_big_vector_no_out_hot '.N6"/>
    </style:style>
    <style:style style:name="ce86" style:family="table-cell" style:parent-style-name="Default" style:data-style-name="N3">
      <style:table-cell-properties fo:background-color="transparent" fo:border="0.06pt solid #000000"/>
      <style:map style:condition="is-true-formula(NOT([.$U7]))" style:apply-style-name="RedFont" style:base-cell-address="'Python - mult_big_vector_no_out_hot '.N7"/>
    </style:style>
    <style:style style:name="ce87" style:family="table-cell" style:parent-style-name="Default" style:data-style-name="N3">
      <style:table-cell-properties fo:background-color="transparent" fo:border="0.06pt solid #000000"/>
      <style:map style:condition="is-true-formula(NOT([.$U8]))" style:apply-style-name="RedFont" style:base-cell-address="'Python - mult_big_vector_no_out_hot '.N8"/>
    </style:style>
    <style:style style:name="ce88" style:family="table-cell" style:parent-style-name="Default" style:data-style-name="N3">
      <style:table-cell-properties fo:background-color="transparent" fo:border="0.06pt solid #000000"/>
      <style:map style:condition="is-true-formula(NOT([.$U9]))" style:apply-style-name="RedFont" style:base-cell-address="'Python - mult_big_vector_no_out_hot '.N9"/>
    </style:style>
    <style:style style:name="ce89" style:family="table-cell" style:parent-style-name="Default" style:data-style-name="N3">
      <style:table-cell-properties fo:background-color="transparent" fo:border="0.06pt solid #000000"/>
      <style:map style:condition="is-true-formula(NOT([.$U10]))" style:apply-style-name="RedFont" style:base-cell-address="'Python - mult_big_vector_no_out_hot '.N10"/>
    </style:style>
    <style:style style:name="ce90" style:family="table-cell" style:parent-style-name="Default" style:data-style-name="N3">
      <style:table-cell-properties fo:background-color="transparent" fo:border="0.06pt solid #000000"/>
      <style:map style:condition="is-true-formula(NOT([.$U11]))" style:apply-style-name="RedFont" style:base-cell-address="'Python - mult_big_vector_no_out_hot '.N11"/>
    </style:style>
    <style:style style:name="ce91" style:family="table-cell" style:parent-style-name="Default" style:data-style-name="N3">
      <style:table-cell-properties fo:background-color="transparent" fo:border="0.06pt solid #000000"/>
      <style:map style:condition="is-true-formula(NOT([.$U12]))" style:apply-style-name="RedFont" style:base-cell-address="'Python - mult_big_vector_no_out_hot '.N12"/>
    </style:style>
    <style:style style:name="ce92" style:family="table-cell" style:parent-style-name="Default" style:data-style-name="N3">
      <style:table-cell-properties fo:background-color="transparent" fo:border="0.06pt solid #000000"/>
    </style:style>
    <style:style style:name="ce93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pt"/>
      <style:map style:condition="is-true-formula(NOT([.$U3]))" style:apply-style-name="RedFont" style:base-cell-address="'Python - mult_big_vector_no_out_hot '.O3"/>
    </style:style>
    <style:style style:name="ce94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95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pt"/>
      <style:map style:condition="is-true-formula(NOT([.$U7]))" style:apply-style-name="RedFont" style:base-cell-address="'Python - mult_big_vector_no_out_hot '.O7"/>
    </style:style>
    <style:style style:name="ce96" style:family="table-cell" style:parent-style-name="Default" style:data-style-name="N3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97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</style:style>
    <style:style style:name="ce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0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101" style:family="table-cell" style:parent-style-name="Default">
      <style:table-cell-properties fo:background-color="#b2b2b2" fo:border="0.06pt solid #000000"/>
    </style:style>
    <style:style style:name="ce102" style:family="table-cell" style:parent-style-name="Default">
      <style:table-cell-properties fo:background-color="transparent" fo:border="0.06pt solid #000000"/>
    </style:style>
    <style:style style:name="ce103" style:family="table-cell" style:parent-style-name="Default" style:data-style-name="N2">
      <style:table-cell-properties fo:background-color="transparent" fo:border="0.06pt solid #000000"/>
    </style:style>
    <style:style style:name="ce104" style:family="table-cell" style:parent-style-name="Default" style:data-style-name="N127">
      <style:table-cell-properties fo:background-color="transparent" fo:border="0.06pt solid #000000"/>
    </style:style>
    <style:style style:name="ce10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0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08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09" style:family="table-cell" style:parent-style-name="Default" style:data-style-name="N4">
      <style:table-cell-properties fo:background-color="transparent" fo:border="0.06pt solid #000000"/>
    </style:style>
    <style:style style:name="ce110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end" fo:margin-left="0pt"/>
      <style:text-properties fo:font-weight="normal" style:font-weight-asian="normal" style:font-weight-complex="normal"/>
    </style:style>
    <style:style style:name="ce111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end" fo:margin-left="0pt"/>
      <style:text-properties fo:color="#000000" style:font-name="Segoe UI" fo:font-size="5.09999990463257pt"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  <style:style style:name="ce112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3" style:family="table-cell" style:parent-style-name="Default" style:data-style-name="N2">
      <style:text-properties fo:font-weight="bold" style:font-weight-asian="bold" style:font-weight-complex="bold"/>
    </style:style>
    <style:style style:name="ce11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PPRA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column table:style-name="co6" table:default-cell-style-name="ce3"/>
        <table:table-column table:style-name="co7" table:default-cell-style-name="ce2"/>
        <table:table-column table:style-name="co7" table:number-columns-repeated="2" table:default-cell-style-name="ce3"/>
        <table:table-column table:style-name="co7" table:default-cell-style-name="ce2"/>
        <table:table-column table:style-name="co8" table:number-columns-repeated="2" table:default-cell-style-name="ce10"/>
        <table:table-column table:style-name="co9" table:default-cell-style-name="ce15"/>
        <table:table-column table:style-name="co10" table:default-cell-style-name="ce15"/>
        <table:table-column table:style-name="co11" table:default-cell-style-name="ce18"/>
        <table:table-column table:style-name="co10" table:default-cell-style-name="ce18"/>
        <table:table-column table:style-name="co12" table:default-cell-style-name="ce15"/>
        <table:table-column table:style-name="co10" table:default-cell-style-name="ce15"/>
        <table:table-column table:style-name="co10" table:default-cell-style-name="ce20"/>
        <table:table-column table:style-name="co13" table:default-cell-style-name="ce13"/>
        <table:table-column table:style-name="co10" table:default-cell-style-name="ce13"/>
        <table:table-column table:style-name="co14" table:default-cell-style-name="ce17"/>
        <table:table-column table:style-name="co10" table:default-cell-style-name="ce17"/>
        <table:table-column table:style-name="co15" table:default-cell-style-name="ce13"/>
        <table:table-column table:style-name="co10" table:default-cell-style-name="ce13"/>
        <table:table-column table:style-name="co10" table:number-columns-repeated="997" table:default-cell-style-name="Default"/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43.29125" calcext:value-type="float">
            <text:p>43.29125</text:p>
          </table:table-cell>
          <table:table-cell office:value-type="float" office:value="129.060692122937" calcext:value-type="float">
            <text:p>129.060692122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]); &quot;_&quot;; [.$F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6" office:value-type="string" calcext:value-type="string">
            <text:p>n concrete</text:p>
          </table:table-cell>
          <table:table-cell table:style-name="ce11" office:value-type="string" calcext:value-type="string">
            <text:p>n</text:p>
          </table:table-cell>
          <table:table-cell table:style-name="ce12" table:formula="of:=INDIRECT(ADDRESS([.$I2];7))" office:value-type="string" office:string-value="mult_big_vector_do_nothing_hot_201_101" calcext:value-type="string">
            <text:p>mult_big_vector_do_nothing_hot_201_101</text:p>
          </table:table-cell>
          <table:table-cell table:style-name="ce12" office:value-type="string" calcext:value-type="string">
            <text:p>stddev</text:p>
          </table:table-cell>
          <table:table-cell table:style-name="ce16" table:formula="of:=INDIRECT(ADDRESS([.$I2]+1;7))" office:value-type="string" office:string-value="mult_big_vector_hot_201_101" calcext:value-type="string">
            <text:p>mult_big_vector_hot_201_101</text:p>
          </table:table-cell>
          <table:table-cell table:style-name="ce16" office:value-type="string" calcext:value-type="string">
            <text:p>stddev</text:p>
          </table:table-cell>
          <table:table-cell table:style-name="ce12" table:formula="of:=INDIRECT(ADDRESS([.$I2]+2;7))" office:value-type="string" office:string-value="mult_big_vector_no_out_hot_201_101" calcext:value-type="string">
            <text:p>mult_big_vector_no_out_hot_201_101</text:p>
          </table:table-cell>
          <table:table-cell table:style-name="ce12" office:value-type="string" calcext:value-type="string">
            <text:p>stddev</text:p>
          </table:table-cell>
          <table:table-cell/>
          <table:table-cell table:style-name="ce12" table:formula="of:=INDIRECT(ADDRESS([.$J2];7))" office:value-type="string" office:string-value="mult_big_vector_do_nothing_hot_64_32" calcext:value-type="string">
            <text:p>mult_big_vector_do_nothing_hot_64_32</text:p>
          </table:table-cell>
          <table:table-cell table:style-name="ce12" office:value-type="string" calcext:value-type="string">
            <text:p>stddev</text:p>
          </table:table-cell>
          <table:table-cell table:style-name="ce16" table:formula="of:=INDIRECT(ADDRESS([.$J2]+1;7))" office:value-type="string" office:string-value="mult_big_vector_hot_64_32" calcext:value-type="string">
            <text:p>mult_big_vector_hot_64_32</text:p>
          </table:table-cell>
          <table:table-cell table:style-name="ce16" office:value-type="string" calcext:value-type="string">
            <text:p>stddev</text:p>
          </table:table-cell>
          <table:table-cell table:style-name="ce12" table:formula="of:=INDIRECT(ADDRESS([.$J2]+2;7))" office:value-type="string" office:string-value="mult_big_vector_no_out_hot_64_32" calcext:value-type="string">
            <text:p>mult_big_vector_no_out_hot_64_32</text:p>
          </table:table-cell>
          <table:table-cell table:style-name="ce12" office:value-type="string" calcext:value-type="string">
            <text:p>stdde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336416.4125" calcext:value-type="float">
            <text:p>1336416.4125</text:p>
          </table:table-cell>
          <table:table-cell office:value-type="float" office:value="76953.2366721845" calcext:value-type="float">
            <text:p>76953.23667218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]); &quot;_&quot;; [.$F2])" office:value-type="string" office:string-value="mult_big_vector_hot_201_101" calcext:value-type="string">
            <text:p>mult_big_vector_hot_201_10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style-name="ce7" table:formula="of:=[.M2] - COM.MICROSOFT.FLOOR.PRECISE([.M2] * 0.2)" office:value-type="float" office:value="13108" calcext:value-type="float">
            <text:p>13,108</text:p>
          </table:table-cell>
          <table:table-cell table:style-name="ce7" table:formula="of:=INDIRECT(ADDRESS([.$I2];2))" office:value-type="float" office:value="16384" calcext:value-type="float">
            <text:p>16,384</text:p>
          </table:table-cell>
          <table:table-cell table:style-name="ce13" table:formula="of:=INDIRECT(ADDRESS([.$I2];3))" office:value-type="float" office:value="43.29125" calcext:value-type="float">
            <text:p>43.29125</text:p>
          </table:table-cell>
          <table:table-cell table:style-name="ce13" table:formula="of:=INDIRECT(ADDRESS([.$I2];4))" office:value-type="float" office:value="129.060692122937" calcext:value-type="float">
            <text:p>129.0606921229</text:p>
          </table:table-cell>
          <table:table-cell table:style-name="ce17" table:formula="of:=INDIRECT(ADDRESS([.$I2]+1;3))" office:value-type="float" office:value="1336416.4125" calcext:value-type="float">
            <text:p>1336416.4125</text:p>
          </table:table-cell>
          <table:table-cell table:style-name="ce17" table:formula="of:=INDIRECT(ADDRESS([.$I2]+1;4))" office:value-type="float" office:value="76953.2366721845" calcext:value-type="float">
            <text:p>76953.2366721845</text:p>
          </table:table-cell>
          <table:table-cell table:style-name="ce13" table:formula="of:=INDIRECT(ADDRESS([.$I2]+2;3))" office:value-type="float" office:value="888481.72625" calcext:value-type="float">
            <text:p>888481.72625</text:p>
          </table:table-cell>
          <table:table-cell table:style-name="ce13" table:formula="of:=INDIRECT(ADDRESS([.$I2]+2;4))" office:value-type="float" office:value="81577.0692192317" calcext:value-type="float">
            <text:p>81577.0692192317</text:p>
          </table:table-cell>
          <table:table-cell/>
          <table:table-cell table:formula="of:=INDIRECT(ADDRESS([.$J2];3))" office:value-type="float" office:value="37.95375" calcext:value-type="float">
            <text:p>37.95375</text:p>
          </table:table-cell>
          <table:table-cell table:formula="of:=INDIRECT(ADDRESS([.$J2];4))" office:value-type="float" office:value="121.691763145496" calcext:value-type="float">
            <text:p>121.6917631455</text:p>
          </table:table-cell>
          <table:table-cell table:formula="of:=INDIRECT(ADDRESS([.$J2]+1;3))" office:value-type="float" office:value="33867.525" calcext:value-type="float">
            <text:p>33867.525</text:p>
          </table:table-cell>
          <table:table-cell table:formula="of:=INDIRECT(ADDRESS([.$J2]+1;4))" office:value-type="float" office:value="6133.25943001923" calcext:value-type="float">
            <text:p>6133.2594300192</text:p>
          </table:table-cell>
          <table:table-cell table:formula="of:=INDIRECT(ADDRESS([.$J2]+2;3))" office:value-type="float" office:value="108536.25875" calcext:value-type="float">
            <text:p>108536.25875</text:p>
          </table:table-cell>
          <table:table-cell table:formula="of:=INDIRECT(ADDRESS([.$J2]+2;4))" office:value-type="float" office:value="15241.5787845816" calcext:value-type="float">
            <text:p>15241.57878458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888481.72625" calcext:value-type="float">
            <text:p>888481.72625</text:p>
          </table:table-cell>
          <table:table-cell office:value-type="float" office:value="81577.0692192317" calcext:value-type="float">
            <text:p>81577.06921923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]); &quot;_&quot;; [.$F3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.I2]+4" office:value-type="float" office:value="5" calcext:value-type="float">
            <text:p>5</text:p>
          </table:table-cell>
          <table:table-cell table:formula="of:=[.J2]+4" office:value-type="float" office:value="49" calcext:value-type="float">
            <text:p>49</text:p>
          </table:table-cell>
          <table:table-cell/>
          <table:table-cell table:style-name="ce7" table:formula="of:=[.M3] - COM.MICROSOFT.FLOOR.PRECISE([.M3] * 0.2)" office:value-type="float" office:value="26215" calcext:value-type="float">
            <text:p>26,215</text:p>
          </table:table-cell>
          <table:table-cell table:style-name="ce7" table:formula="of:=INDIRECT(ADDRESS([.$I3];2))" office:value-type="float" office:value="32768" calcext:value-type="float">
            <text:p>32,768</text:p>
          </table:table-cell>
          <table:table-cell table:style-name="ce13" table:formula="of:=INDIRECT(ADDRESS([.$I3];3))" office:value-type="float" office:value="37.9525" calcext:value-type="float">
            <text:p>37.9525</text:p>
          </table:table-cell>
          <table:table-cell table:style-name="ce13" table:formula="of:=INDIRECT(ADDRESS([.$I3];4))" office:value-type="float" office:value="121.687756703024" calcext:value-type="float">
            <text:p>121.687756703</text:p>
          </table:table-cell>
          <table:table-cell table:style-name="ce17" table:formula="of:=INDIRECT(ADDRESS([.$I3]+1;3))" office:value-type="float" office:value="2710618.69" calcext:value-type="float">
            <text:p>2710618.69</text:p>
          </table:table-cell>
          <table:table-cell table:style-name="ce17" table:formula="of:=INDIRECT(ADDRESS([.$I3]+1;4))" office:value-type="float" office:value="250169.568271268" calcext:value-type="float">
            <text:p>250169.568271268</text:p>
          </table:table-cell>
          <table:table-cell table:style-name="ce13" table:formula="of:=INDIRECT(ADDRESS([.$I3]+2;3))" office:value-type="float" office:value="1814413.02625" calcext:value-type="float">
            <text:p>1814413.02625</text:p>
          </table:table-cell>
          <table:table-cell table:style-name="ce13" table:formula="of:=INDIRECT(ADDRESS([.$I3]+2;4))" office:value-type="float" office:value="105093.824503245" calcext:value-type="float">
            <text:p>105093.824503245</text:p>
          </table:table-cell>
          <table:table-cell/>
          <table:table-cell table:formula="of:=INDIRECT(ADDRESS([.$J3];3))" office:value-type="float" office:value="34.21125" calcext:value-type="float">
            <text:p>34.21125</text:p>
          </table:table-cell>
          <table:table-cell table:formula="of:=INDIRECT(ADDRESS([.$J3];4))" office:value-type="float" office:value="116.088650788911" calcext:value-type="float">
            <text:p>116.0886507889</text:p>
          </table:table-cell>
          <table:table-cell table:formula="of:=INDIRECT(ADDRESS([.$J3]+1;3))" office:value-type="float" office:value="72647.59875" calcext:value-type="float">
            <text:p>72647.59875</text:p>
          </table:table-cell>
          <table:table-cell table:formula="of:=INDIRECT(ADDRESS([.$J3]+1;4))" office:value-type="float" office:value="8732.63122205007" calcext:value-type="float">
            <text:p>8732.6312220501</text:p>
          </table:table-cell>
          <table:table-cell table:formula="of:=INDIRECT(ADDRESS([.$J3]+2;3))" office:value-type="float" office:value="220747.1125" calcext:value-type="float">
            <text:p>220747.1125</text:p>
          </table:table-cell>
          <table:table-cell table:formula="of:=INDIRECT(ADDRESS([.$J3]+2;4))" office:value-type="float" office:value="26167.1726792346" calcext:value-type="float">
            <text:p>26167.1726792346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.I3]+4" office:value-type="float" office:value="9" calcext:value-type="float">
            <text:p>9</text:p>
          </table:table-cell>
          <table:table-cell table:formula="of:=[.J3]+4" office:value-type="float" office:value="53" calcext:value-type="float">
            <text:p>53</text:p>
          </table:table-cell>
          <table:table-cell/>
          <table:table-cell table:style-name="ce7" table:formula="of:=[.M4] - COM.MICROSOFT.FLOOR.PRECISE([.M4] * 0.2)" office:value-type="float" office:value="52429" calcext:value-type="float">
            <text:p>52,429</text:p>
          </table:table-cell>
          <table:table-cell table:style-name="ce7" table:formula="of:=INDIRECT(ADDRESS([.$I4];2))" office:value-type="float" office:value="65536" calcext:value-type="float">
            <text:p>65,536</text:p>
          </table:table-cell>
          <table:table-cell table:style-name="ce13" table:formula="of:=INDIRECT(ADDRESS([.$I4];3))" office:value-type="float" office:value="39.01875" calcext:value-type="float">
            <text:p>39.01875</text:p>
          </table:table-cell>
          <table:table-cell table:style-name="ce13" table:formula="of:=INDIRECT(ADDRESS([.$I4];4))" office:value-type="float" office:value="123.211443149941" calcext:value-type="float">
            <text:p>123.2114431499</text:p>
          </table:table-cell>
          <table:table-cell table:style-name="ce17" table:formula="of:=INDIRECT(ADDRESS([.$I4]+1;3))" office:value-type="float" office:value="5413945.9125" calcext:value-type="float">
            <text:p>5413945.9125</text:p>
          </table:table-cell>
          <table:table-cell table:style-name="ce17" table:formula="of:=INDIRECT(ADDRESS([.$I4]+1;4))" office:value-type="float" office:value="250258.123414703" calcext:value-type="float">
            <text:p>250258.123414703</text:p>
          </table:table-cell>
          <table:table-cell table:style-name="ce13" table:formula="of:=INDIRECT(ADDRESS([.$I4]+2;3))" office:value-type="float" office:value="3691371.3975" calcext:value-type="float">
            <text:p>3691371.3975</text:p>
          </table:table-cell>
          <table:table-cell table:style-name="ce13" table:formula="of:=INDIRECT(ADDRESS([.$I4]+2;4))" office:value-type="float" office:value="337045.365355517" calcext:value-type="float">
            <text:p>337045.365355517</text:p>
          </table:table-cell>
          <table:table-cell/>
          <table:table-cell table:formula="of:=INDIRECT(ADDRESS([.$J4];3))" office:value-type="float" office:value="33.68125" calcext:value-type="float">
            <text:p>33.68125</text:p>
          </table:table-cell>
          <table:table-cell table:formula="of:=INDIRECT(ADDRESS([.$J4];4))" office:value-type="float" office:value="115.271924896196" calcext:value-type="float">
            <text:p>115.2719248962</text:p>
          </table:table-cell>
          <table:table-cell table:formula="of:=INDIRECT(ADDRESS([.$J4]+1;3))" office:value-type="float" office:value="141238.91375" calcext:value-type="float">
            <text:p>141238.91375</text:p>
          </table:table-cell>
          <table:table-cell table:formula="of:=INDIRECT(ADDRESS([.$J4]+1;4))" office:value-type="float" office:value="22302.8773204775" calcext:value-type="float">
            <text:p>22302.8773204775</text:p>
          </table:table-cell>
          <table:table-cell table:formula="of:=INDIRECT(ADDRESS([.$J4]+2;3))" office:value-type="float" office:value="446162.6225" calcext:value-type="float">
            <text:p>446162.6225</text:p>
          </table:table-cell>
          <table:table-cell table:formula="of:=INDIRECT(ADDRESS([.$J4]+2;4))" office:value-type="float" office:value="42457.6355582714" calcext:value-type="float">
            <text:p>42457.63555827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7.9525" calcext:value-type="float">
            <text:p>37.9525</text:p>
          </table:table-cell>
          <table:table-cell office:value-type="float" office:value="121.687756703024" calcext:value-type="float">
            <text:p>121.687756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5]); &quot;_&quot;; [.$F5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.I4]+4" office:value-type="float" office:value="13" calcext:value-type="float">
            <text:p>13</text:p>
          </table:table-cell>
          <table:table-cell table:formula="of:=[.J4]+4" office:value-type="float" office:value="57" calcext:value-type="float">
            <text:p>57</text:p>
          </table:table-cell>
          <table:table-cell/>
          <table:table-cell table:style-name="ce7" table:formula="of:=[.M5] - COM.MICROSOFT.FLOOR.PRECISE([.M5] * 0.2)" office:value-type="float" office:value="104858" calcext:value-type="float">
            <text:p>104,858</text:p>
          </table:table-cell>
          <table:table-cell table:style-name="ce7" table:formula="of:=INDIRECT(ADDRESS([.$I5];2))" office:value-type="float" office:value="131072" calcext:value-type="float">
            <text:p>131,072</text:p>
          </table:table-cell>
          <table:table-cell table:style-name="ce13" table:formula="of:=INDIRECT(ADDRESS([.$I5];3))" office:value-type="float" office:value="34.21125" calcext:value-type="float">
            <text:p>34.21125</text:p>
          </table:table-cell>
          <table:table-cell table:style-name="ce13" table:formula="of:=INDIRECT(ADDRESS([.$I5];4))" office:value-type="float" office:value="116.088650788911" calcext:value-type="float">
            <text:p>116.0886507889</text:p>
          </table:table-cell>
          <table:table-cell table:style-name="ce17" table:formula="of:=INDIRECT(ADDRESS([.$I5]+1;3))" office:value-type="float" office:value="10891407.41125" calcext:value-type="float">
            <text:p>10891407.41125</text:p>
          </table:table-cell>
          <table:table-cell table:style-name="ce17" table:formula="of:=INDIRECT(ADDRESS([.$I5]+1;4))" office:value-type="float" office:value="846660.119586001" calcext:value-type="float">
            <text:p>846660.119586001</text:p>
          </table:table-cell>
          <table:table-cell table:style-name="ce13" table:formula="of:=INDIRECT(ADDRESS([.$I5]+2;3))" office:value-type="float" office:value="7279390.7925" calcext:value-type="float">
            <text:p>7279390.7925</text:p>
          </table:table-cell>
          <table:table-cell table:style-name="ce13" table:formula="of:=INDIRECT(ADDRESS([.$I5]+2;4))" office:value-type="float" office:value="447008.775554609" calcext:value-type="float">
            <text:p>447008.775554609</text:p>
          </table:table-cell>
          <table:table-cell/>
          <table:table-cell table:formula="of:=INDIRECT(ADDRESS([.$J5];3))" office:value-type="float" office:value="35.2825" calcext:value-type="float">
            <text:p>35.2825</text:p>
          </table:table-cell>
          <table:table-cell table:formula="of:=INDIRECT(ADDRESS([.$J5];4))" office:value-type="float" office:value="117.735465104739" calcext:value-type="float">
            <text:p>117.7354651047</text:p>
          </table:table-cell>
          <table:table-cell table:formula="of:=INDIRECT(ADDRESS([.$J5]+1;3))" office:value-type="float" office:value="282129.26125" calcext:value-type="float">
            <text:p>282129.26125</text:p>
          </table:table-cell>
          <table:table-cell table:formula="of:=INDIRECT(ADDRESS([.$J5]+1;4))" office:value-type="float" office:value="34427.5661729993" calcext:value-type="float">
            <text:p>34427.5661729993</text:p>
          </table:table-cell>
          <table:table-cell table:formula="of:=INDIRECT(ADDRESS([.$J5]+2;3))" office:value-type="float" office:value="887890.47" calcext:value-type="float">
            <text:p>887890.47</text:p>
          </table:table-cell>
          <table:table-cell table:formula="of:=INDIRECT(ADDRESS([.$J5]+2;4))" office:value-type="float" office:value="42683.6328121993" calcext:value-type="float">
            <text:p>42683.632812199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710618.69" calcext:value-type="float">
            <text:p>2710618.69</text:p>
          </table:table-cell>
          <table:table-cell office:value-type="float" office:value="250169.568271268" calcext:value-type="float">
            <text:p>250169.56827126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6]); &quot;_&quot;; [.$F6])" office:value-type="string" office:string-value="mult_big_vector_hot_201_101" calcext:value-type="string">
            <text:p>mult_big_vector_hot_201_101</text:p>
          </table:table-cell>
          <table:table-cell/>
          <table:table-cell table:formula="of:=[.I5]+4" office:value-type="float" office:value="17" calcext:value-type="float">
            <text:p>17</text:p>
          </table:table-cell>
          <table:table-cell table:formula="of:=[.J5]+4" office:value-type="float" office:value="61" calcext:value-type="float">
            <text:p>61</text:p>
          </table:table-cell>
          <table:table-cell/>
          <table:table-cell table:style-name="ce7" table:formula="of:=[.M6] - COM.MICROSOFT.FLOOR.PRECISE([.M6] * 0.2)" office:value-type="float" office:value="209716" calcext:value-type="float">
            <text:p>209,716</text:p>
          </table:table-cell>
          <table:table-cell table:style-name="ce7" table:formula="of:=INDIRECT(ADDRESS([.$I6];2))" office:value-type="float" office:value="262144" calcext:value-type="float">
            <text:p>262,144</text:p>
          </table:table-cell>
          <table:table-cell table:style-name="ce13" table:formula="of:=INDIRECT(ADDRESS([.$I6];3))" office:value-type="float" office:value="41.6975" calcext:value-type="float">
            <text:p>41.6975</text:p>
          </table:table-cell>
          <table:table-cell table:style-name="ce13" table:formula="of:=INDIRECT(ADDRESS([.$I6];4))" office:value-type="float" office:value="126.941378737568" calcext:value-type="float">
            <text:p>126.9413787376</text:p>
          </table:table-cell>
          <table:table-cell table:style-name="ce17" table:formula="of:=INDIRECT(ADDRESS([.$I6]+1;3))" office:value-type="float" office:value="22792191.405" calcext:value-type="float">
            <text:p>22792191.405</text:p>
          </table:table-cell>
          <table:table-cell table:style-name="ce17" table:formula="of:=INDIRECT(ADDRESS([.$I6]+1;4))" office:value-type="float" office:value="5147349.60314102" calcext:value-type="float">
            <text:p>5147349.60314102</text:p>
          </table:table-cell>
          <table:table-cell table:style-name="ce13" table:formula="of:=INDIRECT(ADDRESS([.$I6]+2;3))" office:value-type="float" office:value="14869092.12625" calcext:value-type="float">
            <text:p>14869092.12625</text:p>
          </table:table-cell>
          <table:table-cell table:style-name="ce13" table:formula="of:=INDIRECT(ADDRESS([.$I6]+2;4))" office:value-type="float" office:value="1944745.67405304" calcext:value-type="float">
            <text:p>1944745.67405304</text:p>
          </table:table-cell>
          <table:table-cell/>
          <table:table-cell table:formula="of:=INDIRECT(ADDRESS([.$J6];3))" office:value-type="float" office:value="36.355" calcext:value-type="float">
            <text:p>36.355</text:p>
          </table:table-cell>
          <table:table-cell table:formula="of:=INDIRECT(ADDRESS([.$J6];4))" office:value-type="float" office:value="119.354035152289" calcext:value-type="float">
            <text:p>119.3540351523</text:p>
          </table:table-cell>
          <table:table-cell table:formula="of:=INDIRECT(ADDRESS([.$J6]+1;3))" office:value-type="float" office:value="568953.6375" calcext:value-type="float">
            <text:p>568953.6375</text:p>
          </table:table-cell>
          <table:table-cell table:formula="of:=INDIRECT(ADDRESS([.$J6]+1;4))" office:value-type="float" office:value="61869.6740672286" calcext:value-type="float">
            <text:p>61869.6740672286</text:p>
          </table:table-cell>
          <table:table-cell table:formula="of:=INDIRECT(ADDRESS([.$J6]+2;3))" office:value-type="float" office:value="1797822.21875" calcext:value-type="float">
            <text:p>1797822.21875</text:p>
          </table:table-cell>
          <table:table-cell table:formula="of:=INDIRECT(ADDRESS([.$J6]+2;4))" office:value-type="float" office:value="120037.797598167" calcext:value-type="float">
            <text:p>120037.79759816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814413.02625" calcext:value-type="float">
            <text:p>1814413.02625</text:p>
          </table:table-cell>
          <table:table-cell office:value-type="float" office:value="105093.824503245" calcext:value-type="float">
            <text:p>105093.8245032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7]); &quot;_&quot;; [.$F7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.I6]+4" office:value-type="float" office:value="21" calcext:value-type="float">
            <text:p>21</text:p>
          </table:table-cell>
          <table:table-cell table:formula="of:=[.J6]+4" office:value-type="float" office:value="65" calcext:value-type="float">
            <text:p>65</text:p>
          </table:table-cell>
          <table:table-cell/>
          <table:table-cell table:style-name="ce7" table:formula="of:=[.M7] - COM.MICROSOFT.FLOOR.PRECISE([.M7] * 0.2)" office:value-type="float" office:value="419431" calcext:value-type="float">
            <text:p>419,431</text:p>
          </table:table-cell>
          <table:table-cell table:style-name="ce7" table:formula="of:=INDIRECT(ADDRESS([.$I7];2))" office:value-type="float" office:value="524288" calcext:value-type="float">
            <text:p>524,288</text:p>
          </table:table-cell>
          <table:table-cell table:style-name="ce13" table:formula="of:=INDIRECT(ADDRESS([.$I7];3))" office:value-type="float" office:value="37.955" calcext:value-type="float">
            <text:p>37.955</text:p>
          </table:table-cell>
          <table:table-cell table:style-name="ce13" table:formula="of:=INDIRECT(ADDRESS([.$I7];4))" office:value-type="float" office:value="121.695769443213" calcext:value-type="float">
            <text:p>121.6957694432</text:p>
          </table:table-cell>
          <table:table-cell table:style-name="ce17" table:formula="of:=INDIRECT(ADDRESS([.$I7]+1;3))" office:value-type="float" office:value="44253167.73875" calcext:value-type="float">
            <text:p>44253167.73875</text:p>
          </table:table-cell>
          <table:table-cell table:style-name="ce17" table:formula="of:=INDIRECT(ADDRESS([.$I7]+1;4))" office:value-type="float" office:value="3930501.53623287" calcext:value-type="float">
            <text:p>3930501.53623287</text:p>
          </table:table-cell>
          <table:table-cell table:style-name="ce13" table:formula="of:=INDIRECT(ADDRESS([.$I7]+2;3))" office:value-type="float" office:value="29666928.66625" calcext:value-type="float">
            <text:p>29666928.66625</text:p>
          </table:table-cell>
          <table:table-cell table:style-name="ce13" table:formula="of:=INDIRECT(ADDRESS([.$I7]+2;4))" office:value-type="float" office:value="2885868.0448178" calcext:value-type="float">
            <text:p>2885868.0448178</text:p>
          </table:table-cell>
          <table:table-cell/>
          <table:table-cell table:formula="of:=INDIRECT(ADDRESS([.$J7];3))" office:value-type="float" office:value="35.81875" calcext:value-type="float">
            <text:p>35.81875</text:p>
          </table:table-cell>
          <table:table-cell table:formula="of:=INDIRECT(ADDRESS([.$J7];4))" office:value-type="float" office:value="118.548726898474" calcext:value-type="float">
            <text:p>118.5487268985</text:p>
          </table:table-cell>
          <table:table-cell table:formula="of:=INDIRECT(ADDRESS([.$J7]+1;3))" office:value-type="float" office:value="1161369.93875" calcext:value-type="float">
            <text:p>1161369.93875</text:p>
          </table:table-cell>
          <table:table-cell table:formula="of:=INDIRECT(ADDRESS([.$J7]+1;4))" office:value-type="float" office:value="85527.1577765751" calcext:value-type="float">
            <text:p>85527.1577765751</text:p>
          </table:table-cell>
          <table:table-cell table:formula="of:=INDIRECT(ADDRESS([.$J7]+2;3))" office:value-type="float" office:value="3692337.9" calcext:value-type="float">
            <text:p>3692337.9</text:p>
          </table:table-cell>
          <table:table-cell table:formula="of:=INDIRECT(ADDRESS([.$J7]+2;4))" office:value-type="float" office:value="148457.991197217" calcext:value-type="float">
            <text:p>148457.991197217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.I7]+4" office:value-type="float" office:value="25" calcext:value-type="float">
            <text:p>25</text:p>
          </table:table-cell>
          <table:table-cell table:formula="of:=[.J7]+4" office:value-type="float" office:value="69" calcext:value-type="float">
            <text:p>69</text:p>
          </table:table-cell>
          <table:table-cell/>
          <table:table-cell table:style-name="ce7" table:formula="of:=[.M8] - COM.MICROSOFT.FLOOR.PRECISE([.M8] * 0.2)" office:value-type="float" office:value="838861" calcext:value-type="float">
            <text:p>838,861</text:p>
          </table:table-cell>
          <table:table-cell table:style-name="ce7" table:formula="of:=INDIRECT(ADDRESS([.$I8];2))" office:value-type="float" office:value="1048576" calcext:value-type="float">
            <text:p>1,048,576</text:p>
          </table:table-cell>
          <table:table-cell table:style-name="ce13" table:formula="of:=INDIRECT(ADDRESS([.$I8];3))" office:value-type="float" office:value="37.42" calcext:value-type="float">
            <text:p>37.42</text:p>
          </table:table-cell>
          <table:table-cell table:style-name="ce13" table:formula="of:=INDIRECT(ADDRESS([.$I8];4))" office:value-type="float" office:value="120.917202300853" calcext:value-type="float">
            <text:p>120.9172023009</text:p>
          </table:table-cell>
          <table:table-cell table:style-name="ce17" table:formula="of:=INDIRECT(ADDRESS([.$I8]+1;3))" office:value-type="float" office:value="87975043.09125" calcext:value-type="float">
            <text:p>87975043.09125</text:p>
          </table:table-cell>
          <table:table-cell table:style-name="ce17" table:formula="of:=INDIRECT(ADDRESS([.$I8]+1;4))" office:value-type="float" office:value="6012072.15524391" calcext:value-type="float">
            <text:p>6012072.15524391</text:p>
          </table:table-cell>
          <table:table-cell table:style-name="ce13" table:formula="of:=INDIRECT(ADDRESS([.$I8]+2;3))" office:value-type="float" office:value="58338393.36625" calcext:value-type="float">
            <text:p>58338393.36625</text:p>
          </table:table-cell>
          <table:table-cell table:style-name="ce13" table:formula="of:=INDIRECT(ADDRESS([.$I8]+2;4))" office:value-type="float" office:value="2809697.08223053" calcext:value-type="float">
            <text:p>2809697.08223053</text:p>
          </table:table-cell>
          <table:table-cell/>
          <table:table-cell table:formula="of:=INDIRECT(ADDRESS([.$J8];3))" office:value-type="float" office:value="33.6775" calcext:value-type="float">
            <text:p>33.6775</text:p>
          </table:table-cell>
          <table:table-cell table:formula="of:=INDIRECT(ADDRESS([.$J8];4))" office:value-type="float" office:value="115.259096464866" calcext:value-type="float">
            <text:p>115.2590964649</text:p>
          </table:table-cell>
          <table:table-cell table:formula="of:=INDIRECT(ADDRESS([.$J8]+1;3))" office:value-type="float" office:value="2381996.05625" calcext:value-type="float">
            <text:p>2381996.05625</text:p>
          </table:table-cell>
          <table:table-cell table:formula="of:=INDIRECT(ADDRESS([.$J8]+1;4))" office:value-type="float" office:value="112381.834024917" calcext:value-type="float">
            <text:p>112381.834024917</text:p>
          </table:table-cell>
          <table:table-cell table:formula="of:=INDIRECT(ADDRESS([.$J8]+2;3))" office:value-type="float" office:value="7303713.5725" calcext:value-type="float">
            <text:p>7303713.5725</text:p>
          </table:table-cell>
          <table:table-cell table:formula="of:=INDIRECT(ADDRESS([.$J8]+2;4))" office:value-type="float" office:value="188306.41991359" calcext:value-type="float">
            <text:p>188306.4199135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.01875" calcext:value-type="float">
            <text:p>39.01875</text:p>
          </table:table-cell>
          <table:table-cell office:value-type="float" office:value="123.211443149941" calcext:value-type="float">
            <text:p>123.211443149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9]); &quot;_&quot;; [.$F9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.I8]+4" office:value-type="float" office:value="29" calcext:value-type="float">
            <text:p>29</text:p>
          </table:table-cell>
          <table:table-cell table:formula="of:=[.J8]+4" office:value-type="float" office:value="73" calcext:value-type="float">
            <text:p>73</text:p>
          </table:table-cell>
          <table:table-cell/>
          <table:table-cell table:style-name="ce7" table:formula="of:=[.M9] - COM.MICROSOFT.FLOOR.PRECISE([.M9] * 0.2)" office:value-type="float" office:value="1677722" calcext:value-type="float">
            <text:p>1,677,722</text:p>
          </table:table-cell>
          <table:table-cell table:style-name="ce7" table:formula="of:=INDIRECT(ADDRESS([.$I9];2))" office:value-type="float" office:value="2097152" calcext:value-type="float">
            <text:p>2,097,152</text:p>
          </table:table-cell>
          <table:table-cell table:style-name="ce13" table:formula="of:=INDIRECT(ADDRESS([.$I9];3))" office:value-type="float" office:value="35.81625" calcext:value-type="float">
            <text:p>35.81625</text:p>
          </table:table-cell>
          <table:table-cell table:style-name="ce13" table:formula="of:=INDIRECT(ADDRESS([.$I9];4))" office:value-type="float" office:value="118.540456324706" calcext:value-type="float">
            <text:p>118.5404563247</text:p>
          </table:table-cell>
          <table:table-cell table:style-name="ce17" table:formula="of:=INDIRECT(ADDRESS([.$I9]+1;3))" office:value-type="float" office:value="174533188.14" calcext:value-type="float">
            <text:p>174533188.14</text:p>
          </table:table-cell>
          <table:table-cell table:style-name="ce17" table:formula="of:=INDIRECT(ADDRESS([.$I9]+1;4))" office:value-type="float" office:value="6747557.431363" calcext:value-type="float">
            <text:p>6747557.431363</text:p>
          </table:table-cell>
          <table:table-cell table:style-name="ce13" table:formula="of:=INDIRECT(ADDRESS([.$I9]+2;3))" office:value-type="float" office:value="116865336.915" calcext:value-type="float">
            <text:p>116865336.915</text:p>
          </table:table-cell>
          <table:table-cell table:style-name="ce13" table:formula="of:=INDIRECT(ADDRESS([.$I9]+2;4))" office:value-type="float" office:value="4819028.23214092" calcext:value-type="float">
            <text:p>4819028.23214092</text:p>
          </table:table-cell>
          <table:table-cell/>
          <table:table-cell table:formula="of:=INDIRECT(ADDRESS([.$J9];3))" office:value-type="float" office:value="34.7475" calcext:value-type="float">
            <text:p>34.7475</text:p>
          </table:table-cell>
          <table:table-cell table:formula="of:=INDIRECT(ADDRESS([.$J9];4))" office:value-type="float" office:value="116.918288139095" calcext:value-type="float">
            <text:p>116.9182881391</text:p>
          </table:table-cell>
          <table:table-cell table:formula="of:=INDIRECT(ADDRESS([.$J9]+1;3))" office:value-type="float" office:value="4849319.5825" calcext:value-type="float">
            <text:p>4849319.5825</text:p>
          </table:table-cell>
          <table:table-cell table:formula="of:=INDIRECT(ADDRESS([.$J9]+1;4))" office:value-type="float" office:value="314296.759148957" calcext:value-type="float">
            <text:p>314296.759148957</text:p>
          </table:table-cell>
          <table:table-cell table:formula="of:=INDIRECT(ADDRESS([.$J9]+2;3))" office:value-type="float" office:value="14664224.34875" calcext:value-type="float">
            <text:p>14664224.34875</text:p>
          </table:table-cell>
          <table:table-cell table:formula="of:=INDIRECT(ADDRESS([.$J9]+2;4))" office:value-type="float" office:value="215527.034406242" calcext:value-type="float">
            <text:p>215527.03440624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5413945.9125" calcext:value-type="float">
            <text:p>5413945.9125</text:p>
          </table:table-cell>
          <table:table-cell office:value-type="float" office:value="250258.123414703" calcext:value-type="float">
            <text:p>250258.123414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0]); &quot;_&quot;; [.$F10])" office:value-type="string" office:string-value="mult_big_vector_hot_201_101" calcext:value-type="string">
            <text:p>mult_big_vector_hot_201_101</text:p>
          </table:table-cell>
          <table:table-cell/>
          <table:table-cell table:formula="of:=[.I9]+4" office:value-type="float" office:value="33" calcext:value-type="float">
            <text:p>33</text:p>
          </table:table-cell>
          <table:table-cell table:formula="of:=[.J9]+4" office:value-type="float" office:value="77" calcext:value-type="float">
            <text:p>77</text:p>
          </table:table-cell>
          <table:table-cell/>
          <table:table-cell table:style-name="ce7" table:formula="of:=[.M10] - COM.MICROSOFT.FLOOR.PRECISE([.M10] * 0.2)" office:value-type="float" office:value="3355444" calcext:value-type="float">
            <text:p>3,355,444</text:p>
          </table:table-cell>
          <table:table-cell table:style-name="ce7" table:formula="of:=INDIRECT(ADDRESS([.$I10];2))" office:value-type="float" office:value="4194304" calcext:value-type="float">
            <text:p>4,194,304</text:p>
          </table:table-cell>
          <table:table-cell table:style-name="ce13" table:formula="of:=INDIRECT(ADDRESS([.$I10];3))" office:value-type="float" office:value="36.885" calcext:value-type="float">
            <text:p>36.885</text:p>
          </table:table-cell>
          <table:table-cell table:style-name="ce13" table:formula="of:=INDIRECT(ADDRESS([.$I10];4))" office:value-type="float" office:value="120.131203930108" calcext:value-type="float">
            <text:p>120.1312039301</text:p>
          </table:table-cell>
          <table:table-cell table:style-name="ce17" table:formula="of:=INDIRECT(ADDRESS([.$I10]+1;3))" office:value-type="float" office:value="345400586.015" calcext:value-type="float">
            <text:p>345400586.015</text:p>
          </table:table-cell>
          <table:table-cell table:style-name="ce17" table:formula="of:=INDIRECT(ADDRESS([.$I10]+1;4))" office:value-type="float" office:value="8188701.4022785" calcext:value-type="float">
            <text:p>8188701.4022785</text:p>
          </table:table-cell>
          <table:table-cell table:style-name="ce13" table:formula="of:=INDIRECT(ADDRESS([.$I10]+2;3))" office:value-type="float" office:value="236849422.29125" calcext:value-type="float">
            <text:p>236849422.29125</text:p>
          </table:table-cell>
          <table:table-cell table:style-name="ce13" table:formula="of:=INDIRECT(ADDRESS([.$I10]+2;4))" office:value-type="float" office:value="6364402.99384647" calcext:value-type="float">
            <text:p>6364402.99384647</text:p>
          </table:table-cell>
          <table:table-cell/>
          <table:table-cell table:formula="of:=INDIRECT(ADDRESS([.$J10];3))" office:value-type="float" office:value="33.67625" calcext:value-type="float">
            <text:p>33.67625</text:p>
          </table:table-cell>
          <table:table-cell table:formula="of:=INDIRECT(ADDRESS([.$J10];4))" office:value-type="float" office:value="115.254819976639" calcext:value-type="float">
            <text:p>115.2548199766</text:p>
          </table:table-cell>
          <table:table-cell table:formula="of:=INDIRECT(ADDRESS([.$J10]+1;3))" office:value-type="float" office:value="9532469.1375" calcext:value-type="float">
            <text:p>9532469.1375</text:p>
          </table:table-cell>
          <table:table-cell table:formula="of:=INDIRECT(ADDRESS([.$J10]+1;4))" office:value-type="float" office:value="373640.132974092" calcext:value-type="float">
            <text:p>373640.132974092</text:p>
          </table:table-cell>
          <table:table-cell table:formula="of:=INDIRECT(ADDRESS([.$J10]+2;3))" office:value-type="float" office:value="29356886.4925" calcext:value-type="float">
            <text:p>29356886.4925</text:p>
          </table:table-cell>
          <table:table-cell table:formula="of:=INDIRECT(ADDRESS([.$J10]+2;4))" office:value-type="float" office:value="233811.585998966" calcext:value-type="float">
            <text:p>233811.58599896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691371.3975" calcext:value-type="float">
            <text:p>3691371.3975</text:p>
          </table:table-cell>
          <table:table-cell office:value-type="float" office:value="337045.365355517" calcext:value-type="float">
            <text:p>337045.3653555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1]); &quot;_&quot;; [.$F11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.I10]+4" office:value-type="float" office:value="37" calcext:value-type="float">
            <text:p>37</text:p>
          </table:table-cell>
          <table:table-cell table:formula="of:=[.J10]+4" office:value-type="float" office:value="81" calcext:value-type="float">
            <text:p>81</text:p>
          </table:table-cell>
          <table:table-cell/>
          <table:table-cell table:style-name="ce7" table:formula="of:=[.M11] - COM.MICROSOFT.FLOOR.PRECISE([.M11] * 0.2)" office:value-type="float" office:value="6710887" calcext:value-type="float">
            <text:p>6,710,887</text:p>
          </table:table-cell>
          <table:table-cell table:style-name="ce7" table:formula="of:=INDIRECT(ADDRESS([.$I11];2))" office:value-type="float" office:value="8388608" calcext:value-type="float">
            <text:p>8,388,608</text:p>
          </table:table-cell>
          <table:table-cell table:style-name="ce13" table:formula="of:=INDIRECT(ADDRESS([.$I11];3))" office:value-type="float" office:value="36.35875" calcext:value-type="float">
            <text:p>36.35875</text:p>
          </table:table-cell>
          <table:table-cell table:style-name="ce13" table:formula="of:=INDIRECT(ADDRESS([.$I11];4))" office:value-type="float" office:value="119.366339275892" calcext:value-type="float">
            <text:p>119.3663392759</text:p>
          </table:table-cell>
          <table:table-cell table:style-name="ce17" table:formula="of:=INDIRECT(ADDRESS([.$I11]+1;3))" office:value-type="float" office:value="688327263.155" calcext:value-type="float">
            <text:p>688327263.155</text:p>
          </table:table-cell>
          <table:table-cell table:style-name="ce17" table:formula="of:=INDIRECT(ADDRESS([.$I11]+1;4))" office:value-type="float" office:value="8059557.47011663" calcext:value-type="float">
            <text:p>8059557.47011663</text:p>
          </table:table-cell>
          <table:table-cell table:style-name="ce13" table:formula="of:=INDIRECT(ADDRESS([.$I11]+2;3))" office:value-type="float" office:value="463794283.515" calcext:value-type="float">
            <text:p>463794283.515</text:p>
          </table:table-cell>
          <table:table-cell table:style-name="ce13" table:formula="of:=INDIRECT(ADDRESS([.$I11]+2;4))" office:value-type="float" office:value="9000036.08575783" calcext:value-type="float">
            <text:p>9000036.08575783</text:p>
          </table:table-cell>
          <table:table-cell/>
          <table:table-cell table:formula="of:=INDIRECT(ADDRESS([.$J11];3))" office:value-type="float" office:value="37.42375" calcext:value-type="float">
            <text:p>37.42375</text:p>
          </table:table-cell>
          <table:table-cell table:formula="of:=INDIRECT(ADDRESS([.$J11];4))" office:value-type="float" office:value="120.929314311139" calcext:value-type="float">
            <text:p>120.9293143111</text:p>
          </table:table-cell>
          <table:table-cell table:formula="of:=INDIRECT(ADDRESS([.$J11]+1;3))" office:value-type="float" office:value="19075402.95375" calcext:value-type="float">
            <text:p>19075402.95375</text:p>
          </table:table-cell>
          <table:table-cell table:formula="of:=INDIRECT(ADDRESS([.$J11]+1;4))" office:value-type="float" office:value="311433.756245277" calcext:value-type="float">
            <text:p>311433.756245277</text:p>
          </table:table-cell>
          <table:table-cell table:formula="of:=INDIRECT(ADDRESS([.$J11]+2;3))" office:value-type="float" office:value="58636043.22375" calcext:value-type="float">
            <text:p>58636043.22375</text:p>
          </table:table-cell>
          <table:table-cell table:formula="of:=INDIRECT(ADDRESS([.$J11]+2;4))" office:value-type="float" office:value="755962.949729197" calcext:value-type="float">
            <text:p>755962.949729197</text:p>
          </table:table-cell>
          <table:table-cell table:number-columns-repeated="997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.21125" calcext:value-type="float">
            <text:p>34.21125</text:p>
          </table:table-cell>
          <table:table-cell office:value-type="float" office:value="116.088650788911" calcext:value-type="float">
            <text:p>116.088650788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3]); &quot;_&quot;; [.$F1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8" table:number-columns-repeated="2"/>
          <table:table-cell table:style-name="ce14"/>
          <table:table-cell table:style-name="ce8" table:number-columns-repeated="3"/>
          <table:table-cell table:style-name="Default"/>
          <table:table-cell table:style-name="ce8"/>
          <table:table-cell/>
          <table:table-cell table:style-name="ce8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891407.41125" calcext:value-type="float">
            <text:p>10891407.41125</text:p>
          </table:table-cell>
          <table:table-cell office:value-type="float" office:value="846660.119586001" calcext:value-type="float">
            <text:p>846660.1195860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4]); &quot;_&quot;; [.$F1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Default"/>
          <table:table-cell table:style-name="ce13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7279390.7925" calcext:value-type="float">
            <text:p>7279390.7925</text:p>
          </table:table-cell>
          <table:table-cell office:value-type="float" office:value="447008.775554609" calcext:value-type="float">
            <text:p>447008.7755546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5]); &quot;_&quot;; [.$F1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.6975" calcext:value-type="float">
            <text:p>41.6975</text:p>
          </table:table-cell>
          <table:table-cell office:value-type="float" office:value="126.941378737568" calcext:value-type="float">
            <text:p>126.9413787376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7]); &quot;_&quot;; [.$F1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792191.405" calcext:value-type="float">
            <text:p>22792191.405</text:p>
          </table:table-cell>
          <table:table-cell office:value-type="float" office:value="5147349.60314102" calcext:value-type="float">
            <text:p>5147349.6031410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8]); &quot;_&quot;; [.$F1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869092.12625" calcext:value-type="float">
            <text:p>14869092.12625</text:p>
          </table:table-cell>
          <table:table-cell office:value-type="float" office:value="1944745.67405304" calcext:value-type="float">
            <text:p>1944745.6740530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9]); &quot;_&quot;; [.$F1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7.955" calcext:value-type="float">
            <text:p>37.955</text:p>
          </table:table-cell>
          <table:table-cell office:value-type="float" office:value="121.695769443213" calcext:value-type="float">
            <text:p>121.695769443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1]); &quot;_&quot;; [.$F2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44253167.73875" calcext:value-type="float">
            <text:p>44253167.73875</text:p>
          </table:table-cell>
          <table:table-cell office:value-type="float" office:value="3930501.53623287" calcext:value-type="float">
            <text:p>3930501.5362328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2]); &quot;_&quot;; [.$F22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666928.66625" calcext:value-type="float">
            <text:p>29666928.66625</text:p>
          </table:table-cell>
          <table:table-cell office:value-type="float" office:value="2885868.0448178" calcext:value-type="float">
            <text:p>2885868.044817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3]); &quot;_&quot;; [.$F23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7.42" calcext:value-type="float">
            <text:p>37.42</text:p>
          </table:table-cell>
          <table:table-cell office:value-type="float" office:value="120.917202300853" calcext:value-type="float">
            <text:p>120.91720230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5]); &quot;_&quot;; [.$F25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7975043.09125" calcext:value-type="float">
            <text:p>87975043.09125</text:p>
          </table:table-cell>
          <table:table-cell office:value-type="float" office:value="6012072.15524391" calcext:value-type="float">
            <text:p>6012072.1552439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6]); &quot;_&quot;; [.$F26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8338393.36625" calcext:value-type="float">
            <text:p>58338393.36625</text:p>
          </table:table-cell>
          <table:table-cell office:value-type="float" office:value="2809697.08223053" calcext:value-type="float">
            <text:p>2809697.0822305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7]); &quot;_&quot;; [.$F27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5.81625" calcext:value-type="float">
            <text:p>35.81625</text:p>
          </table:table-cell>
          <table:table-cell office:value-type="float" office:value="118.540456324706" calcext:value-type="float">
            <text:p>118.54045632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9]); &quot;_&quot;; [.$F29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74533188.14" calcext:value-type="float">
            <text:p>174533188.14</text:p>
          </table:table-cell>
          <table:table-cell office:value-type="float" office:value="6747557.431363" calcext:value-type="float">
            <text:p>6747557.4313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0]); &quot;_&quot;; [.$F30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6865336.915" calcext:value-type="float">
            <text:p>116865336.915</text:p>
          </table:table-cell>
          <table:table-cell office:value-type="float" office:value="4819028.23214092" calcext:value-type="float">
            <text:p>4819028.2321409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1]); &quot;_&quot;; [.$F31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6.885" calcext:value-type="float">
            <text:p>36.885</text:p>
          </table:table-cell>
          <table:table-cell office:value-type="float" office:value="120.131203930108" calcext:value-type="float">
            <text:p>120.13120393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3]); &quot;_&quot;; [.$F3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45400586.015" calcext:value-type="float">
            <text:p>345400586.015</text:p>
          </table:table-cell>
          <table:table-cell office:value-type="float" office:value="8188701.4022785" calcext:value-type="float">
            <text:p>8188701.402278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4]); &quot;_&quot;; [.$F3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36849422.29125" calcext:value-type="float">
            <text:p>236849422.29125</text:p>
          </table:table-cell>
          <table:table-cell office:value-type="float" office:value="6364402.99384647" calcext:value-type="float">
            <text:p>6364402.993846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5]); &quot;_&quot;; [.$F3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6.35875" calcext:value-type="float">
            <text:p>36.35875</text:p>
          </table:table-cell>
          <table:table-cell office:value-type="float" office:value="119.366339275892" calcext:value-type="float">
            <text:p>119.366339275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7]); &quot;_&quot;; [.$F3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88327263.155" calcext:value-type="float">
            <text:p>688327263.155</text:p>
          </table:table-cell>
          <table:table-cell office:value-type="float" office:value="8059557.47011663" calcext:value-type="float">
            <text:p>8059557.470116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8]); &quot;_&quot;; [.$F3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463794283.515" calcext:value-type="float">
            <text:p>463794283.515</text:p>
          </table:table-cell>
          <table:table-cell office:value-type="float" office:value="9000036.08575783" calcext:value-type="float">
            <text:p>9000036.0857578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9]); &quot;_&quot;; [.$F3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3">
          <table:table-cell table:style-name="ce1" table:number-columns-repeated="6"/>
          <table:table-cell table:style-name="ce4"/>
          <table:table-cell table:style-name="ce1"/>
          <table:table-cell table:style-name="ce4" table:number-columns-repeated="2"/>
          <table:table-cell table:style-name="ce1"/>
          <table:table-cell table:style-name="ce9" table:number-columns-repeated="2"/>
          <table:table-cell table:style-name="ce13" table:number-columns-repeated="2"/>
          <table:table-cell table:style-name="ce17" table:number-columns-repeated="2"/>
          <table:table-cell table:style-name="ce19" table:number-columns-repeated="2"/>
          <table:table-cell table:number-columns-repeated="7"/>
          <table:table-cell table:style-name="ce1" table:number-columns-repeated="997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7.95375" calcext:value-type="float">
            <text:p>37.95375</text:p>
          </table:table-cell>
          <table:table-cell office:value-type="float" office:value="121.691763145496" calcext:value-type="float">
            <text:p>121.691763145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5]); &quot;_&quot;; [.$F4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3867.525" calcext:value-type="float">
            <text:p>33867.525</text:p>
          </table:table-cell>
          <table:table-cell office:value-type="float" office:value="6133.25943001923" calcext:value-type="float">
            <text:p>6133.25943001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6]); &quot;_&quot;; [.$F4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08536.25875" calcext:value-type="float">
            <text:p>108536.25875</text:p>
          </table:table-cell>
          <table:table-cell office:value-type="float" office:value="15241.5787845816" calcext:value-type="float">
            <text:p>15241.578784581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7]); &quot;_&quot;; [.$F4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4.21125" calcext:value-type="float">
            <text:p>34.21125</text:p>
          </table:table-cell>
          <table:table-cell office:value-type="float" office:value="116.088650788911" calcext:value-type="float">
            <text:p>116.088650788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9]); &quot;_&quot;; [.$F4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2647.59875" calcext:value-type="float">
            <text:p>72647.59875</text:p>
          </table:table-cell>
          <table:table-cell office:value-type="float" office:value="8732.63122205007" calcext:value-type="float">
            <text:p>8732.631222050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0]); &quot;_&quot;; [.$F5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20747.1125" calcext:value-type="float">
            <text:p>220747.1125</text:p>
          </table:table-cell>
          <table:table-cell office:value-type="float" office:value="26167.1726792346" calcext:value-type="float">
            <text:p>26167.172679234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1]); &quot;_&quot;; [.$F5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3.68125" calcext:value-type="float">
            <text:p>33.68125</text:p>
          </table:table-cell>
          <table:table-cell office:value-type="float" office:value="115.271924896196" calcext:value-type="float">
            <text:p>115.271924896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3]); &quot;_&quot;; [.$F5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41238.91375" calcext:value-type="float">
            <text:p>141238.91375</text:p>
          </table:table-cell>
          <table:table-cell office:value-type="float" office:value="22302.8773204775" calcext:value-type="float">
            <text:p>22302.877320477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4]); &quot;_&quot;; [.$F5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446162.6225" calcext:value-type="float">
            <text:p>446162.6225</text:p>
          </table:table-cell>
          <table:table-cell office:value-type="float" office:value="42457.6355582714" calcext:value-type="float">
            <text:p>42457.6355582714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5]); &quot;_&quot;; [.$F5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.2825" calcext:value-type="float">
            <text:p>35.2825</text:p>
          </table:table-cell>
          <table:table-cell office:value-type="float" office:value="117.735465104739" calcext:value-type="float">
            <text:p>117.735465104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7]); &quot;_&quot;; [.$F5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2129.26125" calcext:value-type="float">
            <text:p>282129.26125</text:p>
          </table:table-cell>
          <table:table-cell office:value-type="float" office:value="34427.5661729993" calcext:value-type="float">
            <text:p>34427.5661729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8]); &quot;_&quot;; [.$F5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87890.47" calcext:value-type="float">
            <text:p>887890.47</text:p>
          </table:table-cell>
          <table:table-cell office:value-type="float" office:value="42683.6328121993" calcext:value-type="float">
            <text:p>42683.6328121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9]); &quot;_&quot;; [.$F5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.355" calcext:value-type="float">
            <text:p>36.355</text:p>
          </table:table-cell>
          <table:table-cell office:value-type="float" office:value="119.354035152289" calcext:value-type="float">
            <text:p>119.354035152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1]); &quot;_&quot;; [.$F6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8953.6375" calcext:value-type="float">
            <text:p>568953.6375</text:p>
          </table:table-cell>
          <table:table-cell office:value-type="float" office:value="61869.6740672286" calcext:value-type="float">
            <text:p>61869.674067228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2]); &quot;_&quot;; [.$F6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97822.21875" calcext:value-type="float">
            <text:p>1797822.21875</text:p>
          </table:table-cell>
          <table:table-cell office:value-type="float" office:value="120037.797598167" calcext:value-type="float">
            <text:p>120037.79759816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3]); &quot;_&quot;; [.$F6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5.81875" calcext:value-type="float">
            <text:p>35.81875</text:p>
          </table:table-cell>
          <table:table-cell office:value-type="float" office:value="118.548726898474" calcext:value-type="float">
            <text:p>118.548726898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5]); &quot;_&quot;; [.$F6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1369.93875" calcext:value-type="float">
            <text:p>1161369.93875</text:p>
          </table:table-cell>
          <table:table-cell office:value-type="float" office:value="85527.1577765751" calcext:value-type="float">
            <text:p>85527.157776575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6]); &quot;_&quot;; [.$F6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692337.9" calcext:value-type="float">
            <text:p>3692337.9</text:p>
          </table:table-cell>
          <table:table-cell office:value-type="float" office:value="148457.991197217" calcext:value-type="float">
            <text:p>148457.9911972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7]); &quot;_&quot;; [.$F6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3.6775" calcext:value-type="float">
            <text:p>33.6775</text:p>
          </table:table-cell>
          <table:table-cell office:value-type="float" office:value="115.259096464866" calcext:value-type="float">
            <text:p>115.259096464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9]); &quot;_&quot;; [.$F6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381996.05625" calcext:value-type="float">
            <text:p>2381996.05625</text:p>
          </table:table-cell>
          <table:table-cell office:value-type="float" office:value="112381.834024917" calcext:value-type="float">
            <text:p>112381.8340249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0]); &quot;_&quot;; [.$F7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03713.5725" calcext:value-type="float">
            <text:p>7303713.5725</text:p>
          </table:table-cell>
          <table:table-cell office:value-type="float" office:value="188306.41991359" calcext:value-type="float">
            <text:p>188306.4199135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1]); &quot;_&quot;; [.$F7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4.7475" calcext:value-type="float">
            <text:p>34.7475</text:p>
          </table:table-cell>
          <table:table-cell office:value-type="float" office:value="116.918288139095" calcext:value-type="float">
            <text:p>116.918288139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3]); &quot;_&quot;; [.$F7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49319.5825" calcext:value-type="float">
            <text:p>4849319.5825</text:p>
          </table:table-cell>
          <table:table-cell office:value-type="float" office:value="314296.759148957" calcext:value-type="float">
            <text:p>314296.75914895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4]); &quot;_&quot;; [.$F7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64224.34875" calcext:value-type="float">
            <text:p>14664224.34875</text:p>
          </table:table-cell>
          <table:table-cell office:value-type="float" office:value="215527.034406242" calcext:value-type="float">
            <text:p>215527.03440624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5]); &quot;_&quot;; [.$F7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3.67625" calcext:value-type="float">
            <text:p>33.67625</text:p>
          </table:table-cell>
          <table:table-cell office:value-type="float" office:value="115.254819976639" calcext:value-type="float">
            <text:p>115.25481997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7]); &quot;_&quot;; [.$F7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532469.1375" calcext:value-type="float">
            <text:p>9532469.1375</text:p>
          </table:table-cell>
          <table:table-cell office:value-type="float" office:value="373640.132974092" calcext:value-type="float">
            <text:p>373640.1329740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8]); &quot;_&quot;; [.$F7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356886.4925" calcext:value-type="float">
            <text:p>29356886.4925</text:p>
          </table:table-cell>
          <table:table-cell office:value-type="float" office:value="233811.585998966" calcext:value-type="float">
            <text:p>233811.5859989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9]); &quot;_&quot;; [.$F7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7.42375" calcext:value-type="float">
            <text:p>37.42375</text:p>
          </table:table-cell>
          <table:table-cell office:value-type="float" office:value="120.929314311139" calcext:value-type="float">
            <text:p>120.929314311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81]); &quot;_&quot;; [.$F8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075402.95375" calcext:value-type="float">
            <text:p>19075402.95375</text:p>
          </table:table-cell>
          <table:table-cell office:value-type="float" office:value="311433.756245277" calcext:value-type="float">
            <text:p>311433.75624527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82]); &quot;_&quot;; [.$F8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58636043.22375" calcext:value-type="float">
            <text:p>58636043.22375</text:p>
          </table:table-cell>
          <table:table-cell office:value-type="float" office:value="755962.949729197" calcext:value-type="float">
            <text:p>755962.94972919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83]); &quot;_&quot;; [.$F8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123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10483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PPCHART" table:style-name="ta1">
        <table:table-column table:style-name="co16" table:default-cell-style-name="ce10"/>
        <table:table-column table:style-name="co17" table:default-cell-style-name="ce10"/>
        <table:table-column table:style-name="co11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0" table:default-cell-style-name="ce15"/>
        <table:table-column table:style-name="co10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number-columns-repeated="1007" table:default-cell-style-name="Default"/>
        <table:table-row table:style-name="ro1">
          <table:table-cell table:style-name="ce6" table:formula="of:=[CPPRAW.L1]" office:value-type="string" office:string-value="n concrete" calcext:value-type="string">
            <text:p>n concrete</text:p>
          </table:table-cell>
          <table:table-cell table:style-name="ce6" table:formula="of:=[CPPRAW.M1]" office:value-type="string" office:string-value="n" calcext:value-type="string">
            <text:p>n</text:p>
          </table:table-cell>
          <table:table-cell table:style-name="ce6" table:formula="of:=[CPPRAW.P1]" office:value-type="string" office:string-value="mult_big_vector_hot_201_101" calcext:value-type="string">
            <text:p>mult_big_vector_hot_201_101</text:p>
          </table:table-cell>
          <table:table-cell table:style-name="ce6" table:formula="of:=[CPPRAW.R1]" office:value-type="string" office:string-value="mult_big_vector_no_out_hot_201_101" calcext:value-type="string">
            <text:p>mult_big_vector_no_out_hot_201_101</text:p>
          </table:table-cell>
          <table:table-cell table:style-name="ce6" table:formula="of:=[CPPRAW.W1]" office:value-type="string" office:string-value="mult_big_vector_hot_64_32" calcext:value-type="string">
            <text:p>mult_big_vector_hot_64_32</text:p>
          </table:table-cell>
          <table:table-cell table:style-name="ce6" table:formula="of:=[CPPRAW.Y1]" office:value-type="string" office:string-value="mult_big_vector_no_out_hot_64_32" calcext:value-type="string">
            <text:p>mult_big_vector_no_out_hot_64_32</text:p>
          </table:table-cell>
          <table:table-cell table:style-name="ce28" table:formula="of:=[CPPRAW.Q1]" office:value-type="string" office:string-value="stddev" calcext:value-type="string">
            <text:p>stddev</text:p>
          </table:table-cell>
          <table:table-cell table:style-name="ce6" table:formula="of:=[CPPRAW.S1]" office:value-type="string" office:string-value="stddev" calcext:value-type="string">
            <text:p>stddev</text:p>
          </table:table-cell>
          <table:table-cell table:style-name="ce6" table:formula="of:=[CPPRAW.X1]" office:value-type="string" office:string-value="stddev" calcext:value-type="string">
            <text:p>stddev</text:p>
          </table:table-cell>
          <table:table-cell table:style-name="ce6" table:formula="of:=[CPPRAW.Z1]" office:value-type="string" office:string-value="stddev" calcext:value-type="string">
            <text:p>stddev</text:p>
          </table:table-cell>
          <table:table-cell table:style-name="ce6"/>
          <table:table-cell table:style-name="ce6" table:formula="of:=[CPPRAW.N1]" office:value-type="string" office:string-value="mult_big_vector_do_nothing_hot_201_101" calcext:value-type="string">
            <text:p>mult_big_vector_do_nothing_hot_201_101</text:p>
          </table:table-cell>
          <table:table-cell table:style-name="ce6" table:formula="of:=[CPPRAW.U1]" office:value-type="string" office:string-value="mult_big_vector_do_nothing_hot_64_32" calcext:value-type="string">
            <text:p>mult_big_vector_do_nothing_hot_64_32</text:p>
          </table:table-cell>
          <table:table-cell table:style-name="ce6" table:formula="of:=[CPPRAW.O1]" office:value-type="string" office:string-value="stddev" calcext:value-type="string">
            <text:p>stddev</text:p>
          </table:table-cell>
          <table:table-cell table:style-name="ce6" table:formula="of:=[CPPRAW.V1]" office:value-type="string" office:string-value="stddev" calcext:value-type="string">
            <text:p>stddev</text:p>
          </table:table-cell>
          <table:table-cell table:style-name="ce27" table:number-columns-repeated="1004"/>
          <table:table-cell/>
        </table:table-row>
        <table:table-row table:style-name="ro1">
          <table:table-cell table:style-name="ce21" table:formula="of:=[CPPRAW.L2]" office:value-type="float" office:value="13108" calcext:value-type="float">
            <text:p>13,108</text:p>
          </table:table-cell>
          <table:table-cell table:style-name="ce21" table:formula="of:=[CPPRAW.M2]" office:value-type="float" office:value="16384" calcext:value-type="float">
            <text:p>16,384</text:p>
          </table:table-cell>
          <table:table-cell table:style-name="ce25" table:formula="of:=[CPPRAW.P2]/[.$A2]" office:value-type="float" office:value="101.954257895941" calcext:value-type="float">
            <text:p>101.95426</text:p>
          </table:table-cell>
          <table:table-cell table:style-name="ce25" table:formula="of:=[CPPRAW.R2]/[.$A2]" office:value-type="float" office:value="67.7816391707354" calcext:value-type="float">
            <text:p>67.78164</text:p>
          </table:table-cell>
          <table:table-cell table:style-name="ce25" table:formula="of:=[CPPRAW.W2]/[.$A2]" office:value-type="float" office:value="2.58372940189197" calcext:value-type="float">
            <text:p>2.58373</text:p>
          </table:table-cell>
          <table:table-cell table:style-name="ce25" table:formula="of:=[CPPRAW.Y2]/[.$A2]" office:value-type="float" office:value="8.28015400900214" calcext:value-type="float">
            <text:p>8.28015</text:p>
          </table:table-cell>
          <table:table-cell table:style-name="ce29" table:formula="of:=[CPPRAW.Q2]/[.$A2]" office:value-type="float" office:value="5.87070771072509" calcext:value-type="float">
            <text:p>5.87071</text:p>
          </table:table-cell>
          <table:table-cell table:style-name="ce25" table:formula="of:=[CPPRAW.S2]/[.$A2]" office:value-type="float" office:value="6.2234566081196" calcext:value-type="float">
            <text:p>6.22346</text:p>
          </table:table-cell>
          <table:table-cell table:style-name="ce25" table:formula="of:=[CPPRAW.X2]/[.$A2]" office:value-type="float" office:value="0.467902001069517" calcext:value-type="float">
            <text:p>0.46790</text:p>
          </table:table-cell>
          <table:table-cell table:style-name="ce25" table:formula="of:=[CPPRAW.Z2]/[.$A2]" office:value-type="float" office:value="1.16276920846671" calcext:value-type="float">
            <text:p>1.16277</text:p>
          </table:table-cell>
          <table:table-cell table:style-name="ce25"/>
          <table:table-cell table:style-name="ce25" table:formula="of:=[CPPRAW.N2]/[.$A2]" office:value-type="float" office:value="0.00330265868172109" calcext:value-type="float">
            <text:p>0.00330</text:p>
          </table:table-cell>
          <table:table-cell table:style-name="ce25" table:formula="of:=[CPPRAW.U2]/[.$A2]" office:value-type="float" office:value="0.00289546460176991" calcext:value-type="float">
            <text:p>0.00290</text:p>
          </table:table-cell>
          <table:table-cell table:style-name="ce25" table:formula="of:=[CPPRAW.O2]/[.$A2]" office:value-type="float" office:value="0.00984594843781943" calcext:value-type="float">
            <text:p>0.00985</text:p>
          </table:table-cell>
          <table:table-cell table:style-name="ce25" table:formula="of:=[CPPRAW.V2]/[.$A2]" office:value-type="float" office:value="0.00928377808555813" calcext:value-type="float">
            <text:p>0.00928</text:p>
          </table:table-cell>
          <table:table-cell table:number-columns-repeated="1005"/>
        </table:table-row>
        <table:table-row table:style-name="ro1">
          <table:table-cell table:style-name="ce21" table:formula="of:=[CPPRAW.L3]" office:value-type="float" office:value="26215" calcext:value-type="float">
            <text:p>26,215</text:p>
          </table:table-cell>
          <table:table-cell table:style-name="ce21" table:formula="of:=[CPPRAW.M3]" office:value-type="float" office:value="32768" calcext:value-type="float">
            <text:p>32,768</text:p>
          </table:table-cell>
          <table:table-cell table:style-name="ce25" table:formula="of:=[CPPRAW.P3]/[.$A3]" office:value-type="float" office:value="103.399530421514" calcext:value-type="float">
            <text:p>103.39953</text:p>
          </table:table-cell>
          <table:table-cell table:style-name="ce25" table:formula="of:=[CPPRAW.R3]/[.$A3]" office:value-type="float" office:value="69.2127799446882" calcext:value-type="float">
            <text:p>69.21278</text:p>
          </table:table-cell>
          <table:table-cell table:style-name="ce25" table:formula="of:=[CPPRAW.W3]/[.$A3]" office:value-type="float" office:value="2.77122253480832" calcext:value-type="float">
            <text:p>2.77122</text:p>
          </table:table-cell>
          <table:table-cell table:style-name="ce25" table:formula="of:=[CPPRAW.Y3]/[.$A3]" office:value-type="float" office:value="8.42064133129887" calcext:value-type="float">
            <text:p>8.42064</text:p>
          </table:table-cell>
          <table:table-cell table:style-name="ce29" table:formula="of:=[CPPRAW.Q3]/[.$A3]" office:value-type="float" office:value="9.54299325848819" calcext:value-type="float">
            <text:p>9.54299</text:p>
          </table:table-cell>
          <table:table-cell table:style-name="ce25" table:formula="of:=[CPPRAW.S3]/[.$A3]" office:value-type="float" office:value="4.00891949278066" calcext:value-type="float">
            <text:p>4.00892</text:p>
          </table:table-cell>
          <table:table-cell table:style-name="ce25" table:formula="of:=[CPPRAW.X3]/[.$A3]" office:value-type="float" office:value="0.333115820028612" calcext:value-type="float">
            <text:p>0.33312</text:p>
          </table:table-cell>
          <table:table-cell table:style-name="ce25" table:formula="of:=[CPPRAW.Z3]/[.$A3]" office:value-type="float" office:value="0.998175574260332" calcext:value-type="float">
            <text:p>0.99818</text:p>
          </table:table-cell>
          <table:table-cell table:style-name="ce25"/>
          <table:table-cell table:style-name="ce25" table:formula="of:=[CPPRAW.N3]/[.$A3]" office:value-type="float" office:value="0.00144773984360099" calcext:value-type="float">
            <text:p>0.00145</text:p>
          </table:table-cell>
          <table:table-cell table:style-name="ce25" table:formula="of:=[CPPRAW.U3]/[.$A3]" office:value-type="float" office:value="0.0013050257486172" calcext:value-type="float">
            <text:p>0.00131</text:p>
          </table:table-cell>
          <table:table-cell table:style-name="ce25" table:formula="of:=[CPPRAW.O3]/[.$A3]" office:value-type="float" office:value="0.00464191328258722" calcext:value-type="float">
            <text:p>0.00464</text:p>
          </table:table-cell>
          <table:table-cell table:style-name="ce25" table:formula="of:=[CPPRAW.V3]/[.$A3]" office:value-type="float" office:value="0.00442832923093309" calcext:value-type="float">
            <text:p>0.00443</text:p>
          </table:table-cell>
          <table:table-cell table:number-columns-repeated="1005"/>
        </table:table-row>
        <table:table-row table:style-name="ro1">
          <table:table-cell table:style-name="ce21" table:formula="of:=[CPPRAW.L4]" office:value-type="float" office:value="52429" calcext:value-type="float">
            <text:p>52,429</text:p>
          </table:table-cell>
          <table:table-cell table:style-name="ce21" table:formula="of:=[CPPRAW.M4]" office:value-type="float" office:value="65536" calcext:value-type="float">
            <text:p>65,536</text:p>
          </table:table-cell>
          <table:table-cell table:style-name="ce25" table:formula="of:=[CPPRAW.P4]/[.$A4]" office:value-type="float" office:value="103.26242942837" calcext:value-type="float">
            <text:p>103.26243</text:p>
          </table:table-cell>
          <table:table-cell table:style-name="ce25" table:formula="of:=[CPPRAW.R4]/[.$A4]" office:value-type="float" office:value="70.4070533006542" calcext:value-type="float">
            <text:p>70.40705</text:p>
          </table:table-cell>
          <table:table-cell table:style-name="ce25" table:formula="of:=[CPPRAW.W4]/[.$A4]" office:value-type="float" office:value="2.69390821396555" calcext:value-type="float">
            <text:p>2.69391</text:p>
          </table:table-cell>
          <table:table-cell table:style-name="ce25" table:formula="of:=[CPPRAW.Y4]/[.$A4]" office:value-type="float" office:value="8.50984421789468" calcext:value-type="float">
            <text:p>8.50984</text:p>
          </table:table-cell>
          <table:table-cell table:style-name="ce29" table:formula="of:=[CPPRAW.Q4]/[.$A4]" office:value-type="float" office:value="4.77327668684703" calcext:value-type="float">
            <text:p>4.77328</text:p>
          </table:table-cell>
          <table:table-cell table:style-name="ce25" table:formula="of:=[CPPRAW.S4]/[.$A4]" office:value-type="float" office:value="6.42860564488197" calcext:value-type="float">
            <text:p>6.42861</text:p>
          </table:table-cell>
          <table:table-cell table:style-name="ce25" table:formula="of:=[CPPRAW.X4]/[.$A4]" office:value-type="float" office:value="0.425392002908266" calcext:value-type="float">
            <text:p>0.42539</text:p>
          </table:table-cell>
          <table:table-cell table:style-name="ce25" table:formula="of:=[CPPRAW.Z4]/[.$A4]" office:value-type="float" office:value="0.80981204215742" calcext:value-type="float">
            <text:p>0.80981</text:p>
          </table:table-cell>
          <table:table-cell table:style-name="ce25"/>
          <table:table-cell table:style-name="ce25" table:formula="of:=[CPPRAW.N4]/[.$A4]" office:value-type="float" office:value="0.000744220755688646" calcext:value-type="float">
            <text:p>0.00074</text:p>
          </table:table-cell>
          <table:table-cell table:style-name="ce25" table:formula="of:=[CPPRAW.U4]/[.$A4]" office:value-type="float" office:value="0.000642416410765035" calcext:value-type="float">
            <text:p>0.00064</text:p>
          </table:table-cell>
          <table:table-cell table:style-name="ce25" table:formula="of:=[CPPRAW.O4]/[.$A4]" office:value-type="float" office:value="0.00235006281161077" calcext:value-type="float">
            <text:p>0.00235</text:p>
          </table:table-cell>
          <table:table-cell table:style-name="ce25" table:formula="of:=[CPPRAW.V4]/[.$A4]" office:value-type="float" office:value="0.00219862909641984" calcext:value-type="float">
            <text:p>0.00220</text:p>
          </table:table-cell>
          <table:table-cell table:number-columns-repeated="1005"/>
        </table:table-row>
        <table:table-row table:style-name="ro1">
          <table:table-cell table:style-name="ce21" table:formula="of:=[CPPRAW.L5]" office:value-type="float" office:value="104858" calcext:value-type="float">
            <text:p>104,858</text:p>
          </table:table-cell>
          <table:table-cell table:style-name="ce21" table:formula="of:=[CPPRAW.M5]" office:value-type="float" office:value="131072" calcext:value-type="float">
            <text:p>131,072</text:p>
          </table:table-cell>
          <table:table-cell table:style-name="ce25" table:formula="of:=[CPPRAW.P5]/[.$A5]" office:value-type="float" office:value="103.868158950676" calcext:value-type="float">
            <text:p>103.86816</text:p>
          </table:table-cell>
          <table:table-cell table:style-name="ce25" table:formula="of:=[CPPRAW.R5]/[.$A5]" office:value-type="float" office:value="69.4214155572298" calcext:value-type="float">
            <text:p>69.42142</text:p>
          </table:table-cell>
          <table:table-cell table:style-name="ce25" table:formula="of:=[CPPRAW.W5]/[.$A5]" office:value-type="float" office:value="2.69058403984436" calcext:value-type="float">
            <text:p>2.69058</text:p>
          </table:table-cell>
          <table:table-cell table:style-name="ce25" table:formula="of:=[CPPRAW.Y5]/[.$A5]" office:value-type="float" office:value="8.46755106906483" calcext:value-type="float">
            <text:p>8.46755</text:p>
          </table:table-cell>
          <table:table-cell table:style-name="ce29" table:formula="of:=[CPPRAW.Q5]/[.$A5]" office:value-type="float" office:value="8.07434930654791" calcext:value-type="float">
            <text:p>8.07435</text:p>
          </table:table-cell>
          <table:table-cell table:style-name="ce25" table:formula="of:=[CPPRAW.S5]/[.$A5]" office:value-type="float" office:value="4.26299162252388" calcext:value-type="float">
            <text:p>4.26299</text:p>
          </table:table-cell>
          <table:table-cell table:style-name="ce25" table:formula="of:=[CPPRAW.X5]/[.$A5]" office:value-type="float" office:value="0.328325603892877" calcext:value-type="float">
            <text:p>0.32833</text:p>
          </table:table-cell>
          <table:table-cell table:style-name="ce25" table:formula="of:=[CPPRAW.Z5]/[.$A5]" office:value-type="float" office:value="0.407061290623503" calcext:value-type="float">
            <text:p>0.40706</text:p>
          </table:table-cell>
          <table:table-cell table:style-name="ce25"/>
          <table:table-cell table:style-name="ce25" table:formula="of:=[CPPRAW.N5]/[.$A5]" office:value-type="float" office:value="0.000326262659978256" calcext:value-type="float">
            <text:p>0.00033</text:p>
          </table:table-cell>
          <table:table-cell table:style-name="ce25" table:formula="of:=[CPPRAW.U5]/[.$A5]" office:value-type="float" office:value="0.000336478857121059" calcext:value-type="float">
            <text:p>0.00034</text:p>
          </table:table-cell>
          <table:table-cell table:style-name="ce25" table:formula="of:=[CPPRAW.O5]/[.$A5]" office:value-type="float" office:value="0.00110710342357198" calcext:value-type="float">
            <text:p>0.00111</text:p>
          </table:table-cell>
          <table:table-cell table:style-name="ce25" table:formula="of:=[CPPRAW.V5]/[.$A5]" office:value-type="float" office:value="0.00112280860883041" calcext:value-type="float">
            <text:p>0.00112</text:p>
          </table:table-cell>
          <table:table-cell table:number-columns-repeated="1005"/>
        </table:table-row>
        <table:table-row table:style-name="ro1">
          <table:table-cell table:style-name="ce21" table:formula="of:=[CPPRAW.L6]" office:value-type="float" office:value="209716" calcext:value-type="float">
            <text:p>209,716</text:p>
          </table:table-cell>
          <table:table-cell table:style-name="ce21" table:formula="of:=[CPPRAW.M6]" office:value-type="float" office:value="262144" calcext:value-type="float">
            <text:p>262,144</text:p>
          </table:table-cell>
          <table:table-cell table:style-name="ce25" table:formula="of:=[CPPRAW.P6]/[.$A6]" office:value-type="float" office:value="108.681223201854" calcext:value-type="float">
            <text:p>108.68122</text:p>
          </table:table-cell>
          <table:table-cell table:style-name="ce25" table:formula="of:=[CPPRAW.R6]/[.$A6]" office:value-type="float" office:value="70.9010858792367" calcext:value-type="float">
            <text:p>70.90109</text:p>
          </table:table-cell>
          <table:table-cell table:style-name="ce25" table:formula="of:=[CPPRAW.W6]/[.$A6]" office:value-type="float" office:value="2.71297200738141" calcext:value-type="float">
            <text:p>2.71297</text:p>
          </table:table-cell>
          <table:table-cell table:style-name="ce25" table:formula="of:=[CPPRAW.Y6]/[.$A6]" office:value-type="float" office:value="8.57265167536096" calcext:value-type="float">
            <text:p>8.57265</text:p>
          </table:table-cell>
          <table:table-cell table:style-name="ce29" table:formula="of:=[CPPRAW.Q6]/[.$A6]" office:value-type="float" office:value="24.5443819410108" calcext:value-type="float">
            <text:p>24.54438</text:p>
          </table:table-cell>
          <table:table-cell table:style-name="ce25" table:formula="of:=[CPPRAW.S6]/[.$A6]" office:value-type="float" office:value="9.27323463184993" calcext:value-type="float">
            <text:p>9.27323</text:p>
          </table:table-cell>
          <table:table-cell table:style-name="ce25" table:formula="of:=[CPPRAW.X6]/[.$A6]" office:value-type="float" office:value="0.295016470213186" calcext:value-type="float">
            <text:p>0.29502</text:p>
          </table:table-cell>
          <table:table-cell table:style-name="ce25" table:formula="of:=[CPPRAW.Z6]/[.$A6]" office:value-type="float" office:value="0.572382639370229" calcext:value-type="float">
            <text:p>0.57238</text:p>
          </table:table-cell>
          <table:table-cell table:style-name="ce25"/>
          <table:table-cell table:style-name="ce25" table:formula="of:=[CPPRAW.N6]/[.$A6]" office:value-type="float" office:value="0.000198828415571535" calcext:value-type="float">
            <text:p>0.00020</text:p>
          </table:table-cell>
          <table:table-cell table:style-name="ce25" table:formula="of:=[CPPRAW.U6]/[.$A6]" office:value-type="float" office:value="0.000173353487573671" calcext:value-type="float">
            <text:p>0.00017</text:p>
          </table:table-cell>
          <table:table-cell table:style-name="ce25" table:formula="of:=[CPPRAW.O6]/[.$A6]" office:value-type="float" office:value="0.000605301353914666" calcext:value-type="float">
            <text:p>0.00061</text:p>
          </table:table-cell>
          <table:table-cell table:style-name="ce25" table:formula="of:=[CPPRAW.V6]/[.$A6]" office:value-type="float" office:value="0.000569122218391963" calcext:value-type="float">
            <text:p>0.00057</text:p>
          </table:table-cell>
          <table:table-cell table:number-columns-repeated="1005"/>
        </table:table-row>
        <table:table-row table:style-name="ro1">
          <table:table-cell table:style-name="ce21" table:formula="of:=[CPPRAW.L7]" office:value-type="float" office:value="419431" calcext:value-type="float">
            <text:p>419,431</text:p>
          </table:table-cell>
          <table:table-cell table:style-name="ce21" table:formula="of:=[CPPRAW.M7]" office:value-type="float" office:value="524288" calcext:value-type="float">
            <text:p>524,288</text:p>
          </table:table-cell>
          <table:table-cell table:style-name="ce25" table:formula="of:=[CPPRAW.P7]/[.$A7]" office:value-type="float" office:value="105.507622800294" calcext:value-type="float">
            <text:p>105.50762</text:p>
          </table:table-cell>
          <table:table-cell table:style-name="ce25" table:formula="of:=[CPPRAW.R7]/[.$A7]" office:value-type="float" office:value="70.731368607113" calcext:value-type="float">
            <text:p>70.73137</text:p>
          </table:table-cell>
          <table:table-cell table:style-name="ce25" table:formula="of:=[CPPRAW.W7]/[.$A7]" office:value-type="float" office:value="2.76891774511183" calcext:value-type="float">
            <text:p>2.76892</text:p>
          </table:table-cell>
          <table:table-cell table:style-name="ce25" table:formula="of:=[CPPRAW.Y7]/[.$A7]" office:value-type="float" office:value="8.8032069637199" calcext:value-type="float">
            <text:p>8.80321</text:p>
          </table:table-cell>
          <table:table-cell table:style-name="ce29" table:formula="of:=[CPPRAW.Q7]/[.$A7]" office:value-type="float" office:value="9.37103250888196" calcext:value-type="float">
            <text:p>9.37103</text:p>
          </table:table-cell>
          <table:table-cell table:style-name="ce25" table:formula="of:=[CPPRAW.S7]/[.$A7]" office:value-type="float" office:value="6.88043574465836" calcext:value-type="float">
            <text:p>6.88044</text:p>
          </table:table-cell>
          <table:table-cell table:style-name="ce25" table:formula="of:=[CPPRAW.X7]/[.$A7]" office:value-type="float" office:value="0.203912342617916" calcext:value-type="float">
            <text:p>0.20391</text:p>
          </table:table-cell>
          <table:table-cell table:style-name="ce25" table:formula="of:=[CPPRAW.Z7]/[.$A7]" office:value-type="float" office:value="0.353950926844265" calcext:value-type="float">
            <text:p>0.35395</text:p>
          </table:table-cell>
          <table:table-cell table:style-name="ce25"/>
          <table:table-cell table:style-name="ce25" table:formula="of:=[CPPRAW.N7]/[.$A7]" office:value-type="float" office:value="0.0000904916422486654" calcext:value-type="float">
            <text:p>0.00009</text:p>
          </table:table-cell>
          <table:table-cell table:style-name="ce25" table:formula="of:=[CPPRAW.U7]/[.$A7]" office:value-type="float" office:value="0.0000853984326385031" calcext:value-type="float">
            <text:p>0.00009</text:p>
          </table:table-cell>
          <table:table-cell table:style-name="ce25" table:formula="of:=[CPPRAW.O7]/[.$A7]" office:value-type="float" office:value="0.0002901449092776" calcext:value-type="float">
            <text:p>0.00029</text:p>
          </table:table-cell>
          <table:table-cell table:style-name="ce25" table:formula="of:=[CPPRAW.V7]/[.$A7]" office:value-type="float" office:value="0.000282641785892016" calcext:value-type="float">
            <text:p>0.00028</text:p>
          </table:table-cell>
          <table:table-cell table:number-columns-repeated="1005"/>
        </table:table-row>
        <table:table-row table:style-name="ro1">
          <table:table-cell table:style-name="ce21" table:formula="of:=[CPPRAW.L8]" office:value-type="float" office:value="838861" calcext:value-type="float">
            <text:p>838,861</text:p>
          </table:table-cell>
          <table:table-cell table:style-name="ce21" table:formula="of:=[CPPRAW.M8]" office:value-type="float" office:value="1048576" calcext:value-type="float">
            <text:p>1,048,576</text:p>
          </table:table-cell>
          <table:table-cell table:style-name="ce25" table:formula="of:=[CPPRAW.P8]/[.$A8]" office:value-type="float" office:value="104.874398847068" calcext:value-type="float">
            <text:p>104.87440</text:p>
          </table:table-cell>
          <table:table-cell table:style-name="ce25" table:formula="of:=[CPPRAW.R8]/[.$A8]" office:value-type="float" office:value="69.544767686482" calcext:value-type="float">
            <text:p>69.54477</text:p>
          </table:table-cell>
          <table:table-cell table:style-name="ce25" table:formula="of:=[CPPRAW.W8]/[.$A8]" office:value-type="float" office:value="2.83955989877942" calcext:value-type="float">
            <text:p>2.83956</text:p>
          </table:table-cell>
          <table:table-cell table:style-name="ce25" table:formula="of:=[CPPRAW.Y8]/[.$A8]" office:value-type="float" office:value="8.70670298476148" calcext:value-type="float">
            <text:p>8.70670</text:p>
          </table:table-cell>
          <table:table-cell table:style-name="ce29" table:formula="of:=[CPPRAW.Q8]/[.$A8]" office:value-type="float" office:value="7.16694679481334" calcext:value-type="float">
            <text:p>7.16695</text:p>
          </table:table-cell>
          <table:table-cell table:style-name="ce25" table:formula="of:=[CPPRAW.S8]/[.$A8]" office:value-type="float" office:value="3.34941913169229" calcext:value-type="float">
            <text:p>3.34942</text:p>
          </table:table-cell>
          <table:table-cell table:style-name="ce25" table:formula="of:=[CPPRAW.X8]/[.$A8]" office:value-type="float" office:value="0.133969553984411" calcext:value-type="float">
            <text:p>0.13397</text:p>
          </table:table-cell>
          <table:table-cell table:style-name="ce25" table:formula="of:=[CPPRAW.Z8]/[.$A8]" office:value-type="float" office:value="0.224478691837611" calcext:value-type="float">
            <text:p>0.22448</text:p>
          </table:table-cell>
          <table:table-cell table:style-name="ce25"/>
          <table:table-cell table:style-name="ce25" table:formula="of:=[CPPRAW.N8]/[.$A8]" office:value-type="float" office:value="0.0000446081055145012" calcext:value-type="float">
            <text:p>0.00004</text:p>
          </table:table-cell>
          <table:table-cell table:style-name="ce25" table:formula="of:=[CPPRAW.U8]/[.$A8]" office:value-type="float" office:value="0.0000401466989167454" calcext:value-type="float">
            <text:p>0.00004</text:p>
          </table:table-cell>
          <table:table-cell table:style-name="ce25" table:formula="of:=[CPPRAW.O8]/[.$A8]" office:value-type="float" office:value="0.0001441445034408" calcext:value-type="float">
            <text:p>0.00014</text:p>
          </table:table-cell>
          <table:table-cell table:style-name="ce25" table:formula="of:=[CPPRAW.V8]/[.$A8]" office:value-type="float" office:value="0.000137399517279819" calcext:value-type="float">
            <text:p>0.00014</text:p>
          </table:table-cell>
          <table:table-cell table:number-columns-repeated="1005"/>
        </table:table-row>
        <table:table-row table:style-name="ro1">
          <table:table-cell table:style-name="ce21" table:formula="of:=[CPPRAW.L9]" office:value-type="float" office:value="1677722" calcext:value-type="float">
            <text:p>1,677,722</text:p>
          </table:table-cell>
          <table:table-cell table:style-name="ce21" table:formula="of:=[CPPRAW.M9]" office:value-type="float" office:value="2097152" calcext:value-type="float">
            <text:p>2,097,152</text:p>
          </table:table-cell>
          <table:table-cell table:style-name="ce25" table:formula="of:=[CPPRAW.P9]/[.$A9]" office:value-type="float" office:value="104.029862003359" calcext:value-type="float">
            <text:p>104.02986</text:p>
          </table:table-cell>
          <table:table-cell table:style-name="ce25" table:formula="of:=[CPPRAW.R9]/[.$A9]" office:value-type="float" office:value="69.6571523261899" calcext:value-type="float">
            <text:p>69.65715</text:p>
          </table:table-cell>
          <table:table-cell table:style-name="ce25" table:formula="of:=[CPPRAW.W9]/[.$A9]" office:value-type="float" office:value="2.89041902204298" calcext:value-type="float">
            <text:p>2.89042</text:p>
          </table:table-cell>
          <table:table-cell table:style-name="ce25" table:formula="of:=[CPPRAW.Y9]/[.$A9]" office:value-type="float" office:value="8.74055674822766" calcext:value-type="float">
            <text:p>8.74056</text:p>
          </table:table-cell>
          <table:table-cell table:style-name="ce29" table:formula="of:=[CPPRAW.Q9]/[.$A9]" office:value-type="float" office:value="4.02185667909403" calcext:value-type="float">
            <text:p>4.02186</text:p>
          </table:table-cell>
          <table:table-cell table:style-name="ce25" table:formula="of:=[CPPRAW.S9]/[.$A9]" office:value-type="float" office:value="2.87236397456844" calcext:value-type="float">
            <text:p>2.87236</text:p>
          </table:table-cell>
          <table:table-cell table:style-name="ce25" table:formula="of:=[CPPRAW.X9]/[.$A9]" office:value-type="float" office:value="0.187335422167056" calcext:value-type="float">
            <text:p>0.18734</text:p>
          </table:table-cell>
          <table:table-cell table:style-name="ce25" table:formula="of:=[CPPRAW.Z9]/[.$A9]" office:value-type="float" office:value="0.128464092624548" calcext:value-type="float">
            <text:p>0.12846</text:p>
          </table:table-cell>
          <table:table-cell/>
          <table:table-cell table:style-name="ce25" table:formula="of:=[CPPRAW.N9]/[.$A9]" office:value-type="float" office:value="0.0000213481434945718" calcext:value-type="float">
            <text:p>0.00002</text:p>
          </table:table-cell>
          <table:table-cell table:style-name="ce25" table:formula="of:=[CPPRAW.U9]/[.$A9]" office:value-type="float" office:value="0.0000207111190054133" calcext:value-type="float">
            <text:p>0.00002</text:p>
          </table:table-cell>
          <table:table-cell table:style-name="ce25" table:formula="of:=[CPPRAW.O9]/[.$A9]" office:value-type="float" office:value="0.0000706556010618601" calcext:value-type="float">
            <text:p>0.00007</text:p>
          </table:table-cell>
          <table:table-cell table:style-name="ce25" table:formula="of:=[CPPRAW.V9]/[.$A9]" office:value-type="float" office:value="0.0000696887137076911" calcext:value-type="float">
            <text:p>0.00007</text:p>
          </table:table-cell>
          <table:table-cell table:number-columns-repeated="1005"/>
        </table:table-row>
        <table:table-row table:style-name="ro1">
          <table:table-cell table:style-name="ce21" table:formula="of:=[CPPRAW.L10]" office:value-type="float" office:value="3355444" calcext:value-type="float">
            <text:p>3,355,444</text:p>
          </table:table-cell>
          <table:table-cell table:style-name="ce21" table:formula="of:=[CPPRAW.M10]" office:value-type="float" office:value="4194304" calcext:value-type="float">
            <text:p>4,194,304</text:p>
          </table:table-cell>
          <table:table-cell table:style-name="ce25" table:formula="of:=[CPPRAW.P10]/[.$A10]" office:value-type="float" office:value="102.937371630997" calcext:value-type="float">
            <text:p>102.93737</text:p>
          </table:table-cell>
          <table:table-cell table:style-name="ce25" table:formula="of:=[CPPRAW.R10]/[.$A10]" office:value-type="float" office:value="70.5866115754726" calcext:value-type="float">
            <text:p>70.58661</text:p>
          </table:table-cell>
          <table:table-cell table:style-name="ce25" table:formula="of:=[CPPRAW.W10]/[.$A10]" office:value-type="float" office:value="2.8408965065428" calcext:value-type="float">
            <text:p>2.84090</text:p>
          </table:table-cell>
          <table:table-cell table:style-name="ce25" table:formula="of:=[CPPRAW.Y10]/[.$A10]" office:value-type="float" office:value="8.74903186955288" calcext:value-type="float">
            <text:p>8.74903</text:p>
          </table:table-cell>
          <table:table-cell table:style-name="ce29" table:formula="of:=[CPPRAW.Q10]/[.$A10]" office:value-type="float" office:value="2.44042260943067" calcext:value-type="float">
            <text:p>2.44042</text:p>
          </table:table-cell>
          <table:table-cell table:style-name="ce25" table:formula="of:=[CPPRAW.S10]/[.$A10]" office:value-type="float" office:value="1.89673944606033" calcext:value-type="float">
            <text:p>1.89674</text:p>
          </table:table-cell>
          <table:table-cell table:style-name="ce25" table:formula="of:=[CPPRAW.X10]/[.$A10]" office:value-type="float" office:value="0.11135341045003" calcext:value-type="float">
            <text:p>0.11135</text:p>
          </table:table-cell>
          <table:table-cell table:style-name="ce25" table:formula="of:=[CPPRAW.Z10]/[.$A10]" office:value-type="float" office:value="0.0696812660258869" calcext:value-type="float">
            <text:p>0.06968</text:p>
          </table:table-cell>
          <table:table-cell/>
          <table:table-cell table:style-name="ce25" table:formula="of:=[CPPRAW.N10]/[.$A10]" office:value-type="float" office:value="0.0000109925839918652" calcext:value-type="float">
            <text:p>0.00001</text:p>
          </table:table-cell>
          <table:table-cell table:style-name="ce25" table:formula="of:=[CPPRAW.U10]/[.$A10]" office:value-type="float" office:value="0.0000100363022002453" calcext:value-type="float">
            <text:p>0.00001</text:p>
          </table:table-cell>
          <table:table-cell table:style-name="ce25" table:formula="of:=[CPPRAW.O10]/[.$A10]" office:value-type="float" office:value="0.0000358018801476371" calcext:value-type="float">
            <text:p>0.00004</text:p>
          </table:table-cell>
          <table:table-cell table:style-name="ce25" table:formula="of:=[CPPRAW.V10]/[.$A10]" office:value-type="float" office:value="0.0000343486048274503" calcext:value-type="float">
            <text:p>0.00003</text:p>
          </table:table-cell>
          <table:table-cell table:number-columns-repeated="1005"/>
        </table:table-row>
        <table:table-row table:style-name="ro1">
          <table:table-cell table:style-name="ce21" table:formula="of:=[CPPRAW.L11]" office:value-type="float" office:value="6710887" calcext:value-type="float">
            <text:p>6,710,887</text:p>
          </table:table-cell>
          <table:table-cell table:style-name="ce21" table:formula="of:=[CPPRAW.M11]" office:value-type="float" office:value="8388608" calcext:value-type="float">
            <text:p>8,388,608</text:p>
          </table:table-cell>
          <table:table-cell table:style-name="ce25" table:formula="of:=[CPPRAW.P11]/[.$A11]" office:value-type="float" office:value="102.568745853566" calcext:value-type="float">
            <text:p>102.56875</text:p>
          </table:table-cell>
          <table:table-cell table:style-name="ce25" table:formula="of:=[CPPRAW.R11]/[.$A11]" office:value-type="float" office:value="69.1107276154404" calcext:value-type="float">
            <text:p>69.11073</text:p>
          </table:table-cell>
          <table:table-cell table:style-name="ce25" table:formula="of:=[CPPRAW.W11]/[.$A11]" office:value-type="float" office:value="2.84245628837887" calcext:value-type="float">
            <text:p>2.84246</text:p>
          </table:table-cell>
          <table:table-cell table:style-name="ce25" table:formula="of:=[CPPRAW.Y11]/[.$A11]" office:value-type="float" office:value="8.73745053727622" calcext:value-type="float">
            <text:p>8.73745</text:p>
          </table:table-cell>
          <table:table-cell table:style-name="ce29" table:formula="of:=[CPPRAW.Q11]/[.$A11]" office:value-type="float" office:value="1.200967542758" calcext:value-type="float">
            <text:p>1.20097</text:p>
          </table:table-cell>
          <table:table-cell table:style-name="ce25" table:formula="of:=[CPPRAW.S11]/[.$A11]" office:value-type="float" office:value="1.34110976473867" calcext:value-type="float">
            <text:p>1.34111</text:p>
          </table:table-cell>
          <table:table-cell table:style-name="ce25" table:formula="of:=[CPPRAW.X11]/[.$A11]" office:value-type="float" office:value="0.0464072418810326" calcext:value-type="float">
            <text:p>0.04641</text:p>
          </table:table-cell>
          <table:table-cell table:style-name="ce25" table:formula="of:=[CPPRAW.Z11]/[.$A11]" office:value-type="float" office:value="0.112647247633464" calcext:value-type="float">
            <text:p>0.11265</text:p>
          </table:table-cell>
          <table:table-cell/>
          <table:table-cell table:style-name="ce25" table:formula="of:=[CPPRAW.N11]/[.$A11]" office:value-type="float" office:value="0.00000541787546117227" calcext:value-type="float">
            <text:p>0.00001</text:p>
          </table:table-cell>
          <table:table-cell table:style-name="ce25" table:formula="of:=[CPPRAW.U11]/[.$A11]" office:value-type="float" office:value="0.0000055765728136981" calcext:value-type="float">
            <text:p>0.00001</text:p>
          </table:table-cell>
          <table:table-cell table:style-name="ce25" table:formula="of:=[CPPRAW.O11]/[.$A11]" office:value-type="float" office:value="0.0000177869690364168" calcext:value-type="float">
            <text:p>0.00002</text:p>
          </table:table-cell>
          <table:table-cell table:style-name="ce25" table:formula="of:=[CPPRAW.V11]/[.$A11]" office:value-type="float" office:value="0.0000180198704450155" calcext:value-type="float">
            <text:p>0.00002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ce21"/>
          <table:table-cell table:number-columns-repeated="1018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 table:style-name="ce6"/>
          <table:table-cell table:style-name="ce22" table:formula="of:=[.B1]" office:value-type="string" office:string-value="n" calcext:value-type="string">
            <text:p>n</text:p>
          </table:table-cell>
          <table:table-cell table:style-name="ce22" table:formula="of:=[.C1]" office:value-type="string" office:string-value="mult_big_vector_hot_201_101" calcext:value-type="string">
            <text:p>mult_big_vector_hot_201_101</text:p>
          </table:table-cell>
          <table:table-cell table:style-name="ce27" table:number-columns-repeated="2"/>
          <table:table-cell table:style-name="ce22" table:formula="of:=[.D1]" office:value-type="string" office:string-value="mult_big_vector_no_out_hot_201_101" calcext:value-type="string">
            <text:p>mult_big_vector_no_out_hot_201_101</text:p>
          </table:table-cell>
          <table:table-cell table:style-name="ce30"/>
          <table:table-cell table:style-name="ce27"/>
          <table:table-cell table:style-name="ce22" table:formula="of:=[.E1]" office:value-type="string" office:string-value="mult_big_vector_hot_64_32" calcext:value-type="string">
            <text:p>mult_big_vector_hot_64_32</text:p>
          </table:table-cell>
          <table:table-cell table:style-name="ce27" table:number-columns-repeated="2"/>
          <table:table-cell table:style-name="ce22" table:formula="of:=[.F1]" office:value-type="string" office:string-value="mult_big_vector_no_out_hot_64_32" calcext:value-type="string">
            <text:p>mult_big_vector_no_out_hot_64_32</text:p>
          </table:table-cell>
          <table:table-cell table:style-name="ce27" table:number-columns-repeated="1008"/>
        </table:table-row>
        <table:table-row table:style-name="ro1">
          <table:table-cell/>
          <table:table-cell table:style-name="ce23" table:formula="of:=CONCATENATE(&quot;'&quot;; [.B2]/1024; &quot;'&quot;)" office:value-type="string" office:string-value="'16'" calcext:value-type="string">
            <text:p>'16'</text:p>
          </table:table-cell>
          <table:table-cell table:style-name="ce26" table:formula="of:=[.C2]" office:value-type="float" office:value="101.954257895941" calcext:value-type="float">
            <text:p>101.95</text:p>
          </table:table-cell>
          <table:table-cell table:style-name="ce26" table:formula="of:=[.$C2]-[.$G2]" office:value-type="float" office:value="96.0835501852163" calcext:value-type="float">
            <text:p>96.08</text:p>
          </table:table-cell>
          <table:table-cell table:style-name="ce26" table:formula="of:=[.$C2]+[.$G2]" office:value-type="float" office:value="107.824965606667" calcext:value-type="float">
            <text:p>107.82</text:p>
          </table:table-cell>
          <table:table-cell table:style-name="ce26" table:formula="of:=[.D2]" office:value-type="float" office:value="67.7816391707354" calcext:value-type="float">
            <text:p>67.78</text:p>
          </table:table-cell>
          <table:table-cell table:style-name="ce26" table:formula="of:=[.$D2]-[.$H2]" office:value-type="float" office:value="61.5581825626158" calcext:value-type="float">
            <text:p>61.56</text:p>
          </table:table-cell>
          <table:table-cell table:style-name="ce26" table:formula="of:=[.$D2]+[.$H2]" office:value-type="float" office:value="74.005095778855" calcext:value-type="float">
            <text:p>74.01</text:p>
          </table:table-cell>
          <table:table-cell table:style-name="ce22" table:formula="of:=[.E2]" office:value-type="float" office:value="2.58372940189197" calcext:value-type="float">
            <text:p>2.58373</text:p>
          </table:table-cell>
          <table:table-cell table:style-name="ce26" table:formula="of:=[.$E2]-[.$I2]" office:value-type="float" office:value="2.11582740082246" calcext:value-type="float">
            <text:p>2.12</text:p>
          </table:table-cell>
          <table:table-cell table:style-name="ce26" table:formula="of:=[.$E2]+[.$I2]" office:value-type="float" office:value="3.05163140296149" calcext:value-type="float">
            <text:p>3.05</text:p>
          </table:table-cell>
          <table:table-cell table:style-name="ce22" table:formula="of:=[.F2]" office:value-type="float" office:value="8.28015400900214" calcext:value-type="float">
            <text:p>8.28015</text:p>
          </table:table-cell>
          <table:table-cell table:style-name="ce26" table:formula="of:=[.$F2]-[.$J2]" office:value-type="float" office:value="7.11738480053543" calcext:value-type="float">
            <text:p>7.12</text:p>
          </table:table-cell>
          <table:table-cell table:style-name="ce26" table:formula="of:=[.$F2]+[.$J2]" office:value-type="float" office:value="9.44292321746884" calcext:value-type="float">
            <text:p>9.44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3]/1024; &quot;'&quot;)" office:value-type="string" office:string-value="'32'" calcext:value-type="string">
            <text:p>'32'</text:p>
          </table:table-cell>
          <table:table-cell table:style-name="ce26" table:formula="of:=[.C3]" office:value-type="float" office:value="103.399530421514" calcext:value-type="float">
            <text:p>103.40</text:p>
          </table:table-cell>
          <table:table-cell table:style-name="ce26" table:formula="of:=[.$C3]-[.$G3]" office:value-type="float" office:value="93.8565371630262" calcext:value-type="float">
            <text:p>93.86</text:p>
          </table:table-cell>
          <table:table-cell table:style-name="ce26" table:formula="of:=[.$C3]+[.$G3]" office:value-type="float" office:value="112.942523680003" calcext:value-type="float">
            <text:p>112.94</text:p>
          </table:table-cell>
          <table:table-cell table:style-name="ce26" table:formula="of:=[.D3]" office:value-type="float" office:value="69.2127799446882" calcext:value-type="float">
            <text:p>69.21</text:p>
          </table:table-cell>
          <table:table-cell table:style-name="ce26" table:formula="of:=[.$D3]-[.$H3]" office:value-type="float" office:value="65.2038604519075" calcext:value-type="float">
            <text:p>65.20</text:p>
          </table:table-cell>
          <table:table-cell table:style-name="ce26" table:formula="of:=[.$D3]+[.$H3]" office:value-type="float" office:value="73.2216994374688" calcext:value-type="float">
            <text:p>73.22</text:p>
          </table:table-cell>
          <table:table-cell table:style-name="ce22" table:formula="of:=[.E3]" office:value-type="float" office:value="2.77122253480832" calcext:value-type="float">
            <text:p>2.77122</text:p>
          </table:table-cell>
          <table:table-cell table:style-name="ce26" table:formula="of:=[.$E3]-[.$I3]" office:value-type="float" office:value="2.4381067147797" calcext:value-type="float">
            <text:p>2.44</text:p>
          </table:table-cell>
          <table:table-cell table:style-name="ce26" table:formula="of:=[.$E3]+[.$I3]" office:value-type="float" office:value="3.10433835483693" calcext:value-type="float">
            <text:p>3.10</text:p>
          </table:table-cell>
          <table:table-cell table:style-name="ce22" table:formula="of:=[.F3]" office:value-type="float" office:value="8.42064133129887" calcext:value-type="float">
            <text:p>8.42064</text:p>
          </table:table-cell>
          <table:table-cell table:style-name="ce26" table:formula="of:=[.$F3]-[.$J3]" office:value-type="float" office:value="7.42246575703854" calcext:value-type="float">
            <text:p>7.42</text:p>
          </table:table-cell>
          <table:table-cell table:style-name="ce26" table:formula="of:=[.$F3]+[.$J3]" office:value-type="float" office:value="9.41881690555921" calcext:value-type="float">
            <text:p>9.42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4]/1024; &quot;'&quot;)" office:value-type="string" office:string-value="'64'" calcext:value-type="string">
            <text:p>'64'</text:p>
          </table:table-cell>
          <table:table-cell table:style-name="ce26" table:formula="of:=[.C4]" office:value-type="float" office:value="103.26242942837" calcext:value-type="float">
            <text:p>103.26</text:p>
          </table:table-cell>
          <table:table-cell table:style-name="ce26" table:formula="of:=[.$C4]-[.$G4]" office:value-type="float" office:value="98.4891527415228" calcext:value-type="float">
            <text:p>98.49</text:p>
          </table:table-cell>
          <table:table-cell table:style-name="ce26" table:formula="of:=[.$C4]+[.$G4]" office:value-type="float" office:value="108.035706115217" calcext:value-type="float">
            <text:p>108.04</text:p>
          </table:table-cell>
          <table:table-cell table:style-name="ce26" table:formula="of:=[.D4]" office:value-type="float" office:value="70.4070533006542" calcext:value-type="float">
            <text:p>70.41</text:p>
          </table:table-cell>
          <table:table-cell table:style-name="ce26" table:formula="of:=[.$D4]-[.$H4]" office:value-type="float" office:value="63.9784476557722" calcext:value-type="float">
            <text:p>63.98</text:p>
          </table:table-cell>
          <table:table-cell table:style-name="ce26" table:formula="of:=[.$D4]+[.$H4]" office:value-type="float" office:value="76.8356589455362" calcext:value-type="float">
            <text:p>76.84</text:p>
          </table:table-cell>
          <table:table-cell table:style-name="ce22" table:formula="of:=[.E4]" office:value-type="float" office:value="2.69390821396555" calcext:value-type="float">
            <text:p>2.69391</text:p>
          </table:table-cell>
          <table:table-cell table:style-name="ce26" table:formula="of:=[.$E4]-[.$I4]" office:value-type="float" office:value="2.26851621105729" calcext:value-type="float">
            <text:p>2.27</text:p>
          </table:table-cell>
          <table:table-cell table:style-name="ce26" table:formula="of:=[.$E4]+[.$I4]" office:value-type="float" office:value="3.11930021687382" calcext:value-type="float">
            <text:p>3.12</text:p>
          </table:table-cell>
          <table:table-cell table:style-name="ce22" table:formula="of:=[.F4]" office:value-type="float" office:value="8.50984421789468" calcext:value-type="float">
            <text:p>8.50984</text:p>
          </table:table-cell>
          <table:table-cell table:style-name="ce26" table:formula="of:=[.$F4]-[.$J4]" office:value-type="float" office:value="7.70003217573726" calcext:value-type="float">
            <text:p>7.70</text:p>
          </table:table-cell>
          <table:table-cell table:style-name="ce26" table:formula="of:=[.$F4]+[.$J4]" office:value-type="float" office:value="9.3196562600521" calcext:value-type="float">
            <text:p>9.32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5]/1024; &quot;'&quot;)" office:value-type="string" office:string-value="'128'" calcext:value-type="string">
            <text:p>'128'</text:p>
          </table:table-cell>
          <table:table-cell table:style-name="ce26" table:formula="of:=[.C5]" office:value-type="float" office:value="103.868158950676" calcext:value-type="float">
            <text:p>103.87</text:p>
          </table:table-cell>
          <table:table-cell table:style-name="ce26" table:formula="of:=[.$C5]-[.$G5]" office:value-type="float" office:value="95.7938096441282" calcext:value-type="float">
            <text:p>95.79</text:p>
          </table:table-cell>
          <table:table-cell table:style-name="ce26" table:formula="of:=[.$C5]+[.$G5]" office:value-type="float" office:value="111.942508257224" calcext:value-type="float">
            <text:p>111.94</text:p>
          </table:table-cell>
          <table:table-cell table:style-name="ce26" table:formula="of:=[.D5]" office:value-type="float" office:value="69.4214155572298" calcext:value-type="float">
            <text:p>69.42</text:p>
          </table:table-cell>
          <table:table-cell table:style-name="ce26" table:formula="of:=[.$D5]-[.$H5]" office:value-type="float" office:value="65.1584239347059" calcext:value-type="float">
            <text:p>65.16</text:p>
          </table:table-cell>
          <table:table-cell table:style-name="ce26" table:formula="of:=[.$D5]+[.$H5]" office:value-type="float" office:value="73.6844071797537" calcext:value-type="float">
            <text:p>73.68</text:p>
          </table:table-cell>
          <table:table-cell table:style-name="ce22" table:formula="of:=[.E5]" office:value-type="float" office:value="2.69058403984436" calcext:value-type="float">
            <text:p>2.69058</text:p>
          </table:table-cell>
          <table:table-cell table:style-name="ce26" table:formula="of:=[.$E5]-[.$I5]" office:value-type="float" office:value="2.36225843595148" calcext:value-type="float">
            <text:p>2.36</text:p>
          </table:table-cell>
          <table:table-cell table:style-name="ce26" table:formula="of:=[.$E5]+[.$I5]" office:value-type="float" office:value="3.01890964373724" calcext:value-type="float">
            <text:p>3.02</text:p>
          </table:table-cell>
          <table:table-cell table:style-name="ce22" table:formula="of:=[.F5]" office:value-type="float" office:value="8.46755106906483" calcext:value-type="float">
            <text:p>8.46755</text:p>
          </table:table-cell>
          <table:table-cell table:style-name="ce26" table:formula="of:=[.$F5]-[.$J5]" office:value-type="float" office:value="8.06048977844133" calcext:value-type="float">
            <text:p>8.06</text:p>
          </table:table-cell>
          <table:table-cell table:style-name="ce26" table:formula="of:=[.$F5]+[.$J5]" office:value-type="float" office:value="8.87461235968833" calcext:value-type="float">
            <text:p>8.87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6]/1024; &quot;'&quot;)" office:value-type="string" office:string-value="'256'" calcext:value-type="string">
            <text:p>'256'</text:p>
          </table:table-cell>
          <table:table-cell table:style-name="ce26" table:formula="of:=[.C6]" office:value-type="float" office:value="108.681223201854" calcext:value-type="float">
            <text:p>108.68</text:p>
          </table:table-cell>
          <table:table-cell table:style-name="ce26" table:formula="of:=[.$C6]-[.$G6]" office:value-type="float" office:value="84.1368412608431" calcext:value-type="float">
            <text:p>84.14</text:p>
          </table:table-cell>
          <table:table-cell table:style-name="ce26" table:formula="of:=[.$C6]+[.$G6]" office:value-type="float" office:value="133.225605142865" calcext:value-type="float">
            <text:p>133.23</text:p>
          </table:table-cell>
          <table:table-cell table:style-name="ce26" table:formula="of:=[.D6]" office:value-type="float" office:value="70.9010858792367" calcext:value-type="float">
            <text:p>70.90</text:p>
          </table:table-cell>
          <table:table-cell table:style-name="ce26" table:formula="of:=[.$D6]-[.$H6]" office:value-type="float" office:value="61.6278512473868" calcext:value-type="float">
            <text:p>61.63</text:p>
          </table:table-cell>
          <table:table-cell table:style-name="ce26" table:formula="of:=[.$D6]+[.$H6]" office:value-type="float" office:value="80.1743205110866" calcext:value-type="float">
            <text:p>80.17</text:p>
          </table:table-cell>
          <table:table-cell table:style-name="ce22" table:formula="of:=[.E6]" office:value-type="float" office:value="2.71297200738141" calcext:value-type="float">
            <text:p>2.71297</text:p>
          </table:table-cell>
          <table:table-cell table:style-name="ce26" table:formula="of:=[.$E6]-[.$I6]" office:value-type="float" office:value="2.41795553716822" calcext:value-type="float">
            <text:p>2.42</text:p>
          </table:table-cell>
          <table:table-cell table:style-name="ce26" table:formula="of:=[.$E6]+[.$I6]" office:value-type="float" office:value="3.0079884775946" calcext:value-type="float">
            <text:p>3.01</text:p>
          </table:table-cell>
          <table:table-cell table:style-name="ce22" table:formula="of:=[.F6]" office:value-type="float" office:value="8.57265167536096" calcext:value-type="float">
            <text:p>8.57265</text:p>
          </table:table-cell>
          <table:table-cell table:style-name="ce26" table:formula="of:=[.$F6]-[.$J6]" office:value-type="float" office:value="8.00026903599074" calcext:value-type="float">
            <text:p>8.00</text:p>
          </table:table-cell>
          <table:table-cell table:style-name="ce26" table:formula="of:=[.$F6]+[.$J6]" office:value-type="float" office:value="9.14503431473119" calcext:value-type="float">
            <text:p>9.15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7]/1024; &quot;'&quot;)" office:value-type="string" office:string-value="'512'" calcext:value-type="string">
            <text:p>'512'</text:p>
          </table:table-cell>
          <table:table-cell table:style-name="ce26" table:formula="of:=[.C7]" office:value-type="float" office:value="105.507622800294" calcext:value-type="float">
            <text:p>105.51</text:p>
          </table:table-cell>
          <table:table-cell table:style-name="ce26" table:formula="of:=[.$C7]-[.$G7]" office:value-type="float" office:value="96.1365902914118" calcext:value-type="float">
            <text:p>96.14</text:p>
          </table:table-cell>
          <table:table-cell table:style-name="ce26" table:formula="of:=[.$C7]+[.$G7]" office:value-type="float" office:value="114.878655309176" calcext:value-type="float">
            <text:p>114.88</text:p>
          </table:table-cell>
          <table:table-cell table:style-name="ce26" table:formula="of:=[.D7]" office:value-type="float" office:value="70.731368607113" calcext:value-type="float">
            <text:p>70.73</text:p>
          </table:table-cell>
          <table:table-cell table:style-name="ce26" table:formula="of:=[.$D7]-[.$H7]" office:value-type="float" office:value="63.8509328624546" calcext:value-type="float">
            <text:p>63.85</text:p>
          </table:table-cell>
          <table:table-cell table:style-name="ce26" table:formula="of:=[.$D7]+[.$H7]" office:value-type="float" office:value="77.6118043517713" calcext:value-type="float">
            <text:p>77.61</text:p>
          </table:table-cell>
          <table:table-cell table:style-name="ce22" table:formula="of:=[.E7]" office:value-type="float" office:value="2.76891774511183" calcext:value-type="float">
            <text:p>2.76892</text:p>
          </table:table-cell>
          <table:table-cell table:style-name="ce26" table:formula="of:=[.$E7]-[.$I7]" office:value-type="float" office:value="2.56500540249391" calcext:value-type="float">
            <text:p>2.57</text:p>
          </table:table-cell>
          <table:table-cell table:style-name="ce26" table:formula="of:=[.$E7]+[.$I7]" office:value-type="float" office:value="2.97283008772975" calcext:value-type="float">
            <text:p>2.97</text:p>
          </table:table-cell>
          <table:table-cell table:style-name="ce22" table:formula="of:=[.F7]" office:value-type="float" office:value="8.8032069637199" calcext:value-type="float">
            <text:p>8.80321</text:p>
          </table:table-cell>
          <table:table-cell table:style-name="ce26" table:formula="of:=[.$F7]-[.$J7]" office:value-type="float" office:value="8.44925603687563" calcext:value-type="float">
            <text:p>8.45</text:p>
          </table:table-cell>
          <table:table-cell table:style-name="ce26" table:formula="of:=[.$F7]+[.$J7]" office:value-type="float" office:value="9.15715789056416" calcext:value-type="float">
            <text:p>9.16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8]/1024; &quot;'&quot;)" office:value-type="string" office:string-value="'1024'" calcext:value-type="string">
            <text:p>'1024'</text:p>
          </table:table-cell>
          <table:table-cell table:style-name="ce26" table:formula="of:=[.C8]" office:value-type="float" office:value="104.874398847068" calcext:value-type="float">
            <text:p>104.87</text:p>
          </table:table-cell>
          <table:table-cell table:style-name="ce26" table:formula="of:=[.$C8]-[.$G8]" office:value-type="float" office:value="97.7074520522543" calcext:value-type="float">
            <text:p>97.71</text:p>
          </table:table-cell>
          <table:table-cell table:style-name="ce26" table:formula="of:=[.$C8]+[.$G8]" office:value-type="float" office:value="112.041345641881" calcext:value-type="float">
            <text:p>112.04</text:p>
          </table:table-cell>
          <table:table-cell table:style-name="ce26" table:formula="of:=[.D8]" office:value-type="float" office:value="69.544767686482" calcext:value-type="float">
            <text:p>69.54</text:p>
          </table:table-cell>
          <table:table-cell table:style-name="ce26" table:formula="of:=[.$D8]-[.$H8]" office:value-type="float" office:value="66.1953485547897" calcext:value-type="float">
            <text:p>66.20</text:p>
          </table:table-cell>
          <table:table-cell table:style-name="ce26" table:formula="of:=[.$D8]+[.$H8]" office:value-type="float" office:value="72.8941868181743" calcext:value-type="float">
            <text:p>72.89</text:p>
          </table:table-cell>
          <table:table-cell table:style-name="ce22" table:formula="of:=[.E8]" office:value-type="float" office:value="2.83955989877942" calcext:value-type="float">
            <text:p>2.83956</text:p>
          </table:table-cell>
          <table:table-cell table:style-name="ce26" table:formula="of:=[.$E8]-[.$I8]" office:value-type="float" office:value="2.705590344795" calcext:value-type="float">
            <text:p>2.71</text:p>
          </table:table-cell>
          <table:table-cell table:style-name="ce26" table:formula="of:=[.$E8]+[.$I8]" office:value-type="float" office:value="2.97352945276383" calcext:value-type="float">
            <text:p>2.97</text:p>
          </table:table-cell>
          <table:table-cell table:style-name="ce22" table:formula="of:=[.F8]" office:value-type="float" office:value="8.70670298476148" calcext:value-type="float">
            <text:p>8.70670</text:p>
          </table:table-cell>
          <table:table-cell table:style-name="ce26" table:formula="of:=[.$F8]-[.$J8]" office:value-type="float" office:value="8.48222429292387" calcext:value-type="float">
            <text:p>8.48</text:p>
          </table:table-cell>
          <table:table-cell table:style-name="ce26" table:formula="of:=[.$F8]+[.$J8]" office:value-type="float" office:value="8.93118167659909" calcext:value-type="float">
            <text:p>8.93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9]/1024; &quot;'&quot;)" office:value-type="string" office:string-value="'2048'" calcext:value-type="string">
            <text:p>'2048'</text:p>
          </table:table-cell>
          <table:table-cell table:style-name="ce26" table:formula="of:=[.C9]" office:value-type="float" office:value="104.029862003359" calcext:value-type="float">
            <text:p>104.03</text:p>
          </table:table-cell>
          <table:table-cell table:style-name="ce26" table:formula="of:=[.$C9]-[.$G9]" office:value-type="float" office:value="100.008005324265" calcext:value-type="float">
            <text:p>100.01</text:p>
          </table:table-cell>
          <table:table-cell table:style-name="ce26" table:formula="of:=[.$C9]+[.$G9]" office:value-type="float" office:value="108.051718682453" calcext:value-type="float">
            <text:p>108.05</text:p>
          </table:table-cell>
          <table:table-cell table:style-name="ce26" table:formula="of:=[.D9]" office:value-type="float" office:value="69.6571523261899" calcext:value-type="float">
            <text:p>69.66</text:p>
          </table:table-cell>
          <table:table-cell table:style-name="ce26" table:formula="of:=[.$D9]-[.$H9]" office:value-type="float" office:value="66.7847883516215" calcext:value-type="float">
            <text:p>66.78</text:p>
          </table:table-cell>
          <table:table-cell table:style-name="ce26" table:formula="of:=[.$D9]+[.$H9]" office:value-type="float" office:value="72.5295163007584" calcext:value-type="float">
            <text:p>72.53</text:p>
          </table:table-cell>
          <table:table-cell table:style-name="ce22" table:formula="of:=[.E9]" office:value-type="float" office:value="2.89041902204298" calcext:value-type="float">
            <text:p>2.89042</text:p>
          </table:table-cell>
          <table:table-cell table:style-name="ce26" table:formula="of:=[.$E9]-[.$I9]" office:value-type="float" office:value="2.70308359987593" calcext:value-type="float">
            <text:p>2.70</text:p>
          </table:table-cell>
          <table:table-cell table:style-name="ce26" table:formula="of:=[.$E9]+[.$I9]" office:value-type="float" office:value="3.07775444421004" calcext:value-type="float">
            <text:p>3.08</text:p>
          </table:table-cell>
          <table:table-cell table:style-name="ce22" table:formula="of:=[.F9]" office:value-type="float" office:value="8.74055674822766" calcext:value-type="float">
            <text:p>8.74056</text:p>
          </table:table-cell>
          <table:table-cell table:style-name="ce26" table:formula="of:=[.$F9]-[.$J9]" office:value-type="float" office:value="8.61209265560311" calcext:value-type="float">
            <text:p>8.61</text:p>
          </table:table-cell>
          <table:table-cell table:style-name="ce26" table:formula="of:=[.$F9]+[.$J9]" office:value-type="float" office:value="8.8690208408522" calcext:value-type="float">
            <text:p>8.87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10]/1024; &quot;'&quot;)" office:value-type="string" office:string-value="'4096'" calcext:value-type="string">
            <text:p>'4096'</text:p>
          </table:table-cell>
          <table:table-cell table:style-name="ce26" table:formula="of:=[.C10]" office:value-type="float" office:value="102.937371630997" calcext:value-type="float">
            <text:p>102.94</text:p>
          </table:table-cell>
          <table:table-cell table:style-name="ce26" table:formula="of:=[.$C10]-[.$G10]" office:value-type="float" office:value="100.496949021567" calcext:value-type="float">
            <text:p>100.50</text:p>
          </table:table-cell>
          <table:table-cell table:style-name="ce26" table:formula="of:=[.$C10]+[.$G10]" office:value-type="float" office:value="105.377794240428" calcext:value-type="float">
            <text:p>105.38</text:p>
          </table:table-cell>
          <table:table-cell table:style-name="ce26" table:formula="of:=[.D10]" office:value-type="float" office:value="70.5866115754726" calcext:value-type="float">
            <text:p>70.59</text:p>
          </table:table-cell>
          <table:table-cell table:style-name="ce26" table:formula="of:=[.$D10]-[.$H10]" office:value-type="float" office:value="68.6898721294122" calcext:value-type="float">
            <text:p>68.69</text:p>
          </table:table-cell>
          <table:table-cell table:style-name="ce26" table:formula="of:=[.$D10]+[.$H10]" office:value-type="float" office:value="72.4833510215329" calcext:value-type="float">
            <text:p>72.48</text:p>
          </table:table-cell>
          <table:table-cell table:style-name="ce22" table:formula="of:=[.E10]" office:value-type="float" office:value="2.8408965065428" calcext:value-type="float">
            <text:p>2.84090</text:p>
          </table:table-cell>
          <table:table-cell table:style-name="ce26" table:formula="of:=[.$E10]-[.$I10]" office:value-type="float" office:value="2.72954309609277" calcext:value-type="float">
            <text:p>2.73</text:p>
          </table:table-cell>
          <table:table-cell table:style-name="ce26" table:formula="of:=[.$E10]+[.$I10]" office:value-type="float" office:value="2.95224991699283" calcext:value-type="float">
            <text:p>2.95</text:p>
          </table:table-cell>
          <table:table-cell table:style-name="ce22" table:formula="of:=[.F10]" office:value-type="float" office:value="8.74903186955288" calcext:value-type="float">
            <text:p>8.74903</text:p>
          </table:table-cell>
          <table:table-cell table:style-name="ce26" table:formula="of:=[.$F10]-[.$J10]" office:value-type="float" office:value="8.679350603527" calcext:value-type="float">
            <text:p>8.68</text:p>
          </table:table-cell>
          <table:table-cell table:style-name="ce26" table:formula="of:=[.$F10]+[.$J10]" office:value-type="float" office:value="8.81871313557877" calcext:value-type="float">
            <text:p>8.82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11]/1024; &quot;'&quot;)" office:value-type="string" office:string-value="'8192'" calcext:value-type="string">
            <text:p>'8192'</text:p>
          </table:table-cell>
          <table:table-cell table:style-name="ce26" table:formula="of:=[.C11]" office:value-type="float" office:value="102.568745853566" calcext:value-type="float">
            <text:p>102.57</text:p>
          </table:table-cell>
          <table:table-cell table:style-name="ce26" table:formula="of:=[.$C11]-[.$G11]" office:value-type="float" office:value="101.367778310808" calcext:value-type="float">
            <text:p>101.37</text:p>
          </table:table-cell>
          <table:table-cell table:style-name="ce26" table:formula="of:=[.$C11]+[.$G11]" office:value-type="float" office:value="103.769713396324" calcext:value-type="float">
            <text:p>103.77</text:p>
          </table:table-cell>
          <table:table-cell table:style-name="ce26" table:formula="of:=[.D11]" office:value-type="float" office:value="69.1107276154404" calcext:value-type="float">
            <text:p>69.11</text:p>
          </table:table-cell>
          <table:table-cell table:style-name="ce26" table:formula="of:=[.$D11]-[.$H11]" office:value-type="float" office:value="67.7696178507017" calcext:value-type="float">
            <text:p>67.77</text:p>
          </table:table-cell>
          <table:table-cell table:style-name="ce26" table:formula="of:=[.$D11]+[.$H11]" office:value-type="float" office:value="70.4518373801791" calcext:value-type="float">
            <text:p>70.45</text:p>
          </table:table-cell>
          <table:table-cell table:style-name="ce22" table:formula="of:=[.E11]" office:value-type="float" office:value="2.84245628837887" calcext:value-type="float">
            <text:p>2.84246</text:p>
          </table:table-cell>
          <table:table-cell table:style-name="ce26" table:formula="of:=[.$E11]-[.$I11]" office:value-type="float" office:value="2.79604904649784" calcext:value-type="float">
            <text:p>2.80</text:p>
          </table:table-cell>
          <table:table-cell table:style-name="ce26" table:formula="of:=[.$E11]+[.$I11]" office:value-type="float" office:value="2.8888635302599" calcext:value-type="float">
            <text:p>2.89</text:p>
          </table:table-cell>
          <table:table-cell table:style-name="ce22" table:formula="of:=[.F11]" office:value-type="float" office:value="8.73745053727622" calcext:value-type="float">
            <text:p>8.73745</text:p>
          </table:table-cell>
          <table:table-cell table:style-name="ce26" table:formula="of:=[.$F11]-[.$J11]" office:value-type="float" office:value="8.62480328964276" calcext:value-type="float">
            <text:p>8.62</text:p>
          </table:table-cell>
          <table:table-cell table:style-name="ce26" table:formula="of:=[.$F11]+[.$J11]" office:value-type="float" office:value="8.85009778490969" calcext:value-type="float">
            <text:p>8.85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ce24"/>
          <table:table-cell table:number-columns-repeated="1018"/>
        </table:table-row>
        <table:table-row table:style-name="ro1" table:number-rows-repeated="104854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PPRAW_Op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column table:style-name="co6" table:default-cell-style-name="ce3"/>
        <table:table-column table:style-name="co7" table:default-cell-style-name="ce2"/>
        <table:table-column table:style-name="co7" table:number-columns-repeated="2" table:default-cell-style-name="ce3"/>
        <table:table-column table:style-name="co7" table:default-cell-style-name="ce2"/>
        <table:table-column table:style-name="co8" table:number-columns-repeated="2" table:default-cell-style-name="ce10"/>
        <table:table-column table:style-name="co9" table:default-cell-style-name="ce15"/>
        <table:table-column table:style-name="co10" table:default-cell-style-name="ce15"/>
        <table:table-column table:style-name="co11" table:default-cell-style-name="ce18"/>
        <table:table-column table:style-name="co10" table:default-cell-style-name="ce18"/>
        <table:table-column table:style-name="co12" table:default-cell-style-name="ce15"/>
        <table:table-column table:style-name="co10" table:default-cell-style-name="ce15"/>
        <table:table-column table:style-name="co10" table:default-cell-style-name="ce20"/>
        <table:table-column table:style-name="co13" table:default-cell-style-name="ce13"/>
        <table:table-column table:style-name="co10" table:default-cell-style-name="ce13"/>
        <table:table-column table:style-name="co14" table:default-cell-style-name="ce17"/>
        <table:table-column table:style-name="co10" table:default-cell-style-name="ce17"/>
        <table:table-column table:style-name="co15" table:default-cell-style-name="ce13"/>
        <table:table-column table:style-name="co10" table:default-cell-style-name="ce13"/>
        <table:table-column table:style-name="co10" table:number-columns-repeated="997" table:default-cell-style-name="Default"/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202668.06625" calcext:value-type="float">
            <text:p>202668.06625</text:p>
          </table:table-cell>
          <table:table-cell office:value-type="float" office:value="19620.9502544594" calcext:value-type="float">
            <text:p>19620.950254459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]); &quot;_&quot;; [.$F1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6" office:value-type="string" calcext:value-type="string">
            <text:p>n concrete</text:p>
          </table:table-cell>
          <table:table-cell table:style-name="ce11" office:value-type="string" calcext:value-type="string">
            <text:p>n</text:p>
          </table:table-cell>
          <table:table-cell table:style-name="ce12" table:formula="of:=INDIRECT(ADDRESS([.$I2];7))" office:value-type="string" office:string-value="mult_big_vector_hot_201_101" calcext:value-type="string">
            <text:p>mult_big_vector_hot_201_101</text:p>
          </table:table-cell>
          <table:table-cell table:style-name="ce12" office:value-type="string" calcext:value-type="string">
            <text:p>stddev</text:p>
          </table:table-cell>
          <table:table-cell table:style-name="ce16" table:formula="of:=INDIRECT(ADDRESS([.$I2]+1;7))" office:value-type="string" office:string-value="mult_big_vector_no_out_hot_201_101" calcext:value-type="string">
            <text:p>mult_big_vector_no_out_hot_201_101</text:p>
          </table:table-cell>
          <table:table-cell table:style-name="ce16" office:value-type="string" calcext:value-type="string">
            <text:p>stddev</text:p>
          </table:table-cell>
          <table:table-cell table:style-name="ce12" table:formula="of:=INDIRECT(ADDRESS([.$I2]+2;7))" office:value-type="string" office:string-value="-------------------------_201_101" calcext:value-type="string">
            <text:p>-------------------------_201_101</text:p>
          </table:table-cell>
          <table:table-cell table:style-name="ce12" office:value-type="string" calcext:value-type="string">
            <text:p>stddev</text:p>
          </table:table-cell>
          <table:table-cell/>
          <table:table-cell table:style-name="ce12" table:formula="of:=INDIRECT(ADDRESS([.$J2];7))" office:value-type="string" office:string-value="mult_big_vector_hot_64_32" calcext:value-type="string">
            <text:p>mult_big_vector_hot_64_32</text:p>
          </table:table-cell>
          <table:table-cell table:style-name="ce12" office:value-type="string" calcext:value-type="string">
            <text:p>stddev</text:p>
          </table:table-cell>
          <table:table-cell table:style-name="ce16" table:formula="of:=INDIRECT(ADDRESS([.$J2]+1;7))" office:value-type="string" office:string-value="mult_big_vector_no_out_hot_64_32" calcext:value-type="string">
            <text:p>mult_big_vector_no_out_hot_64_32</text:p>
          </table:table-cell>
          <table:table-cell table:style-name="ce16" office:value-type="string" calcext:value-type="string">
            <text:p>stddev</text:p>
          </table:table-cell>
          <table:table-cell table:style-name="ce12" table:formula="of:=INDIRECT(ADDRESS([.$J2]+2;7))" office:value-type="string" office:string-value="-------------------------_64_32" calcext:value-type="string">
            <text:p>-------------------------_64_32</text:p>
          </table:table-cell>
          <table:table-cell table:style-name="ce12" office:value-type="string" calcext:value-type="string">
            <text:p>stdde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6520.29" calcext:value-type="float">
            <text:p>96520.29</text:p>
          </table:table-cell>
          <table:table-cell office:value-type="float" office:value="9063.62577330941" calcext:value-type="float">
            <text:p>9063.625773309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]); &quot;_&quot;; [.$F2])" office:value-type="string" office:string-value="mult_big_vector_no_out_hot_201_101" calcext:value-type="string">
            <text:p>mult_big_vector_no_out_hot_201_10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style-name="ce7" table:formula="of:=[.M2] - COM.MICROSOFT.FLOOR.PRECISE([.M2] * 0.2)" office:value-type="float" office:value="13108" calcext:value-type="float">
            <text:p>13,108</text:p>
          </table:table-cell>
          <table:table-cell table:style-name="ce7" table:formula="of:=INDIRECT(ADDRESS([.$I2];2))" office:value-type="float" office:value="16384" calcext:value-type="float">
            <text:p>16,384</text:p>
          </table:table-cell>
          <table:table-cell table:style-name="ce13" table:formula="of:=INDIRECT(ADDRESS([.$I2];3))" office:value-type="float" office:value="202668.06625" calcext:value-type="float">
            <text:p>202668.06625</text:p>
          </table:table-cell>
          <table:table-cell table:style-name="ce13" table:formula="of:=INDIRECT(ADDRESS([.$I2];4))" office:value-type="float" office:value="19620.9502544594" calcext:value-type="float">
            <text:p>19620.9502544594</text:p>
          </table:table-cell>
          <table:table-cell table:style-name="ce17" table:formula="of:=INDIRECT(ADDRESS([.$I2]+1;3))" office:value-type="float" office:value="96520.29" calcext:value-type="float">
            <text:p>96520.29</text:p>
          </table:table-cell>
          <table:table-cell table:style-name="ce17" table:formula="of:=INDIRECT(ADDRESS([.$I2]+1;4))" office:value-type="float" office:value="9063.62577330941" calcext:value-type="float">
            <text:p>9063.6257733094</text:p>
          </table:table-cell>
          <table:table-cell table:style-name="ce13" table:formula="of:=INDIRECT(ADDRESS([.$I2]+2;3))" office:value-type="float" office:value="0" calcext:value-type="float">
            <text:p>0</text:p>
          </table:table-cell>
          <table:table-cell table:style-name="ce13" table:formula="of:=INDIRECT(ADDRESS([.$I2]+2;4))" office:value-type="float" office:value="0" calcext:value-type="float">
            <text:p>0</text:p>
          </table:table-cell>
          <table:table-cell/>
          <table:table-cell table:formula="of:=INDIRECT(ADDRESS([.$J2];3))" office:value-type="float" office:value="39175.19625" calcext:value-type="float">
            <text:p>39175.19625</text:p>
          </table:table-cell>
          <table:table-cell table:formula="of:=INDIRECT(ADDRESS([.$J2];4))" office:value-type="float" office:value="7800.70662231927" calcext:value-type="float">
            <text:p>7800.7066223193</text:p>
          </table:table-cell>
          <table:table-cell table:formula="of:=INDIRECT(ADDRESS([.$J2]+1;3))" office:value-type="float" office:value="98637.69375" calcext:value-type="float">
            <text:p>98637.69375</text:p>
          </table:table-cell>
          <table:table-cell table:formula="of:=INDIRECT(ADDRESS([.$J2]+1;4))" office:value-type="float" office:value="10424.7729998107" calcext:value-type="float">
            <text:p>10424.7729998107</text:p>
          </table:table-cell>
          <table:table-cell table:formula="of:=INDIRECT(ADDRESS([.$J2]+2;3))" office:value-type="float" office:value="0" calcext:value-type="float">
            <text:p>0</text:p>
          </table:table-cell>
          <table:table-cell table:formula="of:=INDIRECT(ADDRESS([.$J2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3]); &quot;_&quot;; [.$F3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.I2]+3" office:value-type="float" office:value="4" calcext:value-type="float">
            <text:p>4</text:p>
          </table:table-cell>
          <table:table-cell table:formula="of:=[.J2]+3" office:value-type="float" office:value="48" calcext:value-type="float">
            <text:p>48</text:p>
          </table:table-cell>
          <table:table-cell/>
          <table:table-cell table:style-name="ce7" table:formula="of:=[.M3] - COM.MICROSOFT.FLOOR.PRECISE([.M3] * 0.2)" office:value-type="float" office:value="26215" calcext:value-type="float">
            <text:p>26,215</text:p>
          </table:table-cell>
          <table:table-cell table:style-name="ce7" table:formula="of:=INDIRECT(ADDRESS([.$I3];2))" office:value-type="float" office:value="32768" calcext:value-type="float">
            <text:p>32,768</text:p>
          </table:table-cell>
          <table:table-cell table:style-name="ce13" table:formula="of:=INDIRECT(ADDRESS([.$I3];3))" office:value-type="float" office:value="403344.905" calcext:value-type="float">
            <text:p>403344.905</text:p>
          </table:table-cell>
          <table:table-cell table:style-name="ce13" table:formula="of:=INDIRECT(ADDRESS([.$I3];4))" office:value-type="float" office:value="28850.6020076918" calcext:value-type="float">
            <text:p>28850.6020076918</text:p>
          </table:table-cell>
          <table:table-cell table:style-name="ce17" table:formula="of:=INDIRECT(ADDRESS([.$I3]+1;3))" office:value-type="float" office:value="204442.88375" calcext:value-type="float">
            <text:p>204442.88375</text:p>
          </table:table-cell>
          <table:table-cell table:style-name="ce17" table:formula="of:=INDIRECT(ADDRESS([.$I3]+1;4))" office:value-type="float" office:value="25621.7080091642" calcext:value-type="float">
            <text:p>25621.7080091642</text:p>
          </table:table-cell>
          <table:table-cell table:style-name="ce13" table:formula="of:=INDIRECT(ADDRESS([.$I3]+2;3))" office:value-type="float" office:value="0" calcext:value-type="float">
            <text:p>0</text:p>
          </table:table-cell>
          <table:table-cell table:style-name="ce13" table:formula="of:=INDIRECT(ADDRESS([.$I3]+2;4))" office:value-type="float" office:value="0" calcext:value-type="float">
            <text:p>0</text:p>
          </table:table-cell>
          <table:table-cell/>
          <table:table-cell table:formula="of:=INDIRECT(ADDRESS([.$J3];3))" office:value-type="float" office:value="74861.21875" calcext:value-type="float">
            <text:p>74861.21875</text:p>
          </table:table-cell>
          <table:table-cell table:formula="of:=INDIRECT(ADDRESS([.$J3];4))" office:value-type="float" office:value="7075.67326875373" calcext:value-type="float">
            <text:p>7075.6732687537</text:p>
          </table:table-cell>
          <table:table-cell table:formula="of:=INDIRECT(ADDRESS([.$J3]+1;3))" office:value-type="float" office:value="205441.95375" calcext:value-type="float">
            <text:p>205441.95375</text:p>
          </table:table-cell>
          <table:table-cell table:formula="of:=INDIRECT(ADDRESS([.$J3]+1;4))" office:value-type="float" office:value="22883.241873638" calcext:value-type="float">
            <text:p>22883.241873638</text:p>
          </table:table-cell>
          <table:table-cell table:formula="of:=INDIRECT(ADDRESS([.$J3]+2;3))" office:value-type="float" office:value="0" calcext:value-type="float">
            <text:p>0</text:p>
          </table:table-cell>
          <table:table-cell table:formula="of:=INDIRECT(ADDRESS([.$J3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03344.905" calcext:value-type="float">
            <text:p>403344.905</text:p>
          </table:table-cell>
          <table:table-cell office:value-type="float" office:value="28850.6020076918" calcext:value-type="float">
            <text:p>28850.6020076918</text:p>
          </table:table-cell>
          <table:table-cell table:number-columns-repeated="4"/>
          <table:table-cell table:formula="of:=[.I3]+3" office:value-type="float" office:value="7" calcext:value-type="float">
            <text:p>7</text:p>
          </table:table-cell>
          <table:table-cell table:formula="of:=[.J3]+3" office:value-type="float" office:value="51" calcext:value-type="float">
            <text:p>51</text:p>
          </table:table-cell>
          <table:table-cell/>
          <table:table-cell table:style-name="ce7" table:formula="of:=[.M4] - COM.MICROSOFT.FLOOR.PRECISE([.M4] * 0.2)" office:value-type="float" office:value="52429" calcext:value-type="float">
            <text:p>52,429</text:p>
          </table:table-cell>
          <table:table-cell table:style-name="ce7" table:formula="of:=INDIRECT(ADDRESS([.$I4];2))" office:value-type="float" office:value="65536" calcext:value-type="float">
            <text:p>65,536</text:p>
          </table:table-cell>
          <table:table-cell table:style-name="ce13" table:formula="of:=INDIRECT(ADDRESS([.$I4];3))" office:value-type="float" office:value="809495.75625" calcext:value-type="float">
            <text:p>809495.75625</text:p>
          </table:table-cell>
          <table:table-cell table:style-name="ce13" table:formula="of:=INDIRECT(ADDRESS([.$I4];4))" office:value-type="float" office:value="53775.4903008398" calcext:value-type="float">
            <text:p>53775.4903008398</text:p>
          </table:table-cell>
          <table:table-cell table:style-name="ce17" table:formula="of:=INDIRECT(ADDRESS([.$I4]+1;3))" office:value-type="float" office:value="398111.49125" calcext:value-type="float">
            <text:p>398111.49125</text:p>
          </table:table-cell>
          <table:table-cell table:style-name="ce17" table:formula="of:=INDIRECT(ADDRESS([.$I4]+1;4))" office:value-type="float" office:value="29165.8306711526" calcext:value-type="float">
            <text:p>29165.8306711526</text:p>
          </table:table-cell>
          <table:table-cell table:style-name="ce13" table:formula="of:=INDIRECT(ADDRESS([.$I4]+2;3))" office:value-type="float" office:value="0" calcext:value-type="float">
            <text:p>0</text:p>
          </table:table-cell>
          <table:table-cell table:style-name="ce13" table:formula="of:=INDIRECT(ADDRESS([.$I4]+2;4))" office:value-type="float" office:value="0" calcext:value-type="float">
            <text:p>0</text:p>
          </table:table-cell>
          <table:table-cell/>
          <table:table-cell table:formula="of:=INDIRECT(ADDRESS([.$J4];3))" office:value-type="float" office:value="141172.61375" calcext:value-type="float">
            <text:p>141172.61375</text:p>
          </table:table-cell>
          <table:table-cell table:formula="of:=INDIRECT(ADDRESS([.$J4];4))" office:value-type="float" office:value="13288.6442445941" calcext:value-type="float">
            <text:p>13288.6442445941</text:p>
          </table:table-cell>
          <table:table-cell table:formula="of:=INDIRECT(ADDRESS([.$J4]+1;3))" office:value-type="float" office:value="396784.7075" calcext:value-type="float">
            <text:p>396784.7075</text:p>
          </table:table-cell>
          <table:table-cell table:formula="of:=INDIRECT(ADDRESS([.$J4]+1;4))" office:value-type="float" office:value="30473.4583199367" calcext:value-type="float">
            <text:p>30473.4583199367</text:p>
          </table:table-cell>
          <table:table-cell table:formula="of:=INDIRECT(ADDRESS([.$J4]+2;3))" office:value-type="float" office:value="0" calcext:value-type="float">
            <text:p>0</text:p>
          </table:table-cell>
          <table:table-cell table:formula="of:=INDIRECT(ADDRESS([.$J4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04442.88375" calcext:value-type="float">
            <text:p>204442.88375</text:p>
          </table:table-cell>
          <table:table-cell office:value-type="float" office:value="25621.7080091642" calcext:value-type="float">
            <text:p>25621.708009164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5]); &quot;_&quot;; [.$F5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.I4]+3" office:value-type="float" office:value="10" calcext:value-type="float">
            <text:p>10</text:p>
          </table:table-cell>
          <table:table-cell table:formula="of:=[.J4]+3" office:value-type="float" office:value="54" calcext:value-type="float">
            <text:p>54</text:p>
          </table:table-cell>
          <table:table-cell/>
          <table:table-cell table:style-name="ce7" table:formula="of:=[.M5] - COM.MICROSOFT.FLOOR.PRECISE([.M5] * 0.2)" office:value-type="float" office:value="104858" calcext:value-type="float">
            <text:p>104,858</text:p>
          </table:table-cell>
          <table:table-cell table:style-name="ce7" table:formula="of:=INDIRECT(ADDRESS([.$I5];2))" office:value-type="float" office:value="131072" calcext:value-type="float">
            <text:p>131,072</text:p>
          </table:table-cell>
          <table:table-cell table:style-name="ce13" table:formula="of:=INDIRECT(ADDRESS([.$I5];3))" office:value-type="float" office:value="1657465.865" calcext:value-type="float">
            <text:p>1657465.865</text:p>
          </table:table-cell>
          <table:table-cell table:style-name="ce13" table:formula="of:=INDIRECT(ADDRESS([.$I5];4))" office:value-type="float" office:value="133297.320911391" calcext:value-type="float">
            <text:p>133297.320911391</text:p>
          </table:table-cell>
          <table:table-cell table:style-name="ce17" table:formula="of:=INDIRECT(ADDRESS([.$I5]+1;3))" office:value-type="float" office:value="801939.67625" calcext:value-type="float">
            <text:p>801939.67625</text:p>
          </table:table-cell>
          <table:table-cell table:style-name="ce17" table:formula="of:=INDIRECT(ADDRESS([.$I5]+1;4))" office:value-type="float" office:value="45166.1012075628" calcext:value-type="float">
            <text:p>45166.1012075628</text:p>
          </table:table-cell>
          <table:table-cell table:style-name="ce13" table:formula="of:=INDIRECT(ADDRESS([.$I5]+2;3))" office:value-type="float" office:value="0" calcext:value-type="float">
            <text:p>0</text:p>
          </table:table-cell>
          <table:table-cell table:style-name="ce13" table:formula="of:=INDIRECT(ADDRESS([.$I5]+2;4))" office:value-type="float" office:value="0" calcext:value-type="float">
            <text:p>0</text:p>
          </table:table-cell>
          <table:table-cell/>
          <table:table-cell table:formula="of:=INDIRECT(ADDRESS([.$J5];3))" office:value-type="float" office:value="291537.105" calcext:value-type="float">
            <text:p>291537.105</text:p>
          </table:table-cell>
          <table:table-cell table:formula="of:=INDIRECT(ADDRESS([.$J5];4))" office:value-type="float" office:value="36862.1967749185" calcext:value-type="float">
            <text:p>36862.1967749185</text:p>
          </table:table-cell>
          <table:table-cell table:formula="of:=INDIRECT(ADDRESS([.$J5]+1;3))" office:value-type="float" office:value="812832.01375" calcext:value-type="float">
            <text:p>812832.01375</text:p>
          </table:table-cell>
          <table:table-cell table:formula="of:=INDIRECT(ADDRESS([.$J5]+1;4))" office:value-type="float" office:value="70244.7786251667" calcext:value-type="float">
            <text:p>70244.7786251667</text:p>
          </table:table-cell>
          <table:table-cell table:formula="of:=INDIRECT(ADDRESS([.$J5]+2;3))" office:value-type="float" office:value="0" calcext:value-type="float">
            <text:p>0</text:p>
          </table:table-cell>
          <table:table-cell table:formula="of:=INDIRECT(ADDRESS([.$J5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6]); &quot;_&quot;; [.$F6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.I5]+3" office:value-type="float" office:value="13" calcext:value-type="float">
            <text:p>13</text:p>
          </table:table-cell>
          <table:table-cell table:formula="of:=[.J5]+3" office:value-type="float" office:value="57" calcext:value-type="float">
            <text:p>57</text:p>
          </table:table-cell>
          <table:table-cell/>
          <table:table-cell table:style-name="ce7" table:formula="of:=[.M6] - COM.MICROSOFT.FLOOR.PRECISE([.M6] * 0.2)" office:value-type="float" office:value="209716" calcext:value-type="float">
            <text:p>209,716</text:p>
          </table:table-cell>
          <table:table-cell table:style-name="ce7" table:formula="of:=INDIRECT(ADDRESS([.$I6];2))" office:value-type="float" office:value="262144" calcext:value-type="float">
            <text:p>262,144</text:p>
          </table:table-cell>
          <table:table-cell table:style-name="ce13" table:formula="of:=INDIRECT(ADDRESS([.$I6];3))" office:value-type="float" office:value="3355500.0325" calcext:value-type="float">
            <text:p>3355500.0325</text:p>
          </table:table-cell>
          <table:table-cell table:style-name="ce13" table:formula="of:=INDIRECT(ADDRESS([.$I6];4))" office:value-type="float" office:value="203110.791958186" calcext:value-type="float">
            <text:p>203110.791958186</text:p>
          </table:table-cell>
          <table:table-cell table:style-name="ce17" table:formula="of:=INDIRECT(ADDRESS([.$I6]+1;3))" office:value-type="float" office:value="1677657.5325" calcext:value-type="float">
            <text:p>1677657.5325</text:p>
          </table:table-cell>
          <table:table-cell table:style-name="ce17" table:formula="of:=INDIRECT(ADDRESS([.$I6]+1;4))" office:value-type="float" office:value="137507.243344948" calcext:value-type="float">
            <text:p>137507.243344948</text:p>
          </table:table-cell>
          <table:table-cell table:style-name="ce13" table:formula="of:=INDIRECT(ADDRESS([.$I6]+2;3))" office:value-type="float" office:value="0" calcext:value-type="float">
            <text:p>0</text:p>
          </table:table-cell>
          <table:table-cell table:style-name="ce13" table:formula="of:=INDIRECT(ADDRESS([.$I6]+2;4))" office:value-type="float" office:value="0" calcext:value-type="float">
            <text:p>0</text:p>
          </table:table-cell>
          <table:table-cell/>
          <table:table-cell table:formula="of:=INDIRECT(ADDRESS([.$J6];3))" office:value-type="float" office:value="579289.48375" calcext:value-type="float">
            <text:p>579289.48375</text:p>
          </table:table-cell>
          <table:table-cell table:formula="of:=INDIRECT(ADDRESS([.$J6];4))" office:value-type="float" office:value="50378.8733768992" calcext:value-type="float">
            <text:p>50378.8733768992</text:p>
          </table:table-cell>
          <table:table-cell table:formula="of:=INDIRECT(ADDRESS([.$J6]+1;3))" office:value-type="float" office:value="1663063.335" calcext:value-type="float">
            <text:p>1663063.335</text:p>
          </table:table-cell>
          <table:table-cell table:formula="of:=INDIRECT(ADDRESS([.$J6]+1;4))" office:value-type="float" office:value="158648.95293448" calcext:value-type="float">
            <text:p>158648.95293448</text:p>
          </table:table-cell>
          <table:table-cell table:formula="of:=INDIRECT(ADDRESS([.$J6]+2;3))" office:value-type="float" office:value="0" calcext:value-type="float">
            <text:p>0</text:p>
          </table:table-cell>
          <table:table-cell table:formula="of:=INDIRECT(ADDRESS([.$J6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809495.75625" calcext:value-type="float">
            <text:p>809495.75625</text:p>
          </table:table-cell>
          <table:table-cell office:value-type="float" office:value="53775.4903008398" calcext:value-type="float">
            <text:p>53775.490300839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7]); &quot;_&quot;; [.$F7])" office:value-type="string" office:string-value="mult_big_vector_hot_201_101" calcext:value-type="string">
            <text:p>mult_big_vector_hot_201_101</text:p>
          </table:table-cell>
          <table:table-cell/>
          <table:table-cell table:formula="of:=[.I6]+3" office:value-type="float" office:value="16" calcext:value-type="float">
            <text:p>16</text:p>
          </table:table-cell>
          <table:table-cell table:formula="of:=[.J6]+3" office:value-type="float" office:value="60" calcext:value-type="float">
            <text:p>60</text:p>
          </table:table-cell>
          <table:table-cell/>
          <table:table-cell table:style-name="ce7" table:formula="of:=[.M7] - COM.MICROSOFT.FLOOR.PRECISE([.M7] * 0.2)" office:value-type="float" office:value="419431" calcext:value-type="float">
            <text:p>419,431</text:p>
          </table:table-cell>
          <table:table-cell table:style-name="ce7" table:formula="of:=INDIRECT(ADDRESS([.$I7];2))" office:value-type="float" office:value="524288" calcext:value-type="float">
            <text:p>524,288</text:p>
          </table:table-cell>
          <table:table-cell table:style-name="ce13" table:formula="of:=INDIRECT(ADDRESS([.$I7];3))" office:value-type="float" office:value="6685251.5925" calcext:value-type="float">
            <text:p>6685251.5925</text:p>
          </table:table-cell>
          <table:table-cell table:style-name="ce13" table:formula="of:=INDIRECT(ADDRESS([.$I7];4))" office:value-type="float" office:value="366658.302064596" calcext:value-type="float">
            <text:p>366658.302064596</text:p>
          </table:table-cell>
          <table:table-cell table:style-name="ce17" table:formula="of:=INDIRECT(ADDRESS([.$I7]+1;3))" office:value-type="float" office:value="3313597.47625" calcext:value-type="float">
            <text:p>3313597.47625</text:p>
          </table:table-cell>
          <table:table-cell table:style-name="ce17" table:formula="of:=INDIRECT(ADDRESS([.$I7]+1;4))" office:value-type="float" office:value="162239.753242854" calcext:value-type="float">
            <text:p>162239.753242854</text:p>
          </table:table-cell>
          <table:table-cell table:style-name="ce13" table:formula="of:=INDIRECT(ADDRESS([.$I7]+2;3))" office:value-type="float" office:value="0" calcext:value-type="float">
            <text:p>0</text:p>
          </table:table-cell>
          <table:table-cell table:style-name="ce13" table:formula="of:=INDIRECT(ADDRESS([.$I7]+2;4))" office:value-type="float" office:value="0" calcext:value-type="float">
            <text:p>0</text:p>
          </table:table-cell>
          <table:table-cell/>
          <table:table-cell table:formula="of:=INDIRECT(ADDRESS([.$J7];3))" office:value-type="float" office:value="1184464.82625" calcext:value-type="float">
            <text:p>1184464.82625</text:p>
          </table:table-cell>
          <table:table-cell table:formula="of:=INDIRECT(ADDRESS([.$J7];4))" office:value-type="float" office:value="94778.2636272754" calcext:value-type="float">
            <text:p>94778.2636272754</text:p>
          </table:table-cell>
          <table:table-cell table:formula="of:=INDIRECT(ADDRESS([.$J7]+1;3))" office:value-type="float" office:value="3304908.12125" calcext:value-type="float">
            <text:p>3304908.12125</text:p>
          </table:table-cell>
          <table:table-cell table:formula="of:=INDIRECT(ADDRESS([.$J7]+1;4))" office:value-type="float" office:value="144827.838768214" calcext:value-type="float">
            <text:p>144827.838768214</text:p>
          </table:table-cell>
          <table:table-cell table:formula="of:=INDIRECT(ADDRESS([.$J7]+2;3))" office:value-type="float" office:value="0" calcext:value-type="float">
            <text:p>0</text:p>
          </table:table-cell>
          <table:table-cell table:formula="of:=INDIRECT(ADDRESS([.$J7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8111.49125" calcext:value-type="float">
            <text:p>398111.49125</text:p>
          </table:table-cell>
          <table:table-cell office:value-type="float" office:value="29165.8306711526" calcext:value-type="float">
            <text:p>29165.8306711526</text:p>
          </table:table-cell>
          <table:table-cell table:number-columns-repeated="4"/>
          <table:table-cell table:formula="of:=[.I7]+3" office:value-type="float" office:value="19" calcext:value-type="float">
            <text:p>19</text:p>
          </table:table-cell>
          <table:table-cell table:formula="of:=[.J7]+3" office:value-type="float" office:value="63" calcext:value-type="float">
            <text:p>63</text:p>
          </table:table-cell>
          <table:table-cell/>
          <table:table-cell table:style-name="ce7" table:formula="of:=[.M8] - COM.MICROSOFT.FLOOR.PRECISE([.M8] * 0.2)" office:value-type="float" office:value="838861" calcext:value-type="float">
            <text:p>838,861</text:p>
          </table:table-cell>
          <table:table-cell table:style-name="ce7" table:formula="of:=INDIRECT(ADDRESS([.$I8];2))" office:value-type="float" office:value="1048576" calcext:value-type="float">
            <text:p>1,048,576</text:p>
          </table:table-cell>
          <table:table-cell table:style-name="ce13" table:formula="of:=INDIRECT(ADDRESS([.$I8];3))" office:value-type="float" office:value="13364400.5425" calcext:value-type="float">
            <text:p>13364400.5425</text:p>
          </table:table-cell>
          <table:table-cell table:style-name="ce13" table:formula="of:=INDIRECT(ADDRESS([.$I8];4))" office:value-type="float" office:value="628342.926467919" calcext:value-type="float">
            <text:p>628342.926467919</text:p>
          </table:table-cell>
          <table:table-cell table:style-name="ce17" table:formula="of:=INDIRECT(ADDRESS([.$I8]+1;3))" office:value-type="float" office:value="6621911.3125" calcext:value-type="float">
            <text:p>6621911.3125</text:p>
          </table:table-cell>
          <table:table-cell table:style-name="ce17" table:formula="of:=INDIRECT(ADDRESS([.$I8]+1;4))" office:value-type="float" office:value="265510.206058028" calcext:value-type="float">
            <text:p>265510.206058028</text:p>
          </table:table-cell>
          <table:table-cell table:style-name="ce13" table:formula="of:=INDIRECT(ADDRESS([.$I8]+2;3))" office:value-type="float" office:value="0" calcext:value-type="float">
            <text:p>0</text:p>
          </table:table-cell>
          <table:table-cell table:style-name="ce13" table:formula="of:=INDIRECT(ADDRESS([.$I8]+2;4))" office:value-type="float" office:value="0" calcext:value-type="float">
            <text:p>0</text:p>
          </table:table-cell>
          <table:table-cell/>
          <table:table-cell table:formula="of:=INDIRECT(ADDRESS([.$J8];3))" office:value-type="float" office:value="2406060.615" calcext:value-type="float">
            <text:p>2406060.615</text:p>
          </table:table-cell>
          <table:table-cell table:formula="of:=INDIRECT(ADDRESS([.$J8];4))" office:value-type="float" office:value="125873.573222028" calcext:value-type="float">
            <text:p>125873.573222028</text:p>
          </table:table-cell>
          <table:table-cell table:formula="of:=INDIRECT(ADDRESS([.$J8]+1;3))" office:value-type="float" office:value="6603731.79625" calcext:value-type="float">
            <text:p>6603731.79625</text:p>
          </table:table-cell>
          <table:table-cell table:formula="of:=INDIRECT(ADDRESS([.$J8]+1;4))" office:value-type="float" office:value="258672.158536984" calcext:value-type="float">
            <text:p>258672.158536984</text:p>
          </table:table-cell>
          <table:table-cell table:formula="of:=INDIRECT(ADDRESS([.$J8]+2;3))" office:value-type="float" office:value="0" calcext:value-type="float">
            <text:p>0</text:p>
          </table:table-cell>
          <table:table-cell table:formula="of:=INDIRECT(ADDRESS([.$J8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9]); &quot;_&quot;; [.$F9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.I8]+3" office:value-type="float" office:value="22" calcext:value-type="float">
            <text:p>22</text:p>
          </table:table-cell>
          <table:table-cell table:formula="of:=[.J8]+3" office:value-type="float" office:value="66" calcext:value-type="float">
            <text:p>66</text:p>
          </table:table-cell>
          <table:table-cell/>
          <table:table-cell table:style-name="ce7" table:formula="of:=[.M9] - COM.MICROSOFT.FLOOR.PRECISE([.M9] * 0.2)" office:value-type="float" office:value="1677722" calcext:value-type="float">
            <text:p>1,677,722</text:p>
          </table:table-cell>
          <table:table-cell table:style-name="ce7" table:formula="of:=INDIRECT(ADDRESS([.$I9];2))" office:value-type="float" office:value="2097152" calcext:value-type="float">
            <text:p>2,097,152</text:p>
          </table:table-cell>
          <table:table-cell table:style-name="ce13" table:formula="of:=INDIRECT(ADDRESS([.$I9];3))" office:value-type="float" office:value="26679223.31125" calcext:value-type="float">
            <text:p>26679223.31125</text:p>
          </table:table-cell>
          <table:table-cell table:style-name="ce13" table:formula="of:=INDIRECT(ADDRESS([.$I9];4))" office:value-type="float" office:value="812990.380881913" calcext:value-type="float">
            <text:p>812990.380881913</text:p>
          </table:table-cell>
          <table:table-cell table:style-name="ce17" table:formula="of:=INDIRECT(ADDRESS([.$I9]+1;3))" office:value-type="float" office:value="13259123.00125" calcext:value-type="float">
            <text:p>13259123.00125</text:p>
          </table:table-cell>
          <table:table-cell table:style-name="ce17" table:formula="of:=INDIRECT(ADDRESS([.$I9]+1;4))" office:value-type="float" office:value="376153.256209371" calcext:value-type="float">
            <text:p>376153.256209371</text:p>
          </table:table-cell>
          <table:table-cell table:style-name="ce13" table:formula="of:=INDIRECT(ADDRESS([.$I9]+2;3))" office:value-type="float" office:value="0" calcext:value-type="float">
            <text:p>0</text:p>
          </table:table-cell>
          <table:table-cell table:style-name="ce13" table:formula="of:=INDIRECT(ADDRESS([.$I9]+2;4))" office:value-type="float" office:value="0" calcext:value-type="float">
            <text:p>0</text:p>
          </table:table-cell>
          <table:table-cell/>
          <table:table-cell table:formula="of:=INDIRECT(ADDRESS([.$J9];3))" office:value-type="float" office:value="4874342.125" calcext:value-type="float">
            <text:p>4874342.125</text:p>
          </table:table-cell>
          <table:table-cell table:formula="of:=INDIRECT(ADDRESS([.$J9];4))" office:value-type="float" office:value="208579.898742565" calcext:value-type="float">
            <text:p>208579.898742565</text:p>
          </table:table-cell>
          <table:table-cell table:formula="of:=INDIRECT(ADDRESS([.$J9]+1;3))" office:value-type="float" office:value="13214394.2125" calcext:value-type="float">
            <text:p>13214394.2125</text:p>
          </table:table-cell>
          <table:table-cell table:formula="of:=INDIRECT(ADDRESS([.$J9]+1;4))" office:value-type="float" office:value="376960.776326517" calcext:value-type="float">
            <text:p>376960.776326517</text:p>
          </table:table-cell>
          <table:table-cell table:formula="of:=INDIRECT(ADDRESS([.$J9]+2;3))" office:value-type="float" office:value="0" calcext:value-type="float">
            <text:p>0</text:p>
          </table:table-cell>
          <table:table-cell table:formula="of:=INDIRECT(ADDRESS([.$J9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57465.865" calcext:value-type="float">
            <text:p>1657465.865</text:p>
          </table:table-cell>
          <table:table-cell office:value-type="float" office:value="133297.320911391" calcext:value-type="float">
            <text:p>133297.32091139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0]); &quot;_&quot;; [.$F10])" office:value-type="string" office:string-value="mult_big_vector_hot_201_101" calcext:value-type="string">
            <text:p>mult_big_vector_hot_201_101</text:p>
          </table:table-cell>
          <table:table-cell/>
          <table:table-cell table:formula="of:=[.I9]+3" office:value-type="float" office:value="25" calcext:value-type="float">
            <text:p>25</text:p>
          </table:table-cell>
          <table:table-cell table:formula="of:=[.J9]+3" office:value-type="float" office:value="69" calcext:value-type="float">
            <text:p>69</text:p>
          </table:table-cell>
          <table:table-cell/>
          <table:table-cell table:style-name="ce7" table:formula="of:=[.M10] - COM.MICROSOFT.FLOOR.PRECISE([.M10] * 0.2)" office:value-type="float" office:value="3355444" calcext:value-type="float">
            <text:p>3,355,444</text:p>
          </table:table-cell>
          <table:table-cell table:style-name="ce7" table:formula="of:=INDIRECT(ADDRESS([.$I10];2))" office:value-type="float" office:value="4194304" calcext:value-type="float">
            <text:p>4,194,304</text:p>
          </table:table-cell>
          <table:table-cell table:style-name="ce13" table:formula="of:=INDIRECT(ADDRESS([.$I10];3))" office:value-type="float" office:value="53673950.94" calcext:value-type="float">
            <text:p>53673950.94</text:p>
          </table:table-cell>
          <table:table-cell table:style-name="ce13" table:formula="of:=INDIRECT(ADDRESS([.$I10];4))" office:value-type="float" office:value="1554864.97827151" calcext:value-type="float">
            <text:p>1554864.97827151</text:p>
          </table:table-cell>
          <table:table-cell table:style-name="ce17" table:formula="of:=INDIRECT(ADDRESS([.$I10]+1;3))" office:value-type="float" office:value="27187012.865" calcext:value-type="float">
            <text:p>27187012.865</text:p>
          </table:table-cell>
          <table:table-cell table:style-name="ce17" table:formula="of:=INDIRECT(ADDRESS([.$I10]+1;4))" office:value-type="float" office:value="2323358.87399883" calcext:value-type="float">
            <text:p>2323358.87399883</text:p>
          </table:table-cell>
          <table:table-cell table:style-name="ce13" table:formula="of:=INDIRECT(ADDRESS([.$I10]+2;3))" office:value-type="float" office:value="0" calcext:value-type="float">
            <text:p>0</text:p>
          </table:table-cell>
          <table:table-cell table:style-name="ce13" table:formula="of:=INDIRECT(ADDRESS([.$I10]+2;4))" office:value-type="float" office:value="0" calcext:value-type="float">
            <text:p>0</text:p>
          </table:table-cell>
          <table:table-cell/>
          <table:table-cell table:formula="of:=INDIRECT(ADDRESS([.$J10];3))" office:value-type="float" office:value="9784493.78125" calcext:value-type="float">
            <text:p>9784493.78125</text:p>
          </table:table-cell>
          <table:table-cell table:formula="of:=INDIRECT(ADDRESS([.$J10];4))" office:value-type="float" office:value="471145.684066745" calcext:value-type="float">
            <text:p>471145.684066745</text:p>
          </table:table-cell>
          <table:table-cell table:formula="of:=INDIRECT(ADDRESS([.$J10]+1;3))" office:value-type="float" office:value="26662298.36625" calcext:value-type="float">
            <text:p>26662298.36625</text:p>
          </table:table-cell>
          <table:table-cell table:formula="of:=INDIRECT(ADDRESS([.$J10]+1;4))" office:value-type="float" office:value="924812.662065938" calcext:value-type="float">
            <text:p>924812.662065938</text:p>
          </table:table-cell>
          <table:table-cell table:formula="of:=INDIRECT(ADDRESS([.$J10]+2;3))" office:value-type="float" office:value="0" calcext:value-type="float">
            <text:p>0</text:p>
          </table:table-cell>
          <table:table-cell table:formula="of:=INDIRECT(ADDRESS([.$J10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1939.67625" calcext:value-type="float">
            <text:p>801939.67625</text:p>
          </table:table-cell>
          <table:table-cell office:value-type="float" office:value="45166.1012075628" calcext:value-type="float">
            <text:p>45166.101207562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1]); &quot;_&quot;; [.$F11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.I10]+3" office:value-type="float" office:value="28" calcext:value-type="float">
            <text:p>28</text:p>
          </table:table-cell>
          <table:table-cell table:formula="of:=[.J10]+3" office:value-type="float" office:value="72" calcext:value-type="float">
            <text:p>72</text:p>
          </table:table-cell>
          <table:table-cell/>
          <table:table-cell table:style-name="ce7" table:formula="of:=[.M11] - COM.MICROSOFT.FLOOR.PRECISE([.M11] * 0.2)" office:value-type="float" office:value="6710887" calcext:value-type="float">
            <text:p>6,710,887</text:p>
          </table:table-cell>
          <table:table-cell table:style-name="ce7" table:formula="of:=INDIRECT(ADDRESS([.$I11];2))" office:value-type="float" office:value="8388608" calcext:value-type="float">
            <text:p>8,388,608</text:p>
          </table:table-cell>
          <table:table-cell table:style-name="ce13" table:formula="of:=INDIRECT(ADDRESS([.$I11];3))" office:value-type="float" office:value="111836940.71125" calcext:value-type="float">
            <text:p>111836940.71125</text:p>
          </table:table-cell>
          <table:table-cell table:style-name="ce13" table:formula="of:=INDIRECT(ADDRESS([.$I11];4))" office:value-type="float" office:value="13574028.4915927" calcext:value-type="float">
            <text:p>13574028.4915927</text:p>
          </table:table-cell>
          <table:table-cell table:style-name="ce17" table:formula="of:=INDIRECT(ADDRESS([.$I11]+1;3))" office:value-type="float" office:value="70513901.2825" calcext:value-type="float">
            <text:p>70513901.2825</text:p>
          </table:table-cell>
          <table:table-cell table:style-name="ce17" table:formula="of:=INDIRECT(ADDRESS([.$I11]+1;4))" office:value-type="float" office:value="5469425.1055282" calcext:value-type="float">
            <text:p>5469425.1055282</text:p>
          </table:table-cell>
          <table:table-cell table:style-name="ce13" table:formula="of:=INDIRECT(ADDRESS([.$I11]+2;3))" office:value-type="float" office:value="0" calcext:value-type="float">
            <text:p>0</text:p>
          </table:table-cell>
          <table:table-cell table:style-name="ce13" table:formula="of:=INDIRECT(ADDRESS([.$I11]+2;4))" office:value-type="float" office:value="0" calcext:value-type="float">
            <text:p>0</text:p>
          </table:table-cell>
          <table:table-cell/>
          <table:table-cell table:formula="of:=INDIRECT(ADDRESS([.$J11];3))" office:value-type="float" office:value="19741957.76" calcext:value-type="float">
            <text:p>19741957.76</text:p>
          </table:table-cell>
          <table:table-cell table:formula="of:=INDIRECT(ADDRESS([.$J11];4))" office:value-type="float" office:value="860308.925865193" calcext:value-type="float">
            <text:p>860308.925865193</text:p>
          </table:table-cell>
          <table:table-cell table:formula="of:=INDIRECT(ADDRESS([.$J11]+1;3))" office:value-type="float" office:value="53283618.47" calcext:value-type="float">
            <text:p>53283618.47</text:p>
          </table:table-cell>
          <table:table-cell table:formula="of:=INDIRECT(ADDRESS([.$J11]+1;4))" office:value-type="float" office:value="1522117.70732292" calcext:value-type="float">
            <text:p>1522117.70732292</text:p>
          </table:table-cell>
          <table:table-cell table:formula="of:=INDIRECT(ADDRESS([.$J11]+2;3))" office:value-type="float" office:value="0" calcext:value-type="float">
            <text:p>0</text:p>
          </table:table-cell>
          <table:table-cell table:formula="of:=INDIRECT(ADDRESS([.$J11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55500.0325" calcext:value-type="float">
            <text:p>3355500.0325</text:p>
          </table:table-cell>
          <table:table-cell office:value-type="float" office:value="203110.791958186" calcext:value-type="float">
            <text:p>203110.791958186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3]); &quot;_&quot;; [.$F13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8" table:number-columns-repeated="2"/>
          <table:table-cell table:style-name="ce14"/>
          <table:table-cell table:style-name="ce8" table:number-columns-repeated="3"/>
          <table:table-cell table:style-name="Default"/>
          <table:table-cell table:style-name="ce8"/>
          <table:table-cell/>
          <table:table-cell table:style-name="ce8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77657.5325" calcext:value-type="float">
            <text:p>1677657.5325</text:p>
          </table:table-cell>
          <table:table-cell office:value-type="float" office:value="137507.243344948" calcext:value-type="float">
            <text:p>137507.24334494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4]); &quot;_&quot;; [.$F14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Default"/>
          <table:table-cell table:style-name="ce13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15]); &quot;_&quot;; [.$F15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6685251.5925" calcext:value-type="float">
            <text:p>6685251.5925</text:p>
          </table:table-cell>
          <table:table-cell office:value-type="float" office:value="366658.302064596" calcext:value-type="float">
            <text:p>366658.302064596</text:p>
          </table:table-cell>
          <table:table-cell table:number-columns-repeated="7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13597.47625" calcext:value-type="float">
            <text:p>3313597.47625</text:p>
          </table:table-cell>
          <table:table-cell office:value-type="float" office:value="162239.753242854" calcext:value-type="float">
            <text:p>162239.75324285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7]); &quot;_&quot;; [.$F17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18]); &quot;_&quot;; [.$F18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3364400.5425" calcext:value-type="float">
            <text:p>13364400.5425</text:p>
          </table:table-cell>
          <table:table-cell office:value-type="float" office:value="628342.926467919" calcext:value-type="float">
            <text:p>628342.92646791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9]); &quot;_&quot;; [.$F19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621911.3125" calcext:value-type="float">
            <text:p>6621911.3125</text:p>
          </table:table-cell>
          <table:table-cell office:value-type="float" office:value="265510.206058028" calcext:value-type="float">
            <text:p>265510.206058028</text:p>
          </table:table-cell>
          <table:table-cell table:number-columns-repeated="7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21]); &quot;_&quot;; [.$F21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679223.31125" calcext:value-type="float">
            <text:p>26679223.31125</text:p>
          </table:table-cell>
          <table:table-cell office:value-type="float" office:value="812990.380881913" calcext:value-type="float">
            <text:p>812990.38088191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2]); &quot;_&quot;; [.$F22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3259123.00125" calcext:value-type="float">
            <text:p>13259123.00125</text:p>
          </table:table-cell>
          <table:table-cell office:value-type="float" office:value="376153.256209371" calcext:value-type="float">
            <text:p>376153.25620937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3]); &quot;_&quot;; [.$F23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3673950.94" calcext:value-type="float">
            <text:p>53673950.94</text:p>
          </table:table-cell>
          <table:table-cell office:value-type="float" office:value="1554864.97827151" calcext:value-type="float">
            <text:p>1554864.9782715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5]); &quot;_&quot;; [.$F25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7187012.865" calcext:value-type="float">
            <text:p>27187012.865</text:p>
          </table:table-cell>
          <table:table-cell office:value-type="float" office:value="2323358.87399883" calcext:value-type="float">
            <text:p>2323358.8739988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6]); &quot;_&quot;; [.$F26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27]); &quot;_&quot;; [.$F27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11836940.71125" calcext:value-type="float">
            <text:p>111836940.71125</text:p>
          </table:table-cell>
          <table:table-cell office:value-type="float" office:value="13574028.4915927" calcext:value-type="float">
            <text:p>13574028.4915927</text:p>
          </table:table-cell>
          <table:table-cell table:number-columns-repeated="7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70513901.2825" calcext:value-type="float">
            <text:p>70513901.2825</text:p>
          </table:table-cell>
          <table:table-cell office:value-type="float" office:value="5469425.1055282" calcext:value-type="float">
            <text:p>5469425.105528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9]); &quot;_&quot;; [.$F2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30]); &quot;_&quot;; [.$F30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1]); &quot;_&quot;; [.$F31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3]); &quot;_&quot;; [.$F33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4]); &quot;_&quot;; [.$F34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5]); &quot;_&quot;; [.$F35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7]); &quot;_&quot;; [.$F37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8]); &quot;_&quot;; [.$F38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9]); &quot;_&quot;; [.$F39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3">
          <table:table-cell table:style-name="ce1" table:number-columns-repeated="6"/>
          <table:table-cell table:style-name="ce4"/>
          <table:table-cell table:style-name="ce1"/>
          <table:table-cell table:style-name="ce4" table:number-columns-repeated="2"/>
          <table:table-cell table:style-name="ce1"/>
          <table:table-cell table:style-name="ce9" table:number-columns-repeated="2"/>
          <table:table-cell table:style-name="ce13" table:number-columns-repeated="2"/>
          <table:table-cell table:style-name="ce17" table:number-columns-repeated="2"/>
          <table:table-cell table:style-name="ce19" table:number-columns-repeated="2"/>
          <table:table-cell table:number-columns-repeated="7"/>
          <table:table-cell table:style-name="ce1" table:number-columns-repeated="997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9175.19625" calcext:value-type="float">
            <text:p>39175.19625</text:p>
          </table:table-cell>
          <table:table-cell office:value-type="float" office:value="7800.70662231927" calcext:value-type="float">
            <text:p>7800.70662231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5]); &quot;_&quot;; [.$F45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37.69375" calcext:value-type="float">
            <text:p>98637.69375</text:p>
          </table:table-cell>
          <table:table-cell office:value-type="float" office:value="10424.7729998107" calcext:value-type="float">
            <text:p>10424.772999810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6]); &quot;_&quot;; [.$F46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47]); &quot;_&quot;; [.$F47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4861.21875" calcext:value-type="float">
            <text:p>74861.21875</text:p>
          </table:table-cell>
          <table:table-cell office:value-type="float" office:value="7075.67326875373" calcext:value-type="float">
            <text:p>7075.6732687537</text:p>
          </table:table-cell>
          <table:table-cell table:number-columns-repeated="7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05441.95375" calcext:value-type="float">
            <text:p>205441.95375</text:p>
          </table:table-cell>
          <table:table-cell office:value-type="float" office:value="22883.241873638" calcext:value-type="float">
            <text:p>22883.24187363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9]); &quot;_&quot;; [.$F4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50]); &quot;_&quot;; [.$F50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41172.61375" calcext:value-type="float">
            <text:p>141172.61375</text:p>
          </table:table-cell>
          <table:table-cell office:value-type="float" office:value="13288.6442445941" calcext:value-type="float">
            <text:p>13288.644244594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1]); &quot;_&quot;; [.$F51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6784.7075" calcext:value-type="float">
            <text:p>396784.7075</text:p>
          </table:table-cell>
          <table:table-cell office:value-type="float" office:value="30473.4583199367" calcext:value-type="float">
            <text:p>30473.4583199367</text:p>
          </table:table-cell>
          <table:table-cell table:number-columns-repeated="7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53]); &quot;_&quot;; [.$F53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1537.105" calcext:value-type="float">
            <text:p>291537.105</text:p>
          </table:table-cell>
          <table:table-cell office:value-type="float" office:value="36862.1967749185" calcext:value-type="float">
            <text:p>36862.196774918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4]); &quot;_&quot;; [.$F5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12832.01375" calcext:value-type="float">
            <text:p>812832.01375</text:p>
          </table:table-cell>
          <table:table-cell office:value-type="float" office:value="70244.7786251667" calcext:value-type="float">
            <text:p>70244.778625166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5]); &quot;_&quot;; [.$F5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79289.48375" calcext:value-type="float">
            <text:p>579289.48375</text:p>
          </table:table-cell>
          <table:table-cell office:value-type="float" office:value="50378.8733768992" calcext:value-type="float">
            <text:p>50378.87337689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7]); &quot;_&quot;; [.$F57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63063.335" calcext:value-type="float">
            <text:p>1663063.335</text:p>
          </table:table-cell>
          <table:table-cell office:value-type="float" office:value="158648.95293448" calcext:value-type="float">
            <text:p>158648.9529344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8]); &quot;_&quot;; [.$F58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59]); &quot;_&quot;; [.$F59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84464.82625" calcext:value-type="float">
            <text:p>1184464.82625</text:p>
          </table:table-cell>
          <table:table-cell office:value-type="float" office:value="94778.2636272754" calcext:value-type="float">
            <text:p>94778.2636272754</text:p>
          </table:table-cell>
          <table:table-cell table:number-columns-repeated="7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04908.12125" calcext:value-type="float">
            <text:p>3304908.12125</text:p>
          </table:table-cell>
          <table:table-cell office:value-type="float" office:value="144827.838768214" calcext:value-type="float">
            <text:p>144827.838768214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1]); &quot;_&quot;; [.$F6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62]); &quot;_&quot;; [.$F62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406060.615" calcext:value-type="float">
            <text:p>2406060.615</text:p>
          </table:table-cell>
          <table:table-cell office:value-type="float" office:value="125873.573222028" calcext:value-type="float">
            <text:p>125873.57322202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3]); &quot;_&quot;; [.$F63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603731.79625" calcext:value-type="float">
            <text:p>6603731.79625</text:p>
          </table:table-cell>
          <table:table-cell office:value-type="float" office:value="258672.158536984" calcext:value-type="float">
            <text:p>258672.158536984</text:p>
          </table:table-cell>
          <table:table-cell table:number-columns-repeated="7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65]); &quot;_&quot;; [.$F65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74342.125" calcext:value-type="float">
            <text:p>4874342.125</text:p>
          </table:table-cell>
          <table:table-cell office:value-type="float" office:value="208579.898742565" calcext:value-type="float">
            <text:p>208579.89874256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6]); &quot;_&quot;; [.$F6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3214394.2125" calcext:value-type="float">
            <text:p>13214394.2125</text:p>
          </table:table-cell>
          <table:table-cell office:value-type="float" office:value="376960.776326517" calcext:value-type="float">
            <text:p>376960.7763265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7]); &quot;_&quot;; [.$F6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784493.78125" calcext:value-type="float">
            <text:p>9784493.78125</text:p>
          </table:table-cell>
          <table:table-cell office:value-type="float" office:value="471145.684066745" calcext:value-type="float">
            <text:p>471145.68406674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9]); &quot;_&quot;; [.$F69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6662298.36625" calcext:value-type="float">
            <text:p>26662298.36625</text:p>
          </table:table-cell>
          <table:table-cell office:value-type="float" office:value="924812.662065938" calcext:value-type="float">
            <text:p>924812.66206593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0]); &quot;_&quot;; [.$F70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71]); &quot;_&quot;; [.$F71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741957.76" calcext:value-type="float">
            <text:p>19741957.76</text:p>
          </table:table-cell>
          <table:table-cell office:value-type="float" office:value="860308.925865193" calcext:value-type="float">
            <text:p>860308.925865193</text:p>
          </table:table-cell>
          <table:table-cell table:number-columns-repeated="7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53283618.47" calcext:value-type="float">
            <text:p>53283618.47</text:p>
          </table:table-cell>
          <table:table-cell office:value-type="float" office:value="1522117.70732292" calcext:value-type="float">
            <text:p>1522117.707322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3]); &quot;_&quot;; [.$F7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74]); &quot;_&quot;; [.$F74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75]); &quot;_&quot;; [.$F75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77]); &quot;_&quot;; [.$F77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78]); &quot;_&quot;; [.$F78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79]); &quot;_&quot;; [.$F79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81]); &quot;_&quot;; [.$F81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82]); &quot;_&quot;; [.$F82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83]); &quot;_&quot;; [.$F83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123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10483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PPCHART_Opt" table:style-name="ta1">
        <table:table-column table:style-name="co16" table:default-cell-style-name="ce10"/>
        <table:table-column table:style-name="co17" table:default-cell-style-name="ce10"/>
        <table:table-column table:style-name="co21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0" table:default-cell-style-name="ce15"/>
        <table:table-column table:style-name="co10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number-columns-repeated="1007" table:default-cell-style-name="Default"/>
        <table:table-row table:style-name="ro1">
          <table:table-cell table:style-name="ce6" table:formula="of:=[CPPRAW_Opt.L1]" office:value-type="string" office:string-value="n concrete" calcext:value-type="string">
            <text:p>n concrete</text:p>
          </table:table-cell>
          <table:table-cell table:style-name="ce6" table:formula="of:=[CPPRAW_Opt.M1]" office:value-type="string" office:string-value="n" calcext:value-type="string">
            <text:p>n</text:p>
          </table:table-cell>
          <table:table-cell table:style-name="ce6" table:formula="of:=[CPPRAW_Opt.N1]" office:value-type="string" office:string-value="mult_big_vector_hot_201_101" calcext:value-type="string">
            <text:p>mult_big_vector_hot_201_101</text:p>
          </table:table-cell>
          <table:table-cell table:style-name="ce6" table:formula="of:=[CPPRAW_Opt.P1]" office:value-type="string" office:string-value="mult_big_vector_no_out_hot_201_101" calcext:value-type="string">
            <text:p>mult_big_vector_no_out_hot_201_101</text:p>
          </table:table-cell>
          <table:table-cell table:style-name="ce6" table:formula="of:=[CPPRAW_Opt.U1]" office:value-type="string" office:string-value="mult_big_vector_hot_64_32" calcext:value-type="string">
            <text:p>mult_big_vector_hot_64_32</text:p>
          </table:table-cell>
          <table:table-cell table:style-name="ce6" table:formula="of:=[CPPRAW_Opt.W1]" office:value-type="string" office:string-value="mult_big_vector_no_out_hot_64_32" calcext:value-type="string">
            <text:p>mult_big_vector_no_out_hot_64_32</text:p>
          </table:table-cell>
          <table:table-cell table:style-name="ce28" table:formula="of:=[CPPRAW_Opt.O1]" office:value-type="string" office:string-value="stddev" calcext:value-type="string">
            <text:p>stddev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/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27" table:number-columns-repeated="1004"/>
          <table:table-cell/>
        </table:table-row>
        <table:table-row table:style-name="ro1">
          <table:table-cell table:style-name="ce21" table:formula="of:=[CPPRAW_Opt.L2]" office:value-type="float" office:value="13108" calcext:value-type="float">
            <text:p>13,108</text:p>
          </table:table-cell>
          <table:table-cell table:style-name="ce21" table:formula="of:=[CPPRAW_Opt.M2]" office:value-type="float" office:value="16384" calcext:value-type="float">
            <text:p>16,384</text:p>
          </table:table-cell>
          <table:table-cell table:style-name="ce25" table:formula="of:=[CPPRAW_Opt.N2]/[.$A2]" office:value-type="float" office:value="15.4614026739396" calcext:value-type="float">
            <text:p>15.46140</text:p>
          </table:table-cell>
          <table:table-cell table:style-name="ce25" table:formula="of:=[CPPRAW_Opt.P2]/[.$A2]" office:value-type="float" office:value="7.36346429661276" calcext:value-type="float">
            <text:p>7.36346</text:p>
          </table:table-cell>
          <table:table-cell table:style-name="ce25" table:formula="of:=[CPPRAW_Opt.U2]/[.$A2]" office:value-type="float" office:value="2.98864786771437" calcext:value-type="float">
            <text:p>2.98865</text:p>
          </table:table-cell>
          <table:table-cell table:style-name="ce25" table:formula="of:=[CPPRAW_Opt.W2]/[.$A2]" office:value-type="float" office:value="7.52499952319194" calcext:value-type="float">
            <text:p>7.52500</text:p>
          </table:table-cell>
          <table:table-cell table:style-name="ce29" table:formula="of:=[CPPRAW_Opt.O2]/[.$A2]" office:value-type="float" office:value="1.49686834409974" calcext:value-type="float">
            <text:p>1.49687</text:p>
          </table:table-cell>
          <table:table-cell table:style-name="ce25" table:formula="of:=#REF!/[.$A2]" office:value-type="string" office:string-value="" calcext:value-type="error">
            <text:p>#REF!</text:p>
          </table:table-cell>
          <table:table-cell table:style-name="ce25" table:formula="of:=#REF!/[.$A2]" office:value-type="string" office:string-value="" calcext:value-type="error">
            <text:p>#REF!</text:p>
          </table:table-cell>
          <table:table-cell table:style-name="ce25" table:formula="of:=#REF!/[.$A2]" office:value-type="string" office:string-value="" calcext:value-type="error">
            <text:p>#REF!</text:p>
          </table:table-cell>
          <table:table-cell table:style-name="ce25"/>
          <table:table-cell table:style-name="ce25" table:formula="of:=#REF!/[.$A2]" office:value-type="string" office:string-value="" calcext:value-type="error">
            <text:p>#REF!</text:p>
          </table:table-cell>
          <table:table-cell table:style-name="ce25" table:formula="of:=#REF!/[.$A2]" office:value-type="string" office:string-value="" calcext:value-type="error">
            <text:p>#REF!</text:p>
          </table:table-cell>
          <table:table-cell table:style-name="ce25" table:formula="of:=#REF!/[.$A2]" office:value-type="string" office:string-value="" calcext:value-type="error">
            <text:p>#REF!</text:p>
          </table:table-cell>
          <table:table-cell table:style-name="ce25" table:formula="of:=#REF!/[.$A2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3]" office:value-type="float" office:value="26215" calcext:value-type="float">
            <text:p>26,215</text:p>
          </table:table-cell>
          <table:table-cell table:style-name="ce21" table:formula="of:=[CPPRAW_Opt.M3]" office:value-type="float" office:value="32768" calcext:value-type="float">
            <text:p>32,768</text:p>
          </table:table-cell>
          <table:table-cell table:style-name="ce25" table:formula="of:=[CPPRAW_Opt.N3]/[.$A3]" office:value-type="float" office:value="15.3860349036811" calcext:value-type="float">
            <text:p>15.38603</text:p>
          </table:table-cell>
          <table:table-cell table:style-name="ce25" table:formula="of:=[CPPRAW_Opt.P3]/[.$A3]" office:value-type="float" office:value="7.79869859813084" calcext:value-type="float">
            <text:p>7.79870</text:p>
          </table:table-cell>
          <table:table-cell table:style-name="ce25" table:formula="of:=[CPPRAW_Opt.U3]/[.$A3]" office:value-type="float" office:value="2.85566350371924" calcext:value-type="float">
            <text:p>2.85566</text:p>
          </table:table-cell>
          <table:table-cell table:style-name="ce25" table:formula="of:=[CPPRAW_Opt.W3]/[.$A3]" office:value-type="float" office:value="7.83680922181957" calcext:value-type="float">
            <text:p>7.83681</text:p>
          </table:table-cell>
          <table:table-cell table:style-name="ce29" table:formula="of:=[CPPRAW_Opt.O3]/[.$A3]" office:value-type="float" office:value="1.10053793658943" calcext:value-type="float">
            <text:p>1.10054</text:p>
          </table:table-cell>
          <table:table-cell table:style-name="ce25" table:formula="of:=#REF!/[.$A3]" office:value-type="string" office:string-value="" calcext:value-type="error">
            <text:p>#REF!</text:p>
          </table:table-cell>
          <table:table-cell table:style-name="ce25" table:formula="of:=#REF!/[.$A3]" office:value-type="string" office:string-value="" calcext:value-type="error">
            <text:p>#REF!</text:p>
          </table:table-cell>
          <table:table-cell table:style-name="ce25" table:formula="of:=#REF!/[.$A3]" office:value-type="string" office:string-value="" calcext:value-type="error">
            <text:p>#REF!</text:p>
          </table:table-cell>
          <table:table-cell table:style-name="ce25"/>
          <table:table-cell table:style-name="ce25" table:formula="of:=#REF!/[.$A3]" office:value-type="string" office:string-value="" calcext:value-type="error">
            <text:p>#REF!</text:p>
          </table:table-cell>
          <table:table-cell table:style-name="ce25" table:formula="of:=#REF!/[.$A3]" office:value-type="string" office:string-value="" calcext:value-type="error">
            <text:p>#REF!</text:p>
          </table:table-cell>
          <table:table-cell table:style-name="ce25" table:formula="of:=#REF!/[.$A3]" office:value-type="string" office:string-value="" calcext:value-type="error">
            <text:p>#REF!</text:p>
          </table:table-cell>
          <table:table-cell table:style-name="ce25" table:formula="of:=#REF!/[.$A3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4]" office:value-type="float" office:value="52429" calcext:value-type="float">
            <text:p>52,429</text:p>
          </table:table-cell>
          <table:table-cell table:style-name="ce21" table:formula="of:=[CPPRAW_Opt.M4]" office:value-type="float" office:value="65536" calcext:value-type="float">
            <text:p>65,536</text:p>
          </table:table-cell>
          <table:table-cell table:style-name="ce25" table:formula="of:=[CPPRAW_Opt.N4]/[.$A4]" office:value-type="float" office:value="15.4398473411661" calcext:value-type="float">
            <text:p>15.43985</text:p>
          </table:table-cell>
          <table:table-cell table:style-name="ce25" table:formula="of:=[CPPRAW_Opt.P4]/[.$A4]" office:value-type="float" office:value="7.59334511911347" calcext:value-type="float">
            <text:p>7.59335</text:p>
          </table:table-cell>
          <table:table-cell table:style-name="ce25" table:formula="of:=[CPPRAW_Opt.U4]/[.$A4]" office:value-type="float" office:value="2.69264364664594" calcext:value-type="float">
            <text:p>2.69264</text:p>
          </table:table-cell>
          <table:table-cell table:style-name="ce25" table:formula="of:=[CPPRAW_Opt.W4]/[.$A4]" office:value-type="float" office:value="7.56803882393332" calcext:value-type="float">
            <text:p>7.56804</text:p>
          </table:table-cell>
          <table:table-cell table:style-name="ce29" table:formula="of:=[CPPRAW_Opt.O4]/[.$A4]" office:value-type="float" office:value="1.02568216637433" calcext:value-type="float">
            <text:p>1.02568</text:p>
          </table:table-cell>
          <table:table-cell table:style-name="ce25" table:formula="of:=#REF!/[.$A4]" office:value-type="string" office:string-value="" calcext:value-type="error">
            <text:p>#REF!</text:p>
          </table:table-cell>
          <table:table-cell table:style-name="ce25" table:formula="of:=#REF!/[.$A4]" office:value-type="string" office:string-value="" calcext:value-type="error">
            <text:p>#REF!</text:p>
          </table:table-cell>
          <table:table-cell table:style-name="ce25" table:formula="of:=#REF!/[.$A4]" office:value-type="string" office:string-value="" calcext:value-type="error">
            <text:p>#REF!</text:p>
          </table:table-cell>
          <table:table-cell table:style-name="ce25"/>
          <table:table-cell table:style-name="ce25" table:formula="of:=#REF!/[.$A4]" office:value-type="string" office:string-value="" calcext:value-type="error">
            <text:p>#REF!</text:p>
          </table:table-cell>
          <table:table-cell table:style-name="ce25" table:formula="of:=#REF!/[.$A4]" office:value-type="string" office:string-value="" calcext:value-type="error">
            <text:p>#REF!</text:p>
          </table:table-cell>
          <table:table-cell table:style-name="ce25" table:formula="of:=#REF!/[.$A4]" office:value-type="string" office:string-value="" calcext:value-type="error">
            <text:p>#REF!</text:p>
          </table:table-cell>
          <table:table-cell table:style-name="ce25" table:formula="of:=#REF!/[.$A4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5]" office:value-type="float" office:value="104858" calcext:value-type="float">
            <text:p>104,858</text:p>
          </table:table-cell>
          <table:table-cell table:style-name="ce21" table:formula="of:=[CPPRAW_Opt.M5]" office:value-type="float" office:value="131072" calcext:value-type="float">
            <text:p>131,072</text:p>
          </table:table-cell>
          <table:table-cell table:style-name="ce25" table:formula="of:=[CPPRAW_Opt.N5]/[.$A5]" office:value-type="float" office:value="15.8067659596788" calcext:value-type="float">
            <text:p>15.80677</text:p>
          </table:table-cell>
          <table:table-cell table:style-name="ce25" table:formula="of:=[CPPRAW_Opt.P5]/[.$A5]" office:value-type="float" office:value="7.64786355118351" calcext:value-type="float">
            <text:p>7.64786</text:p>
          </table:table-cell>
          <table:table-cell table:style-name="ce25" table:formula="of:=[CPPRAW_Opt.U5]/[.$A5]" office:value-type="float" office:value="2.78030388716168" calcext:value-type="float">
            <text:p>2.78030</text:p>
          </table:table-cell>
          <table:table-cell table:style-name="ce25" table:formula="of:=[CPPRAW_Opt.W5]/[.$A5]" office:value-type="float" office:value="7.75174058011787" calcext:value-type="float">
            <text:p>7.75174</text:p>
          </table:table-cell>
          <table:table-cell table:style-name="ce29" table:formula="of:=[CPPRAW_Opt.O5]/[.$A5]" office:value-type="float" office:value="1.27121746467977" calcext:value-type="float">
            <text:p>1.27122</text:p>
          </table:table-cell>
          <table:table-cell table:style-name="ce25" table:formula="of:=#REF!/[.$A5]" office:value-type="string" office:string-value="" calcext:value-type="error">
            <text:p>#REF!</text:p>
          </table:table-cell>
          <table:table-cell table:style-name="ce25" table:formula="of:=#REF!/[.$A5]" office:value-type="string" office:string-value="" calcext:value-type="error">
            <text:p>#REF!</text:p>
          </table:table-cell>
          <table:table-cell table:style-name="ce25" table:formula="of:=#REF!/[.$A5]" office:value-type="string" office:string-value="" calcext:value-type="error">
            <text:p>#REF!</text:p>
          </table:table-cell>
          <table:table-cell table:style-name="ce25"/>
          <table:table-cell table:style-name="ce25" table:formula="of:=#REF!/[.$A5]" office:value-type="string" office:string-value="" calcext:value-type="error">
            <text:p>#REF!</text:p>
          </table:table-cell>
          <table:table-cell table:style-name="ce25" table:formula="of:=#REF!/[.$A5]" office:value-type="string" office:string-value="" calcext:value-type="error">
            <text:p>#REF!</text:p>
          </table:table-cell>
          <table:table-cell table:style-name="ce25" table:formula="of:=#REF!/[.$A5]" office:value-type="string" office:string-value="" calcext:value-type="error">
            <text:p>#REF!</text:p>
          </table:table-cell>
          <table:table-cell table:style-name="ce25" table:formula="of:=#REF!/[.$A5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6]" office:value-type="float" office:value="209716" calcext:value-type="float">
            <text:p>209,716</text:p>
          </table:table-cell>
          <table:table-cell table:style-name="ce21" table:formula="of:=[CPPRAW_Opt.M6]" office:value-type="float" office:value="262144" calcext:value-type="float">
            <text:p>262,144</text:p>
          </table:table-cell>
          <table:table-cell table:style-name="ce25" table:formula="of:=[CPPRAW_Opt.N6]/[.$A6]" office:value-type="float" office:value="16.0002099625207" calcext:value-type="float">
            <text:p>16.00021</text:p>
          </table:table-cell>
          <table:table-cell table:style-name="ce25" table:formula="of:=[CPPRAW_Opt.P6]/[.$A6]" office:value-type="float" office:value="7.99966398605733" calcext:value-type="float">
            <text:p>7.99966</text:p>
          </table:table-cell>
          <table:table-cell table:style-name="ce25" table:formula="of:=[CPPRAW_Opt.U6]/[.$A6]" office:value-type="float" office:value="2.76225697490892" calcext:value-type="float">
            <text:p>2.76226</text:p>
          </table:table-cell>
          <table:table-cell table:style-name="ce25" table:formula="of:=[CPPRAW_Opt.W6]/[.$A6]" office:value-type="float" office:value="7.93007369490168" calcext:value-type="float">
            <text:p>7.93007</text:p>
          </table:table-cell>
          <table:table-cell table:style-name="ce29" table:formula="of:=[CPPRAW_Opt.O6]/[.$A6]" office:value-type="float" office:value="0.968504033827586" calcext:value-type="float">
            <text:p>0.96850</text:p>
          </table:table-cell>
          <table:table-cell table:style-name="ce25" table:formula="of:=#REF!/[.$A6]" office:value-type="string" office:string-value="" calcext:value-type="error">
            <text:p>#REF!</text:p>
          </table:table-cell>
          <table:table-cell table:style-name="ce25" table:formula="of:=#REF!/[.$A6]" office:value-type="string" office:string-value="" calcext:value-type="error">
            <text:p>#REF!</text:p>
          </table:table-cell>
          <table:table-cell table:style-name="ce25" table:formula="of:=#REF!/[.$A6]" office:value-type="string" office:string-value="" calcext:value-type="error">
            <text:p>#REF!</text:p>
          </table:table-cell>
          <table:table-cell table:style-name="ce25"/>
          <table:table-cell table:style-name="ce25" table:formula="of:=#REF!/[.$A6]" office:value-type="string" office:string-value="" calcext:value-type="error">
            <text:p>#REF!</text:p>
          </table:table-cell>
          <table:table-cell table:style-name="ce25" table:formula="of:=#REF!/[.$A6]" office:value-type="string" office:string-value="" calcext:value-type="error">
            <text:p>#REF!</text:p>
          </table:table-cell>
          <table:table-cell table:style-name="ce25" table:formula="of:=#REF!/[.$A6]" office:value-type="string" office:string-value="" calcext:value-type="error">
            <text:p>#REF!</text:p>
          </table:table-cell>
          <table:table-cell table:style-name="ce25" table:formula="of:=#REF!/[.$A6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7]" office:value-type="float" office:value="419431" calcext:value-type="float">
            <text:p>419,431</text:p>
          </table:table-cell>
          <table:table-cell table:style-name="ce21" table:formula="of:=[CPPRAW_Opt.M7]" office:value-type="float" office:value="524288" calcext:value-type="float">
            <text:p>524,288</text:p>
          </table:table-cell>
          <table:table-cell table:style-name="ce25" table:formula="of:=[CPPRAW_Opt.N7]/[.$A7]" office:value-type="float" office:value="15.9388590554823" calcext:value-type="float">
            <text:p>15.93886</text:p>
          </table:table-cell>
          <table:table-cell table:style-name="ce25" table:formula="of:=[CPPRAW_Opt.P7]/[.$A7]" office:value-type="float" office:value="7.90022071866409" calcext:value-type="float">
            <text:p>7.90022</text:p>
          </table:table-cell>
          <table:table-cell table:style-name="ce25" table:formula="of:=[CPPRAW_Opt.U7]/[.$A7]" office:value-type="float" office:value="2.823980168967" calcext:value-type="float">
            <text:p>2.82398</text:p>
          </table:table-cell>
          <table:table-cell table:style-name="ce25" table:formula="of:=[CPPRAW_Opt.W7]/[.$A7]" office:value-type="float" office:value="7.87950371157592" calcext:value-type="float">
            <text:p>7.87950</text:p>
          </table:table-cell>
          <table:table-cell table:style-name="ce29" table:formula="of:=[CPPRAW_Opt.O7]/[.$A7]" office:value-type="float" office:value="0.874180263415427" calcext:value-type="float">
            <text:p>0.87418</text:p>
          </table:table-cell>
          <table:table-cell table:style-name="ce25" table:formula="of:=#REF!/[.$A7]" office:value-type="string" office:string-value="" calcext:value-type="error">
            <text:p>#REF!</text:p>
          </table:table-cell>
          <table:table-cell table:style-name="ce25" table:formula="of:=#REF!/[.$A7]" office:value-type="string" office:string-value="" calcext:value-type="error">
            <text:p>#REF!</text:p>
          </table:table-cell>
          <table:table-cell table:style-name="ce25" table:formula="of:=#REF!/[.$A7]" office:value-type="string" office:string-value="" calcext:value-type="error">
            <text:p>#REF!</text:p>
          </table:table-cell>
          <table:table-cell table:style-name="ce25"/>
          <table:table-cell table:style-name="ce25" table:formula="of:=#REF!/[.$A7]" office:value-type="string" office:string-value="" calcext:value-type="error">
            <text:p>#REF!</text:p>
          </table:table-cell>
          <table:table-cell table:style-name="ce25" table:formula="of:=#REF!/[.$A7]" office:value-type="string" office:string-value="" calcext:value-type="error">
            <text:p>#REF!</text:p>
          </table:table-cell>
          <table:table-cell table:style-name="ce25" table:formula="of:=#REF!/[.$A7]" office:value-type="string" office:string-value="" calcext:value-type="error">
            <text:p>#REF!</text:p>
          </table:table-cell>
          <table:table-cell table:style-name="ce25" table:formula="of:=#REF!/[.$A7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8]" office:value-type="float" office:value="838861" calcext:value-type="float">
            <text:p>838,861</text:p>
          </table:table-cell>
          <table:table-cell table:style-name="ce21" table:formula="of:=[CPPRAW_Opt.M8]" office:value-type="float" office:value="1048576" calcext:value-type="float">
            <text:p>1,048,576</text:p>
          </table:table-cell>
          <table:table-cell table:style-name="ce25" table:formula="of:=[CPPRAW_Opt.N8]/[.$A8]" office:value-type="float" office:value="15.9316031410448" calcext:value-type="float">
            <text:p>15.93160</text:p>
          </table:table-cell>
          <table:table-cell table:style-name="ce25" table:formula="of:=[CPPRAW_Opt.P8]/[.$A8]" office:value-type="float" office:value="7.89393154825412" calcext:value-type="float">
            <text:p>7.89393</text:p>
          </table:table-cell>
          <table:table-cell table:style-name="ce25" table:formula="of:=[CPPRAW_Opt.U8]/[.$A8]" office:value-type="float" office:value="2.86824708145926" calcext:value-type="float">
            <text:p>2.86825</text:p>
          </table:table-cell>
          <table:table-cell table:style-name="ce25" table:formula="of:=[CPPRAW_Opt.W8]/[.$A8]" office:value-type="float" office:value="7.87225988125566" calcext:value-type="float">
            <text:p>7.87226</text:p>
          </table:table-cell>
          <table:table-cell table:style-name="ce29" table:formula="of:=[CPPRAW_Opt.O8]/[.$A8]" office:value-type="float" office:value="0.749042959999236" calcext:value-type="float">
            <text:p>0.74904</text:p>
          </table:table-cell>
          <table:table-cell table:style-name="ce25" table:formula="of:=#REF!/[.$A8]" office:value-type="string" office:string-value="" calcext:value-type="error">
            <text:p>#REF!</text:p>
          </table:table-cell>
          <table:table-cell table:style-name="ce25" table:formula="of:=#REF!/[.$A8]" office:value-type="string" office:string-value="" calcext:value-type="error">
            <text:p>#REF!</text:p>
          </table:table-cell>
          <table:table-cell table:style-name="ce25" table:formula="of:=#REF!/[.$A8]" office:value-type="string" office:string-value="" calcext:value-type="error">
            <text:p>#REF!</text:p>
          </table:table-cell>
          <table:table-cell table:style-name="ce25"/>
          <table:table-cell table:style-name="ce25" table:formula="of:=#REF!/[.$A8]" office:value-type="string" office:string-value="" calcext:value-type="error">
            <text:p>#REF!</text:p>
          </table:table-cell>
          <table:table-cell table:style-name="ce25" table:formula="of:=#REF!/[.$A8]" office:value-type="string" office:string-value="" calcext:value-type="error">
            <text:p>#REF!</text:p>
          </table:table-cell>
          <table:table-cell table:style-name="ce25" table:formula="of:=#REF!/[.$A8]" office:value-type="string" office:string-value="" calcext:value-type="error">
            <text:p>#REF!</text:p>
          </table:table-cell>
          <table:table-cell table:style-name="ce25" table:formula="of:=#REF!/[.$A8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9]" office:value-type="float" office:value="1677722" calcext:value-type="float">
            <text:p>1,677,722</text:p>
          </table:table-cell>
          <table:table-cell table:style-name="ce21" table:formula="of:=[CPPRAW_Opt.M9]" office:value-type="float" office:value="2097152" calcext:value-type="float">
            <text:p>2,097,152</text:p>
          </table:table-cell>
          <table:table-cell table:style-name="ce25" table:formula="of:=[CPPRAW_Opt.N9]/[.$A9]" office:value-type="float" office:value="15.902052492159" calcext:value-type="float">
            <text:p>15.90205</text:p>
          </table:table-cell>
          <table:table-cell table:style-name="ce25" table:formula="of:=[CPPRAW_Opt.P9]/[.$A9]" office:value-type="float" office:value="7.90305128099292" calcext:value-type="float">
            <text:p>7.90305</text:p>
          </table:table-cell>
          <table:table-cell table:style-name="ce25" table:formula="of:=[CPPRAW_Opt.U9]/[.$A9]" office:value-type="float" office:value="2.90533361605796" calcext:value-type="float">
            <text:p>2.90533</text:p>
          </table:table-cell>
          <table:table-cell table:style-name="ce25" table:formula="of:=[CPPRAW_Opt.W9]/[.$A9]" office:value-type="float" office:value="7.87639085170249" calcext:value-type="float">
            <text:p>7.87639</text:p>
          </table:table-cell>
          <table:table-cell table:style-name="ce29" table:formula="of:=[CPPRAW_Opt.O9]/[.$A9]" office:value-type="float" office:value="0.484579913049905" calcext:value-type="float">
            <text:p>0.48458</text:p>
          </table:table-cell>
          <table:table-cell table:style-name="ce25" table:formula="of:=#REF!/[.$A9]" office:value-type="string" office:string-value="" calcext:value-type="error">
            <text:p>#REF!</text:p>
          </table:table-cell>
          <table:table-cell table:style-name="ce25" table:formula="of:=#REF!/[.$A9]" office:value-type="string" office:string-value="" calcext:value-type="error">
            <text:p>#REF!</text:p>
          </table:table-cell>
          <table:table-cell table:style-name="ce25" table:formula="of:=#REF!/[.$A9]" office:value-type="string" office:string-value="" calcext:value-type="error">
            <text:p>#REF!</text:p>
          </table:table-cell>
          <table:table-cell/>
          <table:table-cell table:style-name="ce25" table:formula="of:=#REF!/[.$A9]" office:value-type="string" office:string-value="" calcext:value-type="error">
            <text:p>#REF!</text:p>
          </table:table-cell>
          <table:table-cell table:style-name="ce25" table:formula="of:=#REF!/[.$A9]" office:value-type="string" office:string-value="" calcext:value-type="error">
            <text:p>#REF!</text:p>
          </table:table-cell>
          <table:table-cell table:style-name="ce25" table:formula="of:=#REF!/[.$A9]" office:value-type="string" office:string-value="" calcext:value-type="error">
            <text:p>#REF!</text:p>
          </table:table-cell>
          <table:table-cell table:style-name="ce25" table:formula="of:=#REF!/[.$A9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10]" office:value-type="float" office:value="3355444" calcext:value-type="float">
            <text:p>3,355,444</text:p>
          </table:table-cell>
          <table:table-cell table:style-name="ce21" table:formula="of:=[CPPRAW_Opt.M10]" office:value-type="float" office:value="4194304" calcext:value-type="float">
            <text:p>4,194,304</text:p>
          </table:table-cell>
          <table:table-cell table:style-name="ce25" table:formula="of:=[CPPRAW_Opt.N10]/[.$A10]" office:value-type="float" office:value="15.9960800835895" calcext:value-type="float">
            <text:p>15.99608</text:p>
          </table:table-cell>
          <table:table-cell table:style-name="ce25" table:formula="of:=[CPPRAW_Opt.P10]/[.$A10]" office:value-type="float" office:value="8.10235928985851" calcext:value-type="float">
            <text:p>8.10236</text:p>
          </table:table-cell>
          <table:table-cell table:style-name="ce25" table:formula="of:=[CPPRAW_Opt.U10]/[.$A10]" office:value-type="float" office:value="2.91600568546219" calcext:value-type="float">
            <text:p>2.91601</text:p>
          </table:table-cell>
          <table:table-cell table:style-name="ce25" table:formula="of:=[CPPRAW_Opt.W10]/[.$A10]" office:value-type="float" office:value="7.94598222060926" calcext:value-type="float">
            <text:p>7.94598</text:p>
          </table:table-cell>
          <table:table-cell table:style-name="ce29" table:formula="of:=[CPPRAW_Opt.O10]/[.$A10]" office:value-type="float" office:value="0.463385763038069" calcext:value-type="float">
            <text:p>0.46339</text:p>
          </table:table-cell>
          <table:table-cell table:style-name="ce25" table:formula="of:=#REF!/[.$A10]" office:value-type="string" office:string-value="" calcext:value-type="error">
            <text:p>#REF!</text:p>
          </table:table-cell>
          <table:table-cell table:style-name="ce25" table:formula="of:=#REF!/[.$A10]" office:value-type="string" office:string-value="" calcext:value-type="error">
            <text:p>#REF!</text:p>
          </table:table-cell>
          <table:table-cell table:style-name="ce25" table:formula="of:=#REF!/[.$A10]" office:value-type="string" office:string-value="" calcext:value-type="error">
            <text:p>#REF!</text:p>
          </table:table-cell>
          <table:table-cell/>
          <table:table-cell table:style-name="ce25" table:formula="of:=#REF!/[.$A10]" office:value-type="string" office:string-value="" calcext:value-type="error">
            <text:p>#REF!</text:p>
          </table:table-cell>
          <table:table-cell table:style-name="ce25" table:formula="of:=#REF!/[.$A10]" office:value-type="string" office:string-value="" calcext:value-type="error">
            <text:p>#REF!</text:p>
          </table:table-cell>
          <table:table-cell table:style-name="ce25" table:formula="of:=#REF!/[.$A10]" office:value-type="string" office:string-value="" calcext:value-type="error">
            <text:p>#REF!</text:p>
          </table:table-cell>
          <table:table-cell table:style-name="ce25" table:formula="of:=#REF!/[.$A10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11]" office:value-type="float" office:value="6710887" calcext:value-type="float">
            <text:p>6,710,887</text:p>
          </table:table-cell>
          <table:table-cell table:style-name="ce21" table:formula="of:=[CPPRAW_Opt.M11]" office:value-type="float" office:value="8388608" calcext:value-type="float">
            <text:p>8,388,608</text:p>
          </table:table-cell>
          <table:table-cell table:style-name="ce25" table:formula="of:=[CPPRAW_Opt.N11]/[.$A11]" office:value-type="float" office:value="16.665001319684" calcext:value-type="float">
            <text:p>16.66500</text:p>
          </table:table-cell>
          <table:table-cell table:style-name="ce25" table:formula="of:=[CPPRAW_Opt.P11]/[.$A11]" office:value-type="float" office:value="10.5073891547421" calcext:value-type="float">
            <text:p>10.50739</text:p>
          </table:table-cell>
          <table:table-cell table:style-name="ce25" table:formula="of:=[CPPRAW_Opt.U11]/[.$A11]" office:value-type="float" office:value="2.94178068562323" calcext:value-type="float">
            <text:p>2.94178</text:p>
          </table:table-cell>
          <table:table-cell table:style-name="ce25" table:formula="of:=[CPPRAW_Opt.W11]/[.$A11]" office:value-type="float" office:value="7.93987716824914" calcext:value-type="float">
            <text:p>7.93988</text:p>
          </table:table-cell>
          <table:table-cell table:style-name="ce29" table:formula="of:=[CPPRAW_Opt.O11]/[.$A11]" office:value-type="float" office:value="2.02268768518866" calcext:value-type="float">
            <text:p>2.02269</text:p>
          </table:table-cell>
          <table:table-cell table:style-name="ce25" table:formula="of:=#REF!/[.$A11]" office:value-type="string" office:string-value="" calcext:value-type="error">
            <text:p>#REF!</text:p>
          </table:table-cell>
          <table:table-cell table:style-name="ce25" table:formula="of:=#REF!/[.$A11]" office:value-type="string" office:string-value="" calcext:value-type="error">
            <text:p>#REF!</text:p>
          </table:table-cell>
          <table:table-cell table:style-name="ce25" table:formula="of:=#REF!/[.$A11]" office:value-type="string" office:string-value="" calcext:value-type="error">
            <text:p>#REF!</text:p>
          </table:table-cell>
          <table:table-cell/>
          <table:table-cell table:style-name="ce25" table:formula="of:=#REF!/[.$A11]" office:value-type="string" office:string-value="" calcext:value-type="error">
            <text:p>#REF!</text:p>
          </table:table-cell>
          <table:table-cell table:style-name="ce25" table:formula="of:=#REF!/[.$A11]" office:value-type="string" office:string-value="" calcext:value-type="error">
            <text:p>#REF!</text:p>
          </table:table-cell>
          <table:table-cell table:style-name="ce25" table:formula="of:=#REF!/[.$A11]" office:value-type="string" office:string-value="" calcext:value-type="error">
            <text:p>#REF!</text:p>
          </table:table-cell>
          <table:table-cell table:style-name="ce25" table:formula="of:=#REF!/[.$A11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ce21"/>
          <table:table-cell table:number-columns-repeated="1018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 table:style-name="ce6"/>
          <table:table-cell table:style-name="ce22" table:formula="of:=[.B1]" office:value-type="string" office:string-value="n" calcext:value-type="string">
            <text:p>n</text:p>
          </table:table-cell>
          <table:table-cell table:style-name="ce22" table:formula="of:=[.C1]" office:value-type="string" office:string-value="mult_big_vector_hot_201_101" calcext:value-type="string">
            <text:p>mult_big_vector_hot_201_101</text:p>
          </table:table-cell>
          <table:table-cell table:style-name="ce27" table:number-columns-repeated="2"/>
          <table:table-cell table:style-name="ce22" table:formula="of:=[.D1]" office:value-type="string" office:string-value="mult_big_vector_no_out_hot_201_101" calcext:value-type="string">
            <text:p>mult_big_vector_no_out_hot_201_101</text:p>
          </table:table-cell>
          <table:table-cell table:style-name="ce30"/>
          <table:table-cell table:style-name="ce27"/>
          <table:table-cell table:style-name="ce22" table:formula="of:=[.E1]" office:value-type="string" office:string-value="mult_big_vector_hot_64_32" calcext:value-type="string">
            <text:p>mult_big_vector_hot_64_32</text:p>
          </table:table-cell>
          <table:table-cell table:style-name="ce27" table:number-columns-repeated="2"/>
          <table:table-cell table:style-name="ce22" table:formula="of:=[.F1]" office:value-type="string" office:string-value="mult_big_vector_no_out_hot_64_32" calcext:value-type="string">
            <text:p>mult_big_vector_no_out_hot_64_32</text:p>
          </table:table-cell>
          <table:table-cell table:style-name="ce27" table:number-columns-repeated="1008"/>
        </table:table-row>
        <table:table-row table:style-name="ro1">
          <table:table-cell/>
          <table:table-cell table:style-name="ce23" table:formula="of:=CONCATENATE(&quot;'&quot;; [.B2]/1024; &quot;'&quot;)" office:value-type="string" office:string-value="'16'" calcext:value-type="string">
            <text:p>'16'</text:p>
          </table:table-cell>
          <table:table-cell table:style-name="ce26" table:formula="of:=[.C2]" office:value-type="float" office:value="15.4614026739396" calcext:value-type="float">
            <text:p>15.46</text:p>
          </table:table-cell>
          <table:table-cell table:style-name="ce26" table:formula="of:=[.$C2]-[.$G2]" office:value-type="float" office:value="13.9645343298398" calcext:value-type="float">
            <text:p>13.96</text:p>
          </table:table-cell>
          <table:table-cell table:style-name="ce26" table:formula="of:=[.$C2]+[.$G2]" office:value-type="float" office:value="16.9582710180393" calcext:value-type="float">
            <text:p>16.96</text:p>
          </table:table-cell>
          <table:table-cell table:style-name="ce26" table:formula="of:=[.D2]" office:value-type="float" office:value="7.36346429661276" calcext:value-type="float">
            <text:p>7.36</text:p>
          </table:table-cell>
          <table:table-cell table:style-name="ce26" table:formula="of:=[.$D2]-[.$H2]" office:value-type="string" office:string-value="" calcext:value-type="error">
            <text:p>#REF!</text:p>
          </table:table-cell>
          <table:table-cell table:style-name="ce26" table:formula="of:=[.$D2]+[.$H2]" office:value-type="string" office:string-value="" calcext:value-type="error">
            <text:p>#REF!</text:p>
          </table:table-cell>
          <table:table-cell table:style-name="ce22" table:formula="of:=[.E2]" office:value-type="float" office:value="2.98864786771437" calcext:value-type="float">
            <text:p>2.98865</text:p>
          </table:table-cell>
          <table:table-cell table:style-name="ce26" table:formula="of:=[.$E2]-[.$I2]" office:value-type="string" office:string-value="" calcext:value-type="error">
            <text:p>#REF!</text:p>
          </table:table-cell>
          <table:table-cell table:style-name="ce26" table:formula="of:=[.$E2]+[.$I2]" office:value-type="string" office:string-value="" calcext:value-type="error">
            <text:p>#REF!</text:p>
          </table:table-cell>
          <table:table-cell table:style-name="ce22" table:formula="of:=[.F2]" office:value-type="float" office:value="7.52499952319194" calcext:value-type="float">
            <text:p>7.52500</text:p>
          </table:table-cell>
          <table:table-cell table:style-name="ce26" table:formula="of:=[.$F2]-[.$J2]" office:value-type="string" office:string-value="" calcext:value-type="error">
            <text:p>#REF!</text:p>
          </table:table-cell>
          <table:table-cell table:style-name="ce26" table:formula="of:=[.$F2]+[.$J2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3]/1024; &quot;'&quot;)" office:value-type="string" office:string-value="'32'" calcext:value-type="string">
            <text:p>'32'</text:p>
          </table:table-cell>
          <table:table-cell table:style-name="ce26" table:formula="of:=[.C3]" office:value-type="float" office:value="15.3860349036811" calcext:value-type="float">
            <text:p>15.39</text:p>
          </table:table-cell>
          <table:table-cell table:style-name="ce26" table:formula="of:=[.$C3]-[.$G3]" office:value-type="float" office:value="14.2854969670917" calcext:value-type="float">
            <text:p>14.29</text:p>
          </table:table-cell>
          <table:table-cell table:style-name="ce26" table:formula="of:=[.$C3]+[.$G3]" office:value-type="float" office:value="16.4865728402705" calcext:value-type="float">
            <text:p>16.49</text:p>
          </table:table-cell>
          <table:table-cell table:style-name="ce26" table:formula="of:=[.D3]" office:value-type="float" office:value="7.79869859813084" calcext:value-type="float">
            <text:p>7.80</text:p>
          </table:table-cell>
          <table:table-cell table:style-name="ce26" table:formula="of:=[.$D3]-[.$H3]" office:value-type="string" office:string-value="" calcext:value-type="error">
            <text:p>#REF!</text:p>
          </table:table-cell>
          <table:table-cell table:style-name="ce26" table:formula="of:=[.$D3]+[.$H3]" office:value-type="string" office:string-value="" calcext:value-type="error">
            <text:p>#REF!</text:p>
          </table:table-cell>
          <table:table-cell table:style-name="ce22" table:formula="of:=[.E3]" office:value-type="float" office:value="2.85566350371924" calcext:value-type="float">
            <text:p>2.85566</text:p>
          </table:table-cell>
          <table:table-cell table:style-name="ce26" table:formula="of:=[.$E3]-[.$I3]" office:value-type="string" office:string-value="" calcext:value-type="error">
            <text:p>#REF!</text:p>
          </table:table-cell>
          <table:table-cell table:style-name="ce26" table:formula="of:=[.$E3]+[.$I3]" office:value-type="string" office:string-value="" calcext:value-type="error">
            <text:p>#REF!</text:p>
          </table:table-cell>
          <table:table-cell table:style-name="ce22" table:formula="of:=[.F3]" office:value-type="float" office:value="7.83680922181957" calcext:value-type="float">
            <text:p>7.83681</text:p>
          </table:table-cell>
          <table:table-cell table:style-name="ce26" table:formula="of:=[.$F3]-[.$J3]" office:value-type="string" office:string-value="" calcext:value-type="error">
            <text:p>#REF!</text:p>
          </table:table-cell>
          <table:table-cell table:style-name="ce26" table:formula="of:=[.$F3]+[.$J3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4]/1024; &quot;'&quot;)" office:value-type="string" office:string-value="'64'" calcext:value-type="string">
            <text:p>'64'</text:p>
          </table:table-cell>
          <table:table-cell table:style-name="ce26" table:formula="of:=[.C4]" office:value-type="float" office:value="15.4398473411661" calcext:value-type="float">
            <text:p>15.44</text:p>
          </table:table-cell>
          <table:table-cell table:style-name="ce26" table:formula="of:=[.$C4]-[.$G4]" office:value-type="float" office:value="14.4141651747918" calcext:value-type="float">
            <text:p>14.41</text:p>
          </table:table-cell>
          <table:table-cell table:style-name="ce26" table:formula="of:=[.$C4]+[.$G4]" office:value-type="float" office:value="16.4655295075405" calcext:value-type="float">
            <text:p>16.47</text:p>
          </table:table-cell>
          <table:table-cell table:style-name="ce26" table:formula="of:=[.D4]" office:value-type="float" office:value="7.59334511911347" calcext:value-type="float">
            <text:p>7.59</text:p>
          </table:table-cell>
          <table:table-cell table:style-name="ce26" table:formula="of:=[.$D4]-[.$H4]" office:value-type="string" office:string-value="" calcext:value-type="error">
            <text:p>#REF!</text:p>
          </table:table-cell>
          <table:table-cell table:style-name="ce26" table:formula="of:=[.$D4]+[.$H4]" office:value-type="string" office:string-value="" calcext:value-type="error">
            <text:p>#REF!</text:p>
          </table:table-cell>
          <table:table-cell table:style-name="ce22" table:formula="of:=[.E4]" office:value-type="float" office:value="2.69264364664594" calcext:value-type="float">
            <text:p>2.69264</text:p>
          </table:table-cell>
          <table:table-cell table:style-name="ce26" table:formula="of:=[.$E4]-[.$I4]" office:value-type="string" office:string-value="" calcext:value-type="error">
            <text:p>#REF!</text:p>
          </table:table-cell>
          <table:table-cell table:style-name="ce26" table:formula="of:=[.$E4]+[.$I4]" office:value-type="string" office:string-value="" calcext:value-type="error">
            <text:p>#REF!</text:p>
          </table:table-cell>
          <table:table-cell table:style-name="ce22" table:formula="of:=[.F4]" office:value-type="float" office:value="7.56803882393332" calcext:value-type="float">
            <text:p>7.56804</text:p>
          </table:table-cell>
          <table:table-cell table:style-name="ce26" table:formula="of:=[.$F4]-[.$J4]" office:value-type="string" office:string-value="" calcext:value-type="error">
            <text:p>#REF!</text:p>
          </table:table-cell>
          <table:table-cell table:style-name="ce26" table:formula="of:=[.$F4]+[.$J4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5]/1024; &quot;'&quot;)" office:value-type="string" office:string-value="'128'" calcext:value-type="string">
            <text:p>'128'</text:p>
          </table:table-cell>
          <table:table-cell table:style-name="ce26" table:formula="of:=[.C5]" office:value-type="float" office:value="15.8067659596788" calcext:value-type="float">
            <text:p>15.81</text:p>
          </table:table-cell>
          <table:table-cell table:style-name="ce26" table:formula="of:=[.$C5]-[.$G5]" office:value-type="float" office:value="14.535548494999" calcext:value-type="float">
            <text:p>14.54</text:p>
          </table:table-cell>
          <table:table-cell table:style-name="ce26" table:formula="of:=[.$C5]+[.$G5]" office:value-type="float" office:value="17.0779834243586" calcext:value-type="float">
            <text:p>17.08</text:p>
          </table:table-cell>
          <table:table-cell table:style-name="ce26" table:formula="of:=[.D5]" office:value-type="float" office:value="7.64786355118351" calcext:value-type="float">
            <text:p>7.65</text:p>
          </table:table-cell>
          <table:table-cell table:style-name="ce26" table:formula="of:=[.$D5]-[.$H5]" office:value-type="string" office:string-value="" calcext:value-type="error">
            <text:p>#REF!</text:p>
          </table:table-cell>
          <table:table-cell table:style-name="ce26" table:formula="of:=[.$D5]+[.$H5]" office:value-type="string" office:string-value="" calcext:value-type="error">
            <text:p>#REF!</text:p>
          </table:table-cell>
          <table:table-cell table:style-name="ce22" table:formula="of:=[.E5]" office:value-type="float" office:value="2.78030388716168" calcext:value-type="float">
            <text:p>2.78030</text:p>
          </table:table-cell>
          <table:table-cell table:style-name="ce26" table:formula="of:=[.$E5]-[.$I5]" office:value-type="string" office:string-value="" calcext:value-type="error">
            <text:p>#REF!</text:p>
          </table:table-cell>
          <table:table-cell table:style-name="ce26" table:formula="of:=[.$E5]+[.$I5]" office:value-type="string" office:string-value="" calcext:value-type="error">
            <text:p>#REF!</text:p>
          </table:table-cell>
          <table:table-cell table:style-name="ce22" table:formula="of:=[.F5]" office:value-type="float" office:value="7.75174058011787" calcext:value-type="float">
            <text:p>7.75174</text:p>
          </table:table-cell>
          <table:table-cell table:style-name="ce26" table:formula="of:=[.$F5]-[.$J5]" office:value-type="string" office:string-value="" calcext:value-type="error">
            <text:p>#REF!</text:p>
          </table:table-cell>
          <table:table-cell table:style-name="ce26" table:formula="of:=[.$F5]+[.$J5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6]/1024; &quot;'&quot;)" office:value-type="string" office:string-value="'256'" calcext:value-type="string">
            <text:p>'256'</text:p>
          </table:table-cell>
          <table:table-cell table:style-name="ce26" table:formula="of:=[.C6]" office:value-type="float" office:value="16.0002099625207" calcext:value-type="float">
            <text:p>16.00</text:p>
          </table:table-cell>
          <table:table-cell table:style-name="ce26" table:formula="of:=[.$C6]-[.$G6]" office:value-type="float" office:value="15.0317059286932" calcext:value-type="float">
            <text:p>15.03</text:p>
          </table:table-cell>
          <table:table-cell table:style-name="ce26" table:formula="of:=[.$C6]+[.$G6]" office:value-type="float" office:value="16.9687139963483" calcext:value-type="float">
            <text:p>16.97</text:p>
          </table:table-cell>
          <table:table-cell table:style-name="ce26" table:formula="of:=[.D6]" office:value-type="float" office:value="7.99966398605733" calcext:value-type="float">
            <text:p>8.00</text:p>
          </table:table-cell>
          <table:table-cell table:style-name="ce26" table:formula="of:=[.$D6]-[.$H6]" office:value-type="string" office:string-value="" calcext:value-type="error">
            <text:p>#REF!</text:p>
          </table:table-cell>
          <table:table-cell table:style-name="ce26" table:formula="of:=[.$D6]+[.$H6]" office:value-type="string" office:string-value="" calcext:value-type="error">
            <text:p>#REF!</text:p>
          </table:table-cell>
          <table:table-cell table:style-name="ce22" table:formula="of:=[.E6]" office:value-type="float" office:value="2.76225697490892" calcext:value-type="float">
            <text:p>2.76226</text:p>
          </table:table-cell>
          <table:table-cell table:style-name="ce26" table:formula="of:=[.$E6]-[.$I6]" office:value-type="string" office:string-value="" calcext:value-type="error">
            <text:p>#REF!</text:p>
          </table:table-cell>
          <table:table-cell table:style-name="ce26" table:formula="of:=[.$E6]+[.$I6]" office:value-type="string" office:string-value="" calcext:value-type="error">
            <text:p>#REF!</text:p>
          </table:table-cell>
          <table:table-cell table:style-name="ce22" table:formula="of:=[.F6]" office:value-type="float" office:value="7.93007369490168" calcext:value-type="float">
            <text:p>7.93007</text:p>
          </table:table-cell>
          <table:table-cell table:style-name="ce26" table:formula="of:=[.$F6]-[.$J6]" office:value-type="string" office:string-value="" calcext:value-type="error">
            <text:p>#REF!</text:p>
          </table:table-cell>
          <table:table-cell table:style-name="ce26" table:formula="of:=[.$F6]+[.$J6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7]/1024; &quot;'&quot;)" office:value-type="string" office:string-value="'512'" calcext:value-type="string">
            <text:p>'512'</text:p>
          </table:table-cell>
          <table:table-cell table:style-name="ce26" table:formula="of:=[.C7]" office:value-type="float" office:value="15.9388590554823" calcext:value-type="float">
            <text:p>15.94</text:p>
          </table:table-cell>
          <table:table-cell table:style-name="ce26" table:formula="of:=[.$C7]-[.$G7]" office:value-type="float" office:value="15.0646787920669" calcext:value-type="float">
            <text:p>15.06</text:p>
          </table:table-cell>
          <table:table-cell table:style-name="ce26" table:formula="of:=[.$C7]+[.$G7]" office:value-type="float" office:value="16.8130393188977" calcext:value-type="float">
            <text:p>16.81</text:p>
          </table:table-cell>
          <table:table-cell table:style-name="ce26" table:formula="of:=[.D7]" office:value-type="float" office:value="7.90022071866409" calcext:value-type="float">
            <text:p>7.90</text:p>
          </table:table-cell>
          <table:table-cell table:style-name="ce26" table:formula="of:=[.$D7]-[.$H7]" office:value-type="string" office:string-value="" calcext:value-type="error">
            <text:p>#REF!</text:p>
          </table:table-cell>
          <table:table-cell table:style-name="ce26" table:formula="of:=[.$D7]+[.$H7]" office:value-type="string" office:string-value="" calcext:value-type="error">
            <text:p>#REF!</text:p>
          </table:table-cell>
          <table:table-cell table:style-name="ce22" table:formula="of:=[.E7]" office:value-type="float" office:value="2.823980168967" calcext:value-type="float">
            <text:p>2.82398</text:p>
          </table:table-cell>
          <table:table-cell table:style-name="ce26" table:formula="of:=[.$E7]-[.$I7]" office:value-type="string" office:string-value="" calcext:value-type="error">
            <text:p>#REF!</text:p>
          </table:table-cell>
          <table:table-cell table:style-name="ce26" table:formula="of:=[.$E7]+[.$I7]" office:value-type="string" office:string-value="" calcext:value-type="error">
            <text:p>#REF!</text:p>
          </table:table-cell>
          <table:table-cell table:style-name="ce22" table:formula="of:=[.F7]" office:value-type="float" office:value="7.87950371157592" calcext:value-type="float">
            <text:p>7.87950</text:p>
          </table:table-cell>
          <table:table-cell table:style-name="ce26" table:formula="of:=[.$F7]-[.$J7]" office:value-type="string" office:string-value="" calcext:value-type="error">
            <text:p>#REF!</text:p>
          </table:table-cell>
          <table:table-cell table:style-name="ce26" table:formula="of:=[.$F7]+[.$J7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8]/1024; &quot;'&quot;)" office:value-type="string" office:string-value="'1024'" calcext:value-type="string">
            <text:p>'1024'</text:p>
          </table:table-cell>
          <table:table-cell table:style-name="ce26" table:formula="of:=[.C8]" office:value-type="float" office:value="15.9316031410448" calcext:value-type="float">
            <text:p>15.93</text:p>
          </table:table-cell>
          <table:table-cell table:style-name="ce26" table:formula="of:=[.$C8]-[.$G8]" office:value-type="float" office:value="15.1825601810456" calcext:value-type="float">
            <text:p>15.18</text:p>
          </table:table-cell>
          <table:table-cell table:style-name="ce26" table:formula="of:=[.$C8]+[.$G8]" office:value-type="float" office:value="16.6806461010441" calcext:value-type="float">
            <text:p>16.68</text:p>
          </table:table-cell>
          <table:table-cell table:style-name="ce26" table:formula="of:=[.D8]" office:value-type="float" office:value="7.89393154825412" calcext:value-type="float">
            <text:p>7.89</text:p>
          </table:table-cell>
          <table:table-cell table:style-name="ce26" table:formula="of:=[.$D8]-[.$H8]" office:value-type="string" office:string-value="" calcext:value-type="error">
            <text:p>#REF!</text:p>
          </table:table-cell>
          <table:table-cell table:style-name="ce26" table:formula="of:=[.$D8]+[.$H8]" office:value-type="string" office:string-value="" calcext:value-type="error">
            <text:p>#REF!</text:p>
          </table:table-cell>
          <table:table-cell table:style-name="ce22" table:formula="of:=[.E8]" office:value-type="float" office:value="2.86824708145926" calcext:value-type="float">
            <text:p>2.86825</text:p>
          </table:table-cell>
          <table:table-cell table:style-name="ce26" table:formula="of:=[.$E8]-[.$I8]" office:value-type="string" office:string-value="" calcext:value-type="error">
            <text:p>#REF!</text:p>
          </table:table-cell>
          <table:table-cell table:style-name="ce26" table:formula="of:=[.$E8]+[.$I8]" office:value-type="string" office:string-value="" calcext:value-type="error">
            <text:p>#REF!</text:p>
          </table:table-cell>
          <table:table-cell table:style-name="ce22" table:formula="of:=[.F8]" office:value-type="float" office:value="7.87225988125566" calcext:value-type="float">
            <text:p>7.87226</text:p>
          </table:table-cell>
          <table:table-cell table:style-name="ce26" table:formula="of:=[.$F8]-[.$J8]" office:value-type="string" office:string-value="" calcext:value-type="error">
            <text:p>#REF!</text:p>
          </table:table-cell>
          <table:table-cell table:style-name="ce26" table:formula="of:=[.$F8]+[.$J8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9]/1024; &quot;'&quot;)" office:value-type="string" office:string-value="'2048'" calcext:value-type="string">
            <text:p>'2048'</text:p>
          </table:table-cell>
          <table:table-cell table:style-name="ce26" table:formula="of:=[.C9]" office:value-type="float" office:value="15.902052492159" calcext:value-type="float">
            <text:p>15.90</text:p>
          </table:table-cell>
          <table:table-cell table:style-name="ce26" table:formula="of:=[.$C9]-[.$G9]" office:value-type="float" office:value="15.4174725791091" calcext:value-type="float">
            <text:p>15.42</text:p>
          </table:table-cell>
          <table:table-cell table:style-name="ce26" table:formula="of:=[.$C9]+[.$G9]" office:value-type="float" office:value="16.3866324052089" calcext:value-type="float">
            <text:p>16.39</text:p>
          </table:table-cell>
          <table:table-cell table:style-name="ce26" table:formula="of:=[.D9]" office:value-type="float" office:value="7.90305128099292" calcext:value-type="float">
            <text:p>7.90</text:p>
          </table:table-cell>
          <table:table-cell table:style-name="ce26" table:formula="of:=[.$D9]-[.$H9]" office:value-type="string" office:string-value="" calcext:value-type="error">
            <text:p>#REF!</text:p>
          </table:table-cell>
          <table:table-cell table:style-name="ce26" table:formula="of:=[.$D9]+[.$H9]" office:value-type="string" office:string-value="" calcext:value-type="error">
            <text:p>#REF!</text:p>
          </table:table-cell>
          <table:table-cell table:style-name="ce22" table:formula="of:=[.E9]" office:value-type="float" office:value="2.90533361605796" calcext:value-type="float">
            <text:p>2.90533</text:p>
          </table:table-cell>
          <table:table-cell table:style-name="ce26" table:formula="of:=[.$E9]-[.$I9]" office:value-type="string" office:string-value="" calcext:value-type="error">
            <text:p>#REF!</text:p>
          </table:table-cell>
          <table:table-cell table:style-name="ce26" table:formula="of:=[.$E9]+[.$I9]" office:value-type="string" office:string-value="" calcext:value-type="error">
            <text:p>#REF!</text:p>
          </table:table-cell>
          <table:table-cell table:style-name="ce22" table:formula="of:=[.F9]" office:value-type="float" office:value="7.87639085170249" calcext:value-type="float">
            <text:p>7.87639</text:p>
          </table:table-cell>
          <table:table-cell table:style-name="ce26" table:formula="of:=[.$F9]-[.$J9]" office:value-type="string" office:string-value="" calcext:value-type="error">
            <text:p>#REF!</text:p>
          </table:table-cell>
          <table:table-cell table:style-name="ce26" table:formula="of:=[.$F9]+[.$J9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10]/1024; &quot;'&quot;)" office:value-type="string" office:string-value="'4096'" calcext:value-type="string">
            <text:p>'4096'</text:p>
          </table:table-cell>
          <table:table-cell table:style-name="ce26" table:formula="of:=[.C10]" office:value-type="float" office:value="15.9960800835895" calcext:value-type="float">
            <text:p>16.00</text:p>
          </table:table-cell>
          <table:table-cell table:style-name="ce26" table:formula="of:=[.$C10]-[.$G10]" office:value-type="float" office:value="15.5326943205515" calcext:value-type="float">
            <text:p>15.53</text:p>
          </table:table-cell>
          <table:table-cell table:style-name="ce26" table:formula="of:=[.$C10]+[.$G10]" office:value-type="float" office:value="16.4594658466276" calcext:value-type="float">
            <text:p>16.46</text:p>
          </table:table-cell>
          <table:table-cell table:style-name="ce26" table:formula="of:=[.D10]" office:value-type="float" office:value="8.10235928985851" calcext:value-type="float">
            <text:p>8.10</text:p>
          </table:table-cell>
          <table:table-cell table:style-name="ce26" table:formula="of:=[.$D10]-[.$H10]" office:value-type="string" office:string-value="" calcext:value-type="error">
            <text:p>#REF!</text:p>
          </table:table-cell>
          <table:table-cell table:style-name="ce26" table:formula="of:=[.$D10]+[.$H10]" office:value-type="string" office:string-value="" calcext:value-type="error">
            <text:p>#REF!</text:p>
          </table:table-cell>
          <table:table-cell table:style-name="ce22" table:formula="of:=[.E10]" office:value-type="float" office:value="2.91600568546219" calcext:value-type="float">
            <text:p>2.91601</text:p>
          </table:table-cell>
          <table:table-cell table:style-name="ce26" table:formula="of:=[.$E10]-[.$I10]" office:value-type="string" office:string-value="" calcext:value-type="error">
            <text:p>#REF!</text:p>
          </table:table-cell>
          <table:table-cell table:style-name="ce26" table:formula="of:=[.$E10]+[.$I10]" office:value-type="string" office:string-value="" calcext:value-type="error">
            <text:p>#REF!</text:p>
          </table:table-cell>
          <table:table-cell table:style-name="ce22" table:formula="of:=[.F10]" office:value-type="float" office:value="7.94598222060926" calcext:value-type="float">
            <text:p>7.94598</text:p>
          </table:table-cell>
          <table:table-cell table:style-name="ce26" table:formula="of:=[.$F10]-[.$J10]" office:value-type="string" office:string-value="" calcext:value-type="error">
            <text:p>#REF!</text:p>
          </table:table-cell>
          <table:table-cell table:style-name="ce26" table:formula="of:=[.$F10]+[.$J10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11]/1024; &quot;'&quot;)" office:value-type="string" office:string-value="'8192'" calcext:value-type="string">
            <text:p>'8192'</text:p>
          </table:table-cell>
          <table:table-cell table:style-name="ce26" table:formula="of:=[.C11]" office:value-type="float" office:value="16.665001319684" calcext:value-type="float">
            <text:p>16.67</text:p>
          </table:table-cell>
          <table:table-cell table:style-name="ce26" table:formula="of:=[.$C11]-[.$G11]" office:value-type="float" office:value="14.6423136344953" calcext:value-type="float">
            <text:p>14.64</text:p>
          </table:table-cell>
          <table:table-cell table:style-name="ce26" table:formula="of:=[.$C11]+[.$G11]" office:value-type="float" office:value="18.6876890048726" calcext:value-type="float">
            <text:p>18.69</text:p>
          </table:table-cell>
          <table:table-cell table:style-name="ce26" table:formula="of:=[.D11]" office:value-type="float" office:value="10.5073891547421" calcext:value-type="float">
            <text:p>10.51</text:p>
          </table:table-cell>
          <table:table-cell table:style-name="ce26" table:formula="of:=[.$D11]-[.$H11]" office:value-type="string" office:string-value="" calcext:value-type="error">
            <text:p>#REF!</text:p>
          </table:table-cell>
          <table:table-cell table:style-name="ce26" table:formula="of:=[.$D11]+[.$H11]" office:value-type="string" office:string-value="" calcext:value-type="error">
            <text:p>#REF!</text:p>
          </table:table-cell>
          <table:table-cell table:style-name="ce22" table:formula="of:=[.E11]" office:value-type="float" office:value="2.94178068562323" calcext:value-type="float">
            <text:p>2.94178</text:p>
          </table:table-cell>
          <table:table-cell table:style-name="ce26" table:formula="of:=[.$E11]-[.$I11]" office:value-type="string" office:string-value="" calcext:value-type="error">
            <text:p>#REF!</text:p>
          </table:table-cell>
          <table:table-cell table:style-name="ce26" table:formula="of:=[.$E11]+[.$I11]" office:value-type="string" office:string-value="" calcext:value-type="error">
            <text:p>#REF!</text:p>
          </table:table-cell>
          <table:table-cell table:style-name="ce22" table:formula="of:=[.F11]" office:value-type="float" office:value="7.93987716824914" calcext:value-type="float">
            <text:p>7.93988</text:p>
          </table:table-cell>
          <table:table-cell table:style-name="ce26" table:formula="of:=[.$F11]-[.$J11]" office:value-type="string" office:string-value="" calcext:value-type="error">
            <text:p>#REF!</text:p>
          </table:table-cell>
          <table:table-cell table:style-name="ce26" table:formula="of:=[.$F11]+[.$J11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ce24"/>
          <table:table-cell table:number-columns-repeated="1018"/>
        </table:table-row>
        <table:table-row table:style-name="ro1" table:number-rows-repeated="104854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1" table:style-name="ta1">
        <table:shapes>
          <draw:frame draw:z-index="0" draw:style-name="gr1" draw:text-style-name="P1" svg:width="453.46pt" svg:height="254.78pt" svg:x="678.95pt" svg:y="156.64pt">
            <loext:p draw:notify-on-update-of-ranges="CPPRAW.F15:CPPRAW.F24 Sheet1.G14:Sheet1.G14 CPPRAW.G15:CPPRAW.G24 Sheet1.H15:Sheet1.H24 Sheet1.H15:Sheet1.H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2" table:default-cell-style-name="ce32"/>
        <table:table-column table:style-name="co16" table:default-cell-style-name="ce10"/>
        <table:table-column table:style-name="co23" table:default-cell-style-name="ce26"/>
        <table:table-column table:style-name="co24" table:default-cell-style-name="ce26"/>
        <table:table-column table:style-name="co10" table:number-columns-repeated="2" table:default-cell-style-name="ce26"/>
        <table:table-column table:style-name="co25" table:default-cell-style-name="Default"/>
        <table:table-column table:style-name="co26" table:default-cell-style-name="Default"/>
        <table:table-column table:style-name="co10" table:number-columns-repeated="1015" table:default-cell-style-name="Default"/>
        <table:table-row table:style-name="ro1">
          <table:table-cell table:style-name="ce31"/>
          <table:table-cell table:style-name="ce6"/>
          <table:table-cell table:style-name="ce33" table:number-columns-repeated="4"/>
          <table:table-cell table:style-name="ce33" office:value-type="string" calcext:value-type="string" table:number-columns-spanned="2" table:number-rows-spanned="1">
            <text:p>mult_big_vector_hot</text:p>
          </table:table-cell>
          <table:covered-table-cell table:style-name="ce33"/>
          <table:table-cell table:style-name="ce27" table:number-columns-repeated="1015"/>
        </table:table-row>
        <table:table-row table:style-name="ro1">
          <table:table-cell table:style-name="ce31" office:value-type="string" calcext:value-type="string">
            <text:p>n</text:p>
          </table:table-cell>
          <table:table-cell table:style-name="ce6" office:value-type="string" calcext:value-type="string">
            <text:p>n concrete</text:p>
          </table:table-cell>
          <table:table-cell table:style-name="ce33" office:value-type="string" calcext:value-type="string">
            <text:p>mean</text:p>
          </table:table-cell>
          <table:table-cell table:style-name="ce33" office:value-type="string" calcext:value-type="string">
            <text:p>sample standard deviation</text:p>
          </table:table-cell>
          <table:table-cell table:style-name="ce33"/>
          <table:table-cell table:style-name="ce33" table:formula="of:=[.A$2]" office:value-type="string" office:string-value="n" calcext:value-type="string">
            <text:p>n</text:p>
          </table:table-cell>
          <table:table-cell table:style-name="ce33" office:value-type="string" calcext:value-type="string">
            <text:p>mult_big_vector_hot</text:p>
          </table:table-cell>
          <table:table-cell table:style-name="ce33" office:value-type="string" calcext:value-type="string">
            <text:p>s stddev</text:p>
          </table:table-cell>
          <table:table-cell table:style-name="ce27" table:number-columns-repeated="1015"/>
        </table:table-row>
        <table:table-row table:style-name="ro1">
          <table:table-cell office:value-type="float" office:value="8" calcext:value-type="float">
            <text:p>8 </text:p>
          </table:table-cell>
          <table:table-cell table:formula="of:=[.A3] - COM.MICROSOFT.FLOOR.PRECISE([.A3] * 0.2)" office:value-type="float" office:value="7" calcext:value-type="float">
            <text:p>7</text:p>
          </table:table-cell>
          <table:table-cell office:value-type="float" office:value="683.18" calcext:value-type="float">
            <text:p>683.18</text:p>
          </table:table-cell>
          <table:table-cell office:value-type="float" office:value="210.942263185919" calcext:value-type="float">
            <text:p>210.94</text:p>
          </table:table-cell>
          <table:table-cell/>
          <table:table-cell table:style-name="ce32" table:formula="of:=[.A3]" office:value-type="float" office:value="8" calcext:value-type="float">
            <text:p>8 </text:p>
          </table:table-cell>
          <table:table-cell table:formula="of:=[.C3]/[.B3]" office:value-type="float" office:value="97.5971428571429" calcext:value-type="float">
            <text:p>97.5971428571</text:p>
          </table:table-cell>
          <table:table-cell table:formula="of:=[.D3]/[.B3]" office:value-type="float" office:value="30.1346090265599" calcext:value-type="float">
            <text:p>30.1346090266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 </text:p>
          </table:table-cell>
          <table:table-cell table:formula="of:=[.A4] - COM.MICROSOFT.FLOOR.PRECISE([.A4] * 0.2)" office:value-type="float" office:value="13" calcext:value-type="float">
            <text:p>13</text:p>
          </table:table-cell>
          <table:table-cell office:value-type="float" office:value="1247.675" calcext:value-type="float">
            <text:p>1247.68</text:p>
          </table:table-cell>
          <table:table-cell office:value-type="float" office:value="602.981673019582" calcext:value-type="float">
            <text:p>602.98</text:p>
          </table:table-cell>
          <table:table-cell/>
          <table:table-cell table:style-name="ce32" table:formula="of:=[.A4]" office:value-type="float" office:value="16" calcext:value-type="float">
            <text:p>16 </text:p>
          </table:table-cell>
          <table:table-cell table:formula="of:=[.C4]/[.B4]" office:value-type="float" office:value="95.975" calcext:value-type="float">
            <text:p>95.975</text:p>
          </table:table-cell>
          <table:table-cell table:formula="of:=[.D4]/[.B4]" office:value-type="float" office:value="46.3832056168909" calcext:value-type="float">
            <text:p>46.3832056169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 </text:p>
          </table:table-cell>
          <table:table-cell table:formula="of:=[.A5] - COM.MICROSOFT.FLOOR.PRECISE([.A5] * 0.2)" office:value-type="float" office:value="26" calcext:value-type="float">
            <text:p>26</text:p>
          </table:table-cell>
          <table:table-cell office:value-type="float" office:value="2421.58125" calcext:value-type="float">
            <text:p>2421.58</text:p>
          </table:table-cell>
          <table:table-cell office:value-type="float" office:value="1205.86267746147" calcext:value-type="float">
            <text:p>1205.86</text:p>
          </table:table-cell>
          <table:table-cell/>
          <table:table-cell table:style-name="ce32" table:formula="of:=[.A5]" office:value-type="float" office:value="32" calcext:value-type="float">
            <text:p>32 </text:p>
          </table:table-cell>
          <table:table-cell table:formula="of:=[.C5]/[.B5]" office:value-type="float" office:value="93.1377403846154" calcext:value-type="float">
            <text:p>93.1377403846</text:p>
          </table:table-cell>
          <table:table-cell table:formula="of:=[.D5]/[.B5]" office:value-type="float" office:value="46.3793337485181" calcext:value-type="float">
            <text:p>46.3793337485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 </text:p>
          </table:table-cell>
          <table:table-cell table:formula="of:=[.A6] - COM.MICROSOFT.FLOOR.PRECISE([.A6] * 0.2)" office:value-type="float" office:value="52" calcext:value-type="float">
            <text:p>52</text:p>
          </table:table-cell>
          <table:table-cell office:value-type="float" office:value="4682.25625" calcext:value-type="float">
            <text:p>4682.26</text:p>
          </table:table-cell>
          <table:table-cell office:value-type="float" office:value="615.087185603233" calcext:value-type="float">
            <text:p>615.09</text:p>
          </table:table-cell>
          <table:table-cell/>
          <table:table-cell table:style-name="ce32" table:formula="of:=[.A6]" office:value-type="float" office:value="64" calcext:value-type="float">
            <text:p>64 </text:p>
          </table:table-cell>
          <table:table-cell table:formula="of:=[.C6]/[.B6]" office:value-type="float" office:value="90.0433894230769" calcext:value-type="float">
            <text:p>90.0433894231</text:p>
          </table:table-cell>
          <table:table-cell table:formula="of:=[.D6]/[.B6]" office:value-type="float" office:value="11.8285997231391" calcext:value-type="float">
            <text:p>11.8285997231</text:p>
          </table:table-cell>
          <table:table-cell table:number-columns-repeated="1015"/>
        </table:table-row>
        <table:table-row table:style-name="ro1">
          <table:table-cell office:value-type="float" office:value="128" calcext:value-type="float">
            <text:p>128 </text:p>
          </table:table-cell>
          <table:table-cell table:formula="of:=[.A7] - COM.MICROSOFT.FLOOR.PRECISE([.A7] * 0.2)" office:value-type="float" office:value="103" calcext:value-type="float">
            <text:p>103</text:p>
          </table:table-cell>
          <table:table-cell office:value-type="float" office:value="9623.25" calcext:value-type="float">
            <text:p>9623.25</text:p>
          </table:table-cell>
          <table:table-cell office:value-type="float" office:value="2099.8326919466" calcext:value-type="float">
            <text:p>2099.83</text:p>
          </table:table-cell>
          <table:table-cell/>
          <table:table-cell table:style-name="ce32" table:formula="of:=[.A7]" office:value-type="float" office:value="128" calcext:value-type="float">
            <text:p>128 </text:p>
          </table:table-cell>
          <table:table-cell table:formula="of:=[.C7]/[.B7]" office:value-type="float" office:value="93.4296116504854" calcext:value-type="float">
            <text:p>93.4296116505</text:p>
          </table:table-cell>
          <table:table-cell table:formula="of:=[.D7]/[.B7]" office:value-type="float" office:value="20.3867251645301" calcext:value-type="float">
            <text:p>20.3867251645</text:p>
          </table:table-cell>
          <table:table-cell table:number-columns-repeated="1015"/>
        </table:table-row>
        <table:table-row table:style-name="ro1">
          <table:table-cell office:value-type="float" office:value="256" calcext:value-type="float">
            <text:p>256 </text:p>
          </table:table-cell>
          <table:table-cell table:formula="of:=[.A8] - COM.MICROSOFT.FLOOR.PRECISE([.A8] * 0.2)" office:value-type="float" office:value="205" calcext:value-type="float">
            <text:p>205</text:p>
          </table:table-cell>
          <table:table-cell office:value-type="float" office:value="18644.61375" calcext:value-type="float">
            <text:p>18644.61</text:p>
          </table:table-cell>
          <table:table-cell office:value-type="float" office:value="3015.3291934284" calcext:value-type="float">
            <text:p>3015.33</text:p>
          </table:table-cell>
          <table:table-cell/>
          <table:table-cell table:style-name="ce32" table:formula="of:=[.A8]" office:value-type="float" office:value="256" calcext:value-type="float">
            <text:p>256 </text:p>
          </table:table-cell>
          <table:table-cell table:formula="of:=[.C8]/[.B8]" office:value-type="float" office:value="90.9493353658537" calcext:value-type="float">
            <text:p>90.9493353659</text:p>
          </table:table-cell>
          <table:table-cell table:formula="of:=[.D8]/[.B8]" office:value-type="float" office:value="14.7089228947727" calcext:value-type="float">
            <text:p>14.7089228948</text:p>
          </table:table-cell>
          <table:table-cell table:number-columns-repeated="1015"/>
        </table:table-row>
        <table:table-row table:style-name="ro1">
          <table:table-cell office:value-type="float" office:value="512" calcext:value-type="float">
            <text:p>512 </text:p>
          </table:table-cell>
          <table:table-cell table:formula="of:=[.A9] - COM.MICROSOFT.FLOOR.PRECISE([.A9] * 0.2)" office:value-type="float" office:value="410" calcext:value-type="float">
            <text:p>410</text:p>
          </table:table-cell>
          <table:table-cell office:value-type="float" office:value="37750.0525" calcext:value-type="float">
            <text:p>37750.05</text:p>
          </table:table-cell>
          <table:table-cell office:value-type="float" office:value="5601.21958155048" calcext:value-type="float">
            <text:p>5601.22</text:p>
          </table:table-cell>
          <table:table-cell/>
          <table:table-cell table:style-name="ce32" table:formula="of:=[.A9]" office:value-type="float" office:value="512" calcext:value-type="float">
            <text:p>512 </text:p>
          </table:table-cell>
          <table:table-cell table:formula="of:=[.C9]/[.B9]" office:value-type="float" office:value="92.0732987804878" calcext:value-type="float">
            <text:p>92.0732987805</text:p>
          </table:table-cell>
          <table:table-cell table:formula="of:=[.D9]/[.B9]" office:value-type="float" office:value="13.6615111745134" calcext:value-type="float">
            <text:p>13.6615111745</text:p>
          </table:table-cell>
          <table:table-cell table:number-columns-repeated="1015"/>
        </table:table-row>
        <table:table-row table:style-name="ro1">
          <table:table-cell office:value-type="float" office:value="1024" calcext:value-type="float">
            <text:p>1,024 </text:p>
          </table:table-cell>
          <table:table-cell table:formula="of:=[.A10] - COM.MICROSOFT.FLOOR.PRECISE([.A10] * 0.2)" office:value-type="float" office:value="820" calcext:value-type="float">
            <text:p>820</text:p>
          </table:table-cell>
          <table:table-cell office:value-type="float" office:value="75192.12875" calcext:value-type="float">
            <text:p>75192.13</text:p>
          </table:table-cell>
          <table:table-cell office:value-type="float" office:value="9704.42985126359" calcext:value-type="float">
            <text:p>9704.43</text:p>
          </table:table-cell>
          <table:table-cell/>
          <table:table-cell table:style-name="ce32" table:formula="of:=[.A10]" office:value-type="float" office:value="1024" calcext:value-type="float">
            <text:p>1,024 </text:p>
          </table:table-cell>
          <table:table-cell table:formula="of:=[.C10]/[.B10]" office:value-type="float" office:value="91.6977179878049" calcext:value-type="float">
            <text:p>91.6977179878</text:p>
          </table:table-cell>
          <table:table-cell table:formula="of:=[.D10]/[.B10]" office:value-type="float" office:value="11.8346705503215" calcext:value-type="float">
            <text:p>11.8346705503</text:p>
          </table:table-cell>
          <table:table-cell table:number-columns-repeated="1015"/>
        </table:table-row>
        <table:table-row table:style-name="ro1">
          <table:table-cell office:value-type="float" office:value="2048" calcext:value-type="float">
            <text:p>2,048 </text:p>
          </table:table-cell>
          <table:table-cell table:formula="of:=[.A11] - COM.MICROSOFT.FLOOR.PRECISE([.A11] * 0.2)" office:value-type="float" office:value="1639" calcext:value-type="float">
            <text:p>1,639</text:p>
          </table:table-cell>
          <table:table-cell office:value-type="float" office:value="150137.8275" calcext:value-type="float">
            <text:p>150137.83</text:p>
          </table:table-cell>
          <table:table-cell office:value-type="float" office:value="19771.3701164866" calcext:value-type="float">
            <text:p>19771.37</text:p>
          </table:table-cell>
          <table:table-cell/>
          <table:table-cell table:style-name="ce32" table:formula="of:=[.A11]" office:value-type="float" office:value="2048" calcext:value-type="float">
            <text:p>2,048 </text:p>
          </table:table-cell>
          <table:table-cell table:formula="of:=[.C11]/[.B11]" office:value-type="float" office:value="91.6033114704088" calcext:value-type="float">
            <text:p>91.6033114704</text:p>
          </table:table-cell>
          <table:table-cell table:formula="of:=[.D11]/[.B11]" office:value-type="float" office:value="12.0630690155501" calcext:value-type="float">
            <text:p>12.0630690156</text:p>
          </table:table-cell>
          <table:table-cell table:number-columns-repeated="1015"/>
        </table:table-row>
        <table:table-row table:style-name="ro1">
          <table:table-cell office:value-type="float" office:value="4096" calcext:value-type="float">
            <text:p>4,096 </text:p>
          </table:table-cell>
          <table:table-cell table:formula="of:=[.A12] - COM.MICROSOFT.FLOOR.PRECISE([.A12] * 0.2)" office:value-type="float" office:value="3277" calcext:value-type="float">
            <text:p>3,277</text:p>
          </table:table-cell>
          <table:table-cell office:value-type="float" office:value="300027.60875" calcext:value-type="float">
            <text:p>300027.61</text:p>
          </table:table-cell>
          <table:table-cell office:value-type="float" office:value="40710.4773812766" calcext:value-type="float">
            <text:p>40710.48</text:p>
          </table:table-cell>
          <table:table-cell/>
          <table:table-cell table:style-name="ce32" table:formula="of:=[.A12]" office:value-type="float" office:value="4096" calcext:value-type="float">
            <text:p>4,096 </text:p>
          </table:table-cell>
          <table:table-cell table:formula="of:=[.C12]/[.B12]" office:value-type="float" office:value="91.555571788221" calcext:value-type="float">
            <text:p>91.5555717882</text:p>
          </table:table-cell>
          <table:table-cell table:formula="of:=[.D12]/[.B12]" office:value-type="float" office:value="12.423093494439" calcext:value-type="float">
            <text:p>12.4230934944</text:p>
          </table:table-cell>
          <table:table-cell table:number-columns-repeated="1015"/>
        </table:table-row>
        <table:table-row table:style-name="ro1">
          <table:table-cell office:value-type="float" office:value="8192" calcext:value-type="float">
            <text:p>8,192 </text:p>
          </table:table-cell>
          <table:table-cell table:formula="of:=[.A13] - COM.MICROSOFT.FLOOR.PRECISE([.A13] * 0.2)" office:value-type="float" office:value="6554" calcext:value-type="float">
            <text:p>6,554</text:p>
          </table:table-cell>
          <table:table-cell office:value-type="float" office:value="604105.6525" calcext:value-type="float">
            <text:p>604105.65</text:p>
          </table:table-cell>
          <table:table-cell office:value-type="float" office:value="42610.9842492532" calcext:value-type="float">
            <text:p>42610.98</text:p>
          </table:table-cell>
          <table:table-cell/>
          <table:table-cell table:style-name="ce32" table:formula="of:=[.A13]" office:value-type="float" office:value="8192" calcext:value-type="float">
            <text:p>8,192 </text:p>
          </table:table-cell>
          <table:table-cell table:formula="of:=[.C13]/[.B13]" office:value-type="float" office:value="92.1735814006713" calcext:value-type="float">
            <text:p>92.1735814007</text:p>
          </table:table-cell>
          <table:table-cell table:formula="of:=[.D13]/[.B13]" office:value-type="float" office:value="6.50152338255313" calcext:value-type="float">
            <text:p>6.5015233826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3" office:value-type="string" calcext:value-type="string">
            <text:p>n / 1024</text:p>
          </table:table-cell>
          <table:table-cell table:style-name="ce33" office:value-type="string" calcext:value-type="string">
            <text:p>mult_big_vector_hot</text:p>
          </table:table-cell>
          <table:table-cell table:style-name="ce33" office:value-type="string" calcext:value-type="string">
            <text:p>s stddev</text:p>
          </table:table-cell>
          <table:table-cell table:number-columns-repeated="1015"/>
        </table:table-row>
        <table:table-row table:style-name="ro1">
          <table:table-cell office:value-type="float" office:value="16384" calcext:value-type="float">
            <text:p>16,384 </text:p>
          </table:table-cell>
          <table:table-cell table:formula="of:=[.A15] - COM.MICROSOFT.FLOOR.PRECISE([.A15] * 0.2)" office:value-type="float" office:value="13108" calcext:value-type="float">
            <text:p>13,108</text:p>
          </table:table-cell>
          <table:table-cell office:value-type="float" office:value="1213020.27875" calcext:value-type="float">
            <text:p>1213020.28</text:p>
          </table:table-cell>
          <table:table-cell office:value-type="float" office:value="70482.9371012167" calcext:value-type="float">
            <text:p>70482.94</text:p>
          </table:table-cell>
          <table:table-cell/>
          <table:table-cell table:style-name="ce32" table:formula="of:=[.A15] / 1024" office:value-type="float" office:value="16" calcext:value-type="float">
            <text:p>16 </text:p>
          </table:table-cell>
          <table:table-cell table:formula="of:=[.C15]/[.B15]" office:value-type="float" office:value="92.5404545888008" calcext:value-type="float">
            <text:p>92.5404545888</text:p>
          </table:table-cell>
          <table:table-cell table:formula="of:=[.D15]/[.B15]" office:value-type="float" office:value="5.3770931569436" calcext:value-type="float">
            <text:p>5.3770931569</text:p>
          </table:table-cell>
          <table:table-cell table:number-columns-repeated="1015"/>
        </table:table-row>
        <table:table-row table:style-name="ro1">
          <table:table-cell office:value-type="float" office:value="32768" calcext:value-type="float">
            <text:p>32,768 </text:p>
          </table:table-cell>
          <table:table-cell table:formula="of:=[.A16] - COM.MICROSOFT.FLOOR.PRECISE([.A16] * 0.2)" office:value-type="float" office:value="26215" calcext:value-type="float">
            <text:p>26,215</text:p>
          </table:table-cell>
          <table:table-cell office:value-type="float" office:value="2430295.185" calcext:value-type="float">
            <text:p>2430295.19</text:p>
          </table:table-cell>
          <table:table-cell office:value-type="float" office:value="146521.778674181" calcext:value-type="float">
            <text:p>146521.78</text:p>
          </table:table-cell>
          <table:table-cell/>
          <table:table-cell table:style-name="ce32" table:formula="of:=[.A16] / 1024" office:value-type="float" office:value="32" calcext:value-type="float">
            <text:p>32 </text:p>
          </table:table-cell>
          <table:table-cell table:formula="of:=[.C16]/[.B16]" office:value-type="float" office:value="92.7062820904063" calcext:value-type="float">
            <text:p>92.7062820904</text:p>
          </table:table-cell>
          <table:table-cell table:formula="of:=[.D16]/[.B16]" office:value-type="float" office:value="5.58923435720698" calcext:value-type="float">
            <text:p>5.5892343572</text:p>
          </table:table-cell>
          <table:table-cell table:number-columns-repeated="1015"/>
        </table:table-row>
        <table:table-row table:style-name="ro1">
          <table:table-cell office:value-type="float" office:value="65536" calcext:value-type="float">
            <text:p>65,536 </text:p>
          </table:table-cell>
          <table:table-cell table:formula="of:=[.A17] - COM.MICROSOFT.FLOOR.PRECISE([.A17] * 0.2)" office:value-type="float" office:value="52429" calcext:value-type="float">
            <text:p>52,429</text:p>
          </table:table-cell>
          <table:table-cell office:value-type="float" office:value="4773614.29" calcext:value-type="float">
            <text:p>4773614.29</text:p>
          </table:table-cell>
          <table:table-cell office:value-type="float" office:value="191527.014927966" calcext:value-type="float">
            <text:p>191527.01</text:p>
          </table:table-cell>
          <table:table-cell/>
          <table:table-cell table:style-name="ce32" table:formula="of:=[.A17] / 1024" office:value-type="float" office:value="64" calcext:value-type="float">
            <text:p>64 </text:p>
          </table:table-cell>
          <table:table-cell table:formula="of:=[.C17]/[.B17]" office:value-type="float" office:value="91.0491195712297" calcext:value-type="float">
            <text:p>91.0491195712</text:p>
          </table:table-cell>
          <table:table-cell table:formula="of:=[.D17]/[.B17]" office:value-type="float" office:value="3.65307396532389" calcext:value-type="float">
            <text:p>3.6530739653</text:p>
          </table:table-cell>
          <table:table-cell table:number-columns-repeated="1015"/>
        </table:table-row>
        <table:table-row table:style-name="ro1">
          <table:table-cell office:value-type="float" office:value="131072" calcext:value-type="float">
            <text:p>131,072 </text:p>
          </table:table-cell>
          <table:table-cell table:formula="of:=[.A18] - COM.MICROSOFT.FLOOR.PRECISE([.A18] * 0.2)" office:value-type="float" office:value="104858" calcext:value-type="float">
            <text:p>104,858</text:p>
          </table:table-cell>
          <table:table-cell office:value-type="float" office:value="9707503.8925" calcext:value-type="float">
            <text:p>9707503.89</text:p>
          </table:table-cell>
          <table:table-cell office:value-type="float" office:value="224779.376170024" calcext:value-type="float">
            <text:p>224779.38</text:p>
          </table:table-cell>
          <table:table-cell/>
          <table:table-cell table:style-name="ce32" table:formula="of:=[.A18] / 1024" office:value-type="float" office:value="128" calcext:value-type="float">
            <text:p>128 </text:p>
          </table:table-cell>
          <table:table-cell table:formula="of:=[.C18]/[.B18]" office:value-type="float" office:value="92.5776182313224" calcext:value-type="float">
            <text:p>92.5776182313</text:p>
          </table:table-cell>
          <table:table-cell table:formula="of:=[.D18]/[.B18]" office:value-type="float" office:value="2.14365500171684" calcext:value-type="float">
            <text:p>2.1436550017</text:p>
          </table:table-cell>
          <table:table-cell table:number-columns-repeated="1015"/>
        </table:table-row>
        <table:table-row table:style-name="ro1">
          <table:table-cell office:value-type="float" office:value="262144" calcext:value-type="float">
            <text:p>262,144 </text:p>
          </table:table-cell>
          <table:table-cell table:formula="of:=[.A19] - COM.MICROSOFT.FLOOR.PRECISE([.A19] * 0.2)" office:value-type="float" office:value="209716" calcext:value-type="float">
            <text:p>209,716</text:p>
          </table:table-cell>
          <table:table-cell office:value-type="float" office:value="19512568.85625" calcext:value-type="float">
            <text:p>19512568.86</text:p>
          </table:table-cell>
          <table:table-cell office:value-type="float" office:value="421948.493171252" calcext:value-type="float">
            <text:p>421948.49</text:p>
          </table:table-cell>
          <table:table-cell/>
          <table:table-cell table:style-name="ce32" table:formula="of:=[.A19] / 1024" office:value-type="float" office:value="256" calcext:value-type="float">
            <text:p>256 </text:p>
          </table:table-cell>
          <table:table-cell table:formula="of:=[.C19]/[.B19]" office:value-type="float" office:value="93.0428238963646" calcext:value-type="float">
            <text:p>93.0428238964</text:p>
          </table:table-cell>
          <table:table-cell table:formula="of:=[.D19]/[.B19]" office:value-type="float" office:value="2.0119995287496" calcext:value-type="float">
            <text:p>2.0119995287</text:p>
          </table:table-cell>
          <table:table-cell table:number-columns-repeated="1015"/>
        </table:table-row>
        <table:table-row table:style-name="ro1">
          <table:table-cell office:value-type="float" office:value="524288" calcext:value-type="float">
            <text:p>524,288 </text:p>
          </table:table-cell>
          <table:table-cell table:formula="of:=[.A20] - COM.MICROSOFT.FLOOR.PRECISE([.A20] * 0.2)" office:value-type="float" office:value="419431" calcext:value-type="float">
            <text:p>419,431</text:p>
          </table:table-cell>
          <table:table-cell office:value-type="float" office:value="38548497.27625" calcext:value-type="float">
            <text:p>38548497.28</text:p>
          </table:table-cell>
          <table:table-cell office:value-type="float" office:value="863275.863786223" calcext:value-type="float">
            <text:p>863275.86</text:p>
          </table:table-cell>
          <table:table-cell/>
          <table:table-cell table:style-name="ce32" table:formula="of:=[.A20] / 1024" office:value-type="float" office:value="512" calcext:value-type="float">
            <text:p>512 </text:p>
          </table:table-cell>
          <table:table-cell table:formula="of:=[.C20]/[.B20]" office:value-type="float" office:value="91.9066479975252" calcext:value-type="float">
            <text:p>91.9066479975</text:p>
          </table:table-cell>
          <table:table-cell table:formula="of:=[.D20]/[.B20]" office:value-type="float" office:value="2.05820710387697" calcext:value-type="float">
            <text:p>2.0582071039</text:p>
          </table:table-cell>
          <table:table-cell table:number-columns-repeated="1015"/>
        </table:table-row>
        <table:table-row table:style-name="ro1">
          <table:table-cell office:value-type="float" office:value="1048576" calcext:value-type="float">
            <text:p>1,048,576 </text:p>
          </table:table-cell>
          <table:table-cell table:formula="of:=[.A21] - COM.MICROSOFT.FLOOR.PRECISE([.A21] * 0.2)" office:value-type="float" office:value="838861" calcext:value-type="float">
            <text:p>838,861</text:p>
          </table:table-cell>
          <table:table-cell office:value-type="float" office:value="77911379.46625" calcext:value-type="float">
            <text:p>77911379.47</text:p>
          </table:table-cell>
          <table:table-cell office:value-type="float" office:value="2084747.65494972" calcext:value-type="float">
            <text:p>2084747.65</text:p>
          </table:table-cell>
          <table:table-cell/>
          <table:table-cell table:style-name="ce32" table:formula="of:=[.A21] / 1024" office:value-type="float" office:value="1024" calcext:value-type="float">
            <text:p>1,024 </text:p>
          </table:table-cell>
          <table:table-cell table:formula="of:=[.C21]/[.B21]" office:value-type="float" office:value="92.8775797971893" calcext:value-type="float">
            <text:p>92.8775797972</text:p>
          </table:table-cell>
          <table:table-cell table:formula="of:=[.D21]/[.B21]" office:value-type="float" office:value="2.48521227587135" calcext:value-type="float">
            <text:p>2.4852122759</text:p>
          </table:table-cell>
          <table:table-cell table:number-columns-repeated="1015"/>
        </table:table-row>
        <table:table-row table:style-name="ro1">
          <table:table-cell office:value-type="float" office:value="2097152" calcext:value-type="float">
            <text:p>2,097,152 </text:p>
          </table:table-cell>
          <table:table-cell table:formula="of:=[.A22] - COM.MICROSOFT.FLOOR.PRECISE([.A22] * 0.2)" office:value-type="float" office:value="1677722" calcext:value-type="float">
            <text:p>1,677,722</text:p>
          </table:table-cell>
          <table:table-cell office:value-type="float" office:value="156641482.3625" calcext:value-type="float">
            <text:p>156641482.36</text:p>
          </table:table-cell>
          <table:table-cell office:value-type="float" office:value="6286407.07678895" calcext:value-type="float">
            <text:p>6286407.08</text:p>
          </table:table-cell>
          <table:table-cell/>
          <table:table-cell table:style-name="ce32" table:formula="of:=[.A22] / 1024" office:value-type="float" office:value="2048" calcext:value-type="float">
            <text:p>2,048 </text:p>
          </table:table-cell>
          <table:table-cell table:formula="of:=[.C22]/[.B22]" office:value-type="float" office:value="93.3655768729861" calcext:value-type="float">
            <text:p>93.365576873</text:p>
          </table:table-cell>
          <table:table-cell table:formula="of:=[.D22]/[.B22]" office:value-type="float" office:value="3.74698971390311" calcext:value-type="float">
            <text:p>3.7469897139</text:p>
          </table:table-cell>
          <table:table-cell table:number-columns-repeated="1015"/>
        </table:table-row>
        <table:table-row table:style-name="ro1">
          <table:table-cell office:value-type="float" office:value="4194304" calcext:value-type="float">
            <text:p>4,194,304 </text:p>
          </table:table-cell>
          <table:table-cell table:formula="of:=[.A23] - COM.MICROSOFT.FLOOR.PRECISE([.A23] * 0.2)" office:value-type="float" office:value="3355444" calcext:value-type="float">
            <text:p>3,355,444</text:p>
          </table:table-cell>
          <table:table-cell office:value-type="float" office:value="312228510.19125" calcext:value-type="float">
            <text:p>312228510.19</text:p>
          </table:table-cell>
          <table:table-cell office:value-type="float" office:value="7381433.21240827" calcext:value-type="float">
            <text:p>7381433.21</text:p>
          </table:table-cell>
          <table:table-cell/>
          <table:table-cell table:style-name="ce32" table:formula="of:=[.A23] / 1024" office:value-type="float" office:value="4096" calcext:value-type="float">
            <text:p>4,096 </text:p>
          </table:table-cell>
          <table:table-cell table:formula="of:=[.C23]/[.B23]" office:value-type="float" office:value="93.0513250083298" calcext:value-type="float">
            <text:p>93.0513250083</text:p>
          </table:table-cell>
          <table:table-cell table:formula="of:=[.D23]/[.B23]" office:value-type="float" office:value="2.19983799831208" calcext:value-type="float">
            <text:p>2.1998379983</text:p>
          </table:table-cell>
          <table:table-cell table:number-columns-repeated="1015"/>
        </table:table-row>
        <table:table-row table:style-name="ro1">
          <table:table-cell office:value-type="float" office:value="8388608" calcext:value-type="float">
            <text:p>8,388,608 </text:p>
          </table:table-cell>
          <table:table-cell table:formula="of:=[.A24] - COM.MICROSOFT.FLOOR.PRECISE([.A24] * 0.2)" office:value-type="float" office:value="6710887" calcext:value-type="float">
            <text:p>6,710,887</text:p>
          </table:table-cell>
          <table:table-cell table:style-name="Default" office:value-type="float" office:value="624472400.47875" calcext:value-type="float">
            <text:p>624472400.47875</text:p>
          </table:table-cell>
          <table:table-cell table:style-name="Default" office:value-type="float" office:value="7599233.38936067" calcext:value-type="float">
            <text:p>7599233.38936067</text:p>
          </table:table-cell>
          <table:table-cell/>
          <table:table-cell table:style-name="ce32" table:formula="of:=[.A24] / 1024" office:value-type="float" office:value="8192" calcext:value-type="float">
            <text:p>8,192 </text:p>
          </table:table-cell>
          <table:table-cell table:formula="of:=[.C24]/[.B24]" office:value-type="float" office:value="93.0536306867855" calcext:value-type="float">
            <text:p>93.0536306868</text:p>
          </table:table-cell>
          <table:table-cell table:formula="of:=[.D24]/[.B24]" office:value-type="float" office:value="1.13237391560321" calcext:value-type="float">
            <text:p>1.1323739156</text:p>
          </table:table-cell>
          <table:table-cell table:number-columns-repeated="1015"/>
        </table:table-row>
        <table:table-row table:style-name="ro1" table:number-rows-repeated="16"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6" table:style-name="ta1">
        <table:table-column table:style-name="co10" table:number-columns-repeated="4" table:default-cell-style-name="Default"/>
        <table:table-row table:style-name="ro1">
          <table:table-cell/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Diff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6985136.69" calcext:value-type="float">
            <text:p>56985136.69</text:p>
          </table:table-cell>
          <table:table-cell office:value-type="float" office:value="7279390.7925" calcext:value-type="float">
            <text:p>7279390.7925</text:p>
          </table:table-cell>
          <table:table-cell table:formula="of:=[.B2]/[.C2]" office:value-type="float" office:value="7.82828375538131" calcext:value-type="float">
            <text:p>7.8282837554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31841666.055" calcext:value-type="float">
            <text:p>131841666.055</text:p>
          </table:table-cell>
          <table:table-cell office:value-type="float" office:value="14869092.12625" calcext:value-type="float">
            <text:p>14869092.12625</text:p>
          </table:table-cell>
          <table:table-cell table:formula="of:=[.B3]/[.C3]" office:value-type="float" office:value="8.8668269007659" calcext:value-type="float">
            <text:p>8.8668269008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34950587.88375" calcext:value-type="float">
            <text:p>334950587.88375</text:p>
          </table:table-cell>
          <table:table-cell office:value-type="float" office:value="29666928.66625" calcext:value-type="float">
            <text:p>29666928.66625</text:p>
          </table:table-cell>
          <table:table-cell table:formula="of:=[.B4]/[.C4]" office:value-type="float" office:value="11.2903695442124" calcext:value-type="float">
            <text:p>11.290369544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[.B4]*2" office:value-type="float" office:value="669901175.7675" calcext:value-type="float">
            <text:p>669901175.7675</text:p>
          </table:table-cell>
          <table:table-cell office:value-type="float" office:value="58338393.36625" calcext:value-type="float">
            <text:p>58338393.36625</text:p>
          </table:table-cell>
          <table:table-cell table:formula="of:=[.B5]/[.C5]" office:value-type="float" office:value="11.4830240792173" calcext:value-type="float">
            <text:p>11.483024079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formula="of:=[.B5]*2" office:value-type="float" office:value="1339802351.535" calcext:value-type="float">
            <text:p>1339802351.535</text:p>
          </table:table-cell>
          <table:table-cell office:value-type="float" office:value="116865336.915" calcext:value-type="float">
            <text:p>116865336.915</text:p>
          </table:table-cell>
          <table:table-cell table:formula="of:=[.B6]/[.C6]" office:value-type="float" office:value="11.4644974027627" calcext:value-type="float">
            <text:p>11.4644974028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[.B6]*2" office:value-type="float" office:value="2679604703.07" calcext:value-type="float">
            <text:p>2679604703.07</text:p>
          </table:table-cell>
          <table:table-cell office:value-type="float" office:value="236849422.29125" calcext:value-type="float">
            <text:p>236849422.29125</text:p>
          </table:table-cell>
          <table:table-cell table:formula="of:=[.B7]/[.C7]" office:value-type="float" office:value="11.3135370023193" calcext:value-type="float">
            <text:p>11.3135370023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table:formula="of:=[.B7]*2" office:value-type="float" office:value="5359209406.14" calcext:value-type="float">
            <text:p>5359209406.14</text:p>
          </table:table-cell>
          <table:table-cell office:value-type="float" office:value="463794283.515" calcext:value-type="float">
            <text:p>463794283.515</text:p>
          </table:table-cell>
          <table:table-cell table:formula="of:=[.B8]/[.C8]" office:value-type="float" office:value="11.5551432965574" calcext:value-type="float">
            <text:p>11.5551432966</text:p>
          </table:table-cell>
        </table:table-row>
      </table:table>
      <table:table table:name="Python - mult_big_vector_no_out_hot " table:style-name="ta1">
        <table:table-column table:style-name="co1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5" table:default-cell-style-name="ce2"/>
        <table:table-column table:style-name="co29" table:default-cell-style-name="ce3"/>
        <table:table-column table:style-name="co30" table:default-cell-style-name="ce3"/>
        <table:table-column table:style-name="co7" table:default-cell-style-name="ce2"/>
        <table:table-column table:style-name="co7" table:default-cell-style-name="ce3"/>
        <table:table-column table:style-name="co7" table:default-cell-style-name="ce2"/>
        <table:table-column table:style-name="co8" table:default-cell-style-name="ce7"/>
        <table:table-column table:style-name="co31" table:default-cell-style-name="ce7"/>
        <table:table-column table:style-name="co32" table:default-cell-style-name="ce97"/>
        <table:table-column table:style-name="co33" table:default-cell-style-name="ce102"/>
        <table:table-column table:style-name="co34" table:default-cell-style-name="ce102"/>
        <table:table-column table:style-name="co35" table:default-cell-style-name="ce102"/>
        <table:table-column table:style-name="co36" table:default-cell-style-name="ce102"/>
        <table:table-column table:style-name="co37" table:default-cell-style-name="ce102"/>
        <table:table-column table:style-name="co38" table:default-cell-style-name="ce107"/>
        <table:table-column table:style-name="co10" table:default-cell-style-name="ce107"/>
        <table:table-column table:style-name="co39" table:default-cell-style-name="ce102"/>
        <table:table-column table:style-name="co40" table:default-cell-style-name="ce102"/>
        <table:table-column table:style-name="co2" table:default-cell-style-name="ce102"/>
        <table:table-column table:style-name="co41" table:default-cell-style-name="ce102"/>
        <table:table-column table:style-name="co42" table:default-cell-style-name="ce102"/>
        <table:table-column table:style-name="co43" table:number-columns-repeated="2" table:default-cell-style-name="ce102"/>
        <table:table-column table:style-name="co10" table:default-cell-style-name="ce2"/>
        <table:table-column table:style-name="co10" table:default-cell-style-name="Default"/>
        <table:table-column table:style-name="co44" table:default-cell-style-name="Default"/>
        <table:table-column table:style-name="co10" table:default-cell-style-name="Default"/>
        <table:table-column table:style-name="co45" table:number-columns-repeated="3" table:default-cell-style-name="Default"/>
        <table:table-column table:style-name="co46" table:default-cell-style-name="Default"/>
        <table:table-column table:style-name="co10" table:number-columns-repeated="983" table:default-cell-style-name="Default"/>
        <table:table-row table:style-name="ro1">
          <table:table-cell table:style-name="ce34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27"/>
          <table:table-cell/>
          <table:table-cell table:style-name="ce39" office:value-type="string" calcext:value-type="string" table:number-columns-spanned="1" table:number-rows-spanned="2">
            <text:p># elem (real)</text:p>
          </table:table-cell>
          <table:table-cell table:style-name="ce39" office:value-type="string" calcext:value-type="string" table:number-columns-spanned="1" table:number-rows-spanned="2">
            <text:p># elem</text:p>
          </table:table-cell>
          <table:table-cell table:style-name="ce39" office:value-type="string" calcext:value-type="string" table:number-columns-spanned="1" table:number-rows-spanned="2">
            <text:p>Samples</text:p>
            <text:p>(N)</text:p>
          </table:table-cell>
          <table:table-cell table:style-name="ce98" office:value-type="string" calcext:value-type="string" table:number-columns-spanned="12" table:number-rows-spanned="1">
            <text:p>mult_big_vector_no_out_hot_64_32</text:p>
          </table:table-cell>
          <table:covered-table-cell table:number-columns-repeated="11" table:style-name="ce99"/>
          <table:table-cell table:style-name="ce99" table:number-columns-repeated="2"/>
          <table:table-cell table:number-columns-repeated="6"/>
          <table:table-cell table:style-name="ce98" office:value-type="string" calcext:value-type="string" table:number-columns-spanned="2" table:number-rows-spanned="1">
            <text:p>mult_big_vector_no_out_hot_64_32</text:p>
          </table:table-cell>
          <table:covered-table-cell/>
          <table:table-cell table:number-columns-repeated="983"/>
        </table:table-row>
        <table:table-row table:style-name="ro1">
          <table:covered-table-cell table:style-name="ce34"/>
          <table:covered-table-cell table:number-columns-repeated="3"/>
          <table:table-cell table:number-columns-repeated="4"/>
          <table:table-cell table:style-name="Default"/>
          <table:table-cell/>
          <table:table-cell table:style-name="ce27" office:value-type="string" calcext:value-type="string">
            <text:p>idx</text:p>
          </table:table-cell>
          <table:table-cell/>
          <table:covered-table-cell table:number-columns-repeated="3" table:style-name="ce40"/>
          <table:table-cell table:style-name="ce99" office:value-type="string" calcext:value-type="string">
            <text:p>u</text:p>
          </table:table-cell>
          <table:table-cell table:style-name="ce99" office:value-type="string" calcext:value-type="string">
            <text:p>σ</text:p>
          </table:table-cell>
          <table:table-cell table:style-name="ce99" office:value-type="string" calcext:value-type="string">
            <text:p>Median</text:p>
          </table:table-cell>
          <table:table-cell table:style-name="ce99" office:value-type="string" calcext:value-type="string">
            <text:p>MM Test</text:p>
          </table:table-cell>
          <table:table-cell table:style-name="ce99" office:value-type="string" calcext:value-type="string">
            <text:p>u / σ</text:p>
          </table:table-cell>
          <table:table-cell table:style-name="ce99" office:value-type="string" calcext:value-type="string">
            <text:p>Is valid?</text:p>
          </table:table-cell>
          <table:table-cell table:style-name="ce99" office:value-type="string" calcext:value-type="string">
            <text:p>Valid*N</text:p>
          </table:table-cell>
          <table:table-cell table:style-name="ce99" office:value-type="string" calcext:value-type="string">
            <text:p>Valid*Mean</text:p>
          </table:table-cell>
          <table:table-cell table:style-name="ce99" office:value-type="string" calcext:value-type="string">
            <text:p>Valid*StdDev</text:p>
          </table:table-cell>
          <table:table-cell table:style-name="ce99" office:value-type="string" calcext:value-type="string">
            <text:p>Comb N</text:p>
          </table:table-cell>
          <table:table-cell table:style-name="ce99" office:value-type="string" calcext:value-type="string">
            <text:p>Comb u</text:p>
          </table:table-cell>
          <table:table-cell table:style-name="ce99" office:value-type="string" calcext:value-type="string">
            <text:p>Comb σ</text:p>
          </table:table-cell>
          <table:table-cell table:style-name="ce99"/>
          <table:table-cell table:style-name="ce99" office:value-type="string" calcext:value-type="string">
            <text:p>Comb u / Comb σ</text:p>
          </table:table-cell>
          <table:table-cell table:number-columns-repeated="6"/>
          <table:table-cell table:style-name="ce99" office:value-type="string" calcext:value-type="string">
            <text:p>Mean</text:p>
          </table:table-cell>
          <table:table-cell table:style-name="ce99" office:value-type="string" calcext:value-type="string">
            <text:p>Std. Dev.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.85625</text:p>
          </table:table-cell>
          <table:table-cell office:value-type="float" office:value="1958282.04054816" calcext:value-type="float">
            <text:p>1958282.04054816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3]); &quot;_&quot;; [.$H3])" office:value-type="string" office:string-value="mult_big_vector_no_out_hot_64_32" calcext:value-type="string">
            <text:p>mult_big_vector_no_out_hot_64_32</text:p>
          </table:table-cell>
          <table:table-cell/>
          <table:table-cell table:style-name="ce38" table:formula="of:=ROW()" office:value-type="float" office:value="3" calcext:value-type="float">
            <text:p>3</text:p>
          </table:table-cell>
          <table:table-cell/>
          <table:table-cell table:style-name="ce41" table:formula="of:=[.N3] - COM.MICROSOFT.FLOOR.PRECISE([.N3] * 0.2)" office:value-type="float" office:value="13108" calcext:value-type="float">
            <text:p>13,108</text:p>
          </table:table-cell>
          <table:table-cell table:style-name="ce82" table:formula="of:=INDIRECT(ADDRESS([.$K3];2))" office:value-type="float" office:value="16384" calcext:value-type="float">
            <text:p>16,384</text:p>
          </table:table-cell>
          <table:table-cell table:style-name="ce93" table:formula="of:=1000*0.8" office:value-type="float" office:value="800" calcext:value-type="float">
            <text:p>800</text:p>
          </table:table-cell>
          <table:table-cell table:style-name="ce100" table:formula="of:=INDIRECT(ADDRESS([.$K3];3))" office:value-type="float" office:value="9865481.85625" calcext:value-type="float">
            <text:p>9,865,481.86</text:p>
          </table:table-cell>
          <table:table-cell table:style-name="ce100" table:formula="of:=INDIRECT(ADDRESS([.$K3];4))" office:value-type="float" office:value="1958282.04054816" calcext:value-type="float">
            <text:p>1,958,282.04</text:p>
          </table:table-cell>
          <table:table-cell table:style-name="ce103" table:formula="of:=INDIRECT(ADDRESS([.$K3];5))" office:value-type="float" office:value="0" calcext:value-type="float">
            <text:p>0.00</text:p>
          </table:table-cell>
          <table:table-cell table:style-name="ce104" table:formula="of:=IF([.R3]=0;&quot;&quot;;ABS([.P3] - [.R3]) / MAX([.P3]; [.R3]))">
            <text:p/>
          </table:table-cell>
          <table:table-cell table:style-name="ce103" table:formula="of:=[.P3]/[.Q3]" office:value-type="float" office:value="5.03782481377834" calcext:value-type="float">
            <text:p>5.04</text:p>
          </table:table-cell>
          <table:table-cell table:style-name="ce105" table:formula="of:=[.T3] &gt;= [CONFIG.$B$3]" office:value-type="boolean" office:boolean-value="false" calcext:value-type="boolean">
            <text:p>FALSE</text:p>
          </table:table-cell>
          <table:table-cell table:style-name="ce94" table:formula="of:=[.U3]*[.O3]" office:value-type="float" office:value="0" calcext:value-type="float">
            <text:p>0</text:p>
          </table:table-cell>
          <table:table-cell table:style-name="ce100" table:formula="of:=[.U3]*[.P3]" office:value-type="float" office:value="0" calcext:value-type="float">
            <text:p>0.00</text:p>
          </table:table-cell>
          <table:table-cell table:style-name="ce100" table:formula="of:=[.U3]*[.Q3]" office:value-type="float" office:value="0" calcext:value-type="float">
            <text:p>0.00</text:p>
          </table:table-cell>
          <table:table-cell table:style-name="ce94" table:formula="of:=[.V3]" office:value-type="float" office:value="0" calcext:value-type="float">
            <text:p>0</text:p>
          </table:table-cell>
          <table:table-cell table:style-name="ce109" table:formula="of:=[.W3]" office:value-type="float" office:value="0" calcext:value-type="float">
            <text:p>0.00</text:p>
          </table:table-cell>
          <table:table-cell table:style-name="ce100" table:formula="of:=[.X3]" office:value-type="float" office:value="0" calcext:value-type="float">
            <text:p>0.00</text:p>
          </table:table-cell>
          <table:table-cell table:style-name="ce100"/>
          <table:table-cell table:style-name="ce103" table:formula="of:=[.Z3]/[.AA3]" office:value-type="string" office:string-value="" calcext:value-type="error">
            <text:p>#DIV/0!</text:p>
          </table:table-cell>
          <table:table-cell table:number-columns-repeated="2"/>
          <table:table-cell table:number-matrix-columns-spanned="1" table:number-matrix-rows-spanned="1" table:formula="of:=MAX(NOT(ISBLANK(#REF!1:#REF!9979))*ROW(#REF!1:#REF!9979))-ROW(#REF!1)+1" office:value-type="string" office:string-value="" calcext:value-type="error">
            <text:p>#NAME?</text:p>
          </table:table-cell>
          <table:table-cell office:value-type="float" office:value="10" calcext:value-type="float">
            <text:p>10</text:p>
          </table:table-cell>
          <table:table-cell table:style-name="ce26" table:formula="of:=OFFSET($#REF!$1;[.$AF$3]-[.$AG3];0)" office:value-type="string" office:string-value="" calcext:value-type="error">
            <text:p>#NAME?</text:p>
          </table:table-cell>
          <table:table-cell table:style-name="ce26" table:formula="of:=OFFSET($#REF!$1;[.$AF$3]-[.$AG3];0)" office:value-type="string" office:string-value="" calcext:value-type="error">
            <text:p>#NAME?</text:p>
          </table:table-cell>
          <table:table-cell table:style-name="ce26" table:formula="of:=[.AI3]/[.AH3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.345</text:p>
          </table:table-cell>
          <table:table-cell office:value-type="float" office:value="5345372.74094382" calcext:value-type="float">
            <text:p>5345372.74094382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4]); &quot;_&quot;; [.$H4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]+1" office:value-type="float" office:value="4" calcext:value-type="float">
            <text:p>4</text:p>
          </table:table-cell>
          <table:table-cell/>
          <table:table-cell table:style-name="ce42" table:formula="of:=[.N4] - COM.MICROSOFT.FLOOR.PRECISE([.N4] * 0.2)" office:value-type="float" office:value="26215" calcext:value-type="float">
            <text:p>26,215</text:p>
          </table:table-cell>
          <table:table-cell table:style-name="ce83" table:formula="of:=INDIRECT(ADDRESS([.$K4];2))" office:value-type="float" office:value="32768" calcext:value-type="float">
            <text:p>32,768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4];3))" office:value-type="float" office:value="47661345.345" calcext:value-type="float">
            <text:p>47,661,345.35</text:p>
          </table:table-cell>
          <table:table-cell table:style-name="ce100" table:formula="of:=INDIRECT(ADDRESS([.$K4];4))" office:value-type="float" office:value="5345372.74094382" calcext:value-type="float">
            <text:p>5,345,372.74</text:p>
          </table:table-cell>
          <table:table-cell table:style-name="ce103" table:formula="of:=INDIRECT(ADDRESS([.$K4];5))" office:value-type="float" office:value="0" calcext:value-type="float">
            <text:p>0.00</text:p>
          </table:table-cell>
          <table:table-cell table:style-name="ce104" table:formula="of:=IF([.R4]=0;&quot;&quot;;ABS([.P4] - [.R4]) / MAX([.P4]; [.R4]))">
            <text:p/>
          </table:table-cell>
          <table:table-cell table:style-name="ce103" table:formula="of:=[.P4]/[.Q4]" office:value-type="float" office:value="8.91637452706143" calcext:value-type="float">
            <text:p>8.92</text:p>
          </table:table-cell>
          <table:table-cell table:style-name="ce105" table:formula="of:=[.T4] &gt;= [CONFIG.$B$3]" office:value-type="boolean" office:boolean-value="false" calcext:value-type="boolean">
            <text:p>FALSE</text:p>
          </table:table-cell>
          <table:table-cell table:style-name="ce94" table:formula="of:=[.U4]*[.O4]" office:value-type="float" office:value="0" calcext:value-type="float">
            <text:p>0</text:p>
          </table:table-cell>
          <table:table-cell table:style-name="ce100" table:formula="of:=[.U4]*[.P4]" office:value-type="float" office:value="0" calcext:value-type="float">
            <text:p>0.00</text:p>
          </table:table-cell>
          <table:table-cell table:style-name="ce100" table:formula="of:=[.U4]*[.Q4]" office:value-type="float" office:value="0" calcext:value-type="float">
            <text:p>0.00</text:p>
          </table:table-cell>
          <table:table-cell table:style-name="ce94" table:formula="of:=[.V4]" office:value-type="float" office:value="0" calcext:value-type="float">
            <text:p>0</text:p>
          </table:table-cell>
          <table:table-cell table:style-name="ce109" table:formula="of:=[.W4]" office:value-type="float" office:value="0" calcext:value-type="float">
            <text:p>0.00</text:p>
          </table:table-cell>
          <table:table-cell table:style-name="ce100" table:formula="of:=[.X4]" office:value-type="float" office:value="0" calcext:value-type="float">
            <text:p>0.00</text:p>
          </table:table-cell>
          <table:table-cell table:style-name="ce100"/>
          <table:table-cell table:style-name="ce103" table:formula="of:=[.Z4]/[.AA4]" office:value-type="string" office:string-value="" calcext:value-type="error">
            <text:p>#DIV/0!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6" table:formula="of:=OFFSET($#REF!$1;[.$AF$3]-[.$AG4];0)" office:value-type="string" office:string-value="" calcext:value-type="error">
            <text:p>#NAME?</text:p>
          </table:table-cell>
          <table:table-cell table:style-name="ce26" table:formula="of:=OFFSET($#REF!$1;[.$AF$3]-[.$AG4];0)" office:value-type="string" office:string-value="" calcext:value-type="error">
            <text:p>#NAME?</text:p>
          </table:table-cell>
          <table:table-cell table:style-name="ce26" table:formula="of:=[.AI4]/[.AH4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.8875</text:p>
          </table:table-cell>
          <table:table-cell office:value-type="float" office:value="9762028.80639287" calcext:value-type="float">
            <text:p>9762028.80639287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5]); &quot;_&quot;; [.$H5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]+1" office:value-type="float" office:value="5" calcext:value-type="float">
            <text:p>5</text:p>
          </table:table-cell>
          <table:table-cell/>
          <table:table-cell table:style-name="ce43" table:formula="of:=[.N5] - COM.MICROSOFT.FLOOR.PRECISE([.N5] * 0.2)" office:value-type="float" office:value="52429" calcext:value-type="float">
            <text:p>52,429</text:p>
          </table:table-cell>
          <table:table-cell table:style-name="ce84" table:formula="of:=INDIRECT(ADDRESS([.$K5];2))" office:value-type="float" office:value="65536" calcext:value-type="float">
            <text:p>65,536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5];3))" office:value-type="float" office:value="99707892.8875" calcext:value-type="float">
            <text:p>99,707,892.89</text:p>
          </table:table-cell>
          <table:table-cell table:style-name="ce100" table:formula="of:=INDIRECT(ADDRESS([.$K5];4))" office:value-type="float" office:value="9762028.80639287" calcext:value-type="float">
            <text:p>9,762,028.81</text:p>
          </table:table-cell>
          <table:table-cell table:style-name="ce103" table:formula="of:=INDIRECT(ADDRESS([.$K5];5))" office:value-type="float" office:value="0" calcext:value-type="float">
            <text:p>0.00</text:p>
          </table:table-cell>
          <table:table-cell table:style-name="ce104" table:formula="of:=IF([.R5]=0;&quot;&quot;;ABS([.P5] - [.R5]) / MAX([.P5]; [.R5]))">
            <text:p/>
          </table:table-cell>
          <table:table-cell table:style-name="ce103" table:formula="of:=[.P5]/[.Q5]" office:value-type="float" office:value="10.2138494840544" calcext:value-type="float">
            <text:p>10.21</text:p>
          </table:table-cell>
          <table:table-cell table:style-name="ce105" table:formula="of:=[.T5] &gt;= [CONFIG.$B$3]" office:value-type="boolean" office:boolean-value="true" calcext:value-type="boolean">
            <text:p>TRUE</text:p>
          </table:table-cell>
          <table:table-cell table:style-name="ce94" table:formula="of:=[.U5]*[.O5]" office:value-type="float" office:value="800" calcext:value-type="float">
            <text:p>800</text:p>
          </table:table-cell>
          <table:table-cell table:style-name="ce100" table:formula="of:=[.U5]*[.P5]" office:value-type="float" office:value="99707892.8875" calcext:value-type="float">
            <text:p>99,707,892.89</text:p>
          </table:table-cell>
          <table:table-cell table:style-name="ce100" table:formula="of:=[.U5]*[.Q5]" office:value-type="float" office:value="9762028.80639287" calcext:value-type="float">
            <text:p>9,762,028.81</text:p>
          </table:table-cell>
          <table:table-cell table:style-name="ce94" table:formula="of:=[.V5]" office:value-type="float" office:value="800" calcext:value-type="float">
            <text:p>800</text:p>
          </table:table-cell>
          <table:table-cell table:style-name="ce109" table:formula="of:=[.W5]" office:value-type="float" office:value="99707892.8875" calcext:value-type="float">
            <text:p>99,707,892.89</text:p>
          </table:table-cell>
          <table:table-cell table:style-name="ce100" table:formula="of:=[.X5]" office:value-type="float" office:value="9762028.80639287" calcext:value-type="float">
            <text:p>9,762,028.81</text:p>
          </table:table-cell>
          <table:table-cell table:style-name="ce100"/>
          <table:table-cell table:style-name="ce103" table:formula="of:=[.Z5]/[.AA5]" office:value-type="float" office:value="10.2138494840544" calcext:value-type="float">
            <text:p>10.2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6" table:formula="of:=OFFSET($#REF!$1;[.$AF$3]-[.$AG5];0)" office:value-type="string" office:string-value="" calcext:value-type="error">
            <text:p>#NAME?</text:p>
          </table:table-cell>
          <table:table-cell table:style-name="ce26" table:formula="of:=OFFSET($#REF!$1;[.$AF$3]-[.$AG5];0)" office:value-type="string" office:string-value="" calcext:value-type="error">
            <text:p>#NAME?</text:p>
          </table:table-cell>
          <table:table-cell table:style-name="ce26" table:formula="of:=[.AI5]/[.AH5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.12375</text:p>
          </table:table-cell>
          <table:table-cell office:value-type="float" office:value="12282835.1054995" calcext:value-type="float">
            <text:p>12282835.1054995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6]); &quot;_&quot;; [.$H6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5]+1" office:value-type="float" office:value="6" calcext:value-type="float">
            <text:p>6</text:p>
          </table:table-cell>
          <table:table-cell/>
          <table:table-cell table:style-name="ce44" table:formula="of:=[.N6] - COM.MICROSOFT.FLOOR.PRECISE([.N6] * 0.2)" office:value-type="float" office:value="104858" calcext:value-type="float">
            <text:p>104,858</text:p>
          </table:table-cell>
          <table:table-cell table:style-name="ce85" table:formula="of:=INDIRECT(ADDRESS([.$K6];2))" office:value-type="float" office:value="131072" calcext:value-type="float">
            <text:p>131,072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6];3))" office:value-type="float" office:value="216120868.12375" calcext:value-type="float">
            <text:p>216,120,868.12</text:p>
          </table:table-cell>
          <table:table-cell table:style-name="ce100" table:formula="of:=INDIRECT(ADDRESS([.$K6];4))" office:value-type="float" office:value="12282835.1054995" calcext:value-type="float">
            <text:p>12,282,835.11</text:p>
          </table:table-cell>
          <table:table-cell table:style-name="ce103" table:formula="of:=INDIRECT(ADDRESS([.$K6];5))" office:value-type="float" office:value="0" calcext:value-type="float">
            <text:p>0.00</text:p>
          </table:table-cell>
          <table:table-cell table:style-name="ce104" table:formula="of:=IF([.R6]=0;&quot;&quot;;ABS([.P6] - [.R6]) / MAX([.P6]; [.R6]))">
            <text:p/>
          </table:table-cell>
          <table:table-cell table:style-name="ce103" table:formula="of:=[.P6]/[.Q6]" office:value-type="float" office:value="17.5953569568791" calcext:value-type="float">
            <text:p>17.60</text:p>
          </table:table-cell>
          <table:table-cell table:style-name="ce105" table:formula="of:=[.T6] &gt;= [CONFIG.$B$3]" office:value-type="boolean" office:boolean-value="true" calcext:value-type="boolean">
            <text:p>TRUE</text:p>
          </table:table-cell>
          <table:table-cell table:style-name="ce94" table:formula="of:=[.U6]*[.O6]" office:value-type="float" office:value="800" calcext:value-type="float">
            <text:p>800</text:p>
          </table:table-cell>
          <table:table-cell table:style-name="ce100" table:formula="of:=[.U6]*[.P6]" office:value-type="float" office:value="216120868.12375" calcext:value-type="float">
            <text:p>216,120,868.12</text:p>
          </table:table-cell>
          <table:table-cell table:style-name="ce100" table:formula="of:=[.U6]*[.Q6]" office:value-type="float" office:value="12282835.1054995" calcext:value-type="float">
            <text:p>12,282,835.11</text:p>
          </table:table-cell>
          <table:table-cell table:style-name="ce94" table:formula="of:=[.V6]" office:value-type="float" office:value="800" calcext:value-type="float">
            <text:p>800</text:p>
          </table:table-cell>
          <table:table-cell table:style-name="ce109" table:formula="of:=[.W6]" office:value-type="float" office:value="216120868.12375" calcext:value-type="float">
            <text:p>216,120,868.12</text:p>
          </table:table-cell>
          <table:table-cell table:style-name="ce100" table:formula="of:=[.X6]" office:value-type="float" office:value="12282835.1054995" calcext:value-type="float">
            <text:p>12,282,835.11</text:p>
          </table:table-cell>
          <table:table-cell table:style-name="ce100"/>
          <table:table-cell table:style-name="ce103" table:formula="of:=[.Z6]/[.AA6]" office:value-type="float" office:value="17.5953569568791" calcext:value-type="float">
            <text:p>17.6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6" table:formula="of:=OFFSET($#REF!$1;[.$AF$3]-[.$AG6];0)" office:value-type="string" office:string-value="" calcext:value-type="error">
            <text:p>#NAME?</text:p>
          </table:table-cell>
          <table:table-cell table:style-name="ce26" table:formula="of:=OFFSET($#REF!$1;[.$AF$3]-[.$AG6];0)" office:value-type="string" office:string-value="" calcext:value-type="error">
            <text:p>#NAME?</text:p>
          </table:table-cell>
          <table:table-cell table:style-name="ce26" table:formula="of:=[.AI6]/[.AH6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.1375</text:p>
          </table:table-cell>
          <table:table-cell office:value-type="float" office:value="126205430.205227" calcext:value-type="float">
            <text:p>126205430.205227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7]); &quot;_&quot;; [.$H7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6]+1" office:value-type="float" office:value="7" calcext:value-type="float">
            <text:p>7</text:p>
          </table:table-cell>
          <table:table-cell/>
          <table:table-cell table:style-name="ce45" table:formula="of:=[.N7] - COM.MICROSOFT.FLOOR.PRECISE([.N7] * 0.2)" office:value-type="float" office:value="209716" calcext:value-type="float">
            <text:p>209,716</text:p>
          </table:table-cell>
          <table:table-cell table:style-name="ce86" table:formula="of:=INDIRECT(ADDRESS([.$K7];2))" office:value-type="float" office:value="262144" calcext:value-type="float">
            <text:p>262,144</text:p>
          </table:table-cell>
          <table:table-cell table:style-name="ce95" table:formula="of:=1000*0.8" office:value-type="float" office:value="800" calcext:value-type="float">
            <text:p>800</text:p>
          </table:table-cell>
          <table:table-cell table:style-name="ce100" table:formula="of:=INDIRECT(ADDRESS([.$K7];3))" office:value-type="float" office:value="180248279.1375" calcext:value-type="float">
            <text:p>180,248,279.14</text:p>
          </table:table-cell>
          <table:table-cell table:style-name="ce100" table:formula="of:=INDIRECT(ADDRESS([.$K7];4))" office:value-type="float" office:value="126205430.205227" calcext:value-type="float">
            <text:p>126,205,430.21</text:p>
          </table:table-cell>
          <table:table-cell table:style-name="ce103" table:formula="of:=INDIRECT(ADDRESS([.$K7];5))" office:value-type="float" office:value="0" calcext:value-type="float">
            <text:p>0.00</text:p>
          </table:table-cell>
          <table:table-cell table:style-name="ce104" table:formula="of:=IF([.R7]=0;&quot;&quot;;ABS([.P7] - [.R7]) / MAX([.P7]; [.R7]))">
            <text:p/>
          </table:table-cell>
          <table:table-cell table:style-name="ce103" table:formula="of:=[.P7]/[.Q7]" office:value-type="float" office:value="1.42821334109311" calcext:value-type="float">
            <text:p>1.43</text:p>
          </table:table-cell>
          <table:table-cell table:style-name="ce105" table:formula="of:=[.T7] &gt;= [CONFIG.$B$3]" office:value-type="boolean" office:boolean-value="false" calcext:value-type="boolean">
            <text:p>FALSE</text:p>
          </table:table-cell>
          <table:table-cell table:style-name="ce94" table:formula="of:=[.U7]*[.O7]" office:value-type="float" office:value="0" calcext:value-type="float">
            <text:p>0</text:p>
          </table:table-cell>
          <table:table-cell table:style-name="ce100" table:formula="of:=[.U7]*[.P7]" office:value-type="float" office:value="0" calcext:value-type="float">
            <text:p>0.00</text:p>
          </table:table-cell>
          <table:table-cell table:style-name="ce100" table:formula="of:=[.U7]*[.Q7]" office:value-type="float" office:value="0" calcext:value-type="float">
            <text:p>0.00</text:p>
          </table:table-cell>
          <table:table-cell table:style-name="ce94" table:formula="of:=[.V7]" office:value-type="float" office:value="0" calcext:value-type="float">
            <text:p>0</text:p>
          </table:table-cell>
          <table:table-cell table:style-name="ce109" table:formula="of:=[.W7]" office:value-type="float" office:value="0" calcext:value-type="float">
            <text:p>0.00</text:p>
          </table:table-cell>
          <table:table-cell table:style-name="ce100" table:formula="of:=[.X7]" office:value-type="float" office:value="0" calcext:value-type="float">
            <text:p>0.00</text:p>
          </table:table-cell>
          <table:table-cell table:style-name="ce100"/>
          <table:table-cell table:style-name="ce103" table:formula="of:=[.Z7]/[.AA7]" office:value-type="string" office:string-value="" calcext:value-type="error">
            <text:p>#DIV/0!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6" table:formula="of:=OFFSET($#REF!$1;[.$AF$3]-[.$AG7];0)" office:value-type="string" office:string-value="" calcext:value-type="error">
            <text:p>#NAME?</text:p>
          </table:table-cell>
          <table:table-cell table:style-name="ce26" table:formula="of:=OFFSET($#REF!$1;[.$AF$3]-[.$AG7];0)" office:value-type="string" office:string-value="" calcext:value-type="error">
            <text:p>#NAME?</text:p>
          </table:table-cell>
          <table:table-cell table:style-name="ce26" table:formula="of:=[.AI7]/[.AH7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.7075</text:p>
          </table:table-cell>
          <table:table-cell office:value-type="float" office:value="15112553.2947267" calcext:value-type="float">
            <text:p>15112553.2947267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8]); &quot;_&quot;; [.$H8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7]+1" office:value-type="float" office:value="8" calcext:value-type="float">
            <text:p>8</text:p>
          </table:table-cell>
          <table:table-cell/>
          <table:table-cell table:style-name="ce46" table:formula="of:=[.N8] - COM.MICROSOFT.FLOOR.PRECISE([.N8] * 0.2)" office:value-type="float" office:value="419431" calcext:value-type="float">
            <text:p>419,431</text:p>
          </table:table-cell>
          <table:table-cell table:style-name="ce87" table:formula="of:=INDIRECT(ADDRESS([.$K8];2))" office:value-type="float" office:value="524288" calcext:value-type="float">
            <text:p>524,288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8];3))" office:value-type="float" office:value="323807239.7075" calcext:value-type="float">
            <text:p>323,807,239.71</text:p>
          </table:table-cell>
          <table:table-cell table:style-name="ce100" table:formula="of:=INDIRECT(ADDRESS([.$K8];4))" office:value-type="float" office:value="15112553.2947267" calcext:value-type="float">
            <text:p>15,112,553.29</text:p>
          </table:table-cell>
          <table:table-cell table:style-name="ce103" table:formula="of:=INDIRECT(ADDRESS([.$K8];5))" office:value-type="float" office:value="0" calcext:value-type="float">
            <text:p>0.00</text:p>
          </table:table-cell>
          <table:table-cell table:style-name="ce104" table:formula="of:=IF([.R8]=0;&quot;&quot;;ABS([.P8] - [.R8]) / MAX([.P8]; [.R8]))">
            <text:p/>
          </table:table-cell>
          <table:table-cell table:style-name="ce103" table:formula="of:=[.P8]/[.Q8]" office:value-type="float" office:value="21.4263753710293" calcext:value-type="float">
            <text:p>21.43</text:p>
          </table:table-cell>
          <table:table-cell table:style-name="ce105" table:formula="of:=[.T8] &gt;= [CONFIG.$B$3]" office:value-type="boolean" office:boolean-value="true" calcext:value-type="boolean">
            <text:p>TRUE</text:p>
          </table:table-cell>
          <table:table-cell table:style-name="ce94" table:formula="of:=[.U8]*[.O8]" office:value-type="float" office:value="800" calcext:value-type="float">
            <text:p>800</text:p>
          </table:table-cell>
          <table:table-cell table:style-name="ce100" table:formula="of:=[.U8]*[.P8]" office:value-type="float" office:value="323807239.7075" calcext:value-type="float">
            <text:p>323,807,239.71</text:p>
          </table:table-cell>
          <table:table-cell table:style-name="ce100" table:formula="of:=[.U8]*[.Q8]" office:value-type="float" office:value="15112553.2947267" calcext:value-type="float">
            <text:p>15,112,553.29</text:p>
          </table:table-cell>
          <table:table-cell table:style-name="ce94" table:formula="of:=[.V8]" office:value-type="float" office:value="800" calcext:value-type="float">
            <text:p>800</text:p>
          </table:table-cell>
          <table:table-cell table:style-name="ce109" table:formula="of:=[.W8]" office:value-type="float" office:value="323807239.7075" calcext:value-type="float">
            <text:p>323,807,239.71</text:p>
          </table:table-cell>
          <table:table-cell table:style-name="ce100" table:formula="of:=[.X8]" office:value-type="float" office:value="15112553.2947267" calcext:value-type="float">
            <text:p>15,112,553.29</text:p>
          </table:table-cell>
          <table:table-cell table:style-name="ce100"/>
          <table:table-cell table:style-name="ce103" table:formula="of:=[.Z8]/[.AA8]" office:value-type="float" office:value="21.4263753710293" calcext:value-type="float">
            <text:p>21.4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6" table:formula="of:=OFFSET($#REF!$1;[.$AF$3]-[.$AG8];0)" office:value-type="string" office:string-value="" calcext:value-type="error">
            <text:p>#NAME?</text:p>
          </table:table-cell>
          <table:table-cell table:style-name="ce26" table:formula="of:=OFFSET($#REF!$1;[.$AF$3]-[.$AG8];0)" office:value-type="string" office:string-value="" calcext:value-type="error">
            <text:p>#NAME?</text:p>
          </table:table-cell>
          <table:table-cell table:style-name="ce26" table:formula="of:=[.AI8]/[.AH8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.89875</text:p>
          </table:table-cell>
          <table:table-cell office:value-type="float" office:value="32717359.1855398" calcext:value-type="float">
            <text:p>32717359.1855398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9]); &quot;_&quot;; [.$H9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8]+1" office:value-type="float" office:value="9" calcext:value-type="float">
            <text:p>9</text:p>
          </table:table-cell>
          <table:table-cell/>
          <table:table-cell table:style-name="ce47" table:formula="of:=[.N9] - COM.MICROSOFT.FLOOR.PRECISE([.N9] * 0.2)" office:value-type="float" office:value="838861" calcext:value-type="float">
            <text:p>838,861</text:p>
          </table:table-cell>
          <table:table-cell table:style-name="ce88" table:formula="of:=INDIRECT(ADDRESS([.$K9];2))" office:value-type="float" office:value="1048576" calcext:value-type="float">
            <text:p>1,048,576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9];3))" office:value-type="float" office:value="743421155.89875" calcext:value-type="float">
            <text:p>743,421,155.90</text:p>
          </table:table-cell>
          <table:table-cell table:style-name="ce100" table:formula="of:=INDIRECT(ADDRESS([.$K9];4))" office:value-type="float" office:value="32717359.1855398" calcext:value-type="float">
            <text:p>32,717,359.19</text:p>
          </table:table-cell>
          <table:table-cell table:style-name="ce103" table:formula="of:=INDIRECT(ADDRESS([.$K9];5))" office:value-type="float" office:value="0" calcext:value-type="float">
            <text:p>0.00</text:p>
          </table:table-cell>
          <table:table-cell table:style-name="ce104" table:formula="of:=IF([.R9]=0;&quot;&quot;;ABS([.P9] - [.R9]) / MAX([.P9]; [.R9]))">
            <text:p/>
          </table:table-cell>
          <table:table-cell table:style-name="ce103" table:formula="of:=[.P9]/[.Q9]" office:value-type="float" office:value="22.7225293974008" calcext:value-type="float">
            <text:p>22.72</text:p>
          </table:table-cell>
          <table:table-cell table:style-name="ce105" table:formula="of:=[.T9] &gt;= [CONFIG.$B$3]" office:value-type="boolean" office:boolean-value="true" calcext:value-type="boolean">
            <text:p>TRUE</text:p>
          </table:table-cell>
          <table:table-cell table:style-name="ce94" table:formula="of:=[.U9]*[.O9]" office:value-type="float" office:value="800" calcext:value-type="float">
            <text:p>800</text:p>
          </table:table-cell>
          <table:table-cell table:style-name="ce100" table:formula="of:=[.U9]*[.P9]" office:value-type="float" office:value="743421155.89875" calcext:value-type="float">
            <text:p>743,421,155.90</text:p>
          </table:table-cell>
          <table:table-cell table:style-name="ce100" table:formula="of:=[.U9]*[.Q9]" office:value-type="float" office:value="32717359.1855398" calcext:value-type="float">
            <text:p>32,717,359.19</text:p>
          </table:table-cell>
          <table:table-cell table:style-name="ce94" table:formula="of:=[.V9]" office:value-type="float" office:value="800" calcext:value-type="float">
            <text:p>800</text:p>
          </table:table-cell>
          <table:table-cell table:style-name="ce109" table:formula="of:=[.W9]" office:value-type="float" office:value="743421155.89875" calcext:value-type="float">
            <text:p>743,421,155.90</text:p>
          </table:table-cell>
          <table:table-cell table:style-name="ce100" table:formula="of:=[.X9]" office:value-type="float" office:value="32717359.1855398" calcext:value-type="float">
            <text:p>32,717,359.19</text:p>
          </table:table-cell>
          <table:table-cell table:style-name="ce100"/>
          <table:table-cell table:style-name="ce103" table:formula="of:=[.Z9]/[.AA9]" office:value-type="float" office:value="22.7225293974008" calcext:value-type="float">
            <text:p>22.7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6" table:formula="of:=OFFSET($#REF!$1;[.$AF$3]-[.$AG9];0)" office:value-type="string" office:string-value="" calcext:value-type="error">
            <text:p>#NAME?</text:p>
          </table:table-cell>
          <table:table-cell table:style-name="ce26" table:formula="of:=OFFSET($#REF!$1;[.$AF$3]-[.$AG9];0)" office:value-type="string" office:string-value="" calcext:value-type="error">
            <text:p>#NAME?</text:p>
          </table:table-cell>
          <table:table-cell table:style-name="ce26" table:formula="of:=[.AI9]/[.AH9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.915</text:p>
          </table:table-cell>
          <table:table-cell office:value-type="float" office:value="43514762.7655182" calcext:value-type="float">
            <text:p>43514762.7655182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10]); &quot;_&quot;; [.$H10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9]+1" office:value-type="float" office:value="10" calcext:value-type="float">
            <text:p>10</text:p>
          </table:table-cell>
          <table:table-cell/>
          <table:table-cell table:style-name="ce48" table:formula="of:=[.N10] - COM.MICROSOFT.FLOOR.PRECISE([.N10] * 0.2)" office:value-type="float" office:value="1677722" calcext:value-type="float">
            <text:p>1,677,722</text:p>
          </table:table-cell>
          <table:table-cell table:style-name="ce89" table:formula="of:=INDIRECT(ADDRESS([.$K10];2))" office:value-type="float" office:value="2097152" calcext:value-type="float">
            <text:p>2,097,152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10];3))" office:value-type="float" office:value="1502537346.915" calcext:value-type="float">
            <text:p>1,502,537,346.92</text:p>
          </table:table-cell>
          <table:table-cell table:style-name="ce100" table:formula="of:=INDIRECT(ADDRESS([.$K10];4))" office:value-type="float" office:value="43514762.7655182" calcext:value-type="float">
            <text:p>43,514,762.77</text:p>
          </table:table-cell>
          <table:table-cell table:style-name="ce103" table:formula="of:=INDIRECT(ADDRESS([.$K10];5))" office:value-type="float" office:value="0" calcext:value-type="float">
            <text:p>0.00</text:p>
          </table:table-cell>
          <table:table-cell table:style-name="ce104" table:formula="of:=IF([.R10]=0;&quot;&quot;;ABS([.P10] - [.R10]) / MAX([.P10]; [.R10]))">
            <text:p/>
          </table:table-cell>
          <table:table-cell table:style-name="ce103" table:formula="of:=[.P10]/[.Q10]" office:value-type="float" office:value="34.5293700671542" calcext:value-type="float">
            <text:p>34.53</text:p>
          </table:table-cell>
          <table:table-cell table:style-name="ce105" table:formula="of:=[.T10] &gt;= [CONFIG.$B$3]" office:value-type="boolean" office:boolean-value="true" calcext:value-type="boolean">
            <text:p>TRUE</text:p>
          </table:table-cell>
          <table:table-cell table:style-name="ce94" table:formula="of:=[.U10]*[.O10]" office:value-type="float" office:value="800" calcext:value-type="float">
            <text:p>800</text:p>
          </table:table-cell>
          <table:table-cell table:style-name="ce100" table:formula="of:=[.U10]*[.P10]" office:value-type="float" office:value="1502537346.915" calcext:value-type="float">
            <text:p>1,502,537,346.92</text:p>
          </table:table-cell>
          <table:table-cell table:style-name="ce100" table:formula="of:=[.U10]*[.Q10]" office:value-type="float" office:value="43514762.7655182" calcext:value-type="float">
            <text:p>43,514,762.77</text:p>
          </table:table-cell>
          <table:table-cell table:style-name="ce94" table:formula="of:=[.V10]" office:value-type="float" office:value="800" calcext:value-type="float">
            <text:p>800</text:p>
          </table:table-cell>
          <table:table-cell table:style-name="ce109" table:formula="of:=[.W10]" office:value-type="float" office:value="1502537346.915" calcext:value-type="float">
            <text:p>1,502,537,346.92</text:p>
          </table:table-cell>
          <table:table-cell table:style-name="ce100" table:formula="of:=[.X10]" office:value-type="float" office:value="43514762.7655182" calcext:value-type="float">
            <text:p>43,514,762.77</text:p>
          </table:table-cell>
          <table:table-cell table:style-name="ce100"/>
          <table:table-cell table:style-name="ce103" table:formula="of:=[.Z10]/[.AA10]" office:value-type="float" office:value="34.5293700671542" calcext:value-type="float">
            <text:p>34.5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26" table:formula="of:=OFFSET($#REF!$1;[.$AF$3]-[.$AG10];0)" office:value-type="string" office:string-value="" calcext:value-type="error">
            <text:p>#NAME?</text:p>
          </table:table-cell>
          <table:table-cell table:style-name="ce26" table:formula="of:=OFFSET($#REF!$1;[.$AF$3]-[.$AG10];0)" office:value-type="string" office:string-value="" calcext:value-type="error">
            <text:p>#NAME?</text:p>
          </table:table-cell>
          <table:table-cell table:style-name="ce26" table:formula="of:=[.AI10]/[.AH10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.5725</text:p>
          </table:table-cell>
          <table:table-cell office:value-type="float" office:value="105831563.239311" calcext:value-type="float">
            <text:p>105831563.239311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11]); &quot;_&quot;; [.$H11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10]+1" office:value-type="float" office:value="11" calcext:value-type="float">
            <text:p>11</text:p>
          </table:table-cell>
          <table:table-cell/>
          <table:table-cell table:style-name="ce49" table:formula="of:=[.N11] - COM.MICROSOFT.FLOOR.PRECISE([.N11] * 0.2)" office:value-type="float" office:value="3355444" calcext:value-type="float">
            <text:p>3,355,444</text:p>
          </table:table-cell>
          <table:table-cell table:style-name="ce90" table:formula="of:=INDIRECT(ADDRESS([.$K11];2))" office:value-type="float" office:value="4194304" calcext:value-type="float">
            <text:p>4,194,304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11];3))" office:value-type="float" office:value="3000807845.5725" calcext:value-type="float">
            <text:p>3,000,807,845.57</text:p>
          </table:table-cell>
          <table:table-cell table:style-name="ce100" table:formula="of:=INDIRECT(ADDRESS([.$K11];4))" office:value-type="float" office:value="105831563.239311" calcext:value-type="float">
            <text:p>105,831,563.24</text:p>
          </table:table-cell>
          <table:table-cell table:style-name="ce103" table:formula="of:=INDIRECT(ADDRESS([.$K11];5))" office:value-type="float" office:value="0" calcext:value-type="float">
            <text:p>0.00</text:p>
          </table:table-cell>
          <table:table-cell table:style-name="ce104" table:formula="of:=IF([.R11]=0;&quot;&quot;;ABS([.P11] - [.R11]) / MAX([.P11]; [.R11]))">
            <text:p/>
          </table:table-cell>
          <table:table-cell table:style-name="ce103" table:formula="of:=[.P11]/[.Q11]" office:value-type="float" office:value="28.3545641179554" calcext:value-type="float">
            <text:p>28.35</text:p>
          </table:table-cell>
          <table:table-cell table:style-name="ce105" table:formula="of:=[.T11] &gt;= [CONFIG.$B$3]" office:value-type="boolean" office:boolean-value="true" calcext:value-type="boolean">
            <text:p>TRUE</text:p>
          </table:table-cell>
          <table:table-cell table:style-name="ce94" table:formula="of:=[.U11]*[.O11]" office:value-type="float" office:value="800" calcext:value-type="float">
            <text:p>800</text:p>
          </table:table-cell>
          <table:table-cell table:style-name="ce100" table:formula="of:=[.U11]*[.P11]" office:value-type="float" office:value="3000807845.5725" calcext:value-type="float">
            <text:p>3,000,807,845.57</text:p>
          </table:table-cell>
          <table:table-cell table:style-name="ce100" table:formula="of:=[.U11]*[.Q11]" office:value-type="float" office:value="105831563.239311" calcext:value-type="float">
            <text:p>105,831,563.24</text:p>
          </table:table-cell>
          <table:table-cell table:style-name="ce94" table:formula="of:=[.V11]" office:value-type="float" office:value="800" calcext:value-type="float">
            <text:p>800</text:p>
          </table:table-cell>
          <table:table-cell table:style-name="ce109" table:formula="of:=[.W11]" office:value-type="float" office:value="3000807845.5725" calcext:value-type="float">
            <text:p>3,000,807,845.57</text:p>
          </table:table-cell>
          <table:table-cell table:style-name="ce100" table:formula="of:=[.X11]" office:value-type="float" office:value="105831563.239311" calcext:value-type="float">
            <text:p>105,831,563.24</text:p>
          </table:table-cell>
          <table:table-cell table:style-name="ce100"/>
          <table:table-cell table:style-name="ce103" table:formula="of:=[.Z11]/[.AA11]" office:value-type="float" office:value="28.3545641179554" calcext:value-type="float">
            <text:p>28.3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6" table:formula="of:=OFFSET($#REF!$1;[.$AF$3]-[.$AG11];0)" office:value-type="string" office:string-value="" calcext:value-type="error">
            <text:p>#NAME?</text:p>
          </table:table-cell>
          <table:table-cell table:style-name="ce26" table:formula="of:=OFFSET($#REF!$1;[.$AF$3]-[.$AG11];0)" office:value-type="string" office:string-value="" calcext:value-type="error">
            <text:p>#NAME?</text:p>
          </table:table-cell>
          <table:table-cell table:style-name="ce26" table:formula="of:=[.AI11]/[.AH11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.8625</text:p>
          </table:table-cell>
          <table:table-cell office:value-type="float" office:value="231921180.915151" calcext:value-type="float">
            <text:p>231921180.915151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12]); &quot;_&quot;; [.$H12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11]+1" office:value-type="float" office:value="12" calcext:value-type="float">
            <text:p>12</text:p>
          </table:table-cell>
          <table:table-cell/>
          <table:table-cell table:style-name="ce50" table:formula="of:=[.N12] - COM.MICROSOFT.FLOOR.PRECISE([.N12] * 0.2)" office:value-type="float" office:value="6710887" calcext:value-type="float">
            <text:p>6,710,887</text:p>
          </table:table-cell>
          <table:table-cell table:style-name="ce91" table:formula="of:=INDIRECT(ADDRESS([.$K12];2))" office:value-type="float" office:value="8388608" calcext:value-type="float">
            <text:p>8,388,608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12];3))" office:value-type="float" office:value="6057202378.8625" calcext:value-type="float">
            <text:p>6,057,202,378.86</text:p>
          </table:table-cell>
          <table:table-cell table:style-name="ce100" table:formula="of:=INDIRECT(ADDRESS([.$K12];4))" office:value-type="float" office:value="231921180.915151" calcext:value-type="float">
            <text:p>231,921,180.92</text:p>
          </table:table-cell>
          <table:table-cell table:style-name="ce103" table:formula="of:=INDIRECT(ADDRESS([.$K12];5))" office:value-type="float" office:value="0" calcext:value-type="float">
            <text:p>0.00</text:p>
          </table:table-cell>
          <table:table-cell table:style-name="ce104" table:formula="of:=IF([.R12]=0;&quot;&quot;;ABS([.P12] - [.R12]) / MAX([.P12]; [.R12]))">
            <text:p/>
          </table:table-cell>
          <table:table-cell table:style-name="ce103" table:formula="of:=[.P12]/[.Q12]" office:value-type="float" office:value="26.1175040371951" calcext:value-type="float">
            <text:p>26.12</text:p>
          </table:table-cell>
          <table:table-cell table:style-name="ce105" table:formula="of:=[.T12] &gt;= [CONFIG.$B$3]" office:value-type="boolean" office:boolean-value="true" calcext:value-type="boolean">
            <text:p>TRUE</text:p>
          </table:table-cell>
          <table:table-cell table:style-name="ce94" table:formula="of:=[.U12]*[.O12]" office:value-type="float" office:value="800" calcext:value-type="float">
            <text:p>800</text:p>
          </table:table-cell>
          <table:table-cell table:style-name="ce100" table:formula="of:=[.U12]*[.P12]" office:value-type="float" office:value="6057202378.8625" calcext:value-type="float">
            <text:p>6,057,202,378.86</text:p>
          </table:table-cell>
          <table:table-cell table:style-name="ce100" table:formula="of:=[.U12]*[.Q12]" office:value-type="float" office:value="231921180.915151" calcext:value-type="float">
            <text:p>231,921,180.92</text:p>
          </table:table-cell>
          <table:table-cell table:style-name="ce94" table:formula="of:=[.V12]" office:value-type="float" office:value="800" calcext:value-type="float">
            <text:p>800</text:p>
          </table:table-cell>
          <table:table-cell table:style-name="ce109" table:formula="of:=[.W12]" office:value-type="float" office:value="6057202378.8625" calcext:value-type="float">
            <text:p>6,057,202,378.86</text:p>
          </table:table-cell>
          <table:table-cell table:style-name="ce100" table:formula="of:=[.X12]" office:value-type="float" office:value="231921180.915151" calcext:value-type="float">
            <text:p>231,921,180.92</text:p>
          </table:table-cell>
          <table:table-cell table:style-name="ce100"/>
          <table:table-cell table:style-name="ce103" table:formula="of:=[.Z12]/[.AA12]" office:value-type="float" office:value="26.1175040371951" calcext:value-type="float">
            <text:p>26.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6" table:formula="of:=OFFSET($#REF!$1;[.$AF$3]-[.$AG12];0)" office:value-type="string" office:string-value="" calcext:value-type="error">
            <text:p>#NAME?</text:p>
          </table:table-cell>
          <table:table-cell table:style-name="ce26" table:formula="of:=OFFSET($#REF!$1;[.$AF$3]-[.$AG12];0)" office:value-type="string" office:string-value="" calcext:value-type="error">
            <text:p>#NAME?</text:p>
          </table:table-cell>
          <table:table-cell table:style-name="ce26" table:formula="of:=[.AI12]/[.AH12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table:style-name="ce2" table:number-columns-repeated="6"/>
          <table:table-cell/>
          <table:table-cell table:style-name="ce37" table:number-columns-repeated="2"/>
          <table:table-cell/>
          <table:table-cell table:style-name="ce37"/>
          <table:table-cell/>
          <table:table-cell table:style-name="ce51" table:number-columns-repeated="2"/>
          <table:table-cell table:style-name="ce96"/>
          <table:table-cell table:style-name="ce101" table:number-columns-repeated="5"/>
          <table:table-cell table:style-name="ce106" table:number-columns-repeated="2"/>
          <table:table-cell table:style-name="ce101" table:number-columns-repeated="7"/>
          <table:table-cell table:number-columns-repeated="4"/>
          <table:table-cell table:style-name="ce26" table:number-columns-repeated="2"/>
          <table:table-cell table:number-columns-repeated="985"/>
        </table:table-row>
        <table:table-row table:style-name="ro1">
          <table:table-cell table:style-name="ce35" table:number-columns-repeated="6"/>
          <table:table-cell/>
          <table:table-cell table:style-name="ce38" table:number-columns-repeated="2"/>
          <table:table-cell/>
          <table:table-cell table:style-name="ce38"/>
          <table:table-cell/>
          <table:table-cell table:style-name="ce39" office:value-type="string" calcext:value-type="string" table:number-columns-spanned="1" table:number-rows-spanned="2">
            <text:p># elem (real)</text:p>
          </table:table-cell>
          <table:table-cell table:style-name="ce39" office:value-type="string" calcext:value-type="string" table:number-columns-spanned="1" table:number-rows-spanned="2">
            <text:p># elem</text:p>
          </table:table-cell>
          <table:table-cell table:style-name="ce39" office:value-type="string" calcext:value-type="string" table:number-columns-spanned="1" table:number-rows-spanned="2">
            <text:p>Samples (N)</text:p>
          </table:table-cell>
          <table:table-cell table:style-name="ce98" office:value-type="string" calcext:value-type="string" table:number-columns-spanned="12" table:number-rows-spanned="1">
            <text:p>mult_big_vector_no_out_hot_64_32</text:p>
          </table:table-cell>
          <table:covered-table-cell table:number-columns-repeated="11" table:style-name="ce99"/>
          <table:table-cell table:style-name="ce99" table:number-columns-repeated="2"/>
          <table:table-cell/>
          <table:table-cell table:style-name="ce35" table:number-columns-repeated="2"/>
          <table:table-cell/>
          <table:table-cell table:style-name="ce35" table:number-columns-repeated="987"/>
        </table:table-row>
        <table:table-row table:style-name="ro1">
          <table:table-cell table:number-columns-repeated="10"/>
          <table:table-cell table:style-name="ce27" office:value-type="string" calcext:value-type="string">
            <text:p>idx</text:p>
          </table:table-cell>
          <table:table-cell/>
          <table:covered-table-cell table:number-columns-repeated="3" table:style-name="ce40"/>
          <table:table-cell table:style-name="ce99" office:value-type="string" calcext:value-type="string">
            <text:p>u</text:p>
          </table:table-cell>
          <table:table-cell table:style-name="ce99" office:value-type="string" calcext:value-type="string">
            <text:p>σ</text:p>
          </table:table-cell>
          <table:table-cell table:style-name="ce99" office:value-type="string" calcext:value-type="string">
            <text:p>Median</text:p>
          </table:table-cell>
          <table:table-cell table:style-name="ce99" office:value-type="string" calcext:value-type="string">
            <text:p>MM Test</text:p>
          </table:table-cell>
          <table:table-cell table:style-name="ce99" office:value-type="string" calcext:value-type="string">
            <text:p>u / σ</text:p>
          </table:table-cell>
          <table:table-cell table:style-name="ce99" office:value-type="string" calcext:value-type="string">
            <text:p>Is valid?</text:p>
          </table:table-cell>
          <table:table-cell table:style-name="ce99" office:value-type="string" calcext:value-type="string">
            <text:p>Valid*N</text:p>
          </table:table-cell>
          <table:table-cell table:style-name="ce99" office:value-type="string" calcext:value-type="string">
            <text:p>Valid*Mean</text:p>
          </table:table-cell>
          <table:table-cell table:style-name="ce99" office:value-type="string" calcext:value-type="string">
            <text:p>Valid*StdDev</text:p>
          </table:table-cell>
          <table:table-cell table:style-name="ce99" office:value-type="string" calcext:value-type="string">
            <text:p>Comb N</text:p>
          </table:table-cell>
          <table:table-cell table:style-name="ce99" office:value-type="string" calcext:value-type="string">
            <text:p>Comb u</text:p>
          </table:table-cell>
          <table:table-cell table:style-name="ce99" office:value-type="string" calcext:value-type="string">
            <text:p>Comb σ</text:p>
          </table:table-cell>
          <table:table-cell table:style-name="ce99"/>
          <table:table-cell table:style-name="ce99" office:value-type="string" calcext:value-type="string">
            <text:p>Comb u / Comb σ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table:style-name="ce36" office:value-type="float" office:value="5769235.5" calcext:value-type="float">
            <text:p>5769235.5</text:p>
          </table:table-cell>
          <table:table-cell office:value-type="float" office:value="518453.888624618" calcext:value-type="float">
            <text:p>518453.888624618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16]); &quot;_&quot;; [.$H16])" office:value-type="string" office:string-value="mult_big_vector_no_out_hot_64_32" calcext:value-type="string">
            <text:p>mult_big_vector_no_out_hot_64_32</text:p>
          </table:table-cell>
          <table:table-cell/>
          <table:table-cell table:style-name="ce38" table:formula="of:=ROW()" office:value-type="float" office:value="16" calcext:value-type="float">
            <text:p>16</text:p>
          </table:table-cell>
          <table:table-cell/>
          <table:table-cell table:style-name="ce52" table:formula="of:=[.N16] - COM.MICROSOFT.FLOOR.PRECISE([.N16] * 0.2)" office:value-type="float" office:value="13108" calcext:value-type="float">
            <text:p>13,108</text:p>
          </table:table-cell>
          <table:table-cell table:style-name="ce92" table:formula="of:=INDIRECT(ADDRESS([.$K16];2))" office:value-type="float" office:value="16384" calcext:value-type="float">
            <text:p>16,384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16];3))" office:value-type="float" office:value="5769235.5" calcext:value-type="float">
            <text:p>5,769,235.50</text:p>
          </table:table-cell>
          <table:table-cell table:style-name="ce100" table:formula="of:=INDIRECT(ADDRESS([.$K16];4))" office:value-type="float" office:value="518453.888624618" calcext:value-type="float">
            <text:p>518,453.89</text:p>
          </table:table-cell>
          <table:table-cell table:style-name="ce103" table:formula="of:=INDIRECT(ADDRESS([.$K16];5))" office:value-type="float" office:value="0" calcext:value-type="float">
            <text:p>0.00</text:p>
          </table:table-cell>
          <table:table-cell table:style-name="ce104" table:formula="of:=IF([.R16]=0;&quot;&quot;;ABS([.P16] - [.R16]) / MAX([.P16]; [.R16]))">
            <text:p/>
          </table:table-cell>
          <table:table-cell table:style-name="ce103" table:formula="of:=[.P16]/[.Q16]" office:value-type="float" office:value="11.127769752687" calcext:value-type="float">
            <text:p>11.13</text:p>
          </table:table-cell>
          <table:table-cell table:style-name="ce105" table:formula="of:=[.T16] &gt;= [CONFIG.$B$3]" office:value-type="boolean" office:boolean-value="true" calcext:value-type="boolean">
            <text:p>TRUE</text:p>
          </table:table-cell>
          <table:table-cell table:style-name="ce108" table:formula="of:=[.U16]*[.O16]" office:value-type="float" office:value="800" calcext:value-type="float">
            <text:p>800</text:p>
          </table:table-cell>
          <table:table-cell table:style-name="ce100" table:formula="of:=[.U16]*[.P16]" office:value-type="float" office:value="5769235.5" calcext:value-type="float">
            <text:p>5,769,235.50</text:p>
          </table:table-cell>
          <table:table-cell table:style-name="ce100" table:formula="of:=[.U16]*[.Q16]" office:value-type="float" office:value="518453.888624618" calcext:value-type="float">
            <text:p>518,453.89</text:p>
          </table:table-cell>
          <table:table-cell table:style-name="ce108" table:formula="of:=[.Y3]+[.V16]" office:value-type="float" office:value="800" calcext:value-type="float">
            <text:p>800</text:p>
          </table:table-cell>
          <table:table-cell table:style-name="ce109" table:formula="of:=([.Y3]*[.Z3]+[.V16]*[.W16])/([.Y16])" office:value-type="float" office:value="5769235.5" calcext:value-type="float">
            <text:p>5,769,235.50</text:p>
          </table:table-cell>
          <table:table-cell table:style-name="ce100" table:formula="of:= SQRT(([.Y3]*[.AA3]^2 + [.V16] * [.X16]^2) / ([.Y3] + [.V16]) + ([.Y3] * [.V16]) / (([.Y3] + [.V16])^2) * (([.Z3] - [.W16])^2))" office:value-type="float" office:value="518453.888624618" calcext:value-type="float">
            <text:p>518,453.89</text:p>
          </table:table-cell>
          <table:table-cell table:style-name="ce100" table:formula="of:=COMBINEDSTDDEV([.Y3];[.Z3];[.AA3];[.V16];[.W16];[.X16])" office:value-type="float" office:value="268794434629.987" calcext:value-type="float">
            <text:p>268,794,434,629.99</text:p>
          </table:table-cell>
          <table:table-cell table:style-name="ce103" table:formula="of:=[.Z16]/[.AA16]" office:value-type="float" office:value="11.127769752687" calcext:value-type="float">
            <text:p>11.13</text:p>
          </table:table-cell>
          <table:table-cell table:number-columns-repeated="2"/>
          <table:table-cell office:value-type="string" calcext:value-type="string">
            <text:p>Nx</text:p>
          </table:table-cell>
          <table:table-cell office:value-type="string" calcext:value-type="string">
            <text:p>M1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1584370.425" calcext:value-type="float">
            <text:p>11584370.425</text:p>
          </table:table-cell>
          <table:table-cell office:value-type="float" office:value="996574.121079578" calcext:value-type="float">
            <text:p>996574.121079578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17]); &quot;_&quot;; [.$H17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16]+1" office:value-type="float" office:value="17" calcext:value-type="float">
            <text:p>17</text:p>
          </table:table-cell>
          <table:table-cell/>
          <table:table-cell table:style-name="ce53" table:formula="of:=[.N17] - COM.MICROSOFT.FLOOR.PRECISE([.N17] * 0.2)" office:value-type="float" office:value="26215" calcext:value-type="float">
            <text:p>26,215</text:p>
          </table:table-cell>
          <table:table-cell table:style-name="ce92" table:formula="of:=INDIRECT(ADDRESS([.$K17];2))" office:value-type="float" office:value="32768" calcext:value-type="float">
            <text:p>32,768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17];3))" office:value-type="float" office:value="11584370.425" calcext:value-type="float">
            <text:p>11,584,370.43</text:p>
          </table:table-cell>
          <table:table-cell table:style-name="ce100" table:formula="of:=INDIRECT(ADDRESS([.$K17];4))" office:value-type="float" office:value="996574.121079578" calcext:value-type="float">
            <text:p>996,574.12</text:p>
          </table:table-cell>
          <table:table-cell table:style-name="ce103" table:formula="of:=INDIRECT(ADDRESS([.$K17];5))" office:value-type="float" office:value="0" calcext:value-type="float">
            <text:p>0.00</text:p>
          </table:table-cell>
          <table:table-cell table:style-name="ce104" table:formula="of:=IF([.R17]=0;&quot;&quot;;ABS([.P17] - [.R17]) / MAX([.P17]; [.R17]))">
            <text:p/>
          </table:table-cell>
          <table:table-cell table:style-name="ce103" table:formula="of:=[.P17]/[.Q17]" office:value-type="float" office:value="11.624193504494" calcext:value-type="float">
            <text:p>11.62</text:p>
          </table:table-cell>
          <table:table-cell table:style-name="ce105" table:formula="of:=[.T17] &gt;= [CONFIG.$B$3]" office:value-type="boolean" office:boolean-value="true" calcext:value-type="boolean">
            <text:p>TRUE</text:p>
          </table:table-cell>
          <table:table-cell table:style-name="ce108" table:formula="of:=[.U17]*[.O17]" office:value-type="float" office:value="800" calcext:value-type="float">
            <text:p>800</text:p>
          </table:table-cell>
          <table:table-cell table:style-name="ce100" table:formula="of:=[.U17]*[.P17]" office:value-type="float" office:value="11584370.425" calcext:value-type="float">
            <text:p>11,584,370.43</text:p>
          </table:table-cell>
          <table:table-cell table:style-name="ce100" table:formula="of:=[.U17]*[.Q17]" office:value-type="float" office:value="996574.121079578" calcext:value-type="float">
            <text:p>996,574.12</text:p>
          </table:table-cell>
          <table:table-cell table:style-name="ce108" table:formula="of:=[.Y4]+[.V17]" office:value-type="float" office:value="800" calcext:value-type="float">
            <text:p>800</text:p>
          </table:table-cell>
          <table:table-cell table:style-name="ce109" table:formula="of:=([.Y4]*[.Z4]+[.V17]*[.W17])/([.Y17])" office:value-type="float" office:value="11584370.425" calcext:value-type="float">
            <text:p>11,584,370.43</text:p>
          </table:table-cell>
          <table:table-cell table:style-name="ce100" table:formula="of:= SQRT(([.Y4]*[.AA4]^2 + [.V17] * [.X17]^2) / ([.Y4] + [.V17]) + ([.Y4] * [.V17]) / (([.Y4] + [.V17])^2) * (([.Z4] - [.W17])^2))" office:value-type="float" office:value="996574.121079578" calcext:value-type="float">
            <text:p>996,574.12</text:p>
          </table:table-cell>
          <table:table-cell table:style-name="ce100" table:formula="of:=COMBINEDSTDDEV([.Y4];[.Z4];[.AA4];[.V17];[.W17];[.X17])" office:value-type="float" office:value="993159978805.527" calcext:value-type="float">
            <text:p>993,159,978,805.53</text:p>
          </table:table-cell>
          <table:table-cell table:style-name="ce103" table:formula="of:=[.Z17]/[.AA17]" office:value-type="float" office:value="11.624193504494" calcext:value-type="float">
            <text:p>11.62</text:p>
          </table:table-cell>
          <table:table-cell table:number-columns-repeated="2"/>
          <table:table-cell office:value-type="string" calcext:value-type="string">
            <text:p>ox</text:p>
          </table:table-cell>
          <table:table-cell office:value-type="string" calcext:value-type="string">
            <text:p>O1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25064079.49875" calcext:value-type="float">
            <text:p>25064079.49875</text:p>
          </table:table-cell>
          <table:table-cell office:value-type="float" office:value="2221167.05026877" calcext:value-type="float">
            <text:p>2221167.05026877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18]); &quot;_&quot;; [.$H18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17]+1" office:value-type="float" office:value="18" calcext:value-type="float">
            <text:p>18</text:p>
          </table:table-cell>
          <table:table-cell/>
          <table:table-cell table:style-name="ce54" table:formula="of:=[.N18] - COM.MICROSOFT.FLOOR.PRECISE([.N18] * 0.2)" office:value-type="float" office:value="52429" calcext:value-type="float">
            <text:p>52,429</text:p>
          </table:table-cell>
          <table:table-cell table:style-name="ce92" table:formula="of:=INDIRECT(ADDRESS([.$K18];2))" office:value-type="float" office:value="65536" calcext:value-type="float">
            <text:p>65,536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18];3))" office:value-type="float" office:value="25064079.49875" calcext:value-type="float">
            <text:p>25,064,079.50</text:p>
          </table:table-cell>
          <table:table-cell table:style-name="ce100" table:formula="of:=INDIRECT(ADDRESS([.$K18];4))" office:value-type="float" office:value="2221167.05026877" calcext:value-type="float">
            <text:p>2,221,167.05</text:p>
          </table:table-cell>
          <table:table-cell table:style-name="ce103" table:formula="of:=INDIRECT(ADDRESS([.$K18];5))" office:value-type="float" office:value="0" calcext:value-type="float">
            <text:p>0.00</text:p>
          </table:table-cell>
          <table:table-cell table:style-name="ce104" table:formula="of:=IF([.R18]=0;&quot;&quot;;ABS([.P18] - [.R18]) / MAX([.P18]; [.R18]))">
            <text:p/>
          </table:table-cell>
          <table:table-cell table:style-name="ce103" table:formula="of:=[.P18]/[.Q18]" office:value-type="float" office:value="11.2841938186131" calcext:value-type="float">
            <text:p>11.28</text:p>
          </table:table-cell>
          <table:table-cell table:style-name="ce105" table:formula="of:=[.T18] &gt;= [CONFIG.$B$3]" office:value-type="boolean" office:boolean-value="true" calcext:value-type="boolean">
            <text:p>TRUE</text:p>
          </table:table-cell>
          <table:table-cell table:style-name="ce108" table:formula="of:=[.U18]*[.O18]" office:value-type="float" office:value="800" calcext:value-type="float">
            <text:p>800</text:p>
          </table:table-cell>
          <table:table-cell table:style-name="ce100" table:formula="of:=[.U18]*[.P18]" office:value-type="float" office:value="25064079.49875" calcext:value-type="float">
            <text:p>25,064,079.50</text:p>
          </table:table-cell>
          <table:table-cell table:style-name="ce100" table:formula="of:=[.U18]*[.Q18]" office:value-type="float" office:value="2221167.05026877" calcext:value-type="float">
            <text:p>2,221,167.05</text:p>
          </table:table-cell>
          <table:table-cell table:style-name="ce108" table:formula="of:=[.Y5]+[.V18]" office:value-type="float" office:value="1600" calcext:value-type="float">
            <text:p>1600</text:p>
          </table:table-cell>
          <table:table-cell table:style-name="ce109" table:formula="of:=([.Y5]*[.Z5]+[.V18]*[.W18])/([.Y18])" office:value-type="float" office:value="62385986.193125" calcext:value-type="float">
            <text:p>62,385,986.19</text:p>
          </table:table-cell>
          <table:table-cell table:style-name="ce110" table:formula="of:= SQRT(([.Y5]*[.AA5]^2 + [.V18] * [.X18]^2) / ([.Y5] + [.V18]) + ([.Y5] * [.V18]) / (([.Y5] + [.V18])^2) * (([.Z5] - [.W18])^2))" office:value-type="float" office:value="37987367.8220097" calcext:value-type="float">
            <text:p>37,987,367.82</text:p>
          </table:table-cell>
          <table:table-cell table:style-name="ce111" table:formula="of:=COMBINEDSTDDEV([.Y5];[.Z5];[.AA5];[.Y6];[.Z6];[.AA6])" office:value-type="float" office:value="3.51311966967745E+015" calcext:value-type="float">
            <text:p>3,513,119,669,677,450.00</text:p>
          </table:table-cell>
          <table:table-cell table:style-name="ce103" table:formula="of:=[.Z18]/[.AA18]" office:value-type="float" office:value="1.64228241570817" calcext:value-type="float">
            <text:p>1.64</text:p>
          </table:table-cell>
          <table:table-cell table:number-columns-repeated="2"/>
          <table:table-cell office:value-type="string" calcext:value-type="string">
            <text:p>Ny</text:p>
          </table:table-cell>
          <table:table-cell office:value-type="string" calcext:value-type="string">
            <text:p>M29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83602.1375" calcext:value-type="float">
            <text:p>55583602.1375</text:p>
          </table:table-cell>
          <table:table-cell office:value-type="float" office:value="2992889.5847333" calcext:value-type="float">
            <text:p>2992889.5847333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19]); &quot;_&quot;; [.$H19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18]+1" office:value-type="float" office:value="19" calcext:value-type="float">
            <text:p>19</text:p>
          </table:table-cell>
          <table:table-cell/>
          <table:table-cell table:style-name="ce55" table:formula="of:=[.N19] - COM.MICROSOFT.FLOOR.PRECISE([.N19] * 0.2)" office:value-type="float" office:value="104858" calcext:value-type="float">
            <text:p>104,858</text:p>
          </table:table-cell>
          <table:table-cell table:style-name="ce92" table:formula="of:=INDIRECT(ADDRESS([.$K19];2))" office:value-type="float" office:value="131072" calcext:value-type="float">
            <text:p>131,072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19];3))" office:value-type="float" office:value="55583602.1375" calcext:value-type="float">
            <text:p>55,583,602.14</text:p>
          </table:table-cell>
          <table:table-cell table:style-name="ce100" table:formula="of:=INDIRECT(ADDRESS([.$K19];4))" office:value-type="float" office:value="2992889.5847333" calcext:value-type="float">
            <text:p>2,992,889.58</text:p>
          </table:table-cell>
          <table:table-cell table:style-name="ce103" table:formula="of:=INDIRECT(ADDRESS([.$K19];5))" office:value-type="float" office:value="0" calcext:value-type="float">
            <text:p>0.00</text:p>
          </table:table-cell>
          <table:table-cell table:style-name="ce104" table:formula="of:=IF([.R19]=0;&quot;&quot;;ABS([.P19] - [.R19]) / MAX([.P19]; [.R19]))">
            <text:p/>
          </table:table-cell>
          <table:table-cell table:style-name="ce103" table:formula="of:=[.P19]/[.Q19]" office:value-type="float" office:value="18.5718853181325" calcext:value-type="float">
            <text:p>18.57</text:p>
          </table:table-cell>
          <table:table-cell table:style-name="ce105" table:formula="of:=[.T19] &gt;= [CONFIG.$B$3]" office:value-type="boolean" office:boolean-value="true" calcext:value-type="boolean">
            <text:p>TRUE</text:p>
          </table:table-cell>
          <table:table-cell table:style-name="ce108" table:formula="of:=[.U19]*[.O19]" office:value-type="float" office:value="800" calcext:value-type="float">
            <text:p>800</text:p>
          </table:table-cell>
          <table:table-cell table:style-name="ce100" table:formula="of:=[.U19]*[.P19]" office:value-type="float" office:value="55583602.1375" calcext:value-type="float">
            <text:p>55,583,602.14</text:p>
          </table:table-cell>
          <table:table-cell table:style-name="ce100" table:formula="of:=[.U19]*[.Q19]" office:value-type="float" office:value="2992889.5847333" calcext:value-type="float">
            <text:p>2,992,889.58</text:p>
          </table:table-cell>
          <table:table-cell table:style-name="ce108" table:formula="of:=[.Y6]+[.V19]" office:value-type="float" office:value="1600" calcext:value-type="float">
            <text:p>1600</text:p>
          </table:table-cell>
          <table:table-cell table:style-name="ce109" table:formula="of:=([.Y6]*[.Z6]+[.V19]*[.W19])/([.Y19])" office:value-type="float" office:value="135852235.130625" calcext:value-type="float">
            <text:p>135,852,235.13</text:p>
          </table:table-cell>
          <table:table-cell table:style-name="ce100" table:formula="of:= SQRT(([.Y6]*[.AA6]^2 + [.V19] * [.X19]^2) / ([.Y6] + [.V19]) + ([.Y6] * [.V19]) / (([.Y6] + [.V19])^2) * (([.Z6] - [.W19])^2))" office:value-type="float" office:value="80764881.9458844" calcext:value-type="float">
            <text:p>80,764,881.95</text:p>
          </table:table-cell>
          <table:table-cell table:style-name="ce100"/>
          <table:table-cell table:style-name="ce103" table:formula="of:=[.Z19]/[.AA19]" office:value-type="float" office:value="1.68207062101139" calcext:value-type="float">
            <text:p>1.68</text:p>
          </table:table-cell>
          <table:table-cell table:number-columns-repeated="2"/>
          <table:table-cell office:value-type="string" calcext:value-type="string">
            <text:p>oy</text:p>
          </table:table-cell>
          <table:table-cell office:value-type="string" calcext:value-type="string">
            <text:p>O29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6655082.80375" calcext:value-type="float">
            <text:p>126655082.80375</text:p>
          </table:table-cell>
          <table:table-cell office:value-type="float" office:value="7197611.86370807" calcext:value-type="float">
            <text:p>7197611.86370807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20]); &quot;_&quot;; [.$H20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19]+1" office:value-type="float" office:value="20" calcext:value-type="float">
            <text:p>20</text:p>
          </table:table-cell>
          <table:table-cell/>
          <table:table-cell table:style-name="ce56" table:formula="of:=[.N20] - COM.MICROSOFT.FLOOR.PRECISE([.N20] * 0.2)" office:value-type="float" office:value="209716" calcext:value-type="float">
            <text:p>209,716</text:p>
          </table:table-cell>
          <table:table-cell table:style-name="ce92" table:formula="of:=INDIRECT(ADDRESS([.$K20];2))" office:value-type="float" office:value="262144" calcext:value-type="float">
            <text:p>262,144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20];3))" office:value-type="float" office:value="126655082.80375" calcext:value-type="float">
            <text:p>126,655,082.80</text:p>
          </table:table-cell>
          <table:table-cell table:style-name="ce100" table:formula="of:=INDIRECT(ADDRESS([.$K20];4))" office:value-type="float" office:value="7197611.86370807" calcext:value-type="float">
            <text:p>7,197,611.86</text:p>
          </table:table-cell>
          <table:table-cell table:style-name="ce103" table:formula="of:=INDIRECT(ADDRESS([.$K20];5))" office:value-type="float" office:value="0" calcext:value-type="float">
            <text:p>0.00</text:p>
          </table:table-cell>
          <table:table-cell table:style-name="ce104" table:formula="of:=IF([.R20]=0;&quot;&quot;;ABS([.P20] - [.R20]) / MAX([.P20]; [.R20]))">
            <text:p/>
          </table:table-cell>
          <table:table-cell table:style-name="ce103" table:formula="of:=[.P20]/[.Q20]" office:value-type="float" office:value="17.5968203345852" calcext:value-type="float">
            <text:p>17.60</text:p>
          </table:table-cell>
          <table:table-cell table:style-name="ce105" table:formula="of:=[.T20] &gt;= [CONFIG.$B$3]" office:value-type="boolean" office:boolean-value="true" calcext:value-type="boolean">
            <text:p>TRUE</text:p>
          </table:table-cell>
          <table:table-cell table:style-name="ce108" table:formula="of:=[.U20]*[.O20]" office:value-type="float" office:value="800" calcext:value-type="float">
            <text:p>800</text:p>
          </table:table-cell>
          <table:table-cell table:style-name="ce100" table:formula="of:=[.U20]*[.P20]" office:value-type="float" office:value="126655082.80375" calcext:value-type="float">
            <text:p>126,655,082.80</text:p>
          </table:table-cell>
          <table:table-cell table:style-name="ce100" table:formula="of:=[.U20]*[.Q20]" office:value-type="float" office:value="7197611.86370807" calcext:value-type="float">
            <text:p>7,197,611.86</text:p>
          </table:table-cell>
          <table:table-cell table:style-name="ce108" table:formula="of:=[.Y7]+[.V20]" office:value-type="float" office:value="800" calcext:value-type="float">
            <text:p>800</text:p>
          </table:table-cell>
          <table:table-cell table:style-name="ce109" table:formula="of:=([.Y7]*[.Z7]+[.V20]*[.W20])/([.Y20])" office:value-type="float" office:value="126655082.80375" calcext:value-type="float">
            <text:p>126,655,082.80</text:p>
          </table:table-cell>
          <table:table-cell table:style-name="ce100" table:formula="of:= SQRT(([.Y7]*[.AA7]^2 + [.V20] * [.X20]^2) / ([.Y7] + [.V20]) + ([.Y7] * [.V20]) / (([.Y7] + [.V20])^2) * (([.Z7] - [.W20])^2))" office:value-type="float" office:value="7197611.86370807" calcext:value-type="float">
            <text:p>7,197,611.86</text:p>
          </table:table-cell>
          <table:table-cell table:style-name="ce100"/>
          <table:table-cell table:style-name="ce103" table:formula="of:=[.Z20]/[.AA20]" office:value-type="float" office:value="17.5968203345852" calcext:value-type="float">
            <text:p>17.6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0256169.3125" calcext:value-type="float">
            <text:p>310256169.3125</text:p>
          </table:table-cell>
          <table:table-cell office:value-type="float" office:value="12875658.7441415" calcext:value-type="float">
            <text:p>12875658.7441415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21]); &quot;_&quot;; [.$H21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20]+1" office:value-type="float" office:value="21" calcext:value-type="float">
            <text:p>21</text:p>
          </table:table-cell>
          <table:table-cell/>
          <table:table-cell table:style-name="ce57" table:formula="of:=[.N21] - COM.MICROSOFT.FLOOR.PRECISE([.N21] * 0.2)" office:value-type="float" office:value="419431" calcext:value-type="float">
            <text:p>419,431</text:p>
          </table:table-cell>
          <table:table-cell table:style-name="ce92" table:formula="of:=INDIRECT(ADDRESS([.$K21];2))" office:value-type="float" office:value="524288" calcext:value-type="float">
            <text:p>524,288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21];3))" office:value-type="float" office:value="310256169.3125" calcext:value-type="float">
            <text:p>310,256,169.31</text:p>
          </table:table-cell>
          <table:table-cell table:style-name="ce100" table:formula="of:=INDIRECT(ADDRESS([.$K21];4))" office:value-type="float" office:value="12875658.7441415" calcext:value-type="float">
            <text:p>12,875,658.74</text:p>
          </table:table-cell>
          <table:table-cell table:style-name="ce103" table:formula="of:=INDIRECT(ADDRESS([.$K21];5))" office:value-type="float" office:value="0" calcext:value-type="float">
            <text:p>0.00</text:p>
          </table:table-cell>
          <table:table-cell table:style-name="ce104" table:formula="of:=IF([.R21]=0;&quot;&quot;;ABS([.P21] - [.R21]) / MAX([.P21]; [.R21]))">
            <text:p/>
          </table:table-cell>
          <table:table-cell table:style-name="ce103" table:formula="of:=[.P21]/[.Q21]" office:value-type="float" office:value="24.0963336694263" calcext:value-type="float">
            <text:p>24.10</text:p>
          </table:table-cell>
          <table:table-cell table:style-name="ce105" table:formula="of:=[.T21] &gt;= [CONFIG.$B$3]" office:value-type="boolean" office:boolean-value="true" calcext:value-type="boolean">
            <text:p>TRUE</text:p>
          </table:table-cell>
          <table:table-cell table:style-name="ce108" table:formula="of:=[.U21]*[.O21]" office:value-type="float" office:value="800" calcext:value-type="float">
            <text:p>800</text:p>
          </table:table-cell>
          <table:table-cell table:style-name="ce100" table:formula="of:=[.U21]*[.P21]" office:value-type="float" office:value="310256169.3125" calcext:value-type="float">
            <text:p>310,256,169.31</text:p>
          </table:table-cell>
          <table:table-cell table:style-name="ce100" table:formula="of:=[.U21]*[.Q21]" office:value-type="float" office:value="12875658.7441415" calcext:value-type="float">
            <text:p>12,875,658.74</text:p>
          </table:table-cell>
          <table:table-cell table:style-name="ce108" table:formula="of:=[.Y8]+[.V21]" office:value-type="float" office:value="1600" calcext:value-type="float">
            <text:p>1600</text:p>
          </table:table-cell>
          <table:table-cell table:style-name="ce109" table:formula="of:=([.Y8]*[.Z8]+[.V21]*[.W21])/([.Y21])" office:value-type="float" office:value="317031704.51" calcext:value-type="float">
            <text:p>317,031,704.51</text:p>
          </table:table-cell>
          <table:table-cell table:style-name="ce100" table:formula="of:= SQRT(([.Y8]*[.AA8]^2 + [.V21] * [.X21]^2) / ([.Y8] + [.V21]) + ([.Y8] * [.V21]) / (([.Y8] + [.V21])^2) * (([.Z8] - [.W21])^2))" office:value-type="float" office:value="15588258.5558276" calcext:value-type="float">
            <text:p>15,588,258.56</text:p>
          </table:table-cell>
          <table:table-cell table:style-name="ce100"/>
          <table:table-cell table:style-name="ce103" table:formula="of:=[.Z21]/[.AA21]" office:value-type="float" office:value="20.3378525814533" calcext:value-type="float">
            <text:p>20.3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18507735.2775" calcext:value-type="float">
            <text:p>718507735.2775</text:p>
          </table:table-cell>
          <table:table-cell office:value-type="float" office:value="30323393.9767428" calcext:value-type="float">
            <text:p>30323393.9767428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22]); &quot;_&quot;; [.$H22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21]+1" office:value-type="float" office:value="22" calcext:value-type="float">
            <text:p>22</text:p>
          </table:table-cell>
          <table:table-cell/>
          <table:table-cell table:style-name="ce58" table:formula="of:=[.N22] - COM.MICROSOFT.FLOOR.PRECISE([.N22] * 0.2)" office:value-type="float" office:value="838861" calcext:value-type="float">
            <text:p>838,861</text:p>
          </table:table-cell>
          <table:table-cell table:style-name="ce92" table:formula="of:=INDIRECT(ADDRESS([.$K22];2))" office:value-type="float" office:value="1048576" calcext:value-type="float">
            <text:p>1,048,576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22];3))" office:value-type="float" office:value="718507735.2775" calcext:value-type="float">
            <text:p>718,507,735.28</text:p>
          </table:table-cell>
          <table:table-cell table:style-name="ce100" table:formula="of:=INDIRECT(ADDRESS([.$K22];4))" office:value-type="float" office:value="30323393.9767428" calcext:value-type="float">
            <text:p>30,323,393.98</text:p>
          </table:table-cell>
          <table:table-cell table:style-name="ce103" table:formula="of:=INDIRECT(ADDRESS([.$K22];5))" office:value-type="float" office:value="0" calcext:value-type="float">
            <text:p>0.00</text:p>
          </table:table-cell>
          <table:table-cell table:style-name="ce104" table:formula="of:=IF([.R22]=0;&quot;&quot;;ABS([.P22] - [.R22]) / MAX([.P22]; [.R22]))">
            <text:p/>
          </table:table-cell>
          <table:table-cell table:style-name="ce103" table:formula="of:=[.P22]/[.Q22]" office:value-type="float" office:value="23.6948323076426" calcext:value-type="float">
            <text:p>23.69</text:p>
          </table:table-cell>
          <table:table-cell table:style-name="ce105" table:formula="of:=[.T22] &gt;= [CONFIG.$B$3]" office:value-type="boolean" office:boolean-value="true" calcext:value-type="boolean">
            <text:p>TRUE</text:p>
          </table:table-cell>
          <table:table-cell table:style-name="ce108" table:formula="of:=[.U22]*[.O22]" office:value-type="float" office:value="800" calcext:value-type="float">
            <text:p>800</text:p>
          </table:table-cell>
          <table:table-cell table:style-name="ce100" table:formula="of:=[.U22]*[.P22]" office:value-type="float" office:value="718507735.2775" calcext:value-type="float">
            <text:p>718,507,735.28</text:p>
          </table:table-cell>
          <table:table-cell table:style-name="ce100" table:formula="of:=[.U22]*[.Q22]" office:value-type="float" office:value="30323393.9767428" calcext:value-type="float">
            <text:p>30,323,393.98</text:p>
          </table:table-cell>
          <table:table-cell table:style-name="ce108" table:formula="of:=[.Y9]+[.V22]" office:value-type="float" office:value="1600" calcext:value-type="float">
            <text:p>1600</text:p>
          </table:table-cell>
          <table:table-cell table:style-name="ce109" table:formula="of:=([.Y9]*[.Z9]+[.V22]*[.W22])/([.Y22])" office:value-type="float" office:value="730964445.588125" calcext:value-type="float">
            <text:p>730,964,445.59</text:p>
          </table:table-cell>
          <table:table-cell table:style-name="ce100" table:formula="of:= SQRT(([.Y9]*[.AA9]^2 + [.V22] * [.X22]^2) / ([.Y9] + [.V22]) + ([.Y9] * [.V22]) / (([.Y9] + [.V22])^2) * (([.Z9] - [.W22])^2))" office:value-type="float" office:value="33913663.0126417" calcext:value-type="float">
            <text:p>33,913,663.01</text:p>
          </table:table-cell>
          <table:table-cell table:style-name="ce100"/>
          <table:table-cell table:style-name="ce103" table:formula="of:=[.Z22]/[.AA22]" office:value-type="float" office:value="21.5536860561376" calcext:value-type="float">
            <text:p>21.5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7189509.70875" calcext:value-type="float">
            <text:p>1467189509.70875</text:p>
          </table:table-cell>
          <table:table-cell office:value-type="float" office:value="38669733.0891207" calcext:value-type="float">
            <text:p>38669733.0891207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23]); &quot;_&quot;; [.$H23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22]+1" office:value-type="float" office:value="23" calcext:value-type="float">
            <text:p>23</text:p>
          </table:table-cell>
          <table:table-cell/>
          <table:table-cell table:style-name="ce59" table:formula="of:=[.N23] - COM.MICROSOFT.FLOOR.PRECISE([.N23] * 0.2)" office:value-type="float" office:value="1677722" calcext:value-type="float">
            <text:p>1,677,722</text:p>
          </table:table-cell>
          <table:table-cell table:style-name="ce92" table:formula="of:=INDIRECT(ADDRESS([.$K23];2))" office:value-type="float" office:value="2097152" calcext:value-type="float">
            <text:p>2,097,152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23];3))" office:value-type="float" office:value="1467189509.70875" calcext:value-type="float">
            <text:p>1,467,189,509.71</text:p>
          </table:table-cell>
          <table:table-cell table:style-name="ce100" table:formula="of:=INDIRECT(ADDRESS([.$K23];4))" office:value-type="float" office:value="38669733.0891207" calcext:value-type="float">
            <text:p>38,669,733.09</text:p>
          </table:table-cell>
          <table:table-cell table:style-name="ce103" table:formula="of:=INDIRECT(ADDRESS([.$K23];5))" office:value-type="float" office:value="0" calcext:value-type="float">
            <text:p>0.00</text:p>
          </table:table-cell>
          <table:table-cell table:style-name="ce104" table:formula="of:=IF([.R23]=0;&quot;&quot;;ABS([.P23] - [.R23]) / MAX([.P23]; [.R23]))">
            <text:p/>
          </table:table-cell>
          <table:table-cell table:style-name="ce103" table:formula="of:=[.P23]/[.Q23]" office:value-type="float" office:value="37.941547367999" calcext:value-type="float">
            <text:p>37.94</text:p>
          </table:table-cell>
          <table:table-cell table:style-name="ce105" table:formula="of:=[.T23] &gt;= [CONFIG.$B$3]" office:value-type="boolean" office:boolean-value="true" calcext:value-type="boolean">
            <text:p>TRUE</text:p>
          </table:table-cell>
          <table:table-cell table:style-name="ce108" table:formula="of:=[.U23]*[.O23]" office:value-type="float" office:value="800" calcext:value-type="float">
            <text:p>800</text:p>
          </table:table-cell>
          <table:table-cell table:style-name="ce100" table:formula="of:=[.U23]*[.P23]" office:value-type="float" office:value="1467189509.70875" calcext:value-type="float">
            <text:p>1,467,189,509.71</text:p>
          </table:table-cell>
          <table:table-cell table:style-name="ce100" table:formula="of:=[.U23]*[.Q23]" office:value-type="float" office:value="38669733.0891207" calcext:value-type="float">
            <text:p>38,669,733.09</text:p>
          </table:table-cell>
          <table:table-cell table:style-name="ce108" table:formula="of:=[.Y10]+[.V23]" office:value-type="float" office:value="1600" calcext:value-type="float">
            <text:p>1600</text:p>
          </table:table-cell>
          <table:table-cell table:style-name="ce109" table:formula="of:=([.Y10]*[.Z10]+[.V23]*[.W23])/([.Y23])" office:value-type="float" office:value="1484863428.31188" calcext:value-type="float">
            <text:p>1,484,863,428.31</text:p>
          </table:table-cell>
          <table:table-cell table:style-name="ce100" table:formula="of:= SQRT(([.Y10]*[.AA10]^2 + [.V23] * [.X23]^2) / ([.Y10] + [.V23]) + ([.Y10] * [.V23]) / (([.Y10] + [.V23])^2) * (([.Z10] - [.W23])^2))" office:value-type="float" office:value="44797419.7543951" calcext:value-type="float">
            <text:p>44,797,419.75</text:p>
          </table:table-cell>
          <table:table-cell table:style-name="ce100"/>
          <table:table-cell table:style-name="ce103" table:formula="of:=[.Z23]/[.AA23]" office:value-type="float" office:value="33.1461820000513" calcext:value-type="float">
            <text:p>33.15</text:p>
          </table:table-cell>
          <table:table-cell table:number-columns-repeated="2"/>
          <table:table-cell table:formula="of:= SQRT(([.O16]*[.Q16]^2 + [.O29] * [.Q29]^2) / ([.O16] + [.O29]) + ([.O16] * [.O29]) / (([.O16] + [.O29])^2) * (([.P16] - [.P29])^2))" office:value-type="float" office:value="566237.147815114" calcext:value-type="float">
            <text:p>566237.14781511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67005924.28875" calcext:value-type="float">
            <text:p>2967005924.28875</text:p>
          </table:table-cell>
          <table:table-cell office:value-type="float" office:value="89504622.1973785" calcext:value-type="float">
            <text:p>89504622.1973785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24]); &quot;_&quot;; [.$H24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23]+1" office:value-type="float" office:value="24" calcext:value-type="float">
            <text:p>24</text:p>
          </table:table-cell>
          <table:table-cell/>
          <table:table-cell table:style-name="ce60" table:formula="of:=[.N24] - COM.MICROSOFT.FLOOR.PRECISE([.N24] * 0.2)" office:value-type="float" office:value="3355444" calcext:value-type="float">
            <text:p>3,355,444</text:p>
          </table:table-cell>
          <table:table-cell table:style-name="ce92" table:formula="of:=INDIRECT(ADDRESS([.$K24];2))" office:value-type="float" office:value="4194304" calcext:value-type="float">
            <text:p>4,194,304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24];3))" office:value-type="float" office:value="2967005924.28875" calcext:value-type="float">
            <text:p>2,967,005,924.29</text:p>
          </table:table-cell>
          <table:table-cell table:style-name="ce100" table:formula="of:=INDIRECT(ADDRESS([.$K24];4))" office:value-type="float" office:value="89504622.1973785" calcext:value-type="float">
            <text:p>89,504,622.20</text:p>
          </table:table-cell>
          <table:table-cell table:style-name="ce103" table:formula="of:=INDIRECT(ADDRESS([.$K24];5))" office:value-type="float" office:value="0" calcext:value-type="float">
            <text:p>0.00</text:p>
          </table:table-cell>
          <table:table-cell table:style-name="ce104" table:formula="of:=IF([.R24]=0;&quot;&quot;;ABS([.P24] - [.R24]) / MAX([.P24]; [.R24]))">
            <text:p/>
          </table:table-cell>
          <table:table-cell table:style-name="ce103" table:formula="of:=[.P24]/[.Q24]" office:value-type="float" office:value="33.1491922031223" calcext:value-type="float">
            <text:p>33.15</text:p>
          </table:table-cell>
          <table:table-cell table:style-name="ce105" table:formula="of:=[.T24] &gt;= [CONFIG.$B$3]" office:value-type="boolean" office:boolean-value="true" calcext:value-type="boolean">
            <text:p>TRUE</text:p>
          </table:table-cell>
          <table:table-cell table:style-name="ce108" table:formula="of:=[.U24]*[.O24]" office:value-type="float" office:value="800" calcext:value-type="float">
            <text:p>800</text:p>
          </table:table-cell>
          <table:table-cell table:style-name="ce100" table:formula="of:=[.U24]*[.P24]" office:value-type="float" office:value="2967005924.28875" calcext:value-type="float">
            <text:p>2,967,005,924.29</text:p>
          </table:table-cell>
          <table:table-cell table:style-name="ce100" table:formula="of:=[.U24]*[.Q24]" office:value-type="float" office:value="89504622.1973785" calcext:value-type="float">
            <text:p>89,504,622.20</text:p>
          </table:table-cell>
          <table:table-cell table:style-name="ce108" table:formula="of:=[.Y11]+[.V24]" office:value-type="float" office:value="1600" calcext:value-type="float">
            <text:p>1600</text:p>
          </table:table-cell>
          <table:table-cell table:style-name="ce109" table:formula="of:=([.Y11]*[.Z11]+[.V24]*[.W24])/([.Y24])" office:value-type="float" office:value="2983906884.93062" calcext:value-type="float">
            <text:p>2,983,906,884.93</text:p>
          </table:table-cell>
          <table:table-cell table:style-name="ce100" table:formula="of:= SQRT(([.Y11]*[.AA11]^2 + [.V24] * [.X24]^2) / ([.Y11] + [.V24]) + ([.Y11] * [.V24]) / (([.Y11] + [.V24])^2) * (([.Z11] - [.W24])^2))" office:value-type="float" office:value="99455221.3652158" calcext:value-type="float">
            <text:p>99,455,221.37</text:p>
          </table:table-cell>
          <table:table-cell table:style-name="ce100"/>
          <table:table-cell table:style-name="ce103" table:formula="of:=[.Z24]/[.AA24]" office:value-type="float" office:value="30.0025161471737" calcext:value-type="float">
            <text:p>30.00</text:p>
          </table:table-cell>
          <table:table-cell table:number-columns-repeated="2"/>
          <table:table-cell table:formula="of:=SQRT(([.O16]^2 * [.Q16]^2 + [.O29]^2 * [.Q29]^2 - [.O29]   * [.Q16]^2 - [.O29]   * [.Q29]^2 - [.O16]   * [.Q16]^2 - [.O16]   * [.Q29]^2 + [.O29]*[.O16]*[.Q16]^2  +  [.O29]*[.O16]*[.Q29]^2  + [.O16] * [.O29] * ([.P16] - [.P29])^2 ) / (([.O16]+[.O29]-1) * ([.O16]+[.O29])) )" office:value-type="float" office:value="566060.682734887" calcext:value-type="float">
            <text:p>566060.68273488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43288015.33625" calcext:value-type="float">
            <text:p>6043288015.33625</text:p>
          </table:table-cell>
          <table:table-cell office:value-type="float" office:value="226569759.587474" calcext:value-type="float">
            <text:p>226569759.587474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25]); &quot;_&quot;; [.$H25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24]+1" office:value-type="float" office:value="25" calcext:value-type="float">
            <text:p>25</text:p>
          </table:table-cell>
          <table:table-cell/>
          <table:table-cell table:style-name="ce61" table:formula="of:=[.N25] - COM.MICROSOFT.FLOOR.PRECISE([.N25] * 0.2)" office:value-type="float" office:value="6710887" calcext:value-type="float">
            <text:p>6,710,887</text:p>
          </table:table-cell>
          <table:table-cell table:style-name="ce92" table:formula="of:=INDIRECT(ADDRESS([.$K25];2))" office:value-type="float" office:value="8388608" calcext:value-type="float">
            <text:p>8,388,608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25];3))" office:value-type="float" office:value="6043288015.33625" calcext:value-type="float">
            <text:p>6,043,288,015.34</text:p>
          </table:table-cell>
          <table:table-cell table:style-name="ce100" table:formula="of:=INDIRECT(ADDRESS([.$K25];4))" office:value-type="float" office:value="226569759.587474" calcext:value-type="float">
            <text:p>226,569,759.59</text:p>
          </table:table-cell>
          <table:table-cell table:style-name="ce103" table:formula="of:=INDIRECT(ADDRESS([.$K25];5))" office:value-type="float" office:value="0" calcext:value-type="float">
            <text:p>0.00</text:p>
          </table:table-cell>
          <table:table-cell table:style-name="ce104" table:formula="of:=IF([.R25]=0;&quot;&quot;;ABS([.P25] - [.R25]) / MAX([.P25]; [.R25]))">
            <text:p/>
          </table:table-cell>
          <table:table-cell table:style-name="ce103" table:formula="of:=[.P25]/[.Q25]" office:value-type="float" office:value="26.6729683005338" calcext:value-type="float">
            <text:p>26.67</text:p>
          </table:table-cell>
          <table:table-cell table:style-name="ce105" table:formula="of:=[.T25] &gt;= [CONFIG.$B$3]" office:value-type="boolean" office:boolean-value="true" calcext:value-type="boolean">
            <text:p>TRUE</text:p>
          </table:table-cell>
          <table:table-cell table:style-name="ce108" table:formula="of:=[.U25]*[.O25]" office:value-type="float" office:value="800" calcext:value-type="float">
            <text:p>800</text:p>
          </table:table-cell>
          <table:table-cell table:style-name="ce100" table:formula="of:=[.U25]*[.P25]" office:value-type="float" office:value="6043288015.33625" calcext:value-type="float">
            <text:p>6,043,288,015.34</text:p>
          </table:table-cell>
          <table:table-cell table:style-name="ce100" table:formula="of:=[.U25]*[.Q25]" office:value-type="float" office:value="226569759.587474" calcext:value-type="float">
            <text:p>226,569,759.59</text:p>
          </table:table-cell>
          <table:table-cell table:style-name="ce108" table:formula="of:=[.Y12]+[.V25]" office:value-type="float" office:value="1600" calcext:value-type="float">
            <text:p>1600</text:p>
          </table:table-cell>
          <table:table-cell table:style-name="ce109" table:formula="of:=([.Y12]*[.Z12]+[.V25]*[.W25])/([.Y25])" office:value-type="float" office:value="6050245197.09937" calcext:value-type="float">
            <text:p>6,050,245,197.10</text:p>
          </table:table-cell>
          <table:table-cell table:style-name="ce100" table:formula="of:= SQRT(([.Y12]*[.AA12]^2 + [.V25] * [.X25]^2) / ([.Y12] + [.V25]) + ([.Y12] * [.V25]) / (([.Y12] + [.V25])^2) * (([.Z12] - [.W25])^2))" office:value-type="float" office:value="229366622.324145" calcext:value-type="float">
            <text:p>229,366,622.32</text:p>
          </table:table-cell>
          <table:table-cell table:style-name="ce100"/>
          <table:table-cell table:style-name="ce103" table:formula="of:=[.Z25]/[.AA25]" office:value-type="float" office:value="26.3780542076826" calcext:value-type="float">
            <text:p>26.38</text:p>
          </table:table-cell>
          <table:table-cell table:number-columns-repeated="991"/>
        </table:table-row>
        <table:table-row table:style-name="ro1">
          <table:table-cell table:style-name="ce2" table:number-columns-repeated="6"/>
          <table:table-cell/>
          <table:table-cell table:style-name="ce37" table:number-columns-repeated="2"/>
          <table:table-cell/>
          <table:table-cell table:style-name="ce37"/>
          <table:table-cell/>
          <table:table-cell table:style-name="ce51" table:number-columns-repeated="2"/>
          <table:table-cell table:style-name="ce96"/>
          <table:table-cell table:style-name="ce101" table:number-columns-repeated="5"/>
          <table:table-cell table:style-name="ce106" table:number-columns-repeated="2"/>
          <table:table-cell table:style-name="ce101" table:number-columns-repeated="7"/>
          <table:table-cell table:number-columns-repeated="991"/>
        </table:table-row>
        <table:table-row table:style-name="ro1">
          <table:table-cell table:number-columns-repeated="12"/>
          <table:table-cell table:style-name="ce39" office:value-type="string" calcext:value-type="string" table:number-columns-spanned="1" table:number-rows-spanned="2">
            <text:p># elem (real)</text:p>
          </table:table-cell>
          <table:table-cell table:style-name="ce39" office:value-type="string" calcext:value-type="string" table:number-columns-spanned="1" table:number-rows-spanned="2">
            <text:p># elem</text:p>
          </table:table-cell>
          <table:table-cell table:style-name="ce39" office:value-type="string" calcext:value-type="string" table:number-columns-spanned="1" table:number-rows-spanned="2">
            <text:p>Samples (N)</text:p>
          </table:table-cell>
          <table:table-cell table:style-name="ce98" office:value-type="string" calcext:value-type="string" table:number-columns-spanned="12" table:number-rows-spanned="1">
            <text:p>mult_big_vector_no_out_hot_64_32</text:p>
          </table:table-cell>
          <table:covered-table-cell table:number-columns-repeated="11" table:style-name="ce99"/>
          <table:table-cell table:style-name="ce99" table:number-columns-repeated="2"/>
          <table:table-cell table:number-columns-repeated="991"/>
        </table:table-row>
        <table:table-row table:style-name="ro1">
          <table:table-cell table:number-columns-repeated="10"/>
          <table:table-cell table:style-name="ce27" office:value-type="string" calcext:value-type="string">
            <text:p>idx</text:p>
          </table:table-cell>
          <table:table-cell/>
          <table:covered-table-cell table:number-columns-repeated="3" table:style-name="ce40"/>
          <table:table-cell table:style-name="ce99" office:value-type="string" calcext:value-type="string">
            <text:p>u</text:p>
          </table:table-cell>
          <table:table-cell table:style-name="ce99" office:value-type="string" calcext:value-type="string">
            <text:p>σ</text:p>
          </table:table-cell>
          <table:table-cell table:style-name="ce99" office:value-type="string" calcext:value-type="string">
            <text:p>Median</text:p>
          </table:table-cell>
          <table:table-cell table:style-name="ce99" office:value-type="string" calcext:value-type="string">
            <text:p>MM Test</text:p>
          </table:table-cell>
          <table:table-cell table:style-name="ce99" office:value-type="string" calcext:value-type="string">
            <text:p>u / σ</text:p>
          </table:table-cell>
          <table:table-cell table:style-name="ce99" office:value-type="string" calcext:value-type="string">
            <text:p>Is valid?</text:p>
          </table:table-cell>
          <table:table-cell table:style-name="ce99" office:value-type="string" calcext:value-type="string">
            <text:p>Valid*N</text:p>
          </table:table-cell>
          <table:table-cell table:style-name="ce99" office:value-type="string" calcext:value-type="string">
            <text:p>Valid*Mean</text:p>
          </table:table-cell>
          <table:table-cell table:style-name="ce99" office:value-type="string" calcext:value-type="string">
            <text:p>Valid*StdDev</text:p>
          </table:table-cell>
          <table:table-cell table:style-name="ce99" office:value-type="string" calcext:value-type="string">
            <text:p>Comb N</text:p>
          </table:table-cell>
          <table:table-cell table:style-name="ce99" office:value-type="string" calcext:value-type="string">
            <text:p>Comb u</text:p>
          </table:table-cell>
          <table:table-cell table:style-name="ce99" office:value-type="string" calcext:value-type="string">
            <text:p>Comb σ</text:p>
          </table:table-cell>
          <table:table-cell table:style-name="ce99"/>
          <table:table-cell table:style-name="ce99" office:value-type="string" calcext:value-type="string">
            <text:p>Comb u / Comb σ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5816704.955" calcext:value-type="float">
            <text:p>5816704.955</text:p>
          </table:table-cell>
          <table:table-cell office:value-type="float" office:value="609366.807368603" calcext:value-type="float">
            <text:p>609366.807368603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29]); &quot;_&quot;; [.$H29])" office:value-type="string" office:string-value="mult_big_vector_no_out_hot_64_32" calcext:value-type="string">
            <text:p>mult_big_vector_no_out_hot_64_32</text:p>
          </table:table-cell>
          <table:table-cell/>
          <table:table-cell table:style-name="ce38" table:formula="of:=ROW()" office:value-type="float" office:value="29" calcext:value-type="float">
            <text:p>29</text:p>
          </table:table-cell>
          <table:table-cell/>
          <table:table-cell table:style-name="ce62" table:formula="of:=[.N29] - COM.MICROSOFT.FLOOR.PRECISE([.N29] * 0.2)" office:value-type="float" office:value="13108" calcext:value-type="float">
            <text:p>13,108</text:p>
          </table:table-cell>
          <table:table-cell table:style-name="ce92" table:formula="of:=INDIRECT(ADDRESS([.$K29];2))" office:value-type="float" office:value="16384" calcext:value-type="float">
            <text:p>16,384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29];3))" office:value-type="float" office:value="5816704.955" calcext:value-type="float">
            <text:p>5,816,704.96</text:p>
          </table:table-cell>
          <table:table-cell table:style-name="ce100" table:formula="of:=INDIRECT(ADDRESS([.$K29];4))" office:value-type="float" office:value="609366.807368603" calcext:value-type="float">
            <text:p>609,366.81</text:p>
          </table:table-cell>
          <table:table-cell table:style-name="ce103" table:formula="of:=INDIRECT(ADDRESS([.$K29];5))" office:value-type="float" office:value="0" calcext:value-type="float">
            <text:p>0.00</text:p>
          </table:table-cell>
          <table:table-cell table:style-name="ce104" table:formula="of:=IF([.R29]=0;&quot;&quot;;ABS([.P29] - [.R29]) / MAX([.P29]; [.R29]))">
            <text:p/>
          </table:table-cell>
          <table:table-cell table:style-name="ce103" table:formula="of:=[.P29]/[.Q29]" office:value-type="float" office:value="9.54549031004491" calcext:value-type="float">
            <text:p>9.55</text:p>
          </table:table-cell>
          <table:table-cell table:style-name="ce105" table:formula="of:=[.T29] &gt;= [CONFIG.$B$3]" office:value-type="boolean" office:boolean-value="false" calcext:value-type="boolean">
            <text:p>FALSE</text:p>
          </table:table-cell>
          <table:table-cell table:style-name="ce108" table:formula="of:=[.U29]*[.O29]" office:value-type="float" office:value="0" calcext:value-type="float">
            <text:p>0</text:p>
          </table:table-cell>
          <table:table-cell table:style-name="ce100" table:formula="of:=[.U29]*[.P29]" office:value-type="float" office:value="0" calcext:value-type="float">
            <text:p>0.00</text:p>
          </table:table-cell>
          <table:table-cell table:style-name="ce100" table:formula="of:=[.U29]*[.Q29]" office:value-type="float" office:value="0" calcext:value-type="float">
            <text:p>0.00</text:p>
          </table:table-cell>
          <table:table-cell table:style-name="ce108" table:formula="of:=[.Y16]+[.V29]" office:value-type="float" office:value="800" calcext:value-type="float">
            <text:p>800</text:p>
          </table:table-cell>
          <table:table-cell table:style-name="ce109" table:formula="of:=([.Y16]*[.Z16]+[.V29]*[.W29])/([.Y29])" office:value-type="float" office:value="5769235.5" calcext:value-type="float">
            <text:p>5,769,235.50</text:p>
          </table:table-cell>
          <table:table-cell table:style-name="ce100" table:formula="of:= SQRT(([.Y16]*[.AA16]^2 + [.V29] * [.X29]^2) / ([.Y16] + [.V29]) + ([.Y16] * [.V29]) / (([.Y16] + [.V29])^2) * (([.Z16] - [.W29])^2))" office:value-type="float" office:value="518453.888624618" calcext:value-type="float">
            <text:p>518,453.89</text:p>
          </table:table-cell>
          <table:table-cell table:style-name="ce100"/>
          <table:table-cell table:style-name="ce103" table:formula="of:=[.Z29]/[.AA29]" office:value-type="float" office:value="11.127769752687" calcext:value-type="float">
            <text:p>11.13</text:p>
          </table:table-cell>
          <table:table-cell table:number-columns-repeated="2"/>
          <table:table-cell table:formula="of:=combinedstddev" office:value-type="string" office:string-value="" calcext:value-type="error">
            <text:p>#NAME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1855848.6275" calcext:value-type="float">
            <text:p>11855848.6275</text:p>
          </table:table-cell>
          <table:table-cell office:value-type="float" office:value="1009264.81960344" calcext:value-type="float">
            <text:p>1009264.81960344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30]); &quot;_&quot;; [.$H30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29]+1" office:value-type="float" office:value="30" calcext:value-type="float">
            <text:p>30</text:p>
          </table:table-cell>
          <table:table-cell/>
          <table:table-cell table:style-name="ce63" table:formula="of:=[.N30] - COM.MICROSOFT.FLOOR.PRECISE([.N30] * 0.2)" office:value-type="float" office:value="26215" calcext:value-type="float">
            <text:p>26,215</text:p>
          </table:table-cell>
          <table:table-cell table:style-name="ce92" table:formula="of:=INDIRECT(ADDRESS([.$K30];2))" office:value-type="float" office:value="32768" calcext:value-type="float">
            <text:p>32,768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30];3))" office:value-type="float" office:value="11855848.6275" calcext:value-type="float">
            <text:p>11,855,848.63</text:p>
          </table:table-cell>
          <table:table-cell table:style-name="ce100" table:formula="of:=INDIRECT(ADDRESS([.$K30];4))" office:value-type="float" office:value="1009264.81960344" calcext:value-type="float">
            <text:p>1,009,264.82</text:p>
          </table:table-cell>
          <table:table-cell table:style-name="ce103" table:formula="of:=INDIRECT(ADDRESS([.$K30];5))" office:value-type="float" office:value="0" calcext:value-type="float">
            <text:p>0.00</text:p>
          </table:table-cell>
          <table:table-cell table:style-name="ce104" table:formula="of:=IF([.R30]=0;&quot;&quot;;ABS([.P30] - [.R30]) / MAX([.P30]; [.R30]))">
            <text:p/>
          </table:table-cell>
          <table:table-cell table:style-name="ce103" table:formula="of:=[.P30]/[.Q30]" office:value-type="float" office:value="11.7470146558347" calcext:value-type="float">
            <text:p>11.75</text:p>
          </table:table-cell>
          <table:table-cell table:style-name="ce105" table:formula="of:=[.T30] &gt;= [CONFIG.$B$3]" office:value-type="boolean" office:boolean-value="true" calcext:value-type="boolean">
            <text:p>TRUE</text:p>
          </table:table-cell>
          <table:table-cell table:style-name="ce108" table:formula="of:=[.U30]*[.O30]" office:value-type="float" office:value="800" calcext:value-type="float">
            <text:p>800</text:p>
          </table:table-cell>
          <table:table-cell table:style-name="ce100" table:formula="of:=[.U30]*[.P30]" office:value-type="float" office:value="11855848.6275" calcext:value-type="float">
            <text:p>11,855,848.63</text:p>
          </table:table-cell>
          <table:table-cell table:style-name="ce100" table:formula="of:=[.U30]*[.Q30]" office:value-type="float" office:value="1009264.81960344" calcext:value-type="float">
            <text:p>1,009,264.82</text:p>
          </table:table-cell>
          <table:table-cell table:style-name="ce108" table:formula="of:=[.Y17]+[.V30]" office:value-type="float" office:value="1600" calcext:value-type="float">
            <text:p>1600</text:p>
          </table:table-cell>
          <table:table-cell table:style-name="ce109" table:formula="of:=([.Y17]*[.Z17]+[.V30]*[.W30])/([.Y30])" office:value-type="float" office:value="11720109.52625" calcext:value-type="float">
            <text:p>11,720,109.53</text:p>
          </table:table-cell>
          <table:table-cell table:style-name="ce100" table:formula="of:= SQRT(([.Y17]*[.AA17]^2 + [.V30] * [.X30]^2) / ([.Y17] + [.V30]) + ([.Y17] * [.V30]) / (([.Y17] + [.V30])^2) * (([.Z17] - [.W30])^2))" office:value-type="float" office:value="1012083.41111566" calcext:value-type="float">
            <text:p>1,012,083.41</text:p>
          </table:table-cell>
          <table:table-cell table:style-name="ce100"/>
          <table:table-cell table:style-name="ce103" table:formula="of:=[.Z30]/[.AA30]" office:value-type="float" office:value="11.5801814331987" calcext:value-type="float">
            <text:p>11.5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24948387.67375" calcext:value-type="float">
            <text:p>24948387.67375</text:p>
          </table:table-cell>
          <table:table-cell office:value-type="float" office:value="2206338.97316227" calcext:value-type="float">
            <text:p>2206338.97316227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31]); &quot;_&quot;; [.$H31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0]+1" office:value-type="float" office:value="31" calcext:value-type="float">
            <text:p>31</text:p>
          </table:table-cell>
          <table:table-cell/>
          <table:table-cell table:style-name="ce64" table:formula="of:=[.N31] - COM.MICROSOFT.FLOOR.PRECISE([.N31] * 0.2)" office:value-type="float" office:value="52429" calcext:value-type="float">
            <text:p>52,429</text:p>
          </table:table-cell>
          <table:table-cell table:style-name="ce92" table:formula="of:=INDIRECT(ADDRESS([.$K31];2))" office:value-type="float" office:value="65536" calcext:value-type="float">
            <text:p>65,536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31];3))" office:value-type="float" office:value="24948387.67375" calcext:value-type="float">
            <text:p>24,948,387.67</text:p>
          </table:table-cell>
          <table:table-cell table:style-name="ce100" table:formula="of:=INDIRECT(ADDRESS([.$K31];4))" office:value-type="float" office:value="2206338.97316227" calcext:value-type="float">
            <text:p>2,206,338.97</text:p>
          </table:table-cell>
          <table:table-cell table:style-name="ce103" table:formula="of:=INDIRECT(ADDRESS([.$K31];5))" office:value-type="float" office:value="0" calcext:value-type="float">
            <text:p>0.00</text:p>
          </table:table-cell>
          <table:table-cell table:style-name="ce104" table:formula="of:=IF([.R31]=0;&quot;&quot;;ABS([.P31] - [.R31]) / MAX([.P31]; [.R31]))">
            <text:p/>
          </table:table-cell>
          <table:table-cell table:style-name="ce103" table:formula="of:=[.P31]/[.Q31]" office:value-type="float" office:value="11.3075950600611" calcext:value-type="float">
            <text:p>11.31</text:p>
          </table:table-cell>
          <table:table-cell table:style-name="ce105" table:formula="of:=[.T31] &gt;= [CONFIG.$B$3]" office:value-type="boolean" office:boolean-value="true" calcext:value-type="boolean">
            <text:p>TRUE</text:p>
          </table:table-cell>
          <table:table-cell table:style-name="ce108" table:formula="of:=[.U31]*[.O31]" office:value-type="float" office:value="800" calcext:value-type="float">
            <text:p>800</text:p>
          </table:table-cell>
          <table:table-cell table:style-name="ce100" table:formula="of:=[.U31]*[.P31]" office:value-type="float" office:value="24948387.67375" calcext:value-type="float">
            <text:p>24,948,387.67</text:p>
          </table:table-cell>
          <table:table-cell table:style-name="ce100" table:formula="of:=[.U31]*[.Q31]" office:value-type="float" office:value="2206338.97316227" calcext:value-type="float">
            <text:p>2,206,338.97</text:p>
          </table:table-cell>
          <table:table-cell table:style-name="ce108" table:formula="of:=[.Y18]+[.V31]" office:value-type="float" office:value="2400" calcext:value-type="float">
            <text:p>2400</text:p>
          </table:table-cell>
          <table:table-cell table:style-name="ce109" table:formula="of:=([.Y18]*[.Z18]+[.V31]*[.W31])/([.Y31])" office:value-type="float" office:value="49906786.6866667" calcext:value-type="float">
            <text:p>49,906,786.69</text:p>
          </table:table-cell>
          <table:table-cell table:style-name="ce100" table:formula="of:= SQRT(([.Y18]*[.AA18]^2 + [.V31] * [.X31]^2) / ([.Y18] + [.V31]) + ([.Y18] * [.V31]) / (([.Y18] + [.V31])^2) * (([.Z18] - [.W31])^2))" office:value-type="float" office:value="35708685.599285" calcext:value-type="float">
            <text:p>35,708,685.60</text:p>
          </table:table-cell>
          <table:table-cell table:style-name="ce100"/>
          <table:table-cell table:style-name="ce103" table:formula="of:=[.Z31]/[.AA31]" office:value-type="float" office:value="1.39760917684593" calcext:value-type="float">
            <text:p>1.4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495895.38375" calcext:value-type="float">
            <text:p>55495895.38375</text:p>
          </table:table-cell>
          <table:table-cell office:value-type="float" office:value="2904407.80667695" calcext:value-type="float">
            <text:p>2904407.80667695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32]); &quot;_&quot;; [.$H32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1]+1" office:value-type="float" office:value="32" calcext:value-type="float">
            <text:p>32</text:p>
          </table:table-cell>
          <table:table-cell/>
          <table:table-cell table:style-name="ce65" table:formula="of:=[.N32] - COM.MICROSOFT.FLOOR.PRECISE([.N32] * 0.2)" office:value-type="float" office:value="104858" calcext:value-type="float">
            <text:p>104,858</text:p>
          </table:table-cell>
          <table:table-cell table:style-name="ce92" table:formula="of:=INDIRECT(ADDRESS([.$K32];2))" office:value-type="float" office:value="131072" calcext:value-type="float">
            <text:p>131,072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32];3))" office:value-type="float" office:value="55495895.38375" calcext:value-type="float">
            <text:p>55,495,895.38</text:p>
          </table:table-cell>
          <table:table-cell table:style-name="ce100" table:formula="of:=INDIRECT(ADDRESS([.$K32];4))" office:value-type="float" office:value="2904407.80667695" calcext:value-type="float">
            <text:p>2,904,407.81</text:p>
          </table:table-cell>
          <table:table-cell table:style-name="ce103" table:formula="of:=INDIRECT(ADDRESS([.$K32];5))" office:value-type="float" office:value="0" calcext:value-type="float">
            <text:p>0.00</text:p>
          </table:table-cell>
          <table:table-cell table:style-name="ce104" table:formula="of:=IF([.R32]=0;&quot;&quot;;ABS([.P32] - [.R32]) / MAX([.P32]; [.R32]))">
            <text:p/>
          </table:table-cell>
          <table:table-cell table:style-name="ce103" table:formula="of:=[.P32]/[.Q32]" office:value-type="float" office:value="19.1074735635162" calcext:value-type="float">
            <text:p>19.11</text:p>
          </table:table-cell>
          <table:table-cell table:style-name="ce105" table:formula="of:=[.T32] &gt;= [CONFIG.$B$3]" office:value-type="boolean" office:boolean-value="true" calcext:value-type="boolean">
            <text:p>TRUE</text:p>
          </table:table-cell>
          <table:table-cell table:style-name="ce108" table:formula="of:=[.U32]*[.O32]" office:value-type="float" office:value="800" calcext:value-type="float">
            <text:p>800</text:p>
          </table:table-cell>
          <table:table-cell table:style-name="ce100" table:formula="of:=[.U32]*[.P32]" office:value-type="float" office:value="55495895.38375" calcext:value-type="float">
            <text:p>55,495,895.38</text:p>
          </table:table-cell>
          <table:table-cell table:style-name="ce100" table:formula="of:=[.U32]*[.Q32]" office:value-type="float" office:value="2904407.80667695" calcext:value-type="float">
            <text:p>2,904,407.81</text:p>
          </table:table-cell>
          <table:table-cell table:style-name="ce108" table:formula="of:=[.Y19]+[.V32]" office:value-type="float" office:value="2400" calcext:value-type="float">
            <text:p>2400</text:p>
          </table:table-cell>
          <table:table-cell table:style-name="ce109" table:formula="of:=([.Y19]*[.Z19]+[.V32]*[.W32])/([.Y32])" office:value-type="float" office:value="109066788.548333" calcext:value-type="float">
            <text:p>109,066,788.55</text:p>
          </table:table-cell>
          <table:table-cell table:style-name="ce100" table:formula="of:= SQRT(([.Y19]*[.AA19]^2 + [.V32] * [.X32]^2) / ([.Y19] + [.V32]) + ([.Y19] * [.V32]) / (([.Y19] + [.V32])^2) * (([.Z19] - [.W32])^2))" office:value-type="float" office:value="76068234.2546251" calcext:value-type="float">
            <text:p>76,068,234.25</text:p>
          </table:table-cell>
          <table:table-cell table:style-name="ce100"/>
          <table:table-cell table:style-name="ce103" table:formula="of:=[.Z32]/[.AA32]" office:value-type="float" office:value="1.43380202810087" calcext:value-type="float">
            <text:p>1.43</text:p>
          </table:table-cell>
          <table:table-cell table:number-columns-repeated="2"/>
          <table:table-cell table:formula="of:=TESTFER()" office:value-type="float" office:value="3.14" calcext:value-type="float">
            <text:p>3.1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986480.715" calcext:value-type="float">
            <text:p>128986480.715</text:p>
          </table:table-cell>
          <table:table-cell office:value-type="float" office:value="8252531.15526398" calcext:value-type="float">
            <text:p>8252531.15526398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33]); &quot;_&quot;; [.$H33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2]+1" office:value-type="float" office:value="33" calcext:value-type="float">
            <text:p>33</text:p>
          </table:table-cell>
          <table:table-cell/>
          <table:table-cell table:style-name="ce66" table:formula="of:=[.N33] - COM.MICROSOFT.FLOOR.PRECISE([.N33] * 0.2)" office:value-type="float" office:value="209716" calcext:value-type="float">
            <text:p>209,716</text:p>
          </table:table-cell>
          <table:table-cell table:style-name="ce92" table:formula="of:=INDIRECT(ADDRESS([.$K33];2))" office:value-type="float" office:value="262144" calcext:value-type="float">
            <text:p>262,144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33];3))" office:value-type="float" office:value="128986480.715" calcext:value-type="float">
            <text:p>128,986,480.72</text:p>
          </table:table-cell>
          <table:table-cell table:style-name="ce100" table:formula="of:=INDIRECT(ADDRESS([.$K33];4))" office:value-type="float" office:value="8252531.15526398" calcext:value-type="float">
            <text:p>8,252,531.16</text:p>
          </table:table-cell>
          <table:table-cell table:style-name="ce103" table:formula="of:=INDIRECT(ADDRESS([.$K33];5))" office:value-type="float" office:value="0" calcext:value-type="float">
            <text:p>0.00</text:p>
          </table:table-cell>
          <table:table-cell table:style-name="ce104" table:formula="of:=IF([.R33]=0;&quot;&quot;;ABS([.P33] - [.R33]) / MAX([.P33]; [.R33]))">
            <text:p/>
          </table:table-cell>
          <table:table-cell table:style-name="ce103" table:formula="of:=[.P33]/[.Q33]" office:value-type="float" office:value="15.6299295680604" calcext:value-type="float">
            <text:p>15.63</text:p>
          </table:table-cell>
          <table:table-cell table:style-name="ce105" table:formula="of:=[.T33] &gt;= [CONFIG.$B$3]" office:value-type="boolean" office:boolean-value="true" calcext:value-type="boolean">
            <text:p>TRUE</text:p>
          </table:table-cell>
          <table:table-cell table:style-name="ce108" table:formula="of:=[.U33]*[.O33]" office:value-type="float" office:value="800" calcext:value-type="float">
            <text:p>800</text:p>
          </table:table-cell>
          <table:table-cell table:style-name="ce100" table:formula="of:=[.U33]*[.P33]" office:value-type="float" office:value="128986480.715" calcext:value-type="float">
            <text:p>128,986,480.72</text:p>
          </table:table-cell>
          <table:table-cell table:style-name="ce100" table:formula="of:=[.U33]*[.Q33]" office:value-type="float" office:value="8252531.15526398" calcext:value-type="float">
            <text:p>8,252,531.16</text:p>
          </table:table-cell>
          <table:table-cell table:style-name="ce108" table:formula="of:=[.Y20]+[.V33]" office:value-type="float" office:value="1600" calcext:value-type="float">
            <text:p>1600</text:p>
          </table:table-cell>
          <table:table-cell table:style-name="ce109" table:formula="of:=([.Y20]*[.Z20]+[.V33]*[.W33])/([.Y33])" office:value-type="float" office:value="127820781.759375" calcext:value-type="float">
            <text:p>127,820,781.76</text:p>
          </table:table-cell>
          <table:table-cell table:style-name="ce100" table:formula="of:= SQRT(([.Y20]*[.AA20]^2 + [.V33] * [.X33]^2) / ([.Y20] + [.V33]) + ([.Y20] * [.V33]) / (([.Y20] + [.V33])^2) * (([.Z20] - [.W33])^2))" office:value-type="float" office:value="7830312.73703306" calcext:value-type="float">
            <text:p>7,830,312.74</text:p>
          </table:table-cell>
          <table:table-cell table:style-name="ce100"/>
          <table:table-cell table:style-name="ce103" table:formula="of:=[.Z33]/[.AA33]" office:value-type="float" office:value="16.3238412119676" calcext:value-type="float">
            <text:p>16.32</text:p>
          </table:table-cell>
          <table:table-cell table:number-columns-repeated="2"/>
          <table:table-cell table:formula="of:=COMBINEDSTDDEV(1;1;1;1;1;1)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2358998.62875" calcext:value-type="float">
            <text:p>312358998.62875</text:p>
          </table:table-cell>
          <table:table-cell office:value-type="float" office:value="12966923.4281451" calcext:value-type="float">
            <text:p>12966923.4281451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34]); &quot;_&quot;; [.$H34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3]+1" office:value-type="float" office:value="34" calcext:value-type="float">
            <text:p>34</text:p>
          </table:table-cell>
          <table:table-cell/>
          <table:table-cell table:style-name="ce67" table:formula="of:=[.N34] - COM.MICROSOFT.FLOOR.PRECISE([.N34] * 0.2)" office:value-type="float" office:value="419431" calcext:value-type="float">
            <text:p>419,431</text:p>
          </table:table-cell>
          <table:table-cell table:style-name="ce92" table:formula="of:=INDIRECT(ADDRESS([.$K34];2))" office:value-type="float" office:value="524288" calcext:value-type="float">
            <text:p>524,288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34];3))" office:value-type="float" office:value="312358998.62875" calcext:value-type="float">
            <text:p>312,358,998.63</text:p>
          </table:table-cell>
          <table:table-cell table:style-name="ce100" table:formula="of:=INDIRECT(ADDRESS([.$K34];4))" office:value-type="float" office:value="12966923.4281451" calcext:value-type="float">
            <text:p>12,966,923.43</text:p>
          </table:table-cell>
          <table:table-cell table:style-name="ce103" table:formula="of:=INDIRECT(ADDRESS([.$K34];5))" office:value-type="float" office:value="0" calcext:value-type="float">
            <text:p>0.00</text:p>
          </table:table-cell>
          <table:table-cell table:style-name="ce104" table:formula="of:=IF([.R34]=0;&quot;&quot;;ABS([.P34] - [.R34]) / MAX([.P34]; [.R34]))">
            <text:p/>
          </table:table-cell>
          <table:table-cell table:style-name="ce103" table:formula="of:=[.P34]/[.Q34]" office:value-type="float" office:value="24.088905927428" calcext:value-type="float">
            <text:p>24.09</text:p>
          </table:table-cell>
          <table:table-cell table:style-name="ce105" table:formula="of:=[.T34] &gt;= [CONFIG.$B$3]" office:value-type="boolean" office:boolean-value="true" calcext:value-type="boolean">
            <text:p>TRUE</text:p>
          </table:table-cell>
          <table:table-cell table:style-name="ce108" table:formula="of:=[.U34]*[.O34]" office:value-type="float" office:value="800" calcext:value-type="float">
            <text:p>800</text:p>
          </table:table-cell>
          <table:table-cell table:style-name="ce100" table:formula="of:=[.U34]*[.P34]" office:value-type="float" office:value="312358998.62875" calcext:value-type="float">
            <text:p>312,358,998.63</text:p>
          </table:table-cell>
          <table:table-cell table:style-name="ce100" table:formula="of:=[.U34]*[.Q34]" office:value-type="float" office:value="12966923.4281451" calcext:value-type="float">
            <text:p>12,966,923.43</text:p>
          </table:table-cell>
          <table:table-cell table:style-name="ce108" table:formula="of:=[.Y21]+[.V34]" office:value-type="float" office:value="2400" calcext:value-type="float">
            <text:p>2400</text:p>
          </table:table-cell>
          <table:table-cell table:style-name="ce109" table:formula="of:=([.Y21]*[.Z21]+[.V34]*[.W34])/([.Y34])" office:value-type="float" office:value="315474135.882917" calcext:value-type="float">
            <text:p>315,474,135.88</text:p>
          </table:table-cell>
          <table:table-cell table:style-name="ce100" table:formula="of:= SQRT(([.Y21]*[.AA21]^2 + [.V34] * [.X34]^2) / ([.Y21] + [.V34]) + ([.Y21] * [.V34]) / (([.Y21] + [.V34])^2) * (([.Z21] - [.W34])^2))" office:value-type="float" office:value="14929666.5844272" calcext:value-type="float">
            <text:p>14,929,666.58</text:p>
          </table:table-cell>
          <table:table-cell table:style-name="ce100"/>
          <table:table-cell table:style-name="ce103" table:formula="of:=[.Z34]/[.AA34]" office:value-type="float" office:value="21.1306886258251" calcext:value-type="float">
            <text:p>21.13</text:p>
          </table:table-cell>
          <table:table-cell table:number-columns-repeated="2"/>
          <table:table-cell table:formula="of:=COMBINEDSTDDEV(1;1;1;1;1;1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26929440.7475" calcext:value-type="float">
            <text:p>726929440.7475</text:p>
          </table:table-cell>
          <table:table-cell office:value-type="float" office:value="30929820.5639721" calcext:value-type="float">
            <text:p>30929820.5639721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35]); &quot;_&quot;; [.$H35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4]+1" office:value-type="float" office:value="35" calcext:value-type="float">
            <text:p>35</text:p>
          </table:table-cell>
          <table:table-cell/>
          <table:table-cell table:style-name="ce68" table:formula="of:=[.N35] - COM.MICROSOFT.FLOOR.PRECISE([.N35] * 0.2)" office:value-type="float" office:value="838861" calcext:value-type="float">
            <text:p>838,861</text:p>
          </table:table-cell>
          <table:table-cell table:style-name="ce92" table:formula="of:=INDIRECT(ADDRESS([.$K35];2))" office:value-type="float" office:value="1048576" calcext:value-type="float">
            <text:p>1,048,576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35];3))" office:value-type="float" office:value="726929440.7475" calcext:value-type="float">
            <text:p>726,929,440.75</text:p>
          </table:table-cell>
          <table:table-cell table:style-name="ce100" table:formula="of:=INDIRECT(ADDRESS([.$K35];4))" office:value-type="float" office:value="30929820.5639721" calcext:value-type="float">
            <text:p>30,929,820.56</text:p>
          </table:table-cell>
          <table:table-cell table:style-name="ce103" table:formula="of:=INDIRECT(ADDRESS([.$K35];5))" office:value-type="float" office:value="0" calcext:value-type="float">
            <text:p>0.00</text:p>
          </table:table-cell>
          <table:table-cell table:style-name="ce104" table:formula="of:=IF([.R35]=0;&quot;&quot;;ABS([.P35] - [.R35]) / MAX([.P35]; [.R35]))">
            <text:p/>
          </table:table-cell>
          <table:table-cell table:style-name="ce103" table:formula="of:=[.P35]/[.Q35]" office:value-type="float" office:value="23.5025430957154" calcext:value-type="float">
            <text:p>23.50</text:p>
          </table:table-cell>
          <table:table-cell table:style-name="ce105" table:formula="of:=[.T35] &gt;= [CONFIG.$B$3]" office:value-type="boolean" office:boolean-value="true" calcext:value-type="boolean">
            <text:p>TRUE</text:p>
          </table:table-cell>
          <table:table-cell table:style-name="ce108" table:formula="of:=[.U35]*[.O35]" office:value-type="float" office:value="800" calcext:value-type="float">
            <text:p>800</text:p>
          </table:table-cell>
          <table:table-cell table:style-name="ce100" table:formula="of:=[.U35]*[.P35]" office:value-type="float" office:value="726929440.7475" calcext:value-type="float">
            <text:p>726,929,440.75</text:p>
          </table:table-cell>
          <table:table-cell table:style-name="ce100" table:formula="of:=[.U35]*[.Q35]" office:value-type="float" office:value="30929820.5639721" calcext:value-type="float">
            <text:p>30,929,820.56</text:p>
          </table:table-cell>
          <table:table-cell table:style-name="ce108" table:formula="of:=[.Y22]+[.V35]" office:value-type="float" office:value="2400" calcext:value-type="float">
            <text:p>2400</text:p>
          </table:table-cell>
          <table:table-cell table:style-name="ce109" table:formula="of:=([.Y22]*[.Z22]+[.V35]*[.W35])/([.Y35])" office:value-type="float" office:value="729619443.974583" calcext:value-type="float">
            <text:p>729,619,443.97</text:p>
          </table:table-cell>
          <table:table-cell table:style-name="ce100" table:formula="of:= SQRT(([.Y22]*[.AA22]^2 + [.V35] * [.X35]^2) / ([.Y22] + [.V35]) + ([.Y22] * [.V35]) / (([.Y22] + [.V35])^2) * (([.Z22] - [.W35])^2))" office:value-type="float" office:value="33003944.4815926" calcext:value-type="float">
            <text:p>33,003,944.48</text:p>
          </table:table-cell>
          <table:table-cell table:style-name="ce100"/>
          <table:table-cell table:style-name="ce103" table:formula="of:=[.Z35]/[.AA35]" office:value-type="float" office:value="22.1070376718612" calcext:value-type="float">
            <text:p>22.1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75823712.02375" calcext:value-type="float">
            <text:p>1475823712.02375</text:p>
          </table:table-cell>
          <table:table-cell office:value-type="float" office:value="32849577.2063822" calcext:value-type="float">
            <text:p>32849577.2063822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36]); &quot;_&quot;; [.$H36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5]+1" office:value-type="float" office:value="36" calcext:value-type="float">
            <text:p>36</text:p>
          </table:table-cell>
          <table:table-cell/>
          <table:table-cell table:style-name="ce69" table:formula="of:=[.N36] - COM.MICROSOFT.FLOOR.PRECISE([.N36] * 0.2)" office:value-type="float" office:value="1677722" calcext:value-type="float">
            <text:p>1,677,722</text:p>
          </table:table-cell>
          <table:table-cell table:style-name="ce92" table:formula="of:=INDIRECT(ADDRESS([.$K36];2))" office:value-type="float" office:value="2097152" calcext:value-type="float">
            <text:p>2,097,152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36];3))" office:value-type="float" office:value="1475823712.02375" calcext:value-type="float">
            <text:p>1,475,823,712.02</text:p>
          </table:table-cell>
          <table:table-cell table:style-name="ce100" table:formula="of:=INDIRECT(ADDRESS([.$K36];4))" office:value-type="float" office:value="32849577.2063822" calcext:value-type="float">
            <text:p>32,849,577.21</text:p>
          </table:table-cell>
          <table:table-cell table:style-name="ce103" table:formula="of:=INDIRECT(ADDRESS([.$K36];5))" office:value-type="float" office:value="0" calcext:value-type="float">
            <text:p>0.00</text:p>
          </table:table-cell>
          <table:table-cell table:style-name="ce104" table:formula="of:=IF([.R36]=0;&quot;&quot;;ABS([.P36] - [.R36]) / MAX([.P36]; [.R36]))">
            <text:p/>
          </table:table-cell>
          <table:table-cell table:style-name="ce103" table:formula="of:=[.P36]/[.Q36]" office:value-type="float" office:value="44.9267186226378" calcext:value-type="float">
            <text:p>44.93</text:p>
          </table:table-cell>
          <table:table-cell table:style-name="ce105" table:formula="of:=[.T36] &gt;= [CONFIG.$B$3]" office:value-type="boolean" office:boolean-value="true" calcext:value-type="boolean">
            <text:p>TRUE</text:p>
          </table:table-cell>
          <table:table-cell table:style-name="ce108" table:formula="of:=[.U36]*[.O36]" office:value-type="float" office:value="800" calcext:value-type="float">
            <text:p>800</text:p>
          </table:table-cell>
          <table:table-cell table:style-name="ce100" table:formula="of:=[.U36]*[.P36]" office:value-type="float" office:value="1475823712.02375" calcext:value-type="float">
            <text:p>1,475,823,712.02</text:p>
          </table:table-cell>
          <table:table-cell table:style-name="ce100" table:formula="of:=[.U36]*[.Q36]" office:value-type="float" office:value="32849577.2063822" calcext:value-type="float">
            <text:p>32,849,577.21</text:p>
          </table:table-cell>
          <table:table-cell table:style-name="ce108" table:formula="of:=[.Y23]+[.V36]" office:value-type="float" office:value="2400" calcext:value-type="float">
            <text:p>2400</text:p>
          </table:table-cell>
          <table:table-cell table:style-name="ce109" table:formula="of:=([.Y23]*[.Z23]+[.V36]*[.W36])/([.Y36])" office:value-type="float" office:value="1481850189.54917" calcext:value-type="float">
            <text:p>1,481,850,189.55</text:p>
          </table:table-cell>
          <table:table-cell table:style-name="ce100" table:formula="of:= SQRT(([.Y23]*[.AA23]^2 + [.V36] * [.X36]^2) / ([.Y23] + [.V36]) + ([.Y23] * [.V36]) / (([.Y23] + [.V36])^2) * (([.Z23] - [.W36])^2))" office:value-type="float" office:value="41421371.3075249" calcext:value-type="float">
            <text:p>41,421,371.31</text:p>
          </table:table-cell>
          <table:table-cell table:style-name="ce100"/>
          <table:table-cell table:style-name="ce103" table:formula="of:=[.Z36]/[.AA36]" office:value-type="float" office:value="35.7750152342244" calcext:value-type="float">
            <text:p>35.78</text:p>
          </table:table-cell>
          <table:table-cell table:number-columns-repeated="2"/>
          <table:table-cell table:formula="of:=COMBINEDSTDDEV(1;1;1;1;1;1)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79095923.98" calcext:value-type="float">
            <text:p>2979095923.98</text:p>
          </table:table-cell>
          <table:table-cell office:value-type="float" office:value="86583828.6149255" calcext:value-type="float">
            <text:p>86583828.6149255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37]); &quot;_&quot;; [.$H37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6]+1" office:value-type="float" office:value="37" calcext:value-type="float">
            <text:p>37</text:p>
          </table:table-cell>
          <table:table-cell/>
          <table:table-cell table:style-name="ce70" table:formula="of:=[.N37] - COM.MICROSOFT.FLOOR.PRECISE([.N37] * 0.2)" office:value-type="float" office:value="3355444" calcext:value-type="float">
            <text:p>3,355,444</text:p>
          </table:table-cell>
          <table:table-cell table:style-name="ce92" table:formula="of:=INDIRECT(ADDRESS([.$K37];2))" office:value-type="float" office:value="4194304" calcext:value-type="float">
            <text:p>4,194,304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37];3))" office:value-type="float" office:value="2979095923.98" calcext:value-type="float">
            <text:p>2,979,095,923.98</text:p>
          </table:table-cell>
          <table:table-cell table:style-name="ce100" table:formula="of:=INDIRECT(ADDRESS([.$K37];4))" office:value-type="float" office:value="86583828.6149255" calcext:value-type="float">
            <text:p>86,583,828.61</text:p>
          </table:table-cell>
          <table:table-cell table:style-name="ce103" table:formula="of:=INDIRECT(ADDRESS([.$K37];5))" office:value-type="float" office:value="0" calcext:value-type="float">
            <text:p>0.00</text:p>
          </table:table-cell>
          <table:table-cell table:style-name="ce104" table:formula="of:=IF([.R37]=0;&quot;&quot;;ABS([.P37] - [.R37]) / MAX([.P37]; [.R37]))">
            <text:p/>
          </table:table-cell>
          <table:table-cell table:style-name="ce103" table:formula="of:=[.P37]/[.Q37]" office:value-type="float" office:value="34.4070708310819" calcext:value-type="float">
            <text:p>34.41</text:p>
          </table:table-cell>
          <table:table-cell table:style-name="ce105" table:formula="of:=[.T37] &gt;= [CONFIG.$B$3]" office:value-type="boolean" office:boolean-value="true" calcext:value-type="boolean">
            <text:p>TRUE</text:p>
          </table:table-cell>
          <table:table-cell table:style-name="ce108" table:formula="of:=[.U37]*[.O37]" office:value-type="float" office:value="800" calcext:value-type="float">
            <text:p>800</text:p>
          </table:table-cell>
          <table:table-cell table:style-name="ce100" table:formula="of:=[.U37]*[.P37]" office:value-type="float" office:value="2979095923.98" calcext:value-type="float">
            <text:p>2,979,095,923.98</text:p>
          </table:table-cell>
          <table:table-cell table:style-name="ce100" table:formula="of:=[.U37]*[.Q37]" office:value-type="float" office:value="86583828.6149255" calcext:value-type="float">
            <text:p>86,583,828.61</text:p>
          </table:table-cell>
          <table:table-cell table:style-name="ce108" table:formula="of:=[.Y24]+[.V37]" office:value-type="float" office:value="2400" calcext:value-type="float">
            <text:p>2400</text:p>
          </table:table-cell>
          <table:table-cell table:style-name="ce109" table:formula="of:=([.Y24]*[.Z24]+[.V37]*[.W37])/([.Y37])" office:value-type="float" office:value="2982303231.28042" calcext:value-type="float">
            <text:p>2,982,303,231.28</text:p>
          </table:table-cell>
          <table:table-cell table:style-name="ce100" table:formula="of:= SQRT(([.Y24]*[.AA24]^2 + [.V37] * [.X37]^2) / ([.Y24] + [.V37]) + ([.Y24] * [.V37]) / (([.Y24] + [.V37])^2) * (([.Z24] - [.W37])^2))" office:value-type="float" office:value="95384959.8930668" calcext:value-type="float">
            <text:p>95,384,959.89</text:p>
          </table:table-cell>
          <table:table-cell table:style-name="ce100"/>
          <table:table-cell table:style-name="ce103" table:formula="of:=[.Z37]/[.AA37]" office:value-type="float" office:value="31.2659693375537" calcext:value-type="float">
            <text:p>31.2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35437660.86375" calcext:value-type="float">
            <text:p>6135437660.86375</text:p>
          </table:table-cell>
          <table:table-cell office:value-type="float" office:value="549066419.885621" calcext:value-type="float">
            <text:p>549066419.885621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38]); &quot;_&quot;; [.$H38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7]+1" office:value-type="float" office:value="38" calcext:value-type="float">
            <text:p>38</text:p>
          </table:table-cell>
          <table:table-cell/>
          <table:table-cell table:style-name="ce71" table:formula="of:=[.N38] - COM.MICROSOFT.FLOOR.PRECISE([.N38] * 0.2)" office:value-type="float" office:value="6710887" calcext:value-type="float">
            <text:p>6,710,887</text:p>
          </table:table-cell>
          <table:table-cell table:style-name="ce92" table:formula="of:=INDIRECT(ADDRESS([.$K38];2))" office:value-type="float" office:value="8388608" calcext:value-type="float">
            <text:p>8,388,608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38];3))" office:value-type="float" office:value="6135437660.86375" calcext:value-type="float">
            <text:p>6,135,437,660.86</text:p>
          </table:table-cell>
          <table:table-cell table:style-name="ce100" table:formula="of:=INDIRECT(ADDRESS([.$K38];4))" office:value-type="float" office:value="549066419.885621" calcext:value-type="float">
            <text:p>549,066,419.89</text:p>
          </table:table-cell>
          <table:table-cell table:style-name="ce103" table:formula="of:=INDIRECT(ADDRESS([.$K38];5))" office:value-type="float" office:value="0" calcext:value-type="float">
            <text:p>0.00</text:p>
          </table:table-cell>
          <table:table-cell table:style-name="ce104" table:formula="of:=IF([.R38]=0;&quot;&quot;;ABS([.P38] - [.R38]) / MAX([.P38]; [.R38]))">
            <text:p/>
          </table:table-cell>
          <table:table-cell table:style-name="ce103" table:formula="of:=[.P38]/[.Q38]" office:value-type="float" office:value="11.1743086786146" calcext:value-type="float">
            <text:p>11.17</text:p>
          </table:table-cell>
          <table:table-cell table:style-name="ce105" table:formula="of:=[.T38] &gt;= [CONFIG.$B$3]" office:value-type="boolean" office:boolean-value="true" calcext:value-type="boolean">
            <text:p>TRUE</text:p>
          </table:table-cell>
          <table:table-cell table:style-name="ce108" table:formula="of:=[.U38]*[.O38]" office:value-type="float" office:value="800" calcext:value-type="float">
            <text:p>800</text:p>
          </table:table-cell>
          <table:table-cell table:style-name="ce100" table:formula="of:=[.U38]*[.P38]" office:value-type="float" office:value="6135437660.86375" calcext:value-type="float">
            <text:p>6,135,437,660.86</text:p>
          </table:table-cell>
          <table:table-cell table:style-name="ce100" table:formula="of:=[.U38]*[.Q38]" office:value-type="float" office:value="549066419.885621" calcext:value-type="float">
            <text:p>549,066,419.89</text:p>
          </table:table-cell>
          <table:table-cell table:style-name="ce108" table:formula="of:=[.Y25]+[.V38]" office:value-type="float" office:value="2400" calcext:value-type="float">
            <text:p>2400</text:p>
          </table:table-cell>
          <table:table-cell table:style-name="ce109" table:formula="of:=([.Y25]*[.Z25]+[.V38]*[.W38])/([.Y38])" office:value-type="float" office:value="6078642685.02083" calcext:value-type="float">
            <text:p>6,078,642,685.02</text:p>
          </table:table-cell>
          <table:table-cell table:style-name="ce100" table:formula="of:= SQRT(([.Y25]*[.AA25]^2 + [.V38] * [.X38]^2) / ([.Y25] + [.V38]) + ([.Y25] * [.V38]) / (([.Y25] + [.V38])^2) * (([.Z25] - [.W38])^2))" office:value-type="float" office:value="370373924.676258" calcext:value-type="float">
            <text:p>370,373,924.68</text:p>
          </table:table-cell>
          <table:table-cell table:style-name="ce100"/>
          <table:table-cell table:style-name="ce103" table:formula="of:=[.Z38]/[.AA38]" office:value-type="float" office:value="16.4121777480262" calcext:value-type="float">
            <text:p>16.41</text:p>
          </table:table-cell>
          <table:table-cell table:number-columns-repeated="2"/>
          <table:table-cell table:formula="of:=COMBINEDSTDDEV(1;1;1;1;1;1)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" table:number-columns-repeated="6"/>
          <table:table-cell/>
          <table:table-cell table:style-name="ce37" table:number-columns-repeated="2"/>
          <table:table-cell/>
          <table:table-cell table:style-name="ce37"/>
          <table:table-cell/>
          <table:table-cell table:style-name="ce51" table:number-columns-repeated="2"/>
          <table:table-cell table:style-name="ce96"/>
          <table:table-cell table:style-name="ce101" table:number-columns-repeated="5"/>
          <table:table-cell table:style-name="ce106" table:number-columns-repeated="2"/>
          <table:table-cell table:style-name="ce101" table:number-columns-repeated="7"/>
          <table:table-cell table:number-columns-repeated="991"/>
        </table:table-row>
        <table:table-row table:style-name="ro1">
          <table:table-cell table:number-columns-repeated="4"/>
          <table:table-cell office:value-type="string" calcext:value-type="string">
            <text:p>Median</text:p>
          </table:table-cell>
          <table:table-cell office:value-type="string" calcext:value-type="string">
            <text:p>MMTEST</text:p>
          </table:table-cell>
          <table:table-cell table:number-columns-repeated="6"/>
          <table:table-cell table:style-name="ce39" office:value-type="string" calcext:value-type="string" table:number-columns-spanned="1" table:number-rows-spanned="2">
            <text:p># elem (real)</text:p>
          </table:table-cell>
          <table:table-cell table:style-name="ce39" office:value-type="string" calcext:value-type="string" table:number-columns-spanned="1" table:number-rows-spanned="2">
            <text:p># elem</text:p>
          </table:table-cell>
          <table:table-cell table:style-name="ce39" office:value-type="string" calcext:value-type="string" table:number-columns-spanned="1" table:number-rows-spanned="2">
            <text:p>Samples (N)</text:p>
          </table:table-cell>
          <table:table-cell table:style-name="ce98" office:value-type="string" calcext:value-type="string" table:number-columns-spanned="12" table:number-rows-spanned="1">
            <text:p>mult_big_vector_no_out_hot_64_32</text:p>
          </table:table-cell>
          <table:covered-table-cell table:number-columns-repeated="11" table:style-name="ce99"/>
          <table:table-cell table:style-name="ce99" table:number-columns-repeated="2"/>
          <table:table-cell table:number-columns-repeated="991"/>
        </table:table-row>
        <table:table-row table:style-name="ro1">
          <table:table-cell table:number-columns-repeated="10"/>
          <table:table-cell table:style-name="ce27" office:value-type="string" calcext:value-type="string">
            <text:p>idx</text:p>
          </table:table-cell>
          <table:table-cell/>
          <table:covered-table-cell table:number-columns-repeated="3" table:style-name="ce40"/>
          <table:table-cell table:style-name="ce99" office:value-type="string" calcext:value-type="string">
            <text:p>u</text:p>
          </table:table-cell>
          <table:table-cell table:style-name="ce99" office:value-type="string" calcext:value-type="string">
            <text:p>σ</text:p>
          </table:table-cell>
          <table:table-cell table:style-name="ce99" office:value-type="string" calcext:value-type="string">
            <text:p>Median</text:p>
          </table:table-cell>
          <table:table-cell table:style-name="ce99" office:value-type="string" calcext:value-type="string">
            <text:p>MM Test</text:p>
          </table:table-cell>
          <table:table-cell table:style-name="ce99" office:value-type="string" calcext:value-type="string">
            <text:p>u / σ</text:p>
          </table:table-cell>
          <table:table-cell table:style-name="ce99" office:value-type="string" calcext:value-type="string">
            <text:p>Is valid?</text:p>
          </table:table-cell>
          <table:table-cell table:style-name="ce99" office:value-type="string" calcext:value-type="string">
            <text:p>Valid*N</text:p>
          </table:table-cell>
          <table:table-cell table:style-name="ce99" office:value-type="string" calcext:value-type="string">
            <text:p>Valid*Mean</text:p>
          </table:table-cell>
          <table:table-cell table:style-name="ce99"/>
          <table:table-cell table:style-name="ce99" office:value-type="string" calcext:value-type="string">
            <text:p>Comb N</text:p>
          </table:table-cell>
          <table:table-cell table:style-name="ce99" office:value-type="string" calcext:value-type="string">
            <text:p>Comb u</text:p>
          </table:table-cell>
          <table:table-cell table:style-name="ce99" office:value-type="string" calcext:value-type="string">
            <text:p>Comb σ</text:p>
          </table:table-cell>
          <table:table-cell table:style-name="ce99"/>
          <table:table-cell table:style-name="ce99" office:value-type="string" calcext:value-type="string">
            <text:p>Comb u / Comb σ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5932399.4475" calcext:value-type="float">
            <text:p>5932399.4475</text:p>
          </table:table-cell>
          <table:table-cell office:value-type="float" office:value="605307.505244737" calcext:value-type="float">
            <text:p>605307.505244737</text:p>
          </table:table-cell>
          <table:table-cell office:value-type="float" office:value="5713867" calcext:value-type="float">
            <text:p>571386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42]); &quot;_&quot;; [.$H42])" office:value-type="string" office:string-value="mult_big_vector_no_out_hot_64_32" calcext:value-type="string">
            <text:p>mult_big_vector_no_out_hot_64_32</text:p>
          </table:table-cell>
          <table:table-cell/>
          <table:table-cell table:style-name="ce38" table:formula="of:=ROW()" office:value-type="float" office:value="42" calcext:value-type="float">
            <text:p>42</text:p>
          </table:table-cell>
          <table:table-cell/>
          <table:table-cell table:style-name="ce72" table:formula="of:=[.N42] - COM.MICROSOFT.FLOOR.PRECISE([.N42] * 0.2)" office:value-type="float" office:value="13108" calcext:value-type="float">
            <text:p>13,108</text:p>
          </table:table-cell>
          <table:table-cell table:style-name="ce92" table:formula="of:=INDIRECT(ADDRESS([.$K42];2))" office:value-type="float" office:value="16384" calcext:value-type="float">
            <text:p>16,384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42];3))" office:value-type="float" office:value="5932399.4475" calcext:value-type="float">
            <text:p>5,932,399.45</text:p>
          </table:table-cell>
          <table:table-cell table:style-name="ce100" table:formula="of:=INDIRECT(ADDRESS([.$K42];4))" office:value-type="float" office:value="605307.505244737" calcext:value-type="float">
            <text:p>605,307.51</text:p>
          </table:table-cell>
          <table:table-cell table:style-name="ce100" table:formula="of:=INDIRECT(ADDRESS([.$K42];5))" office:value-type="float" office:value="5713867" calcext:value-type="float">
            <text:p>5,713,867.00</text:p>
          </table:table-cell>
          <table:table-cell table:style-name="ce104" table:formula="of:=IF([.R42]=0;&quot;&quot;;ABS([.P42] - [.R42]) / MAX([.P42]; [.R42]))" office:value-type="float" office:value="0.0368371094080815" calcext:value-type="float">
            <text:p>0.0368</text:p>
          </table:table-cell>
          <table:table-cell table:style-name="ce103" table:formula="of:=[.P42]/[.Q42]" office:value-type="float" office:value="9.80063752076132" calcext:value-type="float">
            <text:p>9.80</text:p>
          </table:table-cell>
          <table:table-cell table:style-name="ce105" table:formula="of:=[.T42] &gt;= [CONFIG.$B$3]" office:value-type="boolean" office:boolean-value="false" calcext:value-type="boolean">
            <text:p>FALSE</text:p>
          </table:table-cell>
          <table:table-cell table:style-name="ce108" table:formula="of:=[.U42]*[.O42]" office:value-type="float" office:value="0" calcext:value-type="float">
            <text:p>0</text:p>
          </table:table-cell>
          <table:table-cell table:style-name="ce100" table:formula="of:=[.U42]*[.P42]" office:value-type="float" office:value="0" calcext:value-type="float">
            <text:p>0.00</text:p>
          </table:table-cell>
          <table:table-cell table:style-name="ce100" table:formula="of:=[.U42]*[.Q42]" office:value-type="float" office:value="0" calcext:value-type="float">
            <text:p>0.00</text:p>
          </table:table-cell>
          <table:table-cell table:style-name="ce108" table:formula="of:=[.Y29]+[.V42]" office:value-type="float" office:value="800" calcext:value-type="float">
            <text:p>800</text:p>
          </table:table-cell>
          <table:table-cell table:style-name="ce109" table:formula="of:=([.Y29]*[.Z29]+[.V42]*[.W42])/([.Y42])" office:value-type="float" office:value="5769235.5" calcext:value-type="float">
            <text:p>5,769,235.50</text:p>
          </table:table-cell>
          <table:table-cell table:style-name="ce100" table:formula="of:= SQRT(([.Y29]*[.AA29]^2 + [.V42] * [.X42]^2) / ([.Y29] + [.V42]) + ([.Y29] * [.V42]) / (([.Y29] + [.V42])^2) * (([.Z29] - [.W42])^2))" office:value-type="float" office:value="518453.888624618" calcext:value-type="float">
            <text:p>518,453.89</text:p>
          </table:table-cell>
          <table:table-cell table:style-name="ce100"/>
          <table:table-cell table:style-name="ce103" table:formula="of:=[.Z42]/[.AA42]" office:value-type="float" office:value="11.127769752687" calcext:value-type="float">
            <text:p>11.1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2246401.43" calcext:value-type="float">
            <text:p>12246401.43</text:p>
          </table:table-cell>
          <table:table-cell office:value-type="float" office:value="1269398.22517341" calcext:value-type="float">
            <text:p>1269398.22517341</text:p>
          </table:table-cell>
          <table:table-cell office:value-type="float" office:value="11700150" calcext:value-type="float">
            <text:p>11700150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43]); &quot;_&quot;; [.$H43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2]+1" office:value-type="float" office:value="43" calcext:value-type="float">
            <text:p>43</text:p>
          </table:table-cell>
          <table:table-cell/>
          <table:table-cell table:style-name="ce73" table:formula="of:=[.N43] - COM.MICROSOFT.FLOOR.PRECISE([.N43] * 0.2)" office:value-type="float" office:value="26215" calcext:value-type="float">
            <text:p>26,215</text:p>
          </table:table-cell>
          <table:table-cell table:style-name="ce92" table:formula="of:=INDIRECT(ADDRESS([.$K43];2))" office:value-type="float" office:value="32768" calcext:value-type="float">
            <text:p>32,768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43];3))" office:value-type="float" office:value="12246401.43" calcext:value-type="float">
            <text:p>12,246,401.43</text:p>
          </table:table-cell>
          <table:table-cell table:style-name="ce100" table:formula="of:=INDIRECT(ADDRESS([.$K43];4))" office:value-type="float" office:value="1269398.22517341" calcext:value-type="float">
            <text:p>1,269,398.23</text:p>
          </table:table-cell>
          <table:table-cell table:style-name="ce100" table:formula="of:=INDIRECT(ADDRESS([.$K43];5))" office:value-type="float" office:value="11700150" calcext:value-type="float">
            <text:p>11,700,150.00</text:p>
          </table:table-cell>
          <table:table-cell table:style-name="ce104" table:formula="of:=IF([.R43]=0;&quot;&quot;;ABS([.P43] - [.R43]) / MAX([.P43]; [.R43]))" office:value-type="float" office:value="0.0446050566872525" calcext:value-type="float">
            <text:p>0.0446</text:p>
          </table:table-cell>
          <table:table-cell table:style-name="ce103" table:formula="of:=[.P43]/[.Q43]" office:value-type="float" office:value="9.64740708403546" calcext:value-type="float">
            <text:p>9.65</text:p>
          </table:table-cell>
          <table:table-cell table:style-name="ce105" table:formula="of:=[.T43] &gt;= [CONFIG.$B$3]" office:value-type="boolean" office:boolean-value="false" calcext:value-type="boolean">
            <text:p>FALSE</text:p>
          </table:table-cell>
          <table:table-cell table:style-name="ce108" table:formula="of:=[.U43]*[.O43]" office:value-type="float" office:value="0" calcext:value-type="float">
            <text:p>0</text:p>
          </table:table-cell>
          <table:table-cell table:style-name="ce100" table:formula="of:=[.U43]*[.P43]" office:value-type="float" office:value="0" calcext:value-type="float">
            <text:p>0.00</text:p>
          </table:table-cell>
          <table:table-cell table:style-name="ce100" table:formula="of:=[.U43]*[.Q43]" office:value-type="float" office:value="0" calcext:value-type="float">
            <text:p>0.00</text:p>
          </table:table-cell>
          <table:table-cell table:style-name="ce108" table:formula="of:=[.Y30]+[.V43]" office:value-type="float" office:value="1600" calcext:value-type="float">
            <text:p>1600</text:p>
          </table:table-cell>
          <table:table-cell table:style-name="ce109" table:formula="of:=([.Y30]*[.Z30]+[.V43]*[.W43])/([.Y43])" office:value-type="float" office:value="11720109.52625" calcext:value-type="float">
            <text:p>11,720,109.53</text:p>
          </table:table-cell>
          <table:table-cell table:style-name="ce100" table:formula="of:= SQRT(([.Y30]*[.AA30]^2 + [.V43] * [.X43]^2) / ([.Y30] + [.V43]) + ([.Y30] * [.V43]) / (([.Y30] + [.V43])^2) * (([.Z30] - [.W43])^2))" office:value-type="float" office:value="1012083.41111566" calcext:value-type="float">
            <text:p>1,012,083.41</text:p>
          </table:table-cell>
          <table:table-cell table:style-name="ce100"/>
          <table:table-cell table:style-name="ce103" table:formula="of:=[.Z43]/[.AA43]" office:value-type="float" office:value="11.5801814331987" calcext:value-type="float">
            <text:p>11.5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25973579.7175" calcext:value-type="float">
            <text:p>25973579.7175</text:p>
          </table:table-cell>
          <table:table-cell office:value-type="float" office:value="2394603.97465922" calcext:value-type="float">
            <text:p>2394603.97465922</text:p>
          </table:table-cell>
          <table:table-cell office:value-type="float" office:value="26803561" calcext:value-type="float">
            <text:p>2680356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44]); &quot;_&quot;; [.$H44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3]+1" office:value-type="float" office:value="44" calcext:value-type="float">
            <text:p>44</text:p>
          </table:table-cell>
          <table:table-cell/>
          <table:table-cell table:style-name="ce74" table:formula="of:=[.N44] - COM.MICROSOFT.FLOOR.PRECISE([.N44] * 0.2)" office:value-type="float" office:value="52429" calcext:value-type="float">
            <text:p>52,429</text:p>
          </table:table-cell>
          <table:table-cell table:style-name="ce92" table:formula="of:=INDIRECT(ADDRESS([.$K44];2))" office:value-type="float" office:value="65536" calcext:value-type="float">
            <text:p>65,536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44];3))" office:value-type="float" office:value="25973579.7175" calcext:value-type="float">
            <text:p>25,973,579.72</text:p>
          </table:table-cell>
          <table:table-cell table:style-name="ce100" table:formula="of:=INDIRECT(ADDRESS([.$K44];4))" office:value-type="float" office:value="2394603.97465922" calcext:value-type="float">
            <text:p>2,394,603.97</text:p>
          </table:table-cell>
          <table:table-cell table:style-name="ce100" table:formula="of:=INDIRECT(ADDRESS([.$K44];5))" office:value-type="float" office:value="26803561" calcext:value-type="float">
            <text:p>26,803,561.00</text:p>
          </table:table-cell>
          <table:table-cell table:style-name="ce104" table:formula="of:=IF([.R44]=0;&quot;&quot;;ABS([.P44] - [.R44]) / MAX([.P44]; [.R44]))" office:value-type="float" office:value="0.0309653363782521" calcext:value-type="float">
            <text:p>0.0310</text:p>
          </table:table-cell>
          <table:table-cell table:style-name="ce103" table:formula="of:=[.P44]/[.Q44]" office:value-type="float" office:value="10.8467120210123" calcext:value-type="float">
            <text:p>10.85</text:p>
          </table:table-cell>
          <table:table-cell table:style-name="ce105" table:formula="of:=[.T44] &gt;= [CONFIG.$B$3]" office:value-type="boolean" office:boolean-value="true" calcext:value-type="boolean">
            <text:p>TRUE</text:p>
          </table:table-cell>
          <table:table-cell table:style-name="ce108" table:formula="of:=[.U44]*[.O44]" office:value-type="float" office:value="800" calcext:value-type="float">
            <text:p>800</text:p>
          </table:table-cell>
          <table:table-cell table:style-name="ce100" table:formula="of:=[.U44]*[.P44]" office:value-type="float" office:value="25973579.7175" calcext:value-type="float">
            <text:p>25,973,579.72</text:p>
          </table:table-cell>
          <table:table-cell table:style-name="ce100" table:formula="of:=[.U44]*[.Q44]" office:value-type="float" office:value="2394603.97465922" calcext:value-type="float">
            <text:p>2,394,603.97</text:p>
          </table:table-cell>
          <table:table-cell table:style-name="ce108" table:formula="of:=[.Y31]+[.V44]" office:value-type="float" office:value="3200" calcext:value-type="float">
            <text:p>3200</text:p>
          </table:table-cell>
          <table:table-cell table:style-name="ce109" table:formula="of:=([.Y31]*[.Z31]+[.V44]*[.W44])/([.Y44])" office:value-type="float" office:value="43923484.944375" calcext:value-type="float">
            <text:p>43,923,484.94</text:p>
          </table:table-cell>
          <table:table-cell table:style-name="ce100" table:formula="of:= SQRT(([.Y31]*[.AA31]^2 + [.V44] * [.X44]^2) / ([.Y31] + [.V44]) + ([.Y31] * [.V44]) / (([.Y31] + [.V44])^2) * (([.Z31] - [.W44])^2))" office:value-type="float" office:value="32636879.4722815" calcext:value-type="float">
            <text:p>32,636,879.47</text:p>
          </table:table-cell>
          <table:table-cell table:style-name="ce100"/>
          <table:table-cell table:style-name="ce103" table:formula="of:=[.Z44]/[.AA44]" office:value-type="float" office:value="1.34582367109206" calcext:value-type="float">
            <text:p>1.3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60539.12" calcext:value-type="float">
            <text:p>56660539.12</text:p>
          </table:table-cell>
          <table:table-cell office:value-type="float" office:value="3541064.18634992" calcext:value-type="float">
            <text:p>3541064.18634992</text:p>
          </table:table-cell>
          <table:table-cell office:value-type="float" office:value="55780453" calcext:value-type="float">
            <text:p>5578045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45]); &quot;_&quot;; [.$H45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4]+1" office:value-type="float" office:value="45" calcext:value-type="float">
            <text:p>45</text:p>
          </table:table-cell>
          <table:table-cell/>
          <table:table-cell table:style-name="ce75" table:formula="of:=[.N45] - COM.MICROSOFT.FLOOR.PRECISE([.N45] * 0.2)" office:value-type="float" office:value="104858" calcext:value-type="float">
            <text:p>104,858</text:p>
          </table:table-cell>
          <table:table-cell table:style-name="ce92" table:formula="of:=INDIRECT(ADDRESS([.$K45];2))" office:value-type="float" office:value="131072" calcext:value-type="float">
            <text:p>131,072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45];3))" office:value-type="float" office:value="56660539.12" calcext:value-type="float">
            <text:p>56,660,539.12</text:p>
          </table:table-cell>
          <table:table-cell table:style-name="ce100" table:formula="of:=INDIRECT(ADDRESS([.$K45];4))" office:value-type="float" office:value="3541064.18634992" calcext:value-type="float">
            <text:p>3,541,064.19</text:p>
          </table:table-cell>
          <table:table-cell table:style-name="ce100" table:formula="of:=INDIRECT(ADDRESS([.$K45];5))" office:value-type="float" office:value="55780453" calcext:value-type="float">
            <text:p>55,780,453.00</text:p>
          </table:table-cell>
          <table:table-cell table:style-name="ce104" table:formula="of:=IF([.R45]=0;&quot;&quot;;ABS([.P45] - [.R45]) / MAX([.P45]; [.R45]))" office:value-type="float" office:value="0.015532611119991" calcext:value-type="float">
            <text:p>0.0155</text:p>
          </table:table-cell>
          <table:table-cell table:style-name="ce103" table:formula="of:=[.P45]/[.Q45]" office:value-type="float" office:value="16.0009918313299" calcext:value-type="float">
            <text:p>16.00</text:p>
          </table:table-cell>
          <table:table-cell table:style-name="ce105" table:formula="of:=[.T45] &gt;= [CONFIG.$B$3]" office:value-type="boolean" office:boolean-value="true" calcext:value-type="boolean">
            <text:p>TRUE</text:p>
          </table:table-cell>
          <table:table-cell table:style-name="ce108" table:formula="of:=[.U45]*[.O45]" office:value-type="float" office:value="800" calcext:value-type="float">
            <text:p>800</text:p>
          </table:table-cell>
          <table:table-cell table:style-name="ce100" table:formula="of:=[.U45]*[.P45]" office:value-type="float" office:value="56660539.12" calcext:value-type="float">
            <text:p>56,660,539.12</text:p>
          </table:table-cell>
          <table:table-cell table:style-name="ce100" table:formula="of:=[.U45]*[.Q45]" office:value-type="float" office:value="3541064.18634992" calcext:value-type="float">
            <text:p>3,541,064.19</text:p>
          </table:table-cell>
          <table:table-cell table:style-name="ce108" table:formula="of:=[.Y32]+[.V45]" office:value-type="float" office:value="3200" calcext:value-type="float">
            <text:p>3200</text:p>
          </table:table-cell>
          <table:table-cell table:style-name="ce109" table:formula="of:=([.Y32]*[.Z32]+[.V45]*[.W45])/([.Y45])" office:value-type="float" office:value="95965226.19125" calcext:value-type="float">
            <text:p>95,965,226.19</text:p>
          </table:table-cell>
          <table:table-cell table:style-name="ce100" table:formula="of:= SQRT(([.Y32]*[.AA32]^2 + [.V45] * [.X45]^2) / ([.Y32] + [.V45]) + ([.Y32] * [.V45]) / (([.Y32] + [.V45])^2) * (([.Z32] - [.W45])^2))" office:value-type="float" office:value="69698420.2794079" calcext:value-type="float">
            <text:p>69,698,420.28</text:p>
          </table:table-cell>
          <table:table-cell table:style-name="ce100"/>
          <table:table-cell table:style-name="ce103" table:formula="of:=[.Z45]/[.AA45]" office:value-type="float" office:value="1.3768637195297" calcext:value-type="float">
            <text:p>1.3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9870917.3325" calcext:value-type="float">
            <text:p>129870917.3325</text:p>
          </table:table-cell>
          <table:table-cell office:value-type="float" office:value="7543002.15397265" calcext:value-type="float">
            <text:p>7543002.15397265</text:p>
          </table:table-cell>
          <table:table-cell office:value-type="float" office:value="126882420" calcext:value-type="float">
            <text:p>126882420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46]); &quot;_&quot;; [.$H46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5]+1" office:value-type="float" office:value="46" calcext:value-type="float">
            <text:p>46</text:p>
          </table:table-cell>
          <table:table-cell/>
          <table:table-cell table:style-name="ce76" table:formula="of:=[.N46] - COM.MICROSOFT.FLOOR.PRECISE([.N46] * 0.2)" office:value-type="float" office:value="209716" calcext:value-type="float">
            <text:p>209,716</text:p>
          </table:table-cell>
          <table:table-cell table:style-name="ce92" table:formula="of:=INDIRECT(ADDRESS([.$K46];2))" office:value-type="float" office:value="262144" calcext:value-type="float">
            <text:p>262,144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46];3))" office:value-type="float" office:value="129870917.3325" calcext:value-type="float">
            <text:p>129,870,917.33</text:p>
          </table:table-cell>
          <table:table-cell table:style-name="ce100" table:formula="of:=INDIRECT(ADDRESS([.$K46];4))" office:value-type="float" office:value="7543002.15397265" calcext:value-type="float">
            <text:p>7,543,002.15</text:p>
          </table:table-cell>
          <table:table-cell table:style-name="ce100" table:formula="of:=INDIRECT(ADDRESS([.$K46];5))" office:value-type="float" office:value="126882420" calcext:value-type="float">
            <text:p>126,882,420.00</text:p>
          </table:table-cell>
          <table:table-cell table:style-name="ce104" table:formula="of:=IF([.R46]=0;&quot;&quot;;ABS([.P46] - [.R46]) / MAX([.P46]; [.R46]))" office:value-type="float" office:value="0.0230112899322082" calcext:value-type="float">
            <text:p>0.0230</text:p>
          </table:table-cell>
          <table:table-cell table:style-name="ce103" table:formula="of:=[.P46]/[.Q46]" office:value-type="float" office:value="17.2174042485327" calcext:value-type="float">
            <text:p>17.22</text:p>
          </table:table-cell>
          <table:table-cell table:style-name="ce105" table:formula="of:=[.T46] &gt;= [CONFIG.$B$3]" office:value-type="boolean" office:boolean-value="true" calcext:value-type="boolean">
            <text:p>TRUE</text:p>
          </table:table-cell>
          <table:table-cell table:style-name="ce108" table:formula="of:=[.U46]*[.O46]" office:value-type="float" office:value="800" calcext:value-type="float">
            <text:p>800</text:p>
          </table:table-cell>
          <table:table-cell table:style-name="ce100" table:formula="of:=[.U46]*[.P46]" office:value-type="float" office:value="129870917.3325" calcext:value-type="float">
            <text:p>129,870,917.33</text:p>
          </table:table-cell>
          <table:table-cell table:style-name="ce100" table:formula="of:=[.U46]*[.Q46]" office:value-type="float" office:value="7543002.15397265" calcext:value-type="float">
            <text:p>7,543,002.15</text:p>
          </table:table-cell>
          <table:table-cell table:style-name="ce108" table:formula="of:=[.Y33]+[.V46]" office:value-type="float" office:value="2400" calcext:value-type="float">
            <text:p>2400</text:p>
          </table:table-cell>
          <table:table-cell table:style-name="ce109" table:formula="of:=([.Y33]*[.Z33]+[.V46]*[.W46])/([.Y46])" office:value-type="float" office:value="128504160.28375" calcext:value-type="float">
            <text:p>128,504,160.28</text:p>
          </table:table-cell>
          <table:table-cell table:style-name="ce100" table:formula="of:= SQRT(([.Y33]*[.AA33]^2 + [.V46] * [.X46]^2) / ([.Y33] + [.V46]) + ([.Y33] * [.V46]) / (([.Y33] + [.V46])^2) * (([.Z33] - [.W46])^2))" office:value-type="float" office:value="7795864.58450423" calcext:value-type="float">
            <text:p>7,795,864.58</text:p>
          </table:table-cell>
          <table:table-cell table:style-name="ce100"/>
          <table:table-cell table:style-name="ce103" table:formula="of:=[.Z46]/[.AA46]" office:value-type="float" office:value="16.483631660198" calcext:value-type="float">
            <text:p>16.4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5716488.28" calcext:value-type="float">
            <text:p>315716488.28</text:p>
          </table:table-cell>
          <table:table-cell office:value-type="float" office:value="13968933.1292185" calcext:value-type="float">
            <text:p>13968933.1292185</text:p>
          </table:table-cell>
          <table:table-cell office:value-type="float" office:value="310327471" calcext:value-type="float">
            <text:p>31032747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47]); &quot;_&quot;; [.$H47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6]+1" office:value-type="float" office:value="47" calcext:value-type="float">
            <text:p>47</text:p>
          </table:table-cell>
          <table:table-cell/>
          <table:table-cell table:style-name="ce77" table:formula="of:=[.N47] - COM.MICROSOFT.FLOOR.PRECISE([.N47] * 0.2)" office:value-type="float" office:value="419431" calcext:value-type="float">
            <text:p>419,431</text:p>
          </table:table-cell>
          <table:table-cell table:style-name="ce92" table:formula="of:=INDIRECT(ADDRESS([.$K47];2))" office:value-type="float" office:value="524288" calcext:value-type="float">
            <text:p>524,288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47];3))" office:value-type="float" office:value="315716488.28" calcext:value-type="float">
            <text:p>315,716,488.28</text:p>
          </table:table-cell>
          <table:table-cell table:style-name="ce100" table:formula="of:=INDIRECT(ADDRESS([.$K47];4))" office:value-type="float" office:value="13968933.1292185" calcext:value-type="float">
            <text:p>13,968,933.13</text:p>
          </table:table-cell>
          <table:table-cell table:style-name="ce100" table:formula="of:=INDIRECT(ADDRESS([.$K47];5))" office:value-type="float" office:value="310327471" calcext:value-type="float">
            <text:p>310,327,471.00</text:p>
          </table:table-cell>
          <table:table-cell table:style-name="ce104" table:formula="of:=IF([.R47]=0;&quot;&quot;;ABS([.P47] - [.R47]) / MAX([.P47]; [.R47]))" office:value-type="float" office:value="0.0170691664200338" calcext:value-type="float">
            <text:p>0.0171</text:p>
          </table:table-cell>
          <table:table-cell table:style-name="ce103" table:formula="of:=[.P47]/[.Q47]" office:value-type="float" office:value="22.6013314946453" calcext:value-type="float">
            <text:p>22.60</text:p>
          </table:table-cell>
          <table:table-cell table:style-name="ce105" table:formula="of:=[.T47] &gt;= [CONFIG.$B$3]" office:value-type="boolean" office:boolean-value="true" calcext:value-type="boolean">
            <text:p>TRUE</text:p>
          </table:table-cell>
          <table:table-cell table:style-name="ce108" table:formula="of:=[.U47]*[.O47]" office:value-type="float" office:value="800" calcext:value-type="float">
            <text:p>800</text:p>
          </table:table-cell>
          <table:table-cell table:style-name="ce100" table:formula="of:=[.U47]*[.P47]" office:value-type="float" office:value="315716488.28" calcext:value-type="float">
            <text:p>315,716,488.28</text:p>
          </table:table-cell>
          <table:table-cell table:style-name="ce100" table:formula="of:=[.U47]*[.Q47]" office:value-type="float" office:value="13968933.1292185" calcext:value-type="float">
            <text:p>13,968,933.13</text:p>
          </table:table-cell>
          <table:table-cell table:style-name="ce108" table:formula="of:=[.Y34]+[.V47]" office:value-type="float" office:value="3200" calcext:value-type="float">
            <text:p>3200</text:p>
          </table:table-cell>
          <table:table-cell table:style-name="ce109" table:formula="of:=([.Y34]*[.Z34]+[.V47]*[.W47])/([.Y47])" office:value-type="float" office:value="315534723.982188" calcext:value-type="float">
            <text:p>315,534,723.98</text:p>
          </table:table-cell>
          <table:table-cell table:style-name="ce100" table:formula="of:= SQRT(([.Y34]*[.AA34]^2 + [.V47] * [.X47]^2) / ([.Y34] + [.V47]) + ([.Y34] * [.V47]) / (([.Y34] + [.V47])^2) * (([.Z34] - [.W47])^2))" office:value-type="float" office:value="14695747.4865039" calcext:value-type="float">
            <text:p>14,695,747.49</text:p>
          </table:table-cell>
          <table:table-cell table:style-name="ce100"/>
          <table:table-cell table:style-name="ce103" table:formula="of:=[.Z47]/[.AA47]" office:value-type="float" office:value="21.4711585288169" calcext:value-type="float">
            <text:p>21.4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7610181.5175" calcext:value-type="float">
            <text:p>737610181.5175</text:p>
          </table:table-cell>
          <table:table-cell office:value-type="float" office:value="31695841.7194545" calcext:value-type="float">
            <text:p>31695841.7194545</text:p>
          </table:table-cell>
          <table:table-cell office:value-type="float" office:value="751056088" calcext:value-type="float">
            <text:p>75105608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48]); &quot;_&quot;; [.$H48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7]+1" office:value-type="float" office:value="48" calcext:value-type="float">
            <text:p>48</text:p>
          </table:table-cell>
          <table:table-cell/>
          <table:table-cell table:style-name="ce78" table:formula="of:=[.N48] - COM.MICROSOFT.FLOOR.PRECISE([.N48] * 0.2)" office:value-type="float" office:value="838861" calcext:value-type="float">
            <text:p>838,861</text:p>
          </table:table-cell>
          <table:table-cell table:style-name="ce92" table:formula="of:=INDIRECT(ADDRESS([.$K48];2))" office:value-type="float" office:value="1048576" calcext:value-type="float">
            <text:p>1,048,576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48];3))" office:value-type="float" office:value="737610181.5175" calcext:value-type="float">
            <text:p>737,610,181.52</text:p>
          </table:table-cell>
          <table:table-cell table:style-name="ce100" table:formula="of:=INDIRECT(ADDRESS([.$K48];4))" office:value-type="float" office:value="31695841.7194545" calcext:value-type="float">
            <text:p>31,695,841.72</text:p>
          </table:table-cell>
          <table:table-cell table:style-name="ce100" table:formula="of:=INDIRECT(ADDRESS([.$K48];5))" office:value-type="float" office:value="751056088" calcext:value-type="float">
            <text:p>751,056,088.00</text:p>
          </table:table-cell>
          <table:table-cell table:style-name="ce104" table:formula="of:=IF([.R48]=0;&quot;&quot;;ABS([.P48] - [.R48]) / MAX([.P48]; [.R48]))" office:value-type="float" office:value="0.0179026662553329" calcext:value-type="float">
            <text:p>0.0179</text:p>
          </table:table-cell>
          <table:table-cell table:style-name="ce103" table:formula="of:=[.P48]/[.Q48]" office:value-type="float" office:value="23.2715126497103" calcext:value-type="float">
            <text:p>23.27</text:p>
          </table:table-cell>
          <table:table-cell table:style-name="ce105" table:formula="of:=[.T48] &gt;= [CONFIG.$B$3]" office:value-type="boolean" office:boolean-value="true" calcext:value-type="boolean">
            <text:p>TRUE</text:p>
          </table:table-cell>
          <table:table-cell table:style-name="ce108" table:formula="of:=[.U48]*[.O48]" office:value-type="float" office:value="800" calcext:value-type="float">
            <text:p>800</text:p>
          </table:table-cell>
          <table:table-cell table:style-name="ce100" table:formula="of:=[.U48]*[.P48]" office:value-type="float" office:value="737610181.5175" calcext:value-type="float">
            <text:p>737,610,181.52</text:p>
          </table:table-cell>
          <table:table-cell table:style-name="ce100" table:formula="of:=[.U48]*[.Q48]" office:value-type="float" office:value="31695841.7194545" calcext:value-type="float">
            <text:p>31,695,841.72</text:p>
          </table:table-cell>
          <table:table-cell table:style-name="ce108" table:formula="of:=[.Y35]+[.V48]" office:value-type="float" office:value="3200" calcext:value-type="float">
            <text:p>3200</text:p>
          </table:table-cell>
          <table:table-cell table:style-name="ce109" table:formula="of:=([.Y35]*[.Z35]+[.V48]*[.W48])/([.Y48])" office:value-type="float" office:value="731617128.360313" calcext:value-type="float">
            <text:p>731,617,128.36</text:p>
          </table:table-cell>
          <table:table-cell table:style-name="ce100" table:formula="of:= SQRT(([.Y35]*[.AA35]^2 + [.V48] * [.X48]^2) / ([.Y35] + [.V48]) + ([.Y35] * [.V48]) / (([.Y35] + [.V48])^2) * (([.Z35] - [.W48])^2))" office:value-type="float" office:value="32864480.6409469" calcext:value-type="float">
            <text:p>32,864,480.64</text:p>
          </table:table-cell>
          <table:table-cell table:style-name="ce100"/>
          <table:table-cell table:style-name="ce103" table:formula="of:=[.Z48]/[.AA48]" office:value-type="float" office:value="22.26163669992" calcext:value-type="float">
            <text:p>22.2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7247264.73375" calcext:value-type="float">
            <text:p>1507247264.73375</text:p>
          </table:table-cell>
          <table:table-cell office:value-type="float" office:value="37552691.5244698" calcext:value-type="float">
            <text:p>37552691.5244698</text:p>
          </table:table-cell>
          <table:table-cell office:value-type="float" office:value="1506520421" calcext:value-type="float">
            <text:p>15065204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49]); &quot;_&quot;; [.$H49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8]+1" office:value-type="float" office:value="49" calcext:value-type="float">
            <text:p>49</text:p>
          </table:table-cell>
          <table:table-cell/>
          <table:table-cell table:style-name="ce79" table:formula="of:=[.N49] - COM.MICROSOFT.FLOOR.PRECISE([.N49] * 0.2)" office:value-type="float" office:value="1677722" calcext:value-type="float">
            <text:p>1,677,722</text:p>
          </table:table-cell>
          <table:table-cell table:style-name="ce92" table:formula="of:=INDIRECT(ADDRESS([.$K49];2))" office:value-type="float" office:value="2097152" calcext:value-type="float">
            <text:p>2,097,152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49];3))" office:value-type="float" office:value="1507247264.73375" calcext:value-type="float">
            <text:p>1,507,247,264.73</text:p>
          </table:table-cell>
          <table:table-cell table:style-name="ce100" table:formula="of:=INDIRECT(ADDRESS([.$K49];4))" office:value-type="float" office:value="37552691.5244698" calcext:value-type="float">
            <text:p>37,552,691.52</text:p>
          </table:table-cell>
          <table:table-cell table:style-name="ce100" table:formula="of:=INDIRECT(ADDRESS([.$K49];5))" office:value-type="float" office:value="1506520421" calcext:value-type="float">
            <text:p>1,506,520,421.00</text:p>
          </table:table-cell>
          <table:table-cell table:style-name="ce104" table:formula="of:=IF([.R49]=0;&quot;&quot;;ABS([.P49] - [.R49]) / MAX([.P49]; [.R49]))" office:value-type="float" office:value="0.000482232577730701" calcext:value-type="float">
            <text:p>0.0005</text:p>
          </table:table-cell>
          <table:table-cell table:style-name="ce103" table:formula="of:=[.P49]/[.Q49]" office:value-type="float" office:value="40.1368637918166" calcext:value-type="float">
            <text:p>40.14</text:p>
          </table:table-cell>
          <table:table-cell table:style-name="ce105" table:formula="of:=[.T49] &gt;= [CONFIG.$B$3]" office:value-type="boolean" office:boolean-value="true" calcext:value-type="boolean">
            <text:p>TRUE</text:p>
          </table:table-cell>
          <table:table-cell table:style-name="ce108" table:formula="of:=[.U49]*[.O49]" office:value-type="float" office:value="800" calcext:value-type="float">
            <text:p>800</text:p>
          </table:table-cell>
          <table:table-cell table:style-name="ce100" table:formula="of:=[.U49]*[.P49]" office:value-type="float" office:value="1507247264.73375" calcext:value-type="float">
            <text:p>1,507,247,264.73</text:p>
          </table:table-cell>
          <table:table-cell table:style-name="ce100" table:formula="of:=[.U49]*[.Q49]" office:value-type="float" office:value="37552691.5244698" calcext:value-type="float">
            <text:p>37,552,691.52</text:p>
          </table:table-cell>
          <table:table-cell table:style-name="ce108" table:formula="of:=[.Y36]+[.V49]" office:value-type="float" office:value="3200" calcext:value-type="float">
            <text:p>3200</text:p>
          </table:table-cell>
          <table:table-cell table:style-name="ce109" table:formula="of:=([.Y36]*[.Z36]+[.V49]*[.W49])/([.Y49])" office:value-type="float" office:value="1488199458.34531" calcext:value-type="float">
            <text:p>1,488,199,458.35</text:p>
          </table:table-cell>
          <table:table-cell table:style-name="ce100" table:formula="of:= SQRT(([.Y36]*[.AA36]^2 + [.V49] * [.X49]^2) / ([.Y36] + [.V49]) + ([.Y36] * [.V49]) / (([.Y36] + [.V49])^2) * (([.Z36] - [.W49])^2))" office:value-type="float" office:value="41955789.8706128" calcext:value-type="float">
            <text:p>41,955,789.87</text:p>
          </table:table-cell>
          <table:table-cell table:style-name="ce100"/>
          <table:table-cell table:style-name="ce103" table:formula="of:=[.Z49]/[.AA49]" office:value-type="float" office:value="35.4706576359249" calcext:value-type="float">
            <text:p>35.4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50472533.2475" calcext:value-type="float">
            <text:p>3050472533.2475</text:p>
          </table:table-cell>
          <table:table-cell office:value-type="float" office:value="106802035.23273" calcext:value-type="float">
            <text:p>106802035.23273</text:p>
          </table:table-cell>
          <table:table-cell office:value-type="float" office:value="3029984870" calcext:value-type="float">
            <text:p>3029984870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50]); &quot;_&quot;; [.$H50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9]+1" office:value-type="float" office:value="50" calcext:value-type="float">
            <text:p>50</text:p>
          </table:table-cell>
          <table:table-cell/>
          <table:table-cell table:style-name="ce80" table:formula="of:=[.N50] - COM.MICROSOFT.FLOOR.PRECISE([.N50] * 0.2)" office:value-type="float" office:value="3355444" calcext:value-type="float">
            <text:p>3,355,444</text:p>
          </table:table-cell>
          <table:table-cell table:style-name="ce92" table:formula="of:=INDIRECT(ADDRESS([.$K50];2))" office:value-type="float" office:value="4194304" calcext:value-type="float">
            <text:p>4,194,304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50];3))" office:value-type="float" office:value="3050472533.2475" calcext:value-type="float">
            <text:p>3,050,472,533.25</text:p>
          </table:table-cell>
          <table:table-cell table:style-name="ce100" table:formula="of:=INDIRECT(ADDRESS([.$K50];4))" office:value-type="float" office:value="106802035.23273" calcext:value-type="float">
            <text:p>106,802,035.23</text:p>
          </table:table-cell>
          <table:table-cell table:style-name="ce100" table:formula="of:=INDIRECT(ADDRESS([.$K50];5))" office:value-type="float" office:value="3029984870" calcext:value-type="float">
            <text:p>3,029,984,870.00</text:p>
          </table:table-cell>
          <table:table-cell table:style-name="ce104" table:formula="of:=IF([.R50]=0;&quot;&quot;;ABS([.P50] - [.R50]) / MAX([.P50]; [.R50]))" office:value-type="float" office:value="0.00671622610077692" calcext:value-type="float">
            <text:p>0.0067</text:p>
          </table:table-cell>
          <table:table-cell table:style-name="ce103" table:formula="of:=[.P50]/[.Q50]" office:value-type="float" office:value="28.5619326129908" calcext:value-type="float">
            <text:p>28.56</text:p>
          </table:table-cell>
          <table:table-cell table:style-name="ce105" table:formula="of:=[.T50] &gt;= [CONFIG.$B$3]" office:value-type="boolean" office:boolean-value="true" calcext:value-type="boolean">
            <text:p>TRUE</text:p>
          </table:table-cell>
          <table:table-cell table:style-name="ce108" table:formula="of:=[.U50]*[.O50]" office:value-type="float" office:value="800" calcext:value-type="float">
            <text:p>800</text:p>
          </table:table-cell>
          <table:table-cell table:style-name="ce100" table:formula="of:=[.U50]*[.P50]" office:value-type="float" office:value="3050472533.2475" calcext:value-type="float">
            <text:p>3,050,472,533.25</text:p>
          </table:table-cell>
          <table:table-cell table:style-name="ce100" table:formula="of:=[.U50]*[.Q50]" office:value-type="float" office:value="106802035.23273" calcext:value-type="float">
            <text:p>106,802,035.23</text:p>
          </table:table-cell>
          <table:table-cell table:style-name="ce108" table:formula="of:=[.Y37]+[.V50]" office:value-type="float" office:value="3200" calcext:value-type="float">
            <text:p>3200</text:p>
          </table:table-cell>
          <table:table-cell table:style-name="ce109" table:formula="of:=([.Y37]*[.Z37]+[.V50]*[.W50])/([.Y50])" office:value-type="float" office:value="2999345556.77219" calcext:value-type="float">
            <text:p>2,999,345,556.77</text:p>
          </table:table-cell>
          <table:table-cell table:style-name="ce100" table:formula="of:= SQRT(([.Y37]*[.AA37]^2 + [.V50] * [.X50]^2) / ([.Y37] + [.V50]) + ([.Y37] * [.V50]) / (([.Y37] + [.V50])^2) * (([.Z37] - [.W50])^2))" office:value-type="float" office:value="102697172.245964" calcext:value-type="float">
            <text:p>102,697,172.25</text:p>
          </table:table-cell>
          <table:table-cell table:style-name="ce100"/>
          <table:table-cell table:style-name="ce103" table:formula="of:=[.Z50]/[.AA50]" office:value-type="float" office:value="29.2057268099713" calcext:value-type="float">
            <text:p>29.2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00578870.19875" calcext:value-type="float">
            <text:p>6100578870.19875</text:p>
          </table:table-cell>
          <table:table-cell office:value-type="float" office:value="237654069.952946" calcext:value-type="float">
            <text:p>237654069.952946</text:p>
          </table:table-cell>
          <table:table-cell office:value-type="float" office:value="6015780385" calcext:value-type="float">
            <text:p>601578038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51]); &quot;_&quot;; [.$H51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50]+1" office:value-type="float" office:value="51" calcext:value-type="float">
            <text:p>51</text:p>
          </table:table-cell>
          <table:table-cell/>
          <table:table-cell table:style-name="ce81" table:formula="of:=[.N51] - COM.MICROSOFT.FLOOR.PRECISE([.N51] * 0.2)" office:value-type="float" office:value="6710887" calcext:value-type="float">
            <text:p>6,710,887</text:p>
          </table:table-cell>
          <table:table-cell table:style-name="ce92" table:formula="of:=INDIRECT(ADDRESS([.$K51];2))" office:value-type="float" office:value="8388608" calcext:value-type="float">
            <text:p>8,388,608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51];3))" office:value-type="float" office:value="6100578870.19875" calcext:value-type="float">
            <text:p>6,100,578,870.20</text:p>
          </table:table-cell>
          <table:table-cell table:style-name="ce100" table:formula="of:=INDIRECT(ADDRESS([.$K51];4))" office:value-type="float" office:value="237654069.952946" calcext:value-type="float">
            <text:p>237,654,069.95</text:p>
          </table:table-cell>
          <table:table-cell table:style-name="ce100" table:formula="of:=INDIRECT(ADDRESS([.$K51];5))" office:value-type="float" office:value="6015780385" calcext:value-type="float">
            <text:p>6,015,780,385.00</text:p>
          </table:table-cell>
          <table:table-cell table:style-name="ce104" table:formula="of:=IF([.R51]=0;&quot;&quot;;ABS([.P51] - [.R51]) / MAX([.P51]; [.R51]))" office:value-type="float" office:value="0.013900071944482" calcext:value-type="float">
            <text:p>0.0139</text:p>
          </table:table-cell>
          <table:table-cell table:style-name="ce103" table:formula="of:=[.P51]/[.Q51]" office:value-type="float" office:value="25.6699953483087" calcext:value-type="float">
            <text:p>25.67</text:p>
          </table:table-cell>
          <table:table-cell table:style-name="ce105" table:formula="of:=[.T51] &gt;= [CONFIG.$B$3]" office:value-type="boolean" office:boolean-value="true" calcext:value-type="boolean">
            <text:p>TRUE</text:p>
          </table:table-cell>
          <table:table-cell table:style-name="ce108" table:formula="of:=[.U51]*[.O51]" office:value-type="float" office:value="800" calcext:value-type="float">
            <text:p>800</text:p>
          </table:table-cell>
          <table:table-cell table:style-name="ce100" table:formula="of:=[.U51]*[.P51]" office:value-type="float" office:value="6100578870.19875" calcext:value-type="float">
            <text:p>6,100,578,870.20</text:p>
          </table:table-cell>
          <table:table-cell table:style-name="ce100" table:formula="of:=[.U51]*[.Q51]" office:value-type="float" office:value="237654069.952946" calcext:value-type="float">
            <text:p>237,654,069.95</text:p>
          </table:table-cell>
          <table:table-cell table:style-name="ce108" table:formula="of:=[.Y38]+[.V51]" office:value-type="float" office:value="3200" calcext:value-type="float">
            <text:p>3200</text:p>
          </table:table-cell>
          <table:table-cell table:style-name="ce109" table:formula="of:=([.Y38]*[.Z38]+[.V51]*[.W51])/([.Y51])" office:value-type="float" office:value="6084126731.31531" calcext:value-type="float">
            <text:p>6,084,126,731.32</text:p>
          </table:table-cell>
          <table:table-cell table:style-name="ce100" table:formula="of:= SQRT(([.Y38]*[.AA38]^2 + [.V51] * [.X51]^2) / ([.Y38] + [.V51]) + ([.Y38] * [.V51]) / (([.Y38] + [.V51])^2) * (([.Z38] - [.W51])^2))" office:value-type="float" office:value="342188137.714695" calcext:value-type="float">
            <text:p>342,188,137.71</text:p>
          </table:table-cell>
          <table:table-cell table:style-name="ce100"/>
          <table:table-cell table:style-name="ce103" table:formula="of:=[.Z51]/[.AA51]" office:value-type="float" office:value="17.7800632480956" calcext:value-type="float">
            <text:p>17.78</text:p>
          </table:table-cell>
          <table:table-cell table:number-columns-repeated="991"/>
        </table:table-row>
        <table:table-row table:style-name="ro1" table:number-rows-repeated="2">
          <table:table-cell table:number-columns-repeated="1020"/>
        </table:table-row>
        <table:table-row table:style-name="ro1" table:number-rows-repeated="2">
          <table:table-cell table:number-columns-repeated="25"/>
          <table:table-cell table:style-name="ce109"/>
          <table:table-cell table:number-columns-repeated="994"/>
        </table:table-row>
        <table:table-row table:style-name="ro1" table:number-rows-repeated="1048520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Python - mult_big_vector_no_out_hot '.M16:'Python - mult_big_vector_no_out_hot '.M16">
            <calcext:condition calcext:apply-style-name="RedFont" calcext:value="formula-is(NOT([.$U16]))" calcext:base-cell-address="'Python - mult_big_vector_no_out_hot '.M16"/>
          </calcext:conditional-format>
          <calcext:conditional-format calcext:target-range-address="'Python - mult_big_vector_no_out_hot '.M17:'Python - mult_big_vector_no_out_hot '.M17">
            <calcext:condition calcext:apply-style-name="RedFont" calcext:value="formula-is(NOT([.$U17]))" calcext:base-cell-address="'Python - mult_big_vector_no_out_hot '.M17"/>
          </calcext:conditional-format>
          <calcext:conditional-format calcext:target-range-address="'Python - mult_big_vector_no_out_hot '.M18:'Python - mult_big_vector_no_out_hot '.M18">
            <calcext:condition calcext:apply-style-name="RedFont" calcext:value="formula-is(NOT([.$U18]))" calcext:base-cell-address="'Python - mult_big_vector_no_out_hot '.M18"/>
          </calcext:conditional-format>
          <calcext:conditional-format calcext:target-range-address="'Python - mult_big_vector_no_out_hot '.M19:'Python - mult_big_vector_no_out_hot '.M19">
            <calcext:condition calcext:apply-style-name="RedFont" calcext:value="formula-is(NOT([.$U19]))" calcext:base-cell-address="'Python - mult_big_vector_no_out_hot '.M19"/>
          </calcext:conditional-format>
          <calcext:conditional-format calcext:target-range-address="'Python - mult_big_vector_no_out_hot '.M20:'Python - mult_big_vector_no_out_hot '.M20">
            <calcext:condition calcext:apply-style-name="RedFont" calcext:value="formula-is(NOT([.$U20]))" calcext:base-cell-address="'Python - mult_big_vector_no_out_hot '.M20"/>
          </calcext:conditional-format>
          <calcext:conditional-format calcext:target-range-address="'Python - mult_big_vector_no_out_hot '.M21:'Python - mult_big_vector_no_out_hot '.M21">
            <calcext:condition calcext:apply-style-name="RedFont" calcext:value="formula-is(NOT([.$U21]))" calcext:base-cell-address="'Python - mult_big_vector_no_out_hot '.M21"/>
          </calcext:conditional-format>
          <calcext:conditional-format calcext:target-range-address="'Python - mult_big_vector_no_out_hot '.M22:'Python - mult_big_vector_no_out_hot '.M22">
            <calcext:condition calcext:apply-style-name="RedFont" calcext:value="formula-is(NOT([.$U22]))" calcext:base-cell-address="'Python - mult_big_vector_no_out_hot '.M22"/>
          </calcext:conditional-format>
          <calcext:conditional-format calcext:target-range-address="'Python - mult_big_vector_no_out_hot '.M23:'Python - mult_big_vector_no_out_hot '.M23">
            <calcext:condition calcext:apply-style-name="RedFont" calcext:value="formula-is(NOT([.$U23]))" calcext:base-cell-address="'Python - mult_big_vector_no_out_hot '.M23"/>
          </calcext:conditional-format>
          <calcext:conditional-format calcext:target-range-address="'Python - mult_big_vector_no_out_hot '.M24:'Python - mult_big_vector_no_out_hot '.M24">
            <calcext:condition calcext:apply-style-name="RedFont" calcext:value="formula-is(NOT([.$U24]))" calcext:base-cell-address="'Python - mult_big_vector_no_out_hot '.M24"/>
          </calcext:conditional-format>
          <calcext:conditional-format calcext:target-range-address="'Python - mult_big_vector_no_out_hot '.M25:'Python - mult_big_vector_no_out_hot '.M25">
            <calcext:condition calcext:apply-style-name="RedFont" calcext:value="formula-is(NOT([.$U25]))" calcext:base-cell-address="'Python - mult_big_vector_no_out_hot '.M25"/>
          </calcext:conditional-format>
          <calcext:conditional-format calcext:target-range-address="'Python - mult_big_vector_no_out_hot '.M29:'Python - mult_big_vector_no_out_hot '.M29">
            <calcext:condition calcext:apply-style-name="RedFont" calcext:value="formula-is(NOT([.$U29]))" calcext:base-cell-address="'Python - mult_big_vector_no_out_hot '.M29"/>
          </calcext:conditional-format>
          <calcext:conditional-format calcext:target-range-address="'Python - mult_big_vector_no_out_hot '.M30:'Python - mult_big_vector_no_out_hot '.M30">
            <calcext:condition calcext:apply-style-name="RedFont" calcext:value="formula-is(NOT([.$U30]))" calcext:base-cell-address="'Python - mult_big_vector_no_out_hot '.M30"/>
          </calcext:conditional-format>
          <calcext:conditional-format calcext:target-range-address="'Python - mult_big_vector_no_out_hot '.M31:'Python - mult_big_vector_no_out_hot '.M31">
            <calcext:condition calcext:apply-style-name="RedFont" calcext:value="formula-is(NOT([.$U31]))" calcext:base-cell-address="'Python - mult_big_vector_no_out_hot '.M31"/>
          </calcext:conditional-format>
          <calcext:conditional-format calcext:target-range-address="'Python - mult_big_vector_no_out_hot '.M32:'Python - mult_big_vector_no_out_hot '.M32">
            <calcext:condition calcext:apply-style-name="RedFont" calcext:value="formula-is(NOT([.$U32]))" calcext:base-cell-address="'Python - mult_big_vector_no_out_hot '.M32"/>
          </calcext:conditional-format>
          <calcext:conditional-format calcext:target-range-address="'Python - mult_big_vector_no_out_hot '.M33:'Python - mult_big_vector_no_out_hot '.M33">
            <calcext:condition calcext:apply-style-name="RedFont" calcext:value="formula-is(NOT([.$U33]))" calcext:base-cell-address="'Python - mult_big_vector_no_out_hot '.M33"/>
          </calcext:conditional-format>
          <calcext:conditional-format calcext:target-range-address="'Python - mult_big_vector_no_out_hot '.M34:'Python - mult_big_vector_no_out_hot '.M34">
            <calcext:condition calcext:apply-style-name="RedFont" calcext:value="formula-is(NOT([.$U34]))" calcext:base-cell-address="'Python - mult_big_vector_no_out_hot '.M34"/>
          </calcext:conditional-format>
          <calcext:conditional-format calcext:target-range-address="'Python - mult_big_vector_no_out_hot '.M35:'Python - mult_big_vector_no_out_hot '.M35">
            <calcext:condition calcext:apply-style-name="RedFont" calcext:value="formula-is(NOT([.$U35]))" calcext:base-cell-address="'Python - mult_big_vector_no_out_hot '.M35"/>
          </calcext:conditional-format>
          <calcext:conditional-format calcext:target-range-address="'Python - mult_big_vector_no_out_hot '.M36:'Python - mult_big_vector_no_out_hot '.M36">
            <calcext:condition calcext:apply-style-name="RedFont" calcext:value="formula-is(NOT([.$U36]))" calcext:base-cell-address="'Python - mult_big_vector_no_out_hot '.M36"/>
          </calcext:conditional-format>
          <calcext:conditional-format calcext:target-range-address="'Python - mult_big_vector_no_out_hot '.M37:'Python - mult_big_vector_no_out_hot '.M37">
            <calcext:condition calcext:apply-style-name="RedFont" calcext:value="formula-is(NOT([.$U37]))" calcext:base-cell-address="'Python - mult_big_vector_no_out_hot '.M37"/>
          </calcext:conditional-format>
          <calcext:conditional-format calcext:target-range-address="'Python - mult_big_vector_no_out_hot '.M38:'Python - mult_big_vector_no_out_hot '.M38">
            <calcext:condition calcext:apply-style-name="RedFont" calcext:value="formula-is(NOT([.$U38]))" calcext:base-cell-address="'Python - mult_big_vector_no_out_hot '.M38"/>
          </calcext:conditional-format>
          <calcext:conditional-format calcext:target-range-address="'Python - mult_big_vector_no_out_hot '.M42:'Python - mult_big_vector_no_out_hot '.M42">
            <calcext:condition calcext:apply-style-name="RedFont" calcext:value="formula-is(NOT([.$U42]))" calcext:base-cell-address="'Python - mult_big_vector_no_out_hot '.M42"/>
          </calcext:conditional-format>
          <calcext:conditional-format calcext:target-range-address="'Python - mult_big_vector_no_out_hot '.M43:'Python - mult_big_vector_no_out_hot '.M43">
            <calcext:condition calcext:apply-style-name="RedFont" calcext:value="formula-is(NOT([.$U43]))" calcext:base-cell-address="'Python - mult_big_vector_no_out_hot '.M43"/>
          </calcext:conditional-format>
          <calcext:conditional-format calcext:target-range-address="'Python - mult_big_vector_no_out_hot '.M44:'Python - mult_big_vector_no_out_hot '.M44">
            <calcext:condition calcext:apply-style-name="RedFont" calcext:value="formula-is(NOT([.$U44]))" calcext:base-cell-address="'Python - mult_big_vector_no_out_hot '.M44"/>
          </calcext:conditional-format>
          <calcext:conditional-format calcext:target-range-address="'Python - mult_big_vector_no_out_hot '.M45:'Python - mult_big_vector_no_out_hot '.M45">
            <calcext:condition calcext:apply-style-name="RedFont" calcext:value="formula-is(NOT([.$U45]))" calcext:base-cell-address="'Python - mult_big_vector_no_out_hot '.M45"/>
          </calcext:conditional-format>
          <calcext:conditional-format calcext:target-range-address="'Python - mult_big_vector_no_out_hot '.M46:'Python - mult_big_vector_no_out_hot '.M46">
            <calcext:condition calcext:apply-style-name="RedFont" calcext:value="formula-is(NOT([.$U46]))" calcext:base-cell-address="'Python - mult_big_vector_no_out_hot '.M46"/>
          </calcext:conditional-format>
          <calcext:conditional-format calcext:target-range-address="'Python - mult_big_vector_no_out_hot '.M47:'Python - mult_big_vector_no_out_hot '.M47">
            <calcext:condition calcext:apply-style-name="RedFont" calcext:value="formula-is(NOT([.$U47]))" calcext:base-cell-address="'Python - mult_big_vector_no_out_hot '.M47"/>
          </calcext:conditional-format>
          <calcext:conditional-format calcext:target-range-address="'Python - mult_big_vector_no_out_hot '.M48:'Python - mult_big_vector_no_out_hot '.M48">
            <calcext:condition calcext:apply-style-name="RedFont" calcext:value="formula-is(NOT([.$U48]))" calcext:base-cell-address="'Python - mult_big_vector_no_out_hot '.M48"/>
          </calcext:conditional-format>
          <calcext:conditional-format calcext:target-range-address="'Python - mult_big_vector_no_out_hot '.M49:'Python - mult_big_vector_no_out_hot '.M49">
            <calcext:condition calcext:apply-style-name="RedFont" calcext:value="formula-is(NOT([.$U49]))" calcext:base-cell-address="'Python - mult_big_vector_no_out_hot '.M49"/>
          </calcext:conditional-format>
          <calcext:conditional-format calcext:target-range-address="'Python - mult_big_vector_no_out_hot '.M50:'Python - mult_big_vector_no_out_hot '.M50">
            <calcext:condition calcext:apply-style-name="RedFont" calcext:value="formula-is(NOT([.$U50]))" calcext:base-cell-address="'Python - mult_big_vector_no_out_hot '.M50"/>
          </calcext:conditional-format>
          <calcext:conditional-format calcext:target-range-address="'Python - mult_big_vector_no_out_hot '.M51:'Python - mult_big_vector_no_out_hot '.M51">
            <calcext:condition calcext:apply-style-name="RedFont" calcext:value="formula-is(NOT([.$U51]))" calcext:base-cell-address="'Python - mult_big_vector_no_out_hot '.M51"/>
          </calcext:conditional-format>
          <calcext:conditional-format calcext:target-range-address="'Python - mult_big_vector_no_out_hot '.N3:'Python - mult_big_vector_no_out_hot '.N3">
            <calcext:condition calcext:apply-style-name="RedFont" calcext:value="formula-is(NOT([.$U3]))" calcext:base-cell-address="'Python - mult_big_vector_no_out_hot '.N3"/>
          </calcext:conditional-format>
          <calcext:conditional-format calcext:target-range-address="'Python - mult_big_vector_no_out_hot '.N4:'Python - mult_big_vector_no_out_hot '.N4">
            <calcext:condition calcext:apply-style-name="RedFont" calcext:value="formula-is(NOT([.$U4]))" calcext:base-cell-address="'Python - mult_big_vector_no_out_hot '.N4"/>
          </calcext:conditional-format>
          <calcext:conditional-format calcext:target-range-address="'Python - mult_big_vector_no_out_hot '.N5:'Python - mult_big_vector_no_out_hot '.N5">
            <calcext:condition calcext:apply-style-name="RedFont" calcext:value="formula-is(NOT([.$U5]))" calcext:base-cell-address="'Python - mult_big_vector_no_out_hot '.N5"/>
          </calcext:conditional-format>
          <calcext:conditional-format calcext:target-range-address="'Python - mult_big_vector_no_out_hot '.N6:'Python - mult_big_vector_no_out_hot '.N6">
            <calcext:condition calcext:apply-style-name="RedFont" calcext:value="formula-is(NOT([.$U6]))" calcext:base-cell-address="'Python - mult_big_vector_no_out_hot '.N6"/>
          </calcext:conditional-format>
          <calcext:conditional-format calcext:target-range-address="'Python - mult_big_vector_no_out_hot '.N7:'Python - mult_big_vector_no_out_hot '.N7">
            <calcext:condition calcext:apply-style-name="RedFont" calcext:value="formula-is(NOT([.$U7]))" calcext:base-cell-address="'Python - mult_big_vector_no_out_hot '.N7"/>
          </calcext:conditional-format>
          <calcext:conditional-format calcext:target-range-address="'Python - mult_big_vector_no_out_hot '.N8:'Python - mult_big_vector_no_out_hot '.N8">
            <calcext:condition calcext:apply-style-name="RedFont" calcext:value="formula-is(NOT([.$U8]))" calcext:base-cell-address="'Python - mult_big_vector_no_out_hot '.N8"/>
          </calcext:conditional-format>
          <calcext:conditional-format calcext:target-range-address="'Python - mult_big_vector_no_out_hot '.N9:'Python - mult_big_vector_no_out_hot '.N9">
            <calcext:condition calcext:apply-style-name="RedFont" calcext:value="formula-is(NOT([.$U9]))" calcext:base-cell-address="'Python - mult_big_vector_no_out_hot '.N9"/>
          </calcext:conditional-format>
          <calcext:conditional-format calcext:target-range-address="'Python - mult_big_vector_no_out_hot '.N10:'Python - mult_big_vector_no_out_hot '.N10">
            <calcext:condition calcext:apply-style-name="RedFont" calcext:value="formula-is(NOT([.$U10]))" calcext:base-cell-address="'Python - mult_big_vector_no_out_hot '.N10"/>
          </calcext:conditional-format>
          <calcext:conditional-format calcext:target-range-address="'Python - mult_big_vector_no_out_hot '.N11:'Python - mult_big_vector_no_out_hot '.N11">
            <calcext:condition calcext:apply-style-name="RedFont" calcext:value="formula-is(NOT([.$U11]))" calcext:base-cell-address="'Python - mult_big_vector_no_out_hot '.N11"/>
          </calcext:conditional-format>
          <calcext:conditional-format calcext:target-range-address="'Python - mult_big_vector_no_out_hot '.N12:'Python - mult_big_vector_no_out_hot '.N12">
            <calcext:condition calcext:apply-style-name="RedFont" calcext:value="formula-is(NOT([.$U12]))" calcext:base-cell-address="'Python - mult_big_vector_no_out_hot '.N12"/>
          </calcext:conditional-format>
          <calcext:conditional-format calcext:target-range-address="'Python - mult_big_vector_no_out_hot '.M3:'Python - mult_big_vector_no_out_hot '.M3">
            <calcext:condition calcext:apply-style-name="RedFont" calcext:value="formula-is(NOT([.$U3]))" calcext:base-cell-address="'Python - mult_big_vector_no_out_hot '.M3"/>
          </calcext:conditional-format>
          <calcext:conditional-format calcext:target-range-address="'Python - mult_big_vector_no_out_hot '.M4:'Python - mult_big_vector_no_out_hot '.M4">
            <calcext:condition calcext:apply-style-name="RedFont" calcext:value="formula-is(NOT([.$U4]))" calcext:base-cell-address="'Python - mult_big_vector_no_out_hot '.M4"/>
          </calcext:conditional-format>
          <calcext:conditional-format calcext:target-range-address="'Python - mult_big_vector_no_out_hot '.M5:'Python - mult_big_vector_no_out_hot '.M5">
            <calcext:condition calcext:apply-style-name="RedFont" calcext:value="formula-is(NOT([.$U5]))" calcext:base-cell-address="'Python - mult_big_vector_no_out_hot '.M5"/>
          </calcext:conditional-format>
          <calcext:conditional-format calcext:target-range-address="'Python - mult_big_vector_no_out_hot '.M6:'Python - mult_big_vector_no_out_hot '.M6">
            <calcext:condition calcext:apply-style-name="RedFont" calcext:value="formula-is(NOT([.$U6]))" calcext:base-cell-address="'Python - mult_big_vector_no_out_hot '.M6"/>
          </calcext:conditional-format>
          <calcext:conditional-format calcext:target-range-address="'Python - mult_big_vector_no_out_hot '.M7:'Python - mult_big_vector_no_out_hot '.M7">
            <calcext:condition calcext:apply-style-name="RedFont" calcext:value="formula-is(NOT([.$U7]))" calcext:base-cell-address="'Python - mult_big_vector_no_out_hot '.M7"/>
          </calcext:conditional-format>
          <calcext:conditional-format calcext:target-range-address="'Python - mult_big_vector_no_out_hot '.M8:'Python - mult_big_vector_no_out_hot '.M8">
            <calcext:condition calcext:apply-style-name="RedFont" calcext:value="formula-is(NOT([.$U8]))" calcext:base-cell-address="'Python - mult_big_vector_no_out_hot '.M8"/>
          </calcext:conditional-format>
          <calcext:conditional-format calcext:target-range-address="'Python - mult_big_vector_no_out_hot '.M9:'Python - mult_big_vector_no_out_hot '.M9">
            <calcext:condition calcext:apply-style-name="RedFont" calcext:value="formula-is(NOT([.$U9]))" calcext:base-cell-address="'Python - mult_big_vector_no_out_hot '.M9"/>
          </calcext:conditional-format>
          <calcext:conditional-format calcext:target-range-address="'Python - mult_big_vector_no_out_hot '.M10:'Python - mult_big_vector_no_out_hot '.M10">
            <calcext:condition calcext:apply-style-name="RedFont" calcext:value="formula-is(NOT([.$U10]))" calcext:base-cell-address="'Python - mult_big_vector_no_out_hot '.M10"/>
          </calcext:conditional-format>
          <calcext:conditional-format calcext:target-range-address="'Python - mult_big_vector_no_out_hot '.M11:'Python - mult_big_vector_no_out_hot '.M11">
            <calcext:condition calcext:apply-style-name="RedFont" calcext:value="formula-is(NOT([.$U11]))" calcext:base-cell-address="'Python - mult_big_vector_no_out_hot '.M11"/>
          </calcext:conditional-format>
          <calcext:conditional-format calcext:target-range-address="'Python - mult_big_vector_no_out_hot '.M12:'Python - mult_big_vector_no_out_hot '.M12">
            <calcext:condition calcext:apply-style-name="RedFont" calcext:value="formula-is(NOT([.$U12]))" calcext:base-cell-address="'Python - mult_big_vector_no_out_hot '.M12"/>
          </calcext:conditional-format>
          <calcext:conditional-format calcext:target-range-address="'Python - mult_big_vector_no_out_hot '.O3:'Python - mult_big_vector_no_out_hot '.O3">
            <calcext:condition calcext:apply-style-name="RedFont" calcext:value="formula-is(NOT([.$U3]))" calcext:base-cell-address="'Python - mult_big_vector_no_out_hot '.O3"/>
          </calcext:conditional-format>
          <calcext:conditional-format calcext:target-range-address="'Python - mult_big_vector_no_out_hot '.O7:'Python - mult_big_vector_no_out_hot '.O7">
            <calcext:condition calcext:apply-style-name="RedFont" calcext:value="formula-is(NOT([.$U7]))" calcext:base-cell-address="'Python - mult_big_vector_no_out_hot '.O7"/>
          </calcext:conditional-format>
        </calcext:conditional-formats>
      </table:table>
      <table:table table:name="Python vs. C++" table:style-name="ta1">
        <table:table-column table:style-name="co47" table:default-cell-style-name="ce7"/>
        <table:table-column table:style-name="co16" table:default-cell-style-name="ce7"/>
        <table:table-column table:style-name="co48" table:default-cell-style-name="ce26"/>
        <table:table-column table:style-name="co27" table:default-cell-style-name="ce26"/>
        <table:table-column table:style-name="co49" table:default-cell-style-name="ce26"/>
        <table:table-column table:style-name="co48" table:default-cell-style-name="ce26"/>
        <table:table-column table:style-name="co48" table:default-cell-style-name="Default"/>
        <table:table-column table:style-name="co27" table:default-cell-style-name="Default"/>
        <table:table-column table:style-name="co10" table:default-cell-style-name="ce26"/>
        <table:table-column table:style-name="co50" table:default-cell-style-name="ce26"/>
        <table:table-column table:style-name="co50" table:default-cell-style-name="Default"/>
        <table:table-column table:style-name="co10" table:default-cell-style-name="Default"/>
        <table:table-column table:style-name="co10" table:default-cell-style-name="ce26"/>
        <table:table-row table:style-name="ro1">
          <table:table-cell table:style-name="ce6" table:number-columns-repeated="2"/>
          <table:table-cell table:style-name="ce112" office:value-type="string" calcext:value-type="string" table:number-columns-spanned="3" table:number-rows-spanned="1">
            <text:p>Python</text:p>
          </table:table-cell>
          <table:covered-table-cell table:number-columns-repeated="2" table:style-name="ce6"/>
          <table:table-cell table:style-name="ce6"/>
          <table:table-cell table:style-name="ce112" office:value-type="string" calcext:value-type="string" table:number-columns-spanned="2" table:number-rows-spanned="1">
            <text:p>C++</text:p>
          </table:table-cell>
          <table:covered-table-cell table:style-name="ce6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n concrete</text:p>
          </table:table-cell>
          <table:table-cell table:style-name="ce6" office:value-type="string" calcext:value-type="string">
            <text:p>mult_big_vector_no_out_hot_64_32</text:p>
          </table:table-cell>
          <table:table-cell table:style-name="ce6" office:value-type="string" calcext:value-type="string">
            <text:p>stddev</text:p>
          </table:table-cell>
          <table:table-cell table:style-name="ce6" table:number-columns-repeated="2"/>
          <table:table-cell table:style-name="ce6" office:value-type="string" calcext:value-type="string">
            <text:p>mult_big_vector_no_out_hot_64_32</text:p>
          </table:table-cell>
          <table:table-cell table:style-name="ce6" office:value-type="string" calcext:value-type="string">
            <text:p>stddev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float" office:value="16384" calcext:value-type="float">
            <text:p>16,384</text:p>
          </table:table-cell>
          <table:table-cell table:formula="of:=[.A3] - COM.MICROSOFT.FLOOR.PRECISE([.A3] * 0.2)" office:value-type="float" office:value="13108" calcext:value-type="float">
            <text:p>13,108</text:p>
          </table:table-cell>
          <table:table-cell office:value-type="float" office:value="9865481.85625" calcext:value-type="float">
            <text:p>9865481.86</text:p>
          </table:table-cell>
          <table:table-cell office:value-type="float" office:value="1958282.04054816" calcext:value-type="float">
            <text:p>1958282.04</text:p>
          </table:table-cell>
          <table:table-cell table:formula="of:=[.C3]/[.D3]" office:value-type="float" office:value="5.03782481377833" calcext:value-type="float">
            <text:p>5.04</text:p>
          </table:table-cell>
          <table:table-cell/>
          <table:table-cell office:value-type="float" office:value="98637.69375" calcext:value-type="float">
            <text:p>98637.69375</text:p>
          </table:table-cell>
          <table:table-cell office:value-type="float" office:value="10424.7729998107" calcext:value-type="float">
            <text:p>10424.7729998107</text:p>
          </table:table-cell>
          <table:table-cell table:formula="of:=[.G3]/[.H3]" office:value-type="float" office:value="9.46185530867589" calcext:value-type="float">
            <text:p>9.46</text:p>
          </table:table-cell>
          <table:table-cell/>
          <table:table-cell table:formula="of:=[.C3]/[.G3]" office:value-type="float" office:value="100.017361326942" calcext:value-type="float">
            <text:p>100.0173613269</text:p>
          </table:table-cell>
          <table:table-cell table:formula="of:=[.D3]/[.H3]" office:value-type="float" office:value="187.848890386747" calcext:value-type="float">
            <text:p>187.8488903867</text:p>
          </table:table-cell>
          <table:table-cell/>
        </table:table-row>
        <table:table-row table:style-name="ro1">
          <table:table-cell office:value-type="float" office:value="32768" calcext:value-type="float">
            <text:p>32,768</text:p>
          </table:table-cell>
          <table:table-cell table:formula="of:=[.A4] - COM.MICROSOFT.FLOOR.PRECISE([.A4] * 0.2)" office:value-type="float" office:value="26215" calcext:value-type="float">
            <text:p>26,215</text:p>
          </table:table-cell>
          <table:table-cell office:value-type="float" office:value="47661345.345" calcext:value-type="float">
            <text:p>47661345.35</text:p>
          </table:table-cell>
          <table:table-cell office:value-type="float" office:value="5345372.74094382" calcext:value-type="float">
            <text:p>5345372.74</text:p>
          </table:table-cell>
          <table:table-cell table:formula="of:=[.C4]/[.D4]" office:value-type="float" office:value="8.91637452706142" calcext:value-type="float">
            <text:p>8.92</text:p>
          </table:table-cell>
          <table:table-cell table:formula="of:=[.C4]/[.C3]" office:value-type="float" office:value="4.83112188937893" calcext:value-type="float">
            <text:p>4.83</text:p>
          </table:table-cell>
          <table:table-cell office:value-type="float" office:value="205441.95375" calcext:value-type="float">
            <text:p>205441.95375</text:p>
          </table:table-cell>
          <table:table-cell office:value-type="float" office:value="22883.241873638" calcext:value-type="float">
            <text:p>22883.241873638</text:p>
          </table:table-cell>
          <table:table-cell table:formula="of:=[.G4]/[.H4]" office:value-type="float" office:value="8.97783429832439" calcext:value-type="float">
            <text:p>8.98</text:p>
          </table:table-cell>
          <table:table-cell table:formula="of:=[.G4]/[.G3]" office:value-type="float" office:value="2.08279356440245" calcext:value-type="float">
            <text:p>2.08</text:p>
          </table:table-cell>
          <table:table-cell table:formula="of:=[.C4]/[.G4]" office:value-type="float" office:value="231.99421770978" calcext:value-type="float">
            <text:p>231.9942177098</text:p>
          </table:table-cell>
          <table:table-cell table:formula="of:=[.D4]/[.H4]" office:value-type="float" office:value="233.593333080214" calcext:value-type="float">
            <text:p>233.5933330802</text:p>
          </table:table-cell>
          <table:table-cell/>
        </table:table-row>
        <table:table-row table:style-name="ro1">
          <table:table-cell office:value-type="float" office:value="65536" calcext:value-type="float">
            <text:p>65,536</text:p>
          </table:table-cell>
          <table:table-cell table:formula="of:=[.A5] - COM.MICROSOFT.FLOOR.PRECISE([.A5] * 0.2)" office:value-type="float" office:value="52429" calcext:value-type="float">
            <text:p>52,429</text:p>
          </table:table-cell>
          <table:table-cell office:value-type="float" office:value="99707892.8875" calcext:value-type="float">
            <text:p>99707892.89</text:p>
          </table:table-cell>
          <table:table-cell office:value-type="float" office:value="9762028.80639287" calcext:value-type="float">
            <text:p>9762028.81</text:p>
          </table:table-cell>
          <table:table-cell table:formula="of:=[.C5]/[.D5]" office:value-type="float" office:value="10.2138494840544" calcext:value-type="float">
            <text:p>10.21</text:p>
          </table:table-cell>
          <table:table-cell table:formula="of:=[.C5]/[.C4]" office:value-type="float" office:value="2.09200752026107" calcext:value-type="float">
            <text:p>2.09</text:p>
          </table:table-cell>
          <table:table-cell office:value-type="float" office:value="396784.7075" calcext:value-type="float">
            <text:p>396784.7075</text:p>
          </table:table-cell>
          <table:table-cell office:value-type="float" office:value="30473.4583199367" calcext:value-type="float">
            <text:p>30473.4583199367</text:p>
          </table:table-cell>
          <table:table-cell table:formula="of:=[.G5]/[.H5]" office:value-type="float" office:value="13.0206655028849" calcext:value-type="float">
            <text:p>13.02</text:p>
          </table:table-cell>
          <table:table-cell table:formula="of:=[.G5]/[.G4]" office:value-type="float" office:value="1.93137136917439" calcext:value-type="float">
            <text:p>1.93</text:p>
          </table:table-cell>
          <table:table-cell table:formula="of:=[.C5]/[.G5]" office:value-type="float" office:value="251.289656589147" calcext:value-type="float">
            <text:p>251.2896565891</text:p>
          </table:table-cell>
          <table:table-cell table:formula="of:=[.D5]/[.H5]" office:value-type="float" office:value="320.345288805184" calcext:value-type="float">
            <text:p>320.3452888052</text:p>
          </table:table-cell>
          <table:table-cell/>
        </table:table-row>
        <table:table-row table:style-name="ro1">
          <table:table-cell office:value-type="float" office:value="131072" calcext:value-type="float">
            <text:p>131,072</text:p>
          </table:table-cell>
          <table:table-cell table:formula="of:=[.A6] - COM.MICROSOFT.FLOOR.PRECISE([.A6] * 0.2)" office:value-type="float" office:value="104858" calcext:value-type="float">
            <text:p>104,858</text:p>
          </table:table-cell>
          <table:table-cell office:value-type="float" office:value="216120868.12375" calcext:value-type="float">
            <text:p>216120868.12</text:p>
          </table:table-cell>
          <table:table-cell office:value-type="float" office:value="12282835.1054995" calcext:value-type="float">
            <text:p>12282835.11</text:p>
          </table:table-cell>
          <table:table-cell table:formula="of:=[.C6]/[.D6]" office:value-type="float" office:value="17.5953569568792" calcext:value-type="float">
            <text:p>17.60</text:p>
          </table:table-cell>
          <table:table-cell table:formula="of:=[.C6]/[.C5]" office:value-type="float" office:value="2.16754022038755" calcext:value-type="float">
            <text:p>2.17</text:p>
          </table:table-cell>
          <table:table-cell office:value-type="float" office:value="812832.01375" calcext:value-type="float">
            <text:p>812832.01375</text:p>
          </table:table-cell>
          <table:table-cell office:value-type="float" office:value="70244.7786251667" calcext:value-type="float">
            <text:p>70244.7786251667</text:p>
          </table:table-cell>
          <table:table-cell table:formula="of:=[.G6]/[.H6]" office:value-type="float" office:value="11.5714225264678" calcext:value-type="float">
            <text:p>11.57</text:p>
          </table:table-cell>
          <table:table-cell table:formula="of:=[.G6]/[.G5]" office:value-type="float" office:value="2.04854672669057" calcext:value-type="float">
            <text:p>2.05</text:p>
          </table:table-cell>
          <table:table-cell table:style-name="ce114" table:formula="of:=[.C6]/[.G6]" office:value-type="float" office:value="265.886264895838" calcext:value-type="float">
            <text:p>265.8862648958</text:p>
          </table:table-cell>
          <table:table-cell table:formula="of:=[.D6]/[.H6]" office:value-type="float" office:value="174.857624237695" calcext:value-type="float">
            <text:p>174.8576242377</text:p>
          </table:table-cell>
          <table:table-cell/>
        </table:table-row>
        <table:table-row table:style-name="ro1">
          <table:table-cell office:value-type="float" office:value="262144" calcext:value-type="float">
            <text:p>262,144</text:p>
          </table:table-cell>
          <table:table-cell table:formula="of:=[.A7] - COM.MICROSOFT.FLOOR.PRECISE([.A7] * 0.2)" office:value-type="float" office:value="209716" calcext:value-type="float">
            <text:p>209,716</text:p>
          </table:table-cell>
          <table:table-cell table:style-name="ce113" office:value-type="float" office:value="180248279.1375" calcext:value-type="float">
            <text:p>180248279.14</text:p>
          </table:table-cell>
          <table:table-cell table:style-name="ce113" office:value-type="float" office:value="126205430.205227" calcext:value-type="float">
            <text:p>126205430.21</text:p>
          </table:table-cell>
          <table:table-cell table:style-name="ce113" table:formula="of:=[.C7]/[.D7]" office:value-type="float" office:value="1.4282133410931" calcext:value-type="float">
            <text:p>1.43</text:p>
          </table:table-cell>
          <table:table-cell table:formula="of:=[.C7]/[.C6]" office:value-type="float" office:value="0.834016079531434" calcext:value-type="float">
            <text:p>0.83</text:p>
          </table:table-cell>
          <table:table-cell office:value-type="float" office:value="1663063.335" calcext:value-type="float">
            <text:p>1663063.335</text:p>
          </table:table-cell>
          <table:table-cell office:value-type="float" office:value="158648.95293448" calcext:value-type="float">
            <text:p>158648.95293448</text:p>
          </table:table-cell>
          <table:table-cell table:formula="of:=[.G7]/[.H7]" office:value-type="float" office:value="10.4826619037746" calcext:value-type="float">
            <text:p>10.48</text:p>
          </table:table-cell>
          <table:table-cell table:formula="of:=[.G7]/[.G6]" office:value-type="float" office:value="2.04601111529485" calcext:value-type="float">
            <text:p>2.05</text:p>
          </table:table-cell>
          <table:table-cell table:formula="of:=[.C7]/[.G7]" office:value-type="float" office:value="108.383292051532" calcext:value-type="float">
            <text:p>108.3832920515</text:p>
          </table:table-cell>
          <table:table-cell table:formula="of:=[.D7]/[.H7]" office:value-type="float" office:value="795.501185925559" calcext:value-type="float">
            <text:p>795.5011859256</text:p>
          </table:table-cell>
          <table:table-cell/>
        </table:table-row>
        <table:table-row table:style-name="ro1">
          <table:table-cell office:value-type="float" office:value="524288" calcext:value-type="float">
            <text:p>524,288</text:p>
          </table:table-cell>
          <table:table-cell table:formula="of:=[.A8] - COM.MICROSOFT.FLOOR.PRECISE([.A8] * 0.2)" office:value-type="float" office:value="419431" calcext:value-type="float">
            <text:p>419,431</text:p>
          </table:table-cell>
          <table:table-cell office:value-type="float" office:value="323807239.7075" calcext:value-type="float">
            <text:p>323807239.71</text:p>
          </table:table-cell>
          <table:table-cell office:value-type="float" office:value="15112553.2947267" calcext:value-type="float">
            <text:p>15112553.29</text:p>
          </table:table-cell>
          <table:table-cell table:formula="of:=[.C8]/[.D8]" office:value-type="float" office:value="21.4263753710292" calcext:value-type="float">
            <text:p>21.43</text:p>
          </table:table-cell>
          <table:table-cell table:formula="of:=[.C8]/[.C7]" office:value-type="float" office:value="1.79645121305423" calcext:value-type="float">
            <text:p>1.80</text:p>
          </table:table-cell>
          <table:table-cell office:value-type="float" office:value="3304908.12125" calcext:value-type="float">
            <text:p>3304908.12125</text:p>
          </table:table-cell>
          <table:table-cell office:value-type="float" office:value="144827.838768214" calcext:value-type="float">
            <text:p>144827.838768214</text:p>
          </table:table-cell>
          <table:table-cell table:formula="of:=[.G8]/[.H8]" office:value-type="float" office:value="22.8195638998608" calcext:value-type="float">
            <text:p>22.82</text:p>
          </table:table-cell>
          <table:table-cell table:formula="of:=[.G8]/[.G7]" office:value-type="float" office:value="1.98724128642401" calcext:value-type="float">
            <text:p>1.99</text:p>
          </table:table-cell>
          <table:table-cell table:formula="of:=[.C8]/[.G8]" office:value-type="float" office:value="97.9776828364681" calcext:value-type="float">
            <text:p>97.9776828365</text:p>
          </table:table-cell>
          <table:table-cell table:formula="of:=[.D8]/[.H8]" office:value-type="float" office:value="104.348400302467" calcext:value-type="float">
            <text:p>104.3484003025</text:p>
          </table:table-cell>
          <table:table-cell/>
        </table:table-row>
        <table:table-row table:style-name="ro1">
          <table:table-cell office:value-type="float" office:value="1048576" calcext:value-type="float">
            <text:p>1,048,576</text:p>
          </table:table-cell>
          <table:table-cell table:formula="of:=[.A9] - COM.MICROSOFT.FLOOR.PRECISE([.A9] * 0.2)" office:value-type="float" office:value="838861" calcext:value-type="float">
            <text:p>838,861</text:p>
          </table:table-cell>
          <table:table-cell office:value-type="float" office:value="743421155.89875" calcext:value-type="float">
            <text:p>743421155.90</text:p>
          </table:table-cell>
          <table:table-cell office:value-type="float" office:value="32717359.1855398" calcext:value-type="float">
            <text:p>32717359.19</text:p>
          </table:table-cell>
          <table:table-cell table:formula="of:=[.C9]/[.D9]" office:value-type="float" office:value="22.7225293974008" calcext:value-type="float">
            <text:p>22.72</text:p>
          </table:table-cell>
          <table:table-cell table:formula="of:=[.C9]/[.C8]" office:value-type="float" office:value="2.29587564679003" calcext:value-type="float">
            <text:p>2.30</text:p>
          </table:table-cell>
          <table:table-cell office:value-type="float" office:value="6603731.79625" calcext:value-type="float">
            <text:p>6603731.79625</text:p>
          </table:table-cell>
          <table:table-cell office:value-type="float" office:value="258672.158536984" calcext:value-type="float">
            <text:p>258672.158536984</text:p>
          </table:table-cell>
          <table:table-cell table:formula="of:=[.G9]/[.H9]" office:value-type="float" office:value="25.5293489395992" calcext:value-type="float">
            <text:p>25.53</text:p>
          </table:table-cell>
          <table:table-cell table:formula="of:=[.G9]/[.G8]" office:value-type="float" office:value="1.99815896659551" calcext:value-type="float">
            <text:p>2.00</text:p>
          </table:table-cell>
          <table:table-cell table:formula="of:=[.C9]/[.G9]" office:value-type="float" office:value="112.575915987519" calcext:value-type="float">
            <text:p>112.5759159875</text:p>
          </table:table-cell>
          <table:table-cell table:formula="of:=[.D9]/[.H9]" office:value-type="float" office:value="126.481950630423" calcext:value-type="float">
            <text:p>126.4819506304</text:p>
          </table:table-cell>
          <table:table-cell/>
        </table:table-row>
        <table:table-row table:style-name="ro1">
          <table:table-cell office:value-type="float" office:value="2097152" calcext:value-type="float">
            <text:p>2,097,152</text:p>
          </table:table-cell>
          <table:table-cell table:formula="of:=[.A10] - COM.MICROSOFT.FLOOR.PRECISE([.A10] * 0.2)" office:value-type="float" office:value="1677722" calcext:value-type="float">
            <text:p>1,677,722</text:p>
          </table:table-cell>
          <table:table-cell office:value-type="float" office:value="1502537346.915" calcext:value-type="float">
            <text:p>1502537346.92</text:p>
          </table:table-cell>
          <table:table-cell office:value-type="float" office:value="43514762.7655182" calcext:value-type="float">
            <text:p>43514762.77</text:p>
          </table:table-cell>
          <table:table-cell table:formula="of:=[.C10]/[.D10]" office:value-type="float" office:value="34.5293700671542" calcext:value-type="float">
            <text:p>34.53</text:p>
          </table:table-cell>
          <table:table-cell table:formula="of:=[.C10]/[.C9]" office:value-type="float" office:value="2.02111190271217" calcext:value-type="float">
            <text:p>2.02</text:p>
          </table:table-cell>
          <table:table-cell office:value-type="float" office:value="13214394.2125" calcext:value-type="float">
            <text:p>13214394.2125</text:p>
          </table:table-cell>
          <table:table-cell office:value-type="float" office:value="376960.776326517" calcext:value-type="float">
            <text:p>376960.776326517</text:p>
          </table:table-cell>
          <table:table-cell table:formula="of:=[.G10]/[.H10]" office:value-type="float" office:value="35.055090721306" calcext:value-type="float">
            <text:p>35.06</text:p>
          </table:table-cell>
          <table:table-cell table:formula="of:=[.G10]/[.G9]" office:value-type="float" office:value="2.00104950052695" calcext:value-type="float">
            <text:p>2.00</text:p>
          </table:table-cell>
          <table:table-cell table:formula="of:=[.C10]/[.G10]" office:value-type="float" office:value="113.704595364174" calcext:value-type="float">
            <text:p>113.7045953642</text:p>
          </table:table-cell>
          <table:table-cell table:formula="of:=[.D10]/[.H10]" office:value-type="float" office:value="115.435784034534" calcext:value-type="float">
            <text:p>115.4357840345</text:p>
          </table:table-cell>
          <table:table-cell/>
        </table:table-row>
        <table:table-row table:style-name="ro1">
          <table:table-cell office:value-type="float" office:value="4194304" calcext:value-type="float">
            <text:p>4,194,304</text:p>
          </table:table-cell>
          <table:table-cell table:formula="of:=[.A11] - COM.MICROSOFT.FLOOR.PRECISE([.A11] * 0.2)" office:value-type="float" office:value="3355444" calcext:value-type="float">
            <text:p>3,355,444</text:p>
          </table:table-cell>
          <table:table-cell office:value-type="float" office:value="3000807845.5725" calcext:value-type="float">
            <text:p>3000807845.57</text:p>
          </table:table-cell>
          <table:table-cell office:value-type="float" office:value="105831563.239311" calcext:value-type="float">
            <text:p>105831563.24</text:p>
          </table:table-cell>
          <table:table-cell table:formula="of:=[.C11]/[.D11]" office:value-type="float" office:value="28.3545641179554" calcext:value-type="float">
            <text:p>28.35</text:p>
          </table:table-cell>
          <table:table-cell table:formula="of:=[.C11]/[.C10]" office:value-type="float" office:value="1.99716023813567" calcext:value-type="float">
            <text:p>2.00</text:p>
          </table:table-cell>
          <table:table-cell office:value-type="float" office:value="26662298.36625" calcext:value-type="float">
            <text:p>26662298.36625</text:p>
          </table:table-cell>
          <table:table-cell office:value-type="float" office:value="924812.662065938" calcext:value-type="float">
            <text:p>924812.662065938</text:p>
          </table:table-cell>
          <table:table-cell table:formula="of:=[.G11]/[.H11]" office:value-type="float" office:value="28.8299451985109" calcext:value-type="float">
            <text:p>28.83</text:p>
          </table:table-cell>
          <table:table-cell table:formula="of:=[.G11]/[.G10]" office:value-type="float" office:value="2.01767087749124" calcext:value-type="float">
            <text:p>2.02</text:p>
          </table:table-cell>
          <table:table-cell table:formula="of:=[.C11]/[.G11]" office:value-type="float" office:value="112.548730959032" calcext:value-type="float">
            <text:p>112.548730959</text:p>
          </table:table-cell>
          <table:table-cell table:formula="of:=[.D11]/[.H11]" office:value-type="float" office:value="114.435677170438" calcext:value-type="float">
            <text:p>114.4356771704</text:p>
          </table:table-cell>
          <table:table-cell/>
        </table:table-row>
        <table:table-row table:style-name="ro1">
          <table:table-cell office:value-type="float" office:value="8388608" calcext:value-type="float">
            <text:p>8,388,608</text:p>
          </table:table-cell>
          <table:table-cell table:formula="of:=[.A12] - COM.MICROSOFT.FLOOR.PRECISE([.A12] * 0.2)" office:value-type="float" office:value="6710887" calcext:value-type="float">
            <text:p>6,710,887</text:p>
          </table:table-cell>
          <table:table-cell office:value-type="float" office:value="6057202378.8625" calcext:value-type="float">
            <text:p>6057202378.86</text:p>
          </table:table-cell>
          <table:table-cell office:value-type="float" office:value="231921180.915151" calcext:value-type="float">
            <text:p>231921180.92</text:p>
          </table:table-cell>
          <table:table-cell table:formula="of:=[.C12]/[.D12]" office:value-type="float" office:value="26.1175040371951" calcext:value-type="float">
            <text:p>26.12</text:p>
          </table:table-cell>
          <table:table-cell table:formula="of:=[.C12]/[.C11]" office:value-type="float" office:value="2.01852390775355" calcext:value-type="float">
            <text:p>2.02</text:p>
          </table:table-cell>
          <table:table-cell office:value-type="float" office:value="53283618.47" calcext:value-type="float">
            <text:p>53283618.47</text:p>
          </table:table-cell>
          <table:table-cell office:value-type="float" office:value="1522117.70732292" calcext:value-type="float">
            <text:p>1522117.70732292</text:p>
          </table:table-cell>
          <table:table-cell table:formula="of:=[.G12]/[.H12]" office:value-type="float" office:value="35.0062404593627" calcext:value-type="float">
            <text:p>35.01</text:p>
          </table:table-cell>
          <table:table-cell table:formula="of:=[.G12]/[.G11]" office:value-type="float" office:value="1.99846306338872" calcext:value-type="float">
            <text:p>2.00</text:p>
          </table:table-cell>
          <table:table-cell table:formula="of:=[.C12]/[.G12]" office:value-type="float" office:value="113.678510446374" calcext:value-type="float">
            <text:p>113.6785104464</text:p>
          </table:table-cell>
          <table:table-cell table:formula="of:=[.D12]/[.H12]" office:value-type="float" office:value="152.367441623848" calcext:value-type="float">
            <text:p>152.3674416238</text:p>
          </table:table-cell>
          <table:table-cell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formula="of:=MIN([.K$3:.K$12])" office:value-type="float" office:value="97.9776828364681" calcext:value-type="float">
            <text:p>97.9776828365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formula="of:=MAX([.K$3:.K$12])" office:value-type="float" office:value="265.886264895838" calcext:value-type="float">
            <text:p>265.8862648958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formula="of:=AVERAGE([.K$3:.K$12])" office:value-type="float" office:value="150.805622816681" calcext:value-type="float">
            <text:p>150.8056228167</text:p>
          </table:table-cell>
          <table:table-cell/>
          <table:table-cell table:style-name="Default"/>
        </table:table-row>
      </table:table>
      <table:table table:name="CONFIG" table:style-name="ta1">
        <table:table-column table:style-name="co51" table:default-cell-style-name="Default"/>
        <table:table-column table:style-name="co10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(mean / stddev) Min Range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5"/>
    </number:number-style>
    <number:number-style style:name="N123">
      <number:number number:decimal-places="5" loext:min-decimal-places="5" number:min-integer-digits="0"/>
    </number:number-style>
    <number:number-style style:name="N124">
      <number:number number:decimal-places="5" loext:min-decimal-places="5" number:min-integer-digits="1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Font" style:family="table-cell" style:parent-style-name="Default">
      <style:text-properties fo:color="#ff33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 style:data-style-name="N2" text:time-value="00:44:58.9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0:44:12.659000000</meta:creation-date>
    <dc:date>2016-01-21T01:47:01.504000000</dc:date>
    <meta:editing-duration>PT15H4M42S</meta:editing-duration>
    <meta:editing-cycles>109</meta:editing-cycles>
    <meta:generator>LibreOffice/5.0.4.2$Windows_x86 LibreOffice_project/2b9802c1994aa0b7dc6079e128979269cf95bc78</meta:generator>
    <meta:document-statistic meta:table-count="9" meta:cell-count="29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Sheet1.H15:Sheet1.H24" chart:error-lower-range="Sheet1.H15:Sheet1.H24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H15:Sheet1.H24" chart:error-lower-range="Sheet1.H15:Sheet1.H24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1.H15:Sheet1.H24" chart:error-lower-range="Sheet1.H15:Sheet1.H24" loext:std-weight="1"/>
      <style:graphic-properties draw:stroke="dash" svg:stroke-width="0.051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line" chart:style-name="ch1">
        <chart:legend chart:legend-position="end" svg:x="11.606cm" svg:y="4.192cm" style:legend-expansion="high" chart:style-name="ch2"/>
        <chart:plot-area chart:style-name="ch3" table:cell-range-address="CPPRAW.F15:CPPRAW.G24 Sheet1.G14:Sheet1.G14" chart:data-source-has-labels="both" svg:x="0.319cm" svg:y="0.179cm" svg:width="10.968cm" svg:height="8.631cm">
          <chartooo:coordinate-region svg:x="0.986cm" svg:y="0.381cm" svg:width="10.301cm" svg:height="7.372cm"/>
          <chart:axis chart:dimension="x" chart:name="primary-x" chart:style-name="ch4" chartooo:axis-type="auto">
            <chartooo:date-scale/>
            <chart:categories table:cell-range-address="CPPRAW.F15:CPPRAW.F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PPRAW.G15:CPPRAW.G24" chart:label-cell-address="Sheet1.G14:Sheet1.G14" chart:class="chart:line">
            <chart:error-indicator chart:style-name="ch7" chart:dimension="y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_big_vector_hot</text:p>
                <draw:g>
                  <svg:desc>Sheet1.G14:Sheet1.G1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201_101</text:p>
                <draw:g>
                  <svg:desc>CPPRAW.F15:CPPRAW.F24</svg:desc>
                </draw:g>
              </table:table-cell>
              <table:table-cell office:value-type="float" office:value="NaN">
                <text:p>NaN</text:p>
                <draw:g>
                  <svg:desc>CPPRAW.G15:CPPRAW.G24</svg:desc>
                </draw:g>
              </table:table-cell>
              <table:table-cell office:value-type="float" office:value="5.3770931569436">
                <text:p>5.3770931569436</text:p>
                <draw:g>
                  <svg:desc>Sheet1.H15:Sheet1.H24</svg:desc>
                </draw:g>
              </table:table-cell>
              <table:table-cell office:value-type="float" office:value="5.3770931569436">
                <text:p>5.3770931569436</text:p>
                <draw:g>
                  <svg:desc>Sheet1.H15:Sheet1.H2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.58923435720698">
                <text:p>5.58923435720698</text:p>
              </table:table-cell>
              <table:table-cell office:value-type="float" office:value="5.58923435720698">
                <text:p>5.58923435720698</text:p>
              </table:table-cell>
            </table:table-row>
            <table:table-row>
              <table:table-cell office:value-type="string">
                <text:p>201_101</text:p>
              </table:table-cell>
              <table:table-cell office:value-type="float" office:value="NaN">
                <text:p>NaN</text:p>
              </table:table-cell>
              <table:table-cell office:value-type="float" office:value="3.65307396532389">
                <text:p>3.65307396532389</text:p>
              </table:table-cell>
              <table:table-cell office:value-type="float" office:value="3.65307396532389">
                <text:p>3.65307396532389</text:p>
              </table:table-cell>
            </table:table-row>
            <table:table-row>
              <table:table-cell office:value-type="string">
                <text:p>201_101</text:p>
              </table:table-cell>
              <table:table-cell office:value-type="float" office:value="NaN">
                <text:p>NaN</text:p>
              </table:table-cell>
              <table:table-cell office:value-type="float" office:value="2.14365500171684">
                <text:p>2.14365500171684</text:p>
              </table:table-cell>
              <table:table-cell office:value-type="float" office:value="2.14365500171684">
                <text:p>2.14365500171684</text:p>
              </table:table-cell>
            </table:table-row>
            <table:table-row>
              <table:table-cell office:value-type="string">
                <text:p>201_101</text:p>
              </table:table-cell>
              <table:table-cell office:value-type="float" office:value="NaN">
                <text:p>NaN</text:p>
              </table:table-cell>
              <table:table-cell office:value-type="float" office:value="2.0119995287496">
                <text:p>2.0119995287496</text:p>
              </table:table-cell>
              <table:table-cell office:value-type="float" office:value="2.0119995287496">
                <text:p>2.0119995287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.05820710387697">
                <text:p>2.05820710387697</text:p>
              </table:table-cell>
              <table:table-cell office:value-type="float" office:value="2.05820710387697">
                <text:p>2.05820710387697</text:p>
              </table:table-cell>
            </table:table-row>
            <table:table-row>
              <table:table-cell office:value-type="string">
                <text:p>201_101</text:p>
              </table:table-cell>
              <table:table-cell office:value-type="float" office:value="NaN">
                <text:p>NaN</text:p>
              </table:table-cell>
              <table:table-cell office:value-type="float" office:value="2.48521227587135">
                <text:p>2.48521227587135</text:p>
              </table:table-cell>
              <table:table-cell office:value-type="float" office:value="2.48521227587135">
                <text:p>2.48521227587135</text:p>
              </table:table-cell>
            </table:table-row>
            <table:table-row>
              <table:table-cell office:value-type="string">
                <text:p>201_101</text:p>
              </table:table-cell>
              <table:table-cell office:value-type="float" office:value="NaN">
                <text:p>NaN</text:p>
              </table:table-cell>
              <table:table-cell office:value-type="float" office:value="3.74698971390311">
                <text:p>3.74698971390311</text:p>
              </table:table-cell>
              <table:table-cell office:value-type="float" office:value="3.74698971390311">
                <text:p>3.74698971390311</text:p>
              </table:table-cell>
            </table:table-row>
            <table:table-row>
              <table:table-cell office:value-type="string">
                <text:p>201_101</text:p>
              </table:table-cell>
              <table:table-cell office:value-type="float" office:value="NaN">
                <text:p>NaN</text:p>
              </table:table-cell>
              <table:table-cell office:value-type="float" office:value="2.19983799831208">
                <text:p>2.19983799831208</text:p>
              </table:table-cell>
              <table:table-cell office:value-type="float" office:value="2.19983799831208">
                <text:p>2.19983799831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13237391560321">
                <text:p>1.13237391560321</text:p>
              </table:table-cell>
              <table:table-cell office:value-type="float" office:value="1.13237391560321">
                <text:p>1.132373915603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